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322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30.5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color="#ffffff"/>
    </style:style>
    <style:style style:name="ce6" style:family="table-cell" style:parent-style-name="Default" style:data-style-name="N4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Artist</text:p>
          </table:table-cell>
          <table:table-cell table:style-name="ce2" office:value-type="string" calcext:value-type="string">
            <text:p>Scrobbles</text:p>
          </table:table-cell>
          <table:table-cell table:style-name="ce2" office:value-type="string" calcext:value-type="string">
            <text:p>Listeners</text:p>
          </table:table-cell>
          <table:table-cell table:style-name="ce4" office:value-type="string" calcext:value-type="string">
            <text:p>Scrobbles Per Listener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float" office:value="1904102633" calcext:value-type="float">
            <text:p>1,904,102,633</text:p>
          </table:table-cell>
          <table:table-cell office:value-type="float" office:value="1564115" calcext:value-type="float">
            <text:p>1,564,115</text:p>
          </table:table-cell>
          <table:table-cell table:style-name="ce5" table:formula="of:=[.B2]/[.C2]" office:value-type="float" office:value="1217.36741416072" calcext:value-type="float">
            <text:p>1,217.37</text:p>
          </table:table-cell>
        </table:table-row>
        <table:table-row table:style-name="ro1">
          <table:table-cell office:value-type="string" calcext:value-type="string">
            <text:p>jimin</text:p>
          </table:table-cell>
          <table:table-cell office:value-type="float" office:value="275252796" calcext:value-type="float">
            <text:p>275,252,796</text:p>
          </table:table-cell>
          <table:table-cell office:value-type="float" office:value="398158" calcext:value-type="float">
            <text:p>398,158</text:p>
          </table:table-cell>
          <table:table-cell table:style-name="ce6" table:formula="of:=[.B3]/[.C3]" office:value-type="float" office:value="691.315497867681" calcext:value-type="float">
            <text:p>691.3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9208303" calcext:value-type="float">
            <text:p>269,208,303</text:p>
          </table:table-cell>
          <table:table-cell office:value-type="float" office:value="522967" calcext:value-type="float">
            <text:p>522,967</text:p>
          </table:table-cell>
          <table:table-cell table:style-name="ce6" table:formula="of:=[.B4]/[.C4]" office:value-type="float" office:value="514.771109840583" calcext:value-type="float">
            <text:p>514.77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float" office:value="2017704360" calcext:value-type="float">
            <text:p>2,017,704,360</text:p>
          </table:table-cell>
          <table:table-cell office:value-type="float" office:value="4457179" calcext:value-type="float">
            <text:p>4,457,179</text:p>
          </table:table-cell>
          <table:table-cell table:style-name="ce6" table:formula="of:=[.B5]/[.C5]" office:value-type="float" office:value="452.68640994674" calcext:value-type="float">
            <text:p>452.69</text:p>
          </table:table-cell>
        </table:table-row>
        <table:table-row table:style-name="ro1">
          <table:table-cell office:value-type="string" calcext:value-type="string">
            <text:p>Jung Kook</text:p>
          </table:table-cell>
          <table:table-cell office:value-type="float" office:value="301412226" calcext:value-type="float">
            <text:p>301,412,226</text:p>
          </table:table-cell>
          <table:table-cell office:value-type="float" office:value="751267" calcext:value-type="float">
            <text:p>751,267</text:p>
          </table:table-cell>
          <table:table-cell table:style-name="ce6" table:formula="of:=[.B6]/[.C6]" office:value-type="float" office:value="401.205198684356" calcext:value-type="float">
            <text:p>401.21</text:p>
          </table:table-cell>
        </table:table-row>
        <table:table-row table:style-name="ro1">
          <table:table-cell office:value-type="string" calcext:value-type="string">
            <text:p>J-Hope</text:p>
          </table:table-cell>
          <table:table-cell office:value-type="float" office:value="221014450" calcext:value-type="float">
            <text:p>221,014,450</text:p>
          </table:table-cell>
          <table:table-cell office:value-type="float" office:value="558362" calcext:value-type="float">
            <text:p>558,362</text:p>
          </table:table-cell>
          <table:table-cell table:style-name="ce6" table:formula="of:=[.B7]/[.C7]" office:value-type="float" office:value="395.826453089573" calcext:value-type="float">
            <text:p>395.83</text:p>
          </table:table-cell>
        </table:table-row>
        <table:table-row table:style-name="ro1">
          <table:table-cell office:value-type="string" calcext:value-type="string">
            <text:p>Agust D</text:p>
          </table:table-cell>
          <table:table-cell office:value-type="float" office:value="194978754" calcext:value-type="float">
            <text:p>194,978,754</text:p>
          </table:table-cell>
          <table:table-cell office:value-type="float" office:value="515972" calcext:value-type="float">
            <text:p>515,972</text:p>
          </table:table-cell>
          <table:table-cell table:style-name="ce6" table:formula="of:=[.B8]/[.C8]" office:value-type="float" office:value="377.886307784143" calcext:value-type="float">
            <text:p>377.89</text:p>
          </table:table-cell>
        </table:table-row>
        <table:table-row table:style-name="ro1">
          <table:table-cell office:value-type="string" calcext:value-type="string">
            <text:p>Bladee</text:p>
          </table:table-cell>
          <table:table-cell office:value-type="float" office:value="206339308" calcext:value-type="float">
            <text:p>206,339,308</text:p>
          </table:table-cell>
          <table:table-cell office:value-type="float" office:value="609578" calcext:value-type="float">
            <text:p>609,578</text:p>
          </table:table-cell>
          <table:table-cell table:style-name="ce6" table:formula="of:=[.B9]/[.C9]" office:value-type="float" office:value="338.495332836815" calcext:value-type="float">
            <text:p>338.50</text:p>
          </table:table-cell>
        </table:table-row>
        <table:table-row table:style-name="ro1">
          <table:table-cell office:value-type="string" calcext:value-type="string">
            <text:p>STRAY KIDS</text:p>
          </table:table-cell>
          <table:table-cell office:value-type="float" office:value="219126019" calcext:value-type="float">
            <text:p>219,126,019</text:p>
          </table:table-cell>
          <table:table-cell office:value-type="float" office:value="686557" calcext:value-type="float">
            <text:p>686,557</text:p>
          </table:table-cell>
          <table:table-cell table:style-name="ce6" table:formula="of:=[.B10]/[.C10]" office:value-type="float" office:value="319.166535335012" calcext:value-type="float">
            <text:p>319.17</text:p>
          </table:table-cell>
        </table:table-row>
        <table:table-row table:style-name="ro1">
          <table:table-cell office:value-type="string" calcext:value-type="string">
            <text:p>TOMORROW X TOGETHER</text:p>
          </table:table-cell>
          <table:table-cell office:value-type="float" office:value="243487356" calcext:value-type="float">
            <text:p>243,487,356</text:p>
          </table:table-cell>
          <table:table-cell office:value-type="float" office:value="763596" calcext:value-type="float">
            <text:p>763,596</text:p>
          </table:table-cell>
          <table:table-cell table:style-name="ce6" table:formula="of:=[.B11]/[.C11]" office:value-type="float" office:value="318.869344522496" calcext:value-type="float">
            <text:p>318.87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136445789" calcext:value-type="float">
            <text:p>136,445,789</text:p>
          </table:table-cell>
          <table:table-cell office:value-type="float" office:value="435201" calcext:value-type="float">
            <text:p>435,201</text:p>
          </table:table-cell>
          <table:table-cell table:style-name="ce6" table:formula="of:=[.B12]/[.C12]" office:value-type="float" office:value="313.523610929203" calcext:value-type="float">
            <text:p>313.52</text:p>
          </table:table-cell>
        </table:table-row>
        <table:table-row table:style-name="ro1">
          <table:table-cell office:value-type="string" calcext:value-type="string">
            <text:p>Seventeen</text:p>
          </table:table-cell>
          <table:table-cell office:value-type="float" office:value="163928369" calcext:value-type="float">
            <text:p>163,928,369</text:p>
          </table:table-cell>
          <table:table-cell office:value-type="float" office:value="600804" calcext:value-type="float">
            <text:p>600,804</text:p>
          </table:table-cell>
          <table:table-cell table:style-name="ce6" table:formula="of:=[.B13]/[.C13]" office:value-type="float" office:value="272.848331569031" calcext:value-type="float">
            <text:p>272.85</text:p>
          </table:table-cell>
        </table:table-row>
        <table:table-row table:style-name="ro1">
          <table:table-cell office:value-type="string" calcext:value-type="string">
            <text:p>TWICE</text:p>
          </table:table-cell>
          <table:table-cell office:value-type="float" office:value="276332507" calcext:value-type="float">
            <text:p>276,332,507</text:p>
          </table:table-cell>
          <table:table-cell office:value-type="float" office:value="1026219" calcext:value-type="float">
            <text:p>1,026,219</text:p>
          </table:table-cell>
          <table:table-cell table:style-name="ce6" table:formula="of:=[.B14]/[.C14]" office:value-type="float" office:value="269.272452566168" calcext:value-type="float">
            <text:p>269.27</text:p>
          </table:table-cell>
        </table:table-row>
        <table:table-row table:style-name="ro1">
          <table:table-cell office:value-type="string" calcext:value-type="string">
            <text:p>Playboi Carti</text:p>
          </table:table-cell>
          <table:table-cell office:value-type="float" office:value="344846775" calcext:value-type="float">
            <text:p>344,846,775</text:p>
          </table:table-cell>
          <table:table-cell office:value-type="float" office:value="1454922" calcext:value-type="float">
            <text:p>1,454,922</text:p>
          </table:table-cell>
          <table:table-cell table:style-name="ce6" table:formula="of:=[.B15]/[.C15]" office:value-type="float" office:value="237.020799053145" calcext:value-type="float">
            <text:p>237.02</text:p>
          </table:table-cell>
        </table:table-row>
        <table:table-row table:style-name="ro1">
          <table:table-cell office:value-type="string" calcext:value-type="string">
            <text:p>$uicideboy$</text:p>
          </table:table-cell>
          <table:table-cell office:value-type="float" office:value="223120086" calcext:value-type="float">
            <text:p>223,120,086</text:p>
          </table:table-cell>
          <table:table-cell office:value-type="float" office:value="993482" calcext:value-type="float">
            <text:p>993,482</text:p>
          </table:table-cell>
          <table:table-cell table:style-name="ce6" table:formula="of:=[.B16]/[.C16]" office:value-type="float" office:value="224.583924016741" calcext:value-type="float">
            <text:p>224.58</text:p>
          </table:table-cell>
        </table:table-row>
        <table:table-row table:style-name="ro1">
          <table:table-cell office:value-type="string" calcext:value-type="string">
            <text:p>Lana Del Rey</text:p>
          </table:table-cell>
          <table:table-cell office:value-type="float" office:value="850093141" calcext:value-type="float">
            <text:p>850,093,141</text:p>
          </table:table-cell>
          <table:table-cell office:value-type="float" office:value="3859944" calcext:value-type="float">
            <text:p>3,859,944</text:p>
          </table:table-cell>
          <table:table-cell table:style-name="ce6" table:formula="of:=[.B17]/[.C17]" office:value-type="float" office:value="220.234578791817" calcext:value-type="float">
            <text:p>220.23</text:p>
          </table:table-cell>
        </table:table-row>
        <table:table-row table:style-name="ro1">
          <table:table-cell office:value-type="string" calcext:value-type="string">
            <text:p>Ateez</text:p>
          </table:table-cell>
          <table:table-cell office:value-type="float" office:value="94039647" calcext:value-type="float">
            <text:p>94,039,647</text:p>
          </table:table-cell>
          <table:table-cell office:value-type="float" office:value="442039" calcext:value-type="float">
            <text:p>442,039</text:p>
          </table:table-cell>
          <table:table-cell table:style-name="ce6" table:formula="of:=[.B18]/[.C18]" office:value-type="float" office:value="212.740611122548" calcext:value-type="float">
            <text:p>212.74</text:p>
          </table:table-cell>
        </table:table-row>
        <table:table-row table:style-name="ro1">
          <table:table-cell office:value-type="string" calcext:value-type="string">
            <text:p>yeat</text:p>
          </table:table-cell>
          <table:table-cell office:value-type="float" office:value="162120142" calcext:value-type="float">
            <text:p>162,120,142</text:p>
          </table:table-cell>
          <table:table-cell office:value-type="float" office:value="818375" calcext:value-type="float">
            <text:p>818,375</text:p>
          </table:table-cell>
          <table:table-cell table:style-name="ce6" table:formula="of:=[.B19]/[.C19]" office:value-type="float" office:value="198.100066595387" calcext:value-type="float">
            <text:p>198.10</text:p>
          </table:table-cell>
        </table:table-row>
        <table:table-row table:style-name="ro1">
          <table:table-cell office:value-type="string" calcext:value-type="string">
            <text:p>Juice WRLD</text:p>
          </table:table-cell>
          <table:table-cell office:value-type="float" office:value="306043147" calcext:value-type="float">
            <text:p>306,043,147</text:p>
          </table:table-cell>
          <table:table-cell office:value-type="float" office:value="1617337" calcext:value-type="float">
            <text:p>1,617,337</text:p>
          </table:table-cell>
          <table:table-cell table:style-name="ce6" table:formula="of:=[.B20]/[.C20]" office:value-type="float" office:value="189.226578628944" calcext:value-type="float">
            <text:p>189.23</text:p>
          </table:table-cell>
        </table:table-row>
        <table:table-row table:style-name="ro1">
          <table:table-cell office:value-type="string" calcext:value-type="string">
            <text:p>LUCKI</text:p>
          </table:table-cell>
          <table:table-cell office:value-type="float" office:value="115783025" calcext:value-type="float">
            <text:p>115,783,025</text:p>
          </table:table-cell>
          <table:table-cell office:value-type="float" office:value="614913" calcext:value-type="float">
            <text:p>614,913</text:p>
          </table:table-cell>
          <table:table-cell table:style-name="ce6" table:formula="of:=[.B21]/[.C21]" office:value-type="float" office:value="188.291717690145" calcext:value-type="float">
            <text:p>188.29</text:p>
          </table:table-cell>
        </table:table-row>
        <table:table-row table:style-name="ro1">
          <table:table-cell office:value-type="string" calcext:value-type="string">
            <text:p>ENHYPEN</text:p>
          </table:table-cell>
          <table:table-cell office:value-type="float" office:value="109533950" calcext:value-type="float">
            <text:p>109,533,950</text:p>
          </table:table-cell>
          <table:table-cell office:value-type="float" office:value="588555" calcext:value-type="float">
            <text:p>588,555</text:p>
          </table:table-cell>
          <table:table-cell table:style-name="ce6" table:formula="of:=[.B22]/[.C22]" office:value-type="float" office:value="186.106566081335" calcext:value-type="float">
            <text:p>186.11</text:p>
          </table:table-cell>
        </table:table-row>
        <table:table-row table:style-name="ro1">
          <table:table-cell office:value-type="string" calcext:value-type="string">
            <text:p>BLACKPINK</text:p>
          </table:table-cell>
          <table:table-cell office:value-type="float" office:value="228524338" calcext:value-type="float">
            <text:p>228,524,338</text:p>
          </table:table-cell>
          <table:table-cell office:value-type="float" office:value="1255403" calcext:value-type="float">
            <text:p>1,255,403</text:p>
          </table:table-cell>
          <table:table-cell table:style-name="ce6" table:formula="of:=[.B23]/[.C23]" office:value-type="float" office:value="182.032652462994" calcext:value-type="float">
            <text:p>182.03</text:p>
          </table:table-cell>
        </table:table-row>
        <table:table-row table:style-name="ro1">
          <table:table-cell office:value-type="string" calcext:value-type="string">
            <text:p>Jão</text:p>
          </table:table-cell>
          <table:table-cell office:value-type="float" office:value="55104068" calcext:value-type="float">
            <text:p>55,104,068</text:p>
          </table:table-cell>
          <table:table-cell office:value-type="float" office:value="309850" calcext:value-type="float">
            <text:p>309,850</text:p>
          </table:table-cell>
          <table:table-cell table:style-name="ce6" table:formula="of:=[.B24]/[.C24]" office:value-type="float" office:value="177.84111021462" calcext:value-type="float">
            <text:p>177.84</text:p>
          </table:table-cell>
        </table:table-row>
        <table:table-row table:style-name="ro1">
          <table:table-cell office:value-type="string" calcext:value-type="string">
            <text:p>Tyler, the Creator</text:p>
          </table:table-cell>
          <table:table-cell office:value-type="float" office:value="471714160" calcext:value-type="float">
            <text:p>471,714,160</text:p>
          </table:table-cell>
          <table:table-cell office:value-type="float" office:value="2703159" calcext:value-type="float">
            <text:p>2,703,159</text:p>
          </table:table-cell>
          <table:table-cell table:style-name="ce6" table:formula="of:=[.B25]/[.C25]" office:value-type="float" office:value="174.504777558405" calcext:value-type="float">
            <text:p>174.50</text:p>
          </table:table-cell>
        </table:table-row>
        <table:table-row table:style-name="ro1">
          <table:table-cell office:value-type="string" calcext:value-type="string">
            <text:p>Red Velvet</text:p>
          </table:table-cell>
          <table:table-cell office:value-type="float" office:value="148252466" calcext:value-type="float">
            <text:p>148,252,466</text:p>
          </table:table-cell>
          <table:table-cell office:value-type="float" office:value="878826" calcext:value-type="float">
            <text:p>878,826</text:p>
          </table:table-cell>
          <table:table-cell table:style-name="ce6" table:formula="of:=[.B26]/[.C26]" office:value-type="float" office:value="168.69376418085" calcext:value-type="float">
            <text:p>168.69</text:p>
          </table:table-cell>
        </table:table-row>
        <table:table-row table:style-name="ro1">
          <table:table-cell office:value-type="string" calcext:value-type="string">
            <text:p>NCT 127</text:p>
          </table:table-cell>
          <table:table-cell office:value-type="float" office:value="88110360" calcext:value-type="float">
            <text:p>88,110,360</text:p>
          </table:table-cell>
          <table:table-cell office:value-type="float" office:value="523881" calcext:value-type="float">
            <text:p>523,881</text:p>
          </table:table-cell>
          <table:table-cell table:style-name="ce6" table:formula="of:=[.B27]/[.C27]" office:value-type="float" office:value="168.187737291484" calcext:value-type="float">
            <text:p>168.19</text:p>
          </table:table-cell>
        </table:table-row>
        <table:table-row table:style-name="ro1">
          <table:table-cell office:value-type="string" calcext:value-type="string">
            <text:p>Ariana Grande</text:p>
          </table:table-cell>
          <table:table-cell office:value-type="float" office:value="511792811" calcext:value-type="float">
            <text:p>511,792,811</text:p>
          </table:table-cell>
          <table:table-cell office:value-type="float" office:value="3068099" calcext:value-type="float">
            <text:p>3,068,099</text:p>
          </table:table-cell>
          <table:table-cell table:style-name="ce6" table:formula="of:=[.B28]/[.C28]" office:value-type="float" office:value="166.811048470079" calcext:value-type="float">
            <text:p>166.81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float" office:value="114308588" calcext:value-type="float">
            <text:p>114,308,588</text:p>
          </table:table-cell>
          <table:table-cell office:value-type="float" office:value="686109" calcext:value-type="float">
            <text:p>686,109</text:p>
          </table:table-cell>
          <table:table-cell table:style-name="ce6" table:formula="of:=[.B29]/[.C29]" office:value-type="float" office:value="166.604122668556" calcext:value-type="float">
            <text:p>166.60</text:p>
          </table:table-cell>
        </table:table-row>
        <table:table-row table:style-name="ro1">
          <table:table-cell office:value-type="string" calcext:value-type="string">
            <text:p>Mitski</text:p>
          </table:table-cell>
          <table:table-cell office:value-type="float" office:value="318738878" calcext:value-type="float">
            <text:p>318,738,878</text:p>
          </table:table-cell>
          <table:table-cell office:value-type="float" office:value="1921036" calcext:value-type="float">
            <text:p>1,921,036</text:p>
          </table:table-cell>
          <table:table-cell table:style-name="ce6" table:formula="of:=[.B30]/[.C30]" office:value-type="float" office:value="165.920304460718" calcext:value-type="float">
            <text:p>165.92</text:p>
          </table:table-cell>
        </table:table-row>
        <table:table-row table:style-name="ro1">
          <table:table-cell office:value-type="string" calcext:value-type="string">
            <text:p>Pabllo Vittar</text:p>
          </table:table-cell>
          <table:table-cell office:value-type="float" office:value="67573853" calcext:value-type="float">
            <text:p>67,573,853</text:p>
          </table:table-cell>
          <table:table-cell office:value-type="float" office:value="407778" calcext:value-type="float">
            <text:p>407,778</text:p>
          </table:table-cell>
          <table:table-cell table:style-name="ce6" table:formula="of:=[.B31]/[.C31]" office:value-type="float" office:value="165.712355742585" calcext:value-type="float">
            <text:p>165.71</text:p>
          </table:table-cell>
        </table:table-row>
        <table:table-row table:style-name="ro1">
          <table:table-cell office:value-type="string" calcext:value-type="string">
            <text:p>The Weeknd</text:p>
          </table:table-cell>
          <table:table-cell office:value-type="float" office:value="593083590" calcext:value-type="float">
            <text:p>593,083,590</text:p>
          </table:table-cell>
          <table:table-cell office:value-type="float" office:value="3733093" calcext:value-type="float">
            <text:p>3,733,093</text:p>
          </table:table-cell>
          <table:table-cell table:style-name="ce6" table:formula="of:=[.B32]/[.C32]" office:value-type="float" office:value="158.87190327163" calcext:value-type="float">
            <text:p>158.87</text:p>
          </table:table-cell>
        </table:table-row>
        <table:table-row table:style-name="ro1">
          <table:table-cell office:value-type="string" calcext:value-type="string">
            <text:p>Autumn!</text:p>
          </table:table-cell>
          <table:table-cell office:value-type="float" office:value="40150897" calcext:value-type="float">
            <text:p>40,150,897</text:p>
          </table:table-cell>
          <table:table-cell office:value-type="float" office:value="254476" calcext:value-type="float">
            <text:p>254,476</text:p>
          </table:table-cell>
          <table:table-cell table:style-name="ce6" table:formula="of:=[.B33]/[.C33]" office:value-type="float" office:value="157.778717835867" calcext:value-type="float">
            <text:p>157.78</text:p>
          </table:table-cell>
        </table:table-row>
        <table:table-row table:style-name="ro1">
          <table:table-cell office:value-type="string" calcext:value-type="string">
            <text:p>Destroy Lonely</text:p>
          </table:table-cell>
          <table:table-cell office:value-type="float" office:value="75743437" calcext:value-type="float">
            <text:p>75,743,437</text:p>
          </table:table-cell>
          <table:table-cell office:value-type="float" office:value="483903" calcext:value-type="float">
            <text:p>483,903</text:p>
          </table:table-cell>
          <table:table-cell table:style-name="ce6" table:formula="of:=[.B34]/[.C34]" office:value-type="float" office:value="156.526074440539" calcext:value-type="float">
            <text:p>156.53</text:p>
          </table:table-cell>
        </table:table-row>
        <table:table-row table:style-name="ro1">
          <table:table-cell office:value-type="string" calcext:value-type="string">
            <text:p>NewJeans</text:p>
          </table:table-cell>
          <table:table-cell office:value-type="float" office:value="145328706" calcext:value-type="float">
            <text:p>145,328,706</text:p>
          </table:table-cell>
          <table:table-cell office:value-type="float" office:value="955235" calcext:value-type="float">
            <text:p>955,235</text:p>
          </table:table-cell>
          <table:table-cell table:style-name="ce6" table:formula="of:=[.B35]/[.C35]" office:value-type="float" office:value="152.139218098164" calcext:value-type="float">
            <text:p>152.14</text:p>
          </table:table-cell>
        </table:table-row>
        <table:table-row table:style-name="ro1">
          <table:table-cell office:value-type="string" calcext:value-type="string">
            <text:p>JPEGMAFIA</text:p>
          </table:table-cell>
          <table:table-cell office:value-type="float" office:value="120552842" calcext:value-type="float">
            <text:p>120,552,842</text:p>
          </table:table-cell>
          <table:table-cell office:value-type="float" office:value="801223" calcext:value-type="float">
            <text:p>801,223</text:p>
          </table:table-cell>
          <table:table-cell table:style-name="ce6" table:formula="of:=[.B36]/[.C36]" office:value-type="float" office:value="150.46103519245" calcext:value-type="float">
            <text:p>150.46</text:p>
          </table:table-cell>
        </table:table-row>
        <table:table-row table:style-name="ro1">
          <table:table-cell office:value-type="string" calcext:value-type="string">
            <text:p>Ken Carson</text:p>
          </table:table-cell>
          <table:table-cell office:value-type="float" office:value="75364304" calcext:value-type="float">
            <text:p>75,364,304</text:p>
          </table:table-cell>
          <table:table-cell office:value-type="float" office:value="502677" calcext:value-type="float">
            <text:p>502,677</text:p>
          </table:table-cell>
          <table:table-cell table:style-name="ce6" table:formula="of:=[.B37]/[.C37]" office:value-type="float" office:value="149.925904706203" calcext:value-type="float">
            <text:p>149.93</text:p>
          </table:table-cell>
        </table:table-row>
        <table:table-row table:style-name="ro1">
          <table:table-cell office:value-type="string" calcext:value-type="string">
            <text:p>Travis Scott</text:p>
          </table:table-cell>
          <table:table-cell office:value-type="float" office:value="278723675" calcext:value-type="float">
            <text:p>278,723,675</text:p>
          </table:table-cell>
          <table:table-cell office:value-type="float" office:value="1861437" calcext:value-type="float">
            <text:p>1,861,437</text:p>
          </table:table-cell>
          <table:table-cell table:style-name="ce6" table:formula="of:=[.B38]/[.C38]" office:value-type="float" office:value="149.735755225667" calcext:value-type="float">
            <text:p>149.74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float" office:value="927630962" calcext:value-type="float">
            <text:p>927,630,962</text:p>
          </table:table-cell>
          <table:table-cell office:value-type="float" office:value="6415781" calcext:value-type="float">
            <text:p>6,415,781</text:p>
          </table:table-cell>
          <table:table-cell table:style-name="ce6" table:formula="of:=[.B39]/[.C39]" office:value-type="float" office:value="144.585820806539" calcext:value-type="float">
            <text:p>144.59</text:p>
          </table:table-cell>
        </table:table-row>
        <table:table-row table:style-name="ro1">
          <table:table-cell office:value-type="string" calcext:value-type="string">
            <text:p>The Beatles</text:p>
          </table:table-cell>
          <table:table-cell office:value-type="float" office:value="743602624" calcext:value-type="float">
            <text:p>743,602,624</text:p>
          </table:table-cell>
          <table:table-cell office:value-type="float" office:value="5148603" calcext:value-type="float">
            <text:p>5,148,603</text:p>
          </table:table-cell>
          <table:table-cell table:style-name="ce6" table:formula="of:=[.B40]/[.C40]" office:value-type="float" office:value="144.428036886899" calcext:value-type="float">
            <text:p>144.43</text:p>
          </table:table-cell>
        </table:table-row>
        <table:table-row table:style-name="ro1">
          <table:table-cell office:value-type="string" calcext:value-type="string">
            <text:p>Frank Ocean</text:p>
          </table:table-cell>
          <table:table-cell office:value-type="float" office:value="425103917" calcext:value-type="float">
            <text:p>425,103,917</text:p>
          </table:table-cell>
          <table:table-cell office:value-type="float" office:value="2976536" calcext:value-type="float">
            <text:p>2,976,536</text:p>
          </table:table-cell>
          <table:table-cell table:style-name="ce6" table:formula="of:=[.B41]/[.C41]" office:value-type="float" office:value="142.818335474525" calcext:value-type="float">
            <text:p>142.82</text:p>
          </table:table-cell>
        </table:table-row>
        <table:table-row table:style-name="ro1">
          <table:table-cell office:value-type="string" calcext:value-type="string">
            <text:p>aespa</text:p>
          </table:table-cell>
          <table:table-cell office:value-type="float" office:value="91542510" calcext:value-type="float">
            <text:p>91,542,510</text:p>
          </table:table-cell>
          <table:table-cell office:value-type="float" office:value="661619" calcext:value-type="float">
            <text:p>661,619</text:p>
          </table:table-cell>
          <table:table-cell table:style-name="ce6" table:formula="of:=[.B42]/[.C42]" office:value-type="float" office:value="138.361368098558" calcext:value-type="float">
            <text:p>138.36</text:p>
          </table:table-cell>
        </table:table-row>
        <table:table-row table:style-name="ro1">
          <table:table-cell office:value-type="string" calcext:value-type="string">
            <text:p>Kendrick Lamar</text:p>
          </table:table-cell>
          <table:table-cell office:value-type="float" office:value="467366721" calcext:value-type="float">
            <text:p>467,366,721</text:p>
          </table:table-cell>
          <table:table-cell office:value-type="float" office:value="3394723" calcext:value-type="float">
            <text:p>3,394,723</text:p>
          </table:table-cell>
          <table:table-cell table:style-name="ce6" table:formula="of:=[.B43]/[.C43]" office:value-type="float" office:value="137.67447918431" calcext:value-type="float">
            <text:p>137.67</text:p>
          </table:table-cell>
        </table:table-row>
        <table:table-row table:style-name="ro1">
          <table:table-cell office:value-type="string" calcext:value-type="string">
            <text:p>Dreamcatcher</text:p>
          </table:table-cell>
          <table:table-cell office:value-type="float" office:value="55620152" calcext:value-type="float">
            <text:p>55,620,152</text:p>
          </table:table-cell>
          <table:table-cell office:value-type="float" office:value="404417" calcext:value-type="float">
            <text:p>404,417</text:p>
          </table:table-cell>
          <table:table-cell table:style-name="ce6" table:formula="of:=[.B44]/[.C44]" office:value-type="float" office:value="137.531686353442" calcext:value-type="float">
            <text:p>137.53</text:p>
          </table:table-cell>
        </table:table-row>
        <table:table-row table:style-name="ro1">
          <table:table-cell office:value-type="string" calcext:value-type="string">
            <text:p>LIL PEEP</text:p>
          </table:table-cell>
          <table:table-cell office:value-type="float" office:value="179536289" calcext:value-type="float">
            <text:p>179,536,289</text:p>
          </table:table-cell>
          <table:table-cell office:value-type="float" office:value="1315490" calcext:value-type="float">
            <text:p>1,315,490</text:p>
          </table:table-cell>
          <table:table-cell table:style-name="ce6" table:formula="of:=[.B45]/[.C45]" office:value-type="float" office:value="136.47864217896" calcext:value-type="float">
            <text:p>136.48</text:p>
          </table:table-cell>
        </table:table-row>
        <table:table-row table:style-name="ro1">
          <table:table-cell office:value-type="string" calcext:value-type="string">
            <text:p>NCT DREAM</text:p>
          </table:table-cell>
          <table:table-cell office:value-type="float" office:value="63238153" calcext:value-type="float">
            <text:p>63,238,153</text:p>
          </table:table-cell>
          <table:table-cell office:value-type="float" office:value="463558" calcext:value-type="float">
            <text:p>463,558</text:p>
          </table:table-cell>
          <table:table-cell table:style-name="ce6" table:formula="of:=[.B46]/[.C46]" office:value-type="float" office:value="136.419073772861" calcext:value-type="float">
            <text:p>136.42</text:p>
          </table:table-cell>
        </table:table-row>
        <table:table-row table:style-name="ro1">
          <table:table-cell office:value-type="string" calcext:value-type="string">
            <text:p>Luísa Sonza</text:p>
          </table:table-cell>
          <table:table-cell office:value-type="float" office:value="52807101" calcext:value-type="float">
            <text:p>52,807,101</text:p>
          </table:table-cell>
          <table:table-cell office:value-type="float" office:value="391572" calcext:value-type="float">
            <text:p>391,572</text:p>
          </table:table-cell>
          <table:table-cell table:style-name="ce6" table:formula="of:=[.B47]/[.C47]" office:value-type="float" office:value="134.859236615488" calcext:value-type="float">
            <text:p>134.86</text:p>
          </table:table-cell>
        </table:table-row>
        <table:table-row table:style-name="ro1">
          <table:table-cell office:value-type="string" calcext:value-type="string">
            <text:p>LIL UZI VERT</text:p>
          </table:table-cell>
          <table:table-cell office:value-type="float" office:value="237385960" calcext:value-type="float">
            <text:p>237,385,960</text:p>
          </table:table-cell>
          <table:table-cell office:value-type="float" office:value="1777770" calcext:value-type="float">
            <text:p>1,777,770</text:p>
          </table:table-cell>
          <table:table-cell table:style-name="ce6" table:formula="of:=[.B48]/[.C48]" office:value-type="float" office:value="133.530186694567" calcext:value-type="float">
            <text:p>133.53</text:p>
          </table:table-cell>
        </table:table-row>
        <table:table-row table:style-name="ro1">
          <table:table-cell office:value-type="string" calcext:value-type="string">
            <text:p>Olivia Rodrigo</text:p>
          </table:table-cell>
          <table:table-cell office:value-type="float" office:value="259537782" calcext:value-type="float">
            <text:p>259,537,782</text:p>
          </table:table-cell>
          <table:table-cell office:value-type="float" office:value="1967812" calcext:value-type="float">
            <text:p>1,967,812</text:p>
          </table:table-cell>
          <table:table-cell table:style-name="ce6" table:formula="of:=[.B49]/[.C49]" office:value-type="float" office:value="131.891553664679" calcext:value-type="float">
            <text:p>131.89</text:p>
          </table:table-cell>
        </table:table-row>
        <table:table-row table:style-name="ro1">
          <table:table-cell office:value-type="string" calcext:value-type="string">
            <text:p>LE SSERAFIM</text:p>
          </table:table-cell>
          <table:table-cell office:value-type="float" office:value="85332212" calcext:value-type="float">
            <text:p>85,332,212</text:p>
          </table:table-cell>
          <table:table-cell office:value-type="float" office:value="657044" calcext:value-type="float">
            <text:p>657,044</text:p>
          </table:table-cell>
          <table:table-cell table:style-name="ce6" table:formula="of:=[.B50]/[.C50]" office:value-type="float" office:value="129.87290348896" calcext:value-type="float">
            <text:p>129.87</text:p>
          </table:table-cell>
        </table:table-row>
        <table:table-row table:style-name="ro1">
          <table:table-cell office:value-type="string" calcext:value-type="string">
            <text:p>SHINee</text:p>
          </table:table-cell>
          <table:table-cell office:value-type="float" office:value="72510052" calcext:value-type="float">
            <text:p>72,510,052</text:p>
          </table:table-cell>
          <table:table-cell office:value-type="float" office:value="568627" calcext:value-type="float">
            <text:p>568,627</text:p>
          </table:table-cell>
          <table:table-cell table:style-name="ce6" table:formula="of:=[.B51]/[.C51]" office:value-type="float" office:value="127.517778789962" calcext:value-type="float">
            <text:p>127.52</text:p>
          </table:table-cell>
        </table:table-row>
        <table:table-row table:style-name="ro1">
          <table:table-cell office:value-type="string" calcext:value-type="string">
            <text:p>Bad Bunny</text:p>
          </table:table-cell>
          <table:table-cell office:value-type="float" office:value="159637336" calcext:value-type="float">
            <text:p>159,637,336</text:p>
          </table:table-cell>
          <table:table-cell office:value-type="float" office:value="1253166" calcext:value-type="float">
            <text:p>1,253,166</text:p>
          </table:table-cell>
          <table:table-cell table:style-name="ce6" table:formula="of:=[.B52]/[.C52]" office:value-type="float" office:value="127.387222442996" calcext:value-type="float">
            <text:p>127.39</text:p>
          </table:table-cell>
        </table:table-row>
        <table:table-row table:style-name="ro1">
          <table:table-cell office:value-type="string" calcext:value-type="string">
            <text:p>Radiohead</text:p>
          </table:table-cell>
          <table:table-cell office:value-type="float" office:value="808226362" calcext:value-type="float">
            <text:p>808,226,362</text:p>
          </table:table-cell>
          <table:table-cell office:value-type="float" office:value="6369798" calcext:value-type="float">
            <text:p>6,369,798</text:p>
          </table:table-cell>
          <table:table-cell table:style-name="ce6" table:formula="of:=[.B53]/[.C53]" office:value-type="float" office:value="126.884143264826" calcext:value-type="float">
            <text:p>126.88</text:p>
          </table:table-cell>
        </table:table-row>
        <table:table-row table:style-name="ro1">
          <table:table-cell office:value-type="string" calcext:value-type="string">
            <text:p>YoungBoy Never Broke Again</text:p>
          </table:table-cell>
          <table:table-cell office:value-type="float" office:value="85914391" calcext:value-type="float">
            <text:p>85,914,391</text:p>
          </table:table-cell>
          <table:table-cell office:value-type="float" office:value="678466" calcext:value-type="float">
            <text:p>678,466</text:p>
          </table:table-cell>
          <table:table-cell table:style-name="ce6" table:formula="of:=[.B54]/[.C54]" office:value-type="float" office:value="126.630355832127" calcext:value-type="float">
            <text:p>126.63</text:p>
          </table:table-cell>
        </table:table-row>
        <table:table-row table:style-name="ro1">
          <table:table-cell office:value-type="string" calcext:value-type="string">
            <text:p>Ive</text:p>
          </table:table-cell>
          <table:table-cell office:value-type="float" office:value="74514938" calcext:value-type="float">
            <text:p>74,514,938</text:p>
          </table:table-cell>
          <table:table-cell office:value-type="float" office:value="596003" calcext:value-type="float">
            <text:p>596,003</text:p>
          </table:table-cell>
          <table:table-cell table:style-name="ce6" table:formula="of:=[.B55]/[.C55]" office:value-type="float" office:value="125.024434440766" calcext:value-type="float">
            <text:p>125.02</text:p>
          </table:table-cell>
        </table:table-row>
        <table:table-row table:style-name="ro1">
          <table:table-cell office:value-type="string" calcext:value-type="string">
            <text:p>Billie Eilish</text:p>
          </table:table-cell>
          <table:table-cell office:value-type="float" office:value="328589533" calcext:value-type="float">
            <text:p>328,589,533</text:p>
          </table:table-cell>
          <table:table-cell office:value-type="float" office:value="2634507" calcext:value-type="float">
            <text:p>2,634,507</text:p>
          </table:table-cell>
          <table:table-cell table:style-name="ce6" table:formula="of:=[.B56]/[.C56]" office:value-type="float" office:value="124.725245748066" calcext:value-type="float">
            <text:p>124.73</text:p>
          </table:table-cell>
        </table:table-row>
        <table:table-row table:style-name="ro1">
          <table:table-cell office:value-type="string" calcext:value-type="string">
            <text:p>Itzy</text:p>
          </table:table-cell>
          <table:table-cell office:value-type="float" office:value="80327589" calcext:value-type="float">
            <text:p>80,327,589</text:p>
          </table:table-cell>
          <table:table-cell office:value-type="float" office:value="647854" calcext:value-type="float">
            <text:p>647,854</text:p>
          </table:table-cell>
          <table:table-cell table:style-name="ce6" table:formula="of:=[.B57]/[.C57]" office:value-type="float" office:value="123.99026478188" calcext:value-type="float">
            <text:p>123.99</text:p>
          </table:table-cell>
        </table:table-row>
        <table:table-row table:style-name="ro1">
          <table:table-cell office:value-type="string" calcext:value-type="string">
            <text:p>SZA</text:p>
          </table:table-cell>
          <table:table-cell office:value-type="float" office:value="280763900" calcext:value-type="float">
            <text:p>280,763,900</text:p>
          </table:table-cell>
          <table:table-cell office:value-type="float" office:value="2265806" calcext:value-type="float">
            <text:p>2,265,806</text:p>
          </table:table-cell>
          <table:table-cell table:style-name="ce6" table:formula="of:=[.B58]/[.C58]" office:value-type="float" office:value="123.913477146764" calcext:value-type="float">
            <text:p>123.91</text:p>
          </table:table-cell>
        </table:table-row>
        <table:table-row table:style-name="ro1">
          <table:table-cell office:value-type="string" calcext:value-type="string">
            <text:p>Harry Styles</text:p>
          </table:table-cell>
          <table:table-cell office:value-type="float" office:value="275818233" calcext:value-type="float">
            <text:p>275,818,233</text:p>
          </table:table-cell>
          <table:table-cell office:value-type="float" office:value="2241344" calcext:value-type="float">
            <text:p>2,241,344</text:p>
          </table:table-cell>
          <table:table-cell table:style-name="ce6" table:formula="of:=[.B59]/[.C59]" office:value-type="float" office:value="123.059304149653" calcext:value-type="float">
            <text:p>123.06</text:p>
          </table:table-cell>
        </table:table-row>
        <table:table-row table:style-name="ro1">
          <table:table-cell office:value-type="string" calcext:value-type="string">
            <text:p>Phoebe Bridgers</text:p>
          </table:table-cell>
          <table:table-cell office:value-type="float" office:value="170371071" calcext:value-type="float">
            <text:p>170,371,071</text:p>
          </table:table-cell>
          <table:table-cell office:value-type="float" office:value="1393495" calcext:value-type="float">
            <text:p>1,393,495</text:p>
          </table:table-cell>
          <table:table-cell table:style-name="ce6" table:formula="of:=[.B60]/[.C60]" office:value-type="float" office:value="122.261702410127" calcext:value-type="float">
            <text:p>122.26</text:p>
          </table:table-cell>
        </table:table-row>
        <table:table-row table:style-name="ro1">
          <table:table-cell office:value-type="string" calcext:value-type="string">
            <text:p>Death Grips</text:p>
          </table:table-cell>
          <table:table-cell office:value-type="float" office:value="109626006" calcext:value-type="float">
            <text:p>109,626,006</text:p>
          </table:table-cell>
          <table:table-cell office:value-type="float" office:value="906084" calcext:value-type="float">
            <text:p>906,084</text:p>
          </table:table-cell>
          <table:table-cell table:style-name="ce6" table:formula="of:=[.B61]/[.C61]" office:value-type="float" office:value="120.98878911889" calcext:value-type="float">
            <text:p>120.99</text:p>
          </table:table-cell>
        </table:table-row>
        <table:table-row table:style-name="ro1">
          <table:table-cell office:value-type="string" calcext:value-type="string">
            <text:p>BROCKHAMPTON</text:p>
          </table:table-cell>
          <table:table-cell office:value-type="float" office:value="150103390" calcext:value-type="float">
            <text:p>150,103,390</text:p>
          </table:table-cell>
          <table:table-cell office:value-type="float" office:value="1253438" calcext:value-type="float">
            <text:p>1,253,438</text:p>
          </table:table-cell>
          <table:table-cell table:style-name="ce6" table:formula="of:=[.B62]/[.C62]" office:value-type="float" office:value="119.753342407044" calcext:value-type="float">
            <text:p>119.75</text:p>
          </table:table-cell>
        </table:table-row>
        <table:table-row table:style-name="ro1">
          <table:table-cell office:value-type="string" calcext:value-type="string">
            <text:p>Loona</text:p>
          </table:table-cell>
          <table:table-cell office:value-type="float" office:value="92865189" calcext:value-type="float">
            <text:p>92,865,189</text:p>
          </table:table-cell>
          <table:table-cell office:value-type="float" office:value="792652" calcext:value-type="float">
            <text:p>792,652</text:p>
          </table:table-cell>
          <table:table-cell table:style-name="ce6" table:formula="of:=[.B63]/[.C63]" office:value-type="float" office:value="117.157578609529" calcext:value-type="float">
            <text:p>117.16</text:p>
          </table:table-cell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623654341" calcext:value-type="float">
            <text:p>623,654,341</text:p>
          </table:table-cell>
          <table:table-cell office:value-type="float" office:value="5364152" calcext:value-type="float">
            <text:p>5,364,152</text:p>
          </table:table-cell>
          <table:table-cell table:style-name="ce6" table:formula="of:=[.B64]/[.C64]" office:value-type="float" office:value="116.263361105353" calcext:value-type="float">
            <text:p>116.26</text:p>
          </table:table-cell>
        </table:table-row>
        <table:table-row table:style-name="ro1">
          <table:table-cell office:value-type="string" calcext:value-type="string">
            <text:p>Arctic Monkeys</text:p>
          </table:table-cell>
          <table:table-cell office:value-type="float" office:value="607052615" calcext:value-type="float">
            <text:p>607,052,615</text:p>
          </table:table-cell>
          <table:table-cell office:value-type="float" office:value="5448142" calcext:value-type="float">
            <text:p>5,448,142</text:p>
          </table:table-cell>
          <table:table-cell table:style-name="ce6" table:formula="of:=[.B65]/[.C65]" office:value-type="float" office:value="111.423787228747" calcext:value-type="float">
            <text:p>111.42</text:p>
          </table:table-cell>
        </table:table-row>
        <table:table-row table:style-name="ro1">
          <table:table-cell office:value-type="string" calcext:value-type="string">
            <text:p>Doja Cat</text:p>
          </table:table-cell>
          <table:table-cell office:value-type="float" office:value="262385752" calcext:value-type="float">
            <text:p>262,385,752</text:p>
          </table:table-cell>
          <table:table-cell office:value-type="float" office:value="2364848" calcext:value-type="float">
            <text:p>2,364,848</text:p>
          </table:table-cell>
          <table:table-cell table:style-name="ce6" table:formula="of:=[.B66]/[.C66]" office:value-type="float" office:value="110.952480666834" calcext:value-type="float">
            <text:p>110.95</text:p>
          </table:table-cell>
        </table:table-row>
        <table:table-row table:style-name="ro1">
          <table:table-cell office:value-type="string" calcext:value-type="string">
            <text:p>Bones</text:p>
          </table:table-cell>
          <table:table-cell office:value-type="float" office:value="82951625" calcext:value-type="float">
            <text:p>82,951,625</text:p>
          </table:table-cell>
          <table:table-cell office:value-type="float" office:value="751552" calcext:value-type="float">
            <text:p>751,552</text:p>
          </table:table-cell>
          <table:table-cell table:style-name="ce6" table:formula="of:=[.B67]/[.C67]" office:value-type="float" office:value="110.373766552414" calcext:value-type="float">
            <text:p>110.37</text:p>
          </table:table-cell>
        </table:table-row>
        <table:table-row table:style-name="ro1">
          <table:table-cell office:value-type="string" calcext:value-type="string">
            <text:p>STAYC</text:p>
          </table:table-cell>
          <table:table-cell office:value-type="float" office:value="53228973" calcext:value-type="float">
            <text:p>53,228,973</text:p>
          </table:table-cell>
          <table:table-cell office:value-type="float" office:value="487491" calcext:value-type="float">
            <text:p>487,491</text:p>
          </table:table-cell>
          <table:table-cell table:style-name="ce6" table:formula="of:=[.B68]/[.C68]" office:value-type="float" office:value="109.18965273205" calcext:value-type="float">
            <text:p>109.19</text:p>
          </table:table-cell>
        </table:table-row>
        <table:table-row table:style-name="ro1">
          <table:table-cell office:value-type="string" calcext:value-type="string">
            <text:p>ECCO2k</text:p>
          </table:table-cell>
          <table:table-cell office:value-type="float" office:value="45890964" calcext:value-type="float">
            <text:p>45,890,964</text:p>
          </table:table-cell>
          <table:table-cell office:value-type="float" office:value="422798" calcext:value-type="float">
            <text:p>422,798</text:p>
          </table:table-cell>
          <table:table-cell table:style-name="ce6" table:formula="of:=[.B69]/[.C69]" office:value-type="float" office:value="108.541109465986" calcext:value-type="float">
            <text:p>108.54</text:p>
          </table:table-cell>
        </table:table-row>
        <table:table-row table:style-name="ro1">
          <table:table-cell office:value-type="string" calcext:value-type="string">
            <text:p>Joji</text:p>
          </table:table-cell>
          <table:table-cell office:value-type="float" office:value="211632580" calcext:value-type="float">
            <text:p>211,632,580</text:p>
          </table:table-cell>
          <table:table-cell office:value-type="float" office:value="1954597" calcext:value-type="float">
            <text:p>1,954,597</text:p>
          </table:table-cell>
          <table:table-cell table:style-name="ce6" table:formula="of:=[.B70]/[.C70]" office:value-type="float" office:value="108.274278534143" calcext:value-type="float">
            <text:p>108.27</text:p>
          </table:table-cell>
        </table:table-row>
        <table:table-row table:style-name="ro1">
          <table:table-cell office:value-type="string" calcext:value-type="string">
            <text:p>Anitta</text:p>
          </table:table-cell>
          <table:table-cell office:value-type="float" office:value="83350426" calcext:value-type="float">
            <text:p>83,350,426</text:p>
          </table:table-cell>
          <table:table-cell office:value-type="float" office:value="775983" calcext:value-type="float">
            <text:p>775,983</text:p>
          </table:table-cell>
          <table:table-cell table:style-name="ce6" table:formula="of:=[.B71]/[.C71]" office:value-type="float" office:value="107.412695896688" calcext:value-type="float">
            <text:p>107.41</text:p>
          </table:table-cell>
        </table:table-row>
        <table:table-row table:style-name="ro1">
          <table:table-cell office:value-type="string" calcext:value-type="string">
            <text:p>Yung Lean</text:p>
          </table:table-cell>
          <table:table-cell office:value-type="float" office:value="89998311" calcext:value-type="float">
            <text:p>89,998,311</text:p>
          </table:table-cell>
          <table:table-cell office:value-type="float" office:value="844519" calcext:value-type="float">
            <text:p>844,519</text:p>
          </table:table-cell>
          <table:table-cell table:style-name="ce6" table:formula="of:=[.B72]/[.C72]" office:value-type="float" office:value="106.567538444961" calcext:value-type="float">
            <text:p>106.57</text:p>
          </table:table-cell>
        </table:table-row>
        <table:table-row table:style-name="ro1">
          <table:table-cell office:value-type="string" calcext:value-type="string">
            <text:p>Sleep Token</text:p>
          </table:table-cell>
          <table:table-cell office:value-type="float" office:value="31077116" calcext:value-type="float">
            <text:p>31,077,116</text:p>
          </table:table-cell>
          <table:table-cell office:value-type="float" office:value="293932" calcext:value-type="float">
            <text:p>293,932</text:p>
          </table:table-cell>
          <table:table-cell table:style-name="ce6" table:formula="of:=[.B73]/[.C73]" office:value-type="float" office:value="105.728930500932" calcext:value-type="float">
            <text:p>105.73</text:p>
          </table:table-cell>
        </table:table-row>
        <table:table-row table:style-name="ro1">
          <table:table-cell office:value-type="string" calcext:value-type="string">
            <text:p>Car Seat Headrest</text:p>
          </table:table-cell>
          <table:table-cell office:value-type="float" office:value="96096409" calcext:value-type="float">
            <text:p>96,096,409</text:p>
          </table:table-cell>
          <table:table-cell office:value-type="float" office:value="913506" calcext:value-type="float">
            <text:p>913,506</text:p>
          </table:table-cell>
          <table:table-cell table:style-name="ce6" table:formula="of:=[.B74]/[.C74]" office:value-type="float" office:value="105.195159090362" calcext:value-type="float">
            <text:p>105.20</text:p>
          </table:table-cell>
        </table:table-row>
        <table:table-row table:style-name="ro1">
          <table:table-cell office:value-type="string" calcext:value-type="string">
            <text:p>IZ*ONE</text:p>
          </table:table-cell>
          <table:table-cell office:value-type="float" office:value="37710411" calcext:value-type="float">
            <text:p>37,710,411</text:p>
          </table:table-cell>
          <table:table-cell office:value-type="float" office:value="362622" calcext:value-type="float">
            <text:p>362,622</text:p>
          </table:table-cell>
          <table:table-cell table:style-name="ce6" table:formula="of:=[.B75]/[.C75]" office:value-type="float" office:value="103.993720733987" calcext:value-type="float">
            <text:p>103.99</text:p>
          </table:table-cell>
        </table:table-row>
        <table:table-row table:style-name="ro1">
          <table:table-cell office:value-type="string" calcext:value-type="string">
            <text:p>xxxtentacion</text:p>
          </table:table-cell>
          <table:table-cell office:value-type="float" office:value="189831984" calcext:value-type="float">
            <text:p>189,831,984</text:p>
          </table:table-cell>
          <table:table-cell office:value-type="float" office:value="1829249" calcext:value-type="float">
            <text:p>1,829,249</text:p>
          </table:table-cell>
          <table:table-cell table:style-name="ce6" table:formula="of:=[.B76]/[.C76]" office:value-type="float" office:value="103.775912409956" calcext:value-type="float">
            <text:p>103.78</text:p>
          </table:table-cell>
        </table:table-row>
        <table:table-row table:style-name="ro1">
          <table:table-cell office:value-type="string" calcext:value-type="string">
            <text:p>King Gizzard &amp; The Lizard Wizard</text:p>
          </table:table-cell>
          <table:table-cell office:value-type="float" office:value="73683844" calcext:value-type="float">
            <text:p>73,683,844</text:p>
          </table:table-cell>
          <table:table-cell office:value-type="float" office:value="716633" calcext:value-type="float">
            <text:p>716,633</text:p>
          </table:table-cell>
          <table:table-cell table:style-name="ce6" table:formula="of:=[.B77]/[.C77]" office:value-type="float" office:value="102.819496171681" calcext:value-type="float">
            <text:p>102.82</text:p>
          </table:table-cell>
        </table:table-row>
        <table:table-row table:style-name="ro1">
          <table:table-cell office:value-type="string" calcext:value-type="string">
            <text:p>Pink Floyd</text:p>
          </table:table-cell>
          <table:table-cell office:value-type="float" office:value="440283951" calcext:value-type="float">
            <text:p>440,283,951</text:p>
          </table:table-cell>
          <table:table-cell office:value-type="float" office:value="4287629" calcext:value-type="float">
            <text:p>4,287,629</text:p>
          </table:table-cell>
          <table:table-cell table:style-name="ce6" table:formula="of:=[.B78]/[.C78]" office:value-type="float" office:value="102.687044751307" calcext:value-type="float">
            <text:p>102.69</text:p>
          </table:table-cell>
        </table:table-row>
        <table:table-row table:style-name="ro1">
          <table:table-cell office:value-type="string" calcext:value-type="string">
            <text:p>Babytron</text:p>
          </table:table-cell>
          <table:table-cell office:value-type="float" office:value="26370450" calcext:value-type="float">
            <text:p>26,370,450</text:p>
          </table:table-cell>
          <table:table-cell office:value-type="float" office:value="257534" calcext:value-type="float">
            <text:p>257,534</text:p>
          </table:table-cell>
          <table:table-cell table:style-name="ce6" table:formula="of:=[.B79]/[.C79]" office:value-type="float" office:value="102.395994315314" calcext:value-type="float">
            <text:p>102.40</text:p>
          </table:table-cell>
        </table:table-row>
        <table:table-row table:style-name="ro1">
          <table:table-cell office:value-type="string" calcext:value-type="string">
            <text:p>Marina Sena</text:p>
          </table:table-cell>
          <table:table-cell office:value-type="float" office:value="25786143" calcext:value-type="float">
            <text:p>25,786,143</text:p>
          </table:table-cell>
          <table:table-cell office:value-type="float" office:value="257047" calcext:value-type="float">
            <text:p>257,047</text:p>
          </table:table-cell>
          <table:table-cell table:style-name="ce6" table:formula="of:=[.B80]/[.C80]" office:value-type="float" office:value="100.31684088902" calcext:value-type="float">
            <text:p>100.32</text:p>
          </table:table-cell>
        </table:table-row>
        <table:table-row table:style-name="ro1">
          <table:table-cell office:value-type="string" calcext:value-type="string">
            <text:p>Mac Miller</text:p>
          </table:table-cell>
          <table:table-cell office:value-type="float" office:value="251551830" calcext:value-type="float">
            <text:p>251,551,830</text:p>
          </table:table-cell>
          <table:table-cell office:value-type="float" office:value="2512310" calcext:value-type="float">
            <text:p>2,512,310</text:p>
          </table:table-cell>
          <table:table-cell table:style-name="ce6" table:formula="of:=[.B81]/[.C81]" office:value-type="float" office:value="100.127703189495" calcext:value-type="float">
            <text:p>100.13</text:p>
          </table:table-cell>
        </table:table-row>
        <table:table-row table:style-name="ro1">
          <table:table-cell office:value-type="string" calcext:value-type="string">
            <text:p>Rammstein</text:p>
          </table:table-cell>
          <table:table-cell office:value-type="float" office:value="238327176" calcext:value-type="float">
            <text:p>238,327,176</text:p>
          </table:table-cell>
          <table:table-cell office:value-type="float" office:value="2383509" calcext:value-type="float">
            <text:p>2,383,509</text:p>
          </table:table-cell>
          <table:table-cell table:style-name="ce6" table:formula="of:=[.B82]/[.C82]" office:value-type="float" office:value="99.9900466077535" calcext:value-type="float">
            <text:p>99.99</text:p>
          </table:table-cell>
        </table:table-row>
        <table:table-row table:style-name="ro1">
          <table:table-cell office:value-type="string" calcext:value-type="string">
            <text:p>(G)I-DLE</text:p>
          </table:table-cell>
          <table:table-cell office:value-type="float" office:value="67227378" calcext:value-type="float">
            <text:p>67,227,378</text:p>
          </table:table-cell>
          <table:table-cell office:value-type="float" office:value="685181" calcext:value-type="float">
            <text:p>685,181</text:p>
          </table:table-cell>
          <table:table-cell table:style-name="ce6" table:formula="of:=[.B83]/[.C83]" office:value-type="float" office:value="98.1162320613094" calcext:value-type="float">
            <text:p>98.1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float" office:value="380803169" calcext:value-type="float">
            <text:p>380,803,169</text:p>
          </table:table-cell>
          <table:table-cell office:value-type="float" office:value="3961732" calcext:value-type="float">
            <text:p>3,961,732</text:p>
          </table:table-cell>
          <table:table-cell table:style-name="ce6" table:formula="of:=[.B84]/[.C84]" office:value-type="float" office:value="96.1203758861023" calcext:value-type="float">
            <text:p>96.12</text:p>
          </table:table-cell>
        </table:table-row>
        <table:table-row table:style-name="ro1">
          <table:table-cell office:value-type="string" calcext:value-type="string">
            <text:p>Trippie Redd</text:p>
          </table:table-cell>
          <table:table-cell office:value-type="float" office:value="116318447" calcext:value-type="float">
            <text:p>116,318,447</text:p>
          </table:table-cell>
          <table:table-cell office:value-type="float" office:value="1220148" calcext:value-type="float">
            <text:p>1,220,148</text:p>
          </table:table-cell>
          <table:table-cell table:style-name="ce6" table:formula="of:=[.B85]/[.C85]" office:value-type="float" office:value="95.3314245484974" calcext:value-type="float">
            <text:p>95.33</text:p>
          </table:table-cell>
        </table:table-row>
        <table:table-row table:style-name="ro1">
          <table:table-cell office:value-type="string" calcext:value-type="string">
            <text:p>The 1975</text:p>
          </table:table-cell>
          <table:table-cell office:value-type="float" office:value="184039706" calcext:value-type="float">
            <text:p>184,039,706</text:p>
          </table:table-cell>
          <table:table-cell office:value-type="float" office:value="1938385" calcext:value-type="float">
            <text:p>1,938,385</text:p>
          </table:table-cell>
          <table:table-cell table:style-name="ce6" table:formula="of:=[.B86]/[.C86]" office:value-type="float" office:value="94.9448669897879" calcext:value-type="float">
            <text:p>94.94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87607927" calcext:value-type="float">
            <text:p>187,607,927</text:p>
          </table:table-cell>
          <table:table-cell office:value-type="float" office:value="1985362" calcext:value-type="float">
            <text:p>1,985,362</text:p>
          </table:table-cell>
          <table:table-cell table:style-name="ce6" table:formula="of:=[.B87]/[.C87]" office:value-type="float" office:value="94.4955766253207" calcext:value-type="float">
            <text:p>94.50</text:p>
          </table:table-cell>
        </table:table-row>
        <table:table-row table:style-name="ro1">
          <table:table-cell office:value-type="string" calcext:value-type="string">
            <text:p>Lady Gaga</text:p>
          </table:table-cell>
          <table:table-cell office:value-type="float" office:value="535416539" calcext:value-type="float">
            <text:p>535,416,539</text:p>
          </table:table-cell>
          <table:table-cell office:value-type="float" office:value="5682167" calcext:value-type="float">
            <text:p>5,682,167</text:p>
          </table:table-cell>
          <table:table-cell table:style-name="ce6" table:formula="of:=[.B88]/[.C88]" office:value-type="float" office:value="94.2275260477209" calcext:value-type="float">
            <text:p>94.23</text:p>
          </table:table-cell>
        </table:table-row>
        <table:table-row table:style-name="ro1">
          <table:table-cell office:value-type="string" calcext:value-type="string">
            <text:p>Baby Keem</text:p>
          </table:table-cell>
          <table:table-cell office:value-type="float" office:value="117472273" calcext:value-type="float">
            <text:p>117,472,273</text:p>
          </table:table-cell>
          <table:table-cell office:value-type="float" office:value="1259327" calcext:value-type="float">
            <text:p>1,259,327</text:p>
          </table:table-cell>
          <table:table-cell table:style-name="ce6" table:formula="of:=[.B89]/[.C89]" office:value-type="float" office:value="93.2817870179866" calcext:value-type="float">
            <text:p>93.28</text:p>
          </table:table-cell>
        </table:table-row>
        <table:table-row table:style-name="ro1">
          <table:table-cell office:value-type="string" calcext:value-type="string">
            <text:p>Charli XCX</text:p>
          </table:table-cell>
          <table:table-cell office:value-type="float" office:value="188338349" calcext:value-type="float">
            <text:p>188,338,349</text:p>
          </table:table-cell>
          <table:table-cell office:value-type="float" office:value="2020443" calcext:value-type="float">
            <text:p>2,020,443</text:p>
          </table:table-cell>
          <table:table-cell table:style-name="ce6" table:formula="of:=[.B90]/[.C90]" office:value-type="float" office:value="93.2163634410869" calcext:value-type="float">
            <text:p>93.22</text:p>
          </table:table-cell>
        </table:table-row>
        <table:table-row table:style-name="ro1">
          <table:table-cell office:value-type="string" calcext:value-type="string">
            <text:p>Deftones</text:p>
          </table:table-cell>
          <table:table-cell office:value-type="float" office:value="267156852" calcext:value-type="float">
            <text:p>267,156,852</text:p>
          </table:table-cell>
          <table:table-cell office:value-type="float" office:value="2866211" calcext:value-type="float">
            <text:p>2,866,211</text:p>
          </table:table-cell>
          <table:table-cell table:style-name="ce6" table:formula="of:=[.B91]/[.C91]" office:value-type="float" office:value="93.209066603959" calcext:value-type="float">
            <text:p>93.21</text:p>
          </table:table-cell>
        </table:table-row>
        <table:table-row table:style-name="ro1">
          <table:table-cell office:value-type="string" calcext:value-type="string">
            <text:p>Glee Cast</text:p>
          </table:table-cell>
          <table:table-cell office:value-type="float" office:value="142189513" calcext:value-type="float">
            <text:p>142,189,513</text:p>
          </table:table-cell>
          <table:table-cell office:value-type="float" office:value="1530276" calcext:value-type="float">
            <text:p>1,530,276</text:p>
          </table:table-cell>
          <table:table-cell table:style-name="ce6" table:formula="of:=[.B92]/[.C92]" office:value-type="float" office:value="92.917560623051" calcext:value-type="float">
            <text:p>92.92</text:p>
          </table:table-cell>
        </table:table-row>
        <table:table-row table:style-name="ro1">
          <table:table-cell office:value-type="string" calcext:value-type="string">
            <text:p>Homixide Gang</text:p>
          </table:table-cell>
          <table:table-cell office:value-type="float" office:value="23764944" calcext:value-type="float">
            <text:p>23,764,944</text:p>
          </table:table-cell>
          <table:table-cell office:value-type="float" office:value="256850" calcext:value-type="float">
            <text:p>256,850</text:p>
          </table:table-cell>
          <table:table-cell table:style-name="ce6" table:formula="of:=[.B93]/[.C93]" office:value-type="float" office:value="92.5246019077282" calcext:value-type="float">
            <text:p>92.52</text:p>
          </table:table-cell>
        </table:table-row>
        <table:table-row table:style-name="ro1">
          <table:table-cell office:value-type="string" calcext:value-type="string">
            <text:p>Melanie Martinez</text:p>
          </table:table-cell>
          <table:table-cell office:value-type="float" office:value="139771909" calcext:value-type="float">
            <text:p>139,771,909</text:p>
          </table:table-cell>
          <table:table-cell office:value-type="float" office:value="1516329" calcext:value-type="float">
            <text:p>1,516,329</text:p>
          </table:table-cell>
          <table:table-cell table:style-name="ce6" table:formula="of:=[.B94]/[.C94]" office:value-type="float" office:value="92.1778248651843" calcext:value-type="float">
            <text:p>92.18</text:p>
          </table:table-cell>
        </table:table-row>
        <table:table-row table:style-name="ro1">
          <table:table-cell office:value-type="string" calcext:value-type="string">
            <text:p>Bring Me the Horizon</text:p>
          </table:table-cell>
          <table:table-cell office:value-type="float" office:value="186095576" calcext:value-type="float">
            <text:p>186,095,576</text:p>
          </table:table-cell>
          <table:table-cell office:value-type="float" office:value="2031696" calcext:value-type="float">
            <text:p>2,031,696</text:p>
          </table:table-cell>
          <table:table-cell table:style-name="ce6" table:formula="of:=[.B95]/[.C95]" office:value-type="float" office:value="91.5961718682323" calcext:value-type="float">
            <text:p>91.60</text:p>
          </table:table-cell>
        </table:table-row>
        <table:table-row table:style-name="ro1">
          <table:table-cell office:value-type="string" calcext:value-type="string">
            <text:p>Lorde</text:p>
          </table:table-cell>
          <table:table-cell office:value-type="float" office:value="246990218" calcext:value-type="float">
            <text:p>246,990,218</text:p>
          </table:table-cell>
          <table:table-cell office:value-type="float" office:value="2709865" calcext:value-type="float">
            <text:p>2,709,865</text:p>
          </table:table-cell>
          <table:table-cell table:style-name="ce6" table:formula="of:=[.B96]/[.C96]" office:value-type="float" office:value="91.1448422707404" calcext:value-type="float">
            <text:p>91.14</text:p>
          </table:table-cell>
        </table:table-row>
        <table:table-row table:style-name="ro1">
          <table:table-cell office:value-type="string" calcext:value-type="string">
            <text:p>Rosalía</text:p>
          </table:table-cell>
          <table:table-cell office:value-type="float" office:value="107070425" calcext:value-type="float">
            <text:p>107,070,425</text:p>
          </table:table-cell>
          <table:table-cell office:value-type="float" office:value="1175184" calcext:value-type="float">
            <text:p>1,175,184</text:p>
          </table:table-cell>
          <table:table-cell table:style-name="ce6" table:formula="of:=[.B97]/[.C97]" office:value-type="float" office:value="91.1094985976664" calcext:value-type="float">
            <text:p>91.11</text:p>
          </table:table-cell>
        </table:table-row>
        <table:table-row table:style-name="ro1">
          <table:table-cell office:value-type="string" calcext:value-type="string">
            <text:p>FROMIS_9</text:p>
          </table:table-cell>
          <table:table-cell office:value-type="float" office:value="28170564" calcext:value-type="float">
            <text:p>28,170,564</text:p>
          </table:table-cell>
          <table:table-cell office:value-type="float" office:value="310850" calcext:value-type="float">
            <text:p>310,850</text:p>
          </table:table-cell>
          <table:table-cell table:style-name="ce6" table:formula="of:=[.B98]/[.C98]" office:value-type="float" office:value="90.6243011098601" calcext:value-type="float">
            <text:p>90.62</text:p>
          </table:table-cell>
        </table:table-row>
        <table:table-row table:style-name="ro1">
          <table:table-cell office:value-type="string" calcext:value-type="string">
            <text:p>LoveJoy</text:p>
          </table:table-cell>
          <table:table-cell office:value-type="float" office:value="35889695" calcext:value-type="float">
            <text:p>35,889,695</text:p>
          </table:table-cell>
          <table:table-cell office:value-type="float" office:value="400138" calcext:value-type="float">
            <text:p>400,138</text:p>
          </table:table-cell>
          <table:table-cell table:style-name="ce6" table:formula="of:=[.B99]/[.C99]" office:value-type="float" office:value="89.6932933138067" calcext:value-type="float">
            <text:p>89.69</text:p>
          </table:table-cell>
        </table:table-row>
        <table:table-row table:style-name="ro1">
          <table:table-cell office:value-type="string" calcext:value-type="string">
            <text:p>Lil Baby</text:p>
          </table:table-cell>
          <table:table-cell office:value-type="float" office:value="92239817" calcext:value-type="float">
            <text:p>92,239,817</text:p>
          </table:table-cell>
          <table:table-cell office:value-type="float" office:value="1032235" calcext:value-type="float">
            <text:p>1,032,235</text:p>
          </table:table-cell>
          <table:table-cell table:style-name="ce6" table:formula="of:=[.B100]/[.C100]" office:value-type="float" office:value="89.3593193410415" calcext:value-type="float">
            <text:p>89.36</text:p>
          </table:table-cell>
        </table:table-row>
        <table:table-row table:style-name="ro1">
          <table:table-cell office:value-type="string" calcext:value-type="string">
            <text:p>Alex G</text:p>
          </table:table-cell>
          <table:table-cell office:value-type="float" office:value="98582265" calcext:value-type="float">
            <text:p>98,582,265</text:p>
          </table:table-cell>
          <table:table-cell office:value-type="float" office:value="1118505" calcext:value-type="float">
            <text:p>1,118,505</text:p>
          </table:table-cell>
          <table:table-cell table:style-name="ce6" table:formula="of:=[.B101]/[.C101]" office:value-type="float" office:value="88.1375273244197" calcext:value-type="float">
            <text:p>88.14</text:p>
          </table:table-cell>
        </table:table-row>
        <table:table-row table:style-name="ro1">
          <table:table-cell office:value-type="string" calcext:value-type="string">
            <text:p>Gracie Abrams</text:p>
          </table:table-cell>
          <table:table-cell office:value-type="float" office:value="61675076" calcext:value-type="float">
            <text:p>61,675,076</text:p>
          </table:table-cell>
          <table:table-cell office:value-type="float" office:value="702749" calcext:value-type="float">
            <text:p>702,749</text:p>
          </table:table-cell>
          <table:table-cell table:style-name="ce6" table:formula="of:=[.B102]/[.C102]" office:value-type="float" office:value="87.7625951797868" calcext:value-type="float">
            <text:p>87.76</text:p>
          </table:table-cell>
        </table:table-row>
        <table:table-row table:style-name="ro1">
          <table:table-cell office:value-type="string" calcext:value-type="string">
            <text:p>Keshi</text:p>
          </table:table-cell>
          <table:table-cell office:value-type="float" office:value="57816846" calcext:value-type="float">
            <text:p>57,816,846</text:p>
          </table:table-cell>
          <table:table-cell office:value-type="float" office:value="664132" calcext:value-type="float">
            <text:p>664,132</text:p>
          </table:table-cell>
          <table:table-cell table:style-name="ce6" table:formula="of:=[.B103]/[.C103]" office:value-type="float" office:value="87.0562568886908" calcext:value-type="float">
            <text:p>87.06</text:p>
          </table:table-cell>
        </table:table-row>
        <table:table-row table:style-name="ro1">
          <table:table-cell office:value-type="string" calcext:value-type="string">
            <text:p>Pop Smoke</text:p>
          </table:table-cell>
          <table:table-cell office:value-type="float" office:value="96629317" calcext:value-type="float">
            <text:p>96,629,317</text:p>
          </table:table-cell>
          <table:table-cell office:value-type="float" office:value="1118194" calcext:value-type="float">
            <text:p>1,118,194</text:p>
          </table:table-cell>
          <table:table-cell table:style-name="ce6" table:formula="of:=[.B104]/[.C104]" office:value-type="float" office:value="86.4155209203412" calcext:value-type="float">
            <text:p>86.42</text:p>
          </table:table-cell>
        </table:table-row>
        <table:table-row table:style-name="ro1">
          <table:table-cell office:value-type="string" calcext:value-type="string">
            <text:p>Denzel Curry</text:p>
          </table:table-cell>
          <table:table-cell office:value-type="float" office:value="89593668" calcext:value-type="float">
            <text:p>89,593,668</text:p>
          </table:table-cell>
          <table:table-cell office:value-type="float" office:value="1044677" calcext:value-type="float">
            <text:p>1,044,677</text:p>
          </table:table-cell>
          <table:table-cell table:style-name="ce6" table:formula="of:=[.B105]/[.C105]" office:value-type="float" office:value="85.7620757420715" calcext:value-type="float">
            <text:p>85.76</text:p>
          </table:table-cell>
        </table:table-row>
        <table:table-row table:style-name="ro1">
          <table:table-cell office:value-type="string" calcext:value-type="string">
            <text:p>Mac DeMarco</text:p>
          </table:table-cell>
          <table:table-cell office:value-type="float" office:value="174659720" calcext:value-type="float">
            <text:p>174,659,720</text:p>
          </table:table-cell>
          <table:table-cell office:value-type="float" office:value="2037010" calcext:value-type="float">
            <text:p>2,037,010</text:p>
          </table:table-cell>
          <table:table-cell table:style-name="ce6" table:formula="of:=[.B106]/[.C106]" office:value-type="float" office:value="85.743182409512" calcext:value-type="float">
            <text:p>85.74</text:p>
          </table:table-cell>
        </table:table-row>
        <table:table-row table:style-name="ro1">
          <table:table-cell office:value-type="string" calcext:value-type="string">
            <text:p>The Smiths</text:p>
          </table:table-cell>
          <table:table-cell office:value-type="float" office:value="311901734" calcext:value-type="float">
            <text:p>311,901,734</text:p>
          </table:table-cell>
          <table:table-cell office:value-type="float" office:value="3649308" calcext:value-type="float">
            <text:p>3,649,308</text:p>
          </table:table-cell>
          <table:table-cell table:style-name="ce6" table:formula="of:=[.B107]/[.C107]" office:value-type="float" office:value="85.4687337982982" calcext:value-type="float">
            <text:p>85.47</text:p>
          </table:table-cell>
        </table:table-row>
        <table:table-row table:style-name="ro1">
          <table:table-cell office:value-type="string" calcext:value-type="string">
            <text:p>Polo G</text:p>
          </table:table-cell>
          <table:table-cell office:value-type="float" office:value="71020459" calcext:value-type="float">
            <text:p>71,020,459</text:p>
          </table:table-cell>
          <table:table-cell office:value-type="float" office:value="834641" calcext:value-type="float">
            <text:p>834,641</text:p>
          </table:table-cell>
          <table:table-cell table:style-name="ce6" table:formula="of:=[.B108]/[.C108]" office:value-type="float" office:value="85.0910259620603" calcext:value-type="float">
            <text:p>85.09</text:p>
          </table:table-cell>
        </table:table-row>
        <table:table-row table:style-name="ro1">
          <table:table-cell office:value-type="string" calcext:value-type="string">
            <text:p>Earl Sweatshirt</text:p>
          </table:table-cell>
          <table:table-cell office:value-type="float" office:value="97607970" calcext:value-type="float">
            <text:p>97,607,970</text:p>
          </table:table-cell>
          <table:table-cell office:value-type="float" office:value="1152112" calcext:value-type="float">
            <text:p>1,152,112</text:p>
          </table:table-cell>
          <table:table-cell table:style-name="ce6" table:formula="of:=[.B109]/[.C109]" office:value-type="float" office:value="84.720903870457" calcext:value-type="float">
            <text:p>84.72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 office:value-type="float" office:value="60304675" calcext:value-type="float">
            <text:p>60,304,675</text:p>
          </table:table-cell>
          <table:table-cell office:value-type="float" office:value="712594" calcext:value-type="float">
            <text:p>712,594</text:p>
          </table:table-cell>
          <table:table-cell table:style-name="ce6" table:formula="of:=[.B110]/[.C110]" office:value-type="float" office:value="84.6269755288425" calcext:value-type="float">
            <text:p>84.63</text:p>
          </table:table-cell>
        </table:table-row>
        <table:table-row table:style-name="ro1">
          <table:table-cell office:value-type="string" calcext:value-type="string">
            <text:p>Bad Omens</text:p>
          </table:table-cell>
          <table:table-cell office:value-type="float" office:value="28519545" calcext:value-type="float">
            <text:p>28,519,545</text:p>
          </table:table-cell>
          <table:table-cell office:value-type="float" office:value="337341" calcext:value-type="float">
            <text:p>337,341</text:p>
          </table:table-cell>
          <table:table-cell table:style-name="ce6" table:formula="of:=[.B111]/[.C111]" office:value-type="float" office:value="84.5421843179453" calcext:value-type="float">
            <text:p>84.54</text:p>
          </table:table-cell>
        </table:table-row>
        <table:table-row table:style-name="ro1">
          <table:table-cell office:value-type="string" calcext:value-type="string">
            <text:p>The National</text:p>
          </table:table-cell>
          <table:table-cell office:value-type="float" office:value="185789362" calcext:value-type="float">
            <text:p>185,789,362</text:p>
          </table:table-cell>
          <table:table-cell office:value-type="float" office:value="2211641" calcext:value-type="float">
            <text:p>2,211,641</text:p>
          </table:table-cell>
          <table:table-cell table:style-name="ce6" table:formula="of:=[.B112]/[.C112]" office:value-type="float" office:value="84.0052078976651" calcext:value-type="float">
            <text:p>84.01</text:p>
          </table:table-cell>
        </table:table-row>
        <table:table-row table:style-name="ro1">
          <table:table-cell office:value-type="string" calcext:value-type="string">
            <text:p>Post Malone</text:p>
          </table:table-cell>
          <table:table-cell office:value-type="float" office:value="204083800" calcext:value-type="float">
            <text:p>204,083,800</text:p>
          </table:table-cell>
          <table:table-cell office:value-type="float" office:value="2441642" calcext:value-type="float">
            <text:p>2,441,642</text:p>
          </table:table-cell>
          <table:table-cell table:style-name="ce6" table:formula="of:=[.B113]/[.C113]" office:value-type="float" office:value="83.5846532784086" calcext:value-type="float">
            <text:p>83.58</text:p>
          </table:table-cell>
        </table:table-row>
        <table:table-row table:style-name="ro1">
          <table:table-cell office:value-type="string" calcext:value-type="string">
            <text:p>Arca</text:p>
          </table:table-cell>
          <table:table-cell office:value-type="float" office:value="48389392" calcext:value-type="float">
            <text:p>48,389,392</text:p>
          </table:table-cell>
          <table:table-cell office:value-type="float" office:value="578989" calcext:value-type="float">
            <text:p>578,989</text:p>
          </table:table-cell>
          <table:table-cell table:style-name="ce6" table:formula="of:=[.B114]/[.C114]" office:value-type="float" office:value="83.5756672406557" calcext:value-type="float">
            <text:p>83.58</text:p>
          </table:table-cell>
        </table:table-row>
        <table:table-row table:style-name="ro1">
          <table:table-cell office:value-type="string" calcext:value-type="string">
            <text:p>Dua Lipa</text:p>
          </table:table-cell>
          <table:table-cell office:value-type="float" office:value="191087916" calcext:value-type="float">
            <text:p>191,087,916</text:p>
          </table:table-cell>
          <table:table-cell office:value-type="float" office:value="2286964" calcext:value-type="float">
            <text:p>2,286,964</text:p>
          </table:table-cell>
          <table:table-cell table:style-name="ce6" table:formula="of:=[.B115]/[.C115]" office:value-type="float" office:value="83.5552794009875" calcext:value-type="float">
            <text:p>83.56</text:p>
          </table:table-cell>
        </table:table-row>
        <table:table-row table:style-name="ro1">
          <table:table-cell office:value-type="string" calcext:value-type="string">
            <text:p>Rina Sawayama</text:p>
          </table:table-cell>
          <table:table-cell office:value-type="float" office:value="73175122" calcext:value-type="float">
            <text:p>73,175,122</text:p>
          </table:table-cell>
          <table:table-cell office:value-type="float" office:value="878268" calcext:value-type="float">
            <text:p>878,268</text:p>
          </table:table-cell>
          <table:table-cell table:style-name="ce6" table:formula="of:=[.B116]/[.C116]" office:value-type="float" office:value="83.3175317784549" calcext:value-type="float">
            <text:p>83.32</text:p>
          </table:table-cell>
        </table:table-row>
        <table:table-row table:style-name="ro1">
          <table:table-cell office:value-type="string" calcext:value-type="string">
            <text:p>Paramore</text:p>
          </table:table-cell>
          <table:table-cell office:value-type="float" office:value="337920175" calcext:value-type="float">
            <text:p>337,920,175</text:p>
          </table:table-cell>
          <table:table-cell office:value-type="float" office:value="4057065" calcext:value-type="float">
            <text:p>4,057,065</text:p>
          </table:table-cell>
          <table:table-cell table:style-name="ce6" table:formula="of:=[.B117]/[.C117]" office:value-type="float" office:value="83.291782359908" calcext:value-type="float">
            <text:p>83.29</text:p>
          </table:table-cell>
        </table:table-row>
        <table:table-row table:style-name="ro1">
          <table:table-cell office:value-type="string" calcext:value-type="string">
            <text:p>Muse</text:p>
          </table:table-cell>
          <table:table-cell office:value-type="float" office:value="421852219" calcext:value-type="float">
            <text:p>421,852,219</text:p>
          </table:table-cell>
          <table:table-cell office:value-type="float" office:value="5066372" calcext:value-type="float">
            <text:p>5,066,372</text:p>
          </table:table-cell>
          <table:table-cell table:style-name="ce6" table:formula="of:=[.B118]/[.C118]" office:value-type="float" office:value="83.2651489073444" calcext:value-type="float">
            <text:p>83.27</text:p>
          </table:table-cell>
        </table:table-row>
        <table:table-row table:style-name="ro1">
          <table:table-cell office:value-type="string" calcext:value-type="string">
            <text:p>Brent Faiyaz</text:p>
          </table:table-cell>
          <table:table-cell office:value-type="float" office:value="101555587" calcext:value-type="float">
            <text:p>101,555,587</text:p>
          </table:table-cell>
          <table:table-cell office:value-type="float" office:value="1224124" calcext:value-type="float">
            <text:p>1,224,124</text:p>
          </table:table-cell>
          <table:table-cell table:style-name="ce6" table:formula="of:=[.B119]/[.C119]" office:value-type="float" office:value="82.9618461855172" calcext:value-type="float">
            <text:p>82.96</text:p>
          </table:table-cell>
        </table:table-row>
        <table:table-row table:style-name="ro1">
          <table:table-cell office:value-type="string" calcext:value-type="string">
            <text:p>Ludmilla</text:p>
          </table:table-cell>
          <table:table-cell office:value-type="float" office:value="28795187" calcext:value-type="float">
            <text:p>28,795,187</text:p>
          </table:table-cell>
          <table:table-cell office:value-type="float" office:value="347727" calcext:value-type="float">
            <text:p>347,727</text:p>
          </table:table-cell>
          <table:table-cell table:style-name="ce6" table:formula="of:=[.B120]/[.C120]" office:value-type="float" office:value="82.8097530534011" calcext:value-type="float">
            <text:p>82.81</text:p>
          </table:table-cell>
        </table:table-row>
        <table:table-row table:style-name="ro1">
          <table:table-cell office:value-type="string" calcext:value-type="string">
            <text:p>Toby Fox</text:p>
          </table:table-cell>
          <table:table-cell office:value-type="float" office:value="53693326" calcext:value-type="float">
            <text:p>53,693,326</text:p>
          </table:table-cell>
          <table:table-cell office:value-type="float" office:value="650839" calcext:value-type="float">
            <text:p>650,839</text:p>
          </table:table-cell>
          <table:table-cell table:style-name="ce6" table:formula="of:=[.B121]/[.C121]" office:value-type="float" office:value="82.498630229596" calcext:value-type="float">
            <text:p>82.50</text:p>
          </table:table-cell>
        </table:table-row>
        <table:table-row table:style-name="ro1">
          <table:table-cell office:value-type="string" calcext:value-type="string">
            <text:p>21 Savage</text:p>
          </table:table-cell>
          <table:table-cell office:value-type="float" office:value="117309805" calcext:value-type="float">
            <text:p>117,309,805</text:p>
          </table:table-cell>
          <table:table-cell office:value-type="float" office:value="1427268" calcext:value-type="float">
            <text:p>1,427,268</text:p>
          </table:table-cell>
          <table:table-cell table:style-name="ce6" table:formula="of:=[.B122]/[.C122]" office:value-type="float" office:value="82.1918553488203" calcext:value-type="float">
            <text:p>82.19</text:p>
          </table:table-cell>
        </table:table-row>
        <table:table-row table:style-name="ro1">
          <table:table-cell office:value-type="string" calcext:value-type="string">
            <text:p>Kali Uchis</text:p>
          </table:table-cell>
          <table:table-cell office:value-type="float" office:value="156365738" calcext:value-type="float">
            <text:p>156,365,738</text:p>
          </table:table-cell>
          <table:table-cell office:value-type="float" office:value="1904351" calcext:value-type="float">
            <text:p>1,904,351</text:p>
          </table:table-cell>
          <table:table-cell table:style-name="ce6" table:formula="of:=[.B123]/[.C123]" office:value-type="float" office:value="82.1097255705487" calcext:value-type="float">
            <text:p>82.11</text:p>
          </table:table-cell>
        </table:table-row>
        <table:table-row table:style-name="ro1">
          <table:table-cell office:value-type="string" calcext:value-type="string">
            <text:p>Baco Exu do Blues</text:p>
          </table:table-cell>
          <table:table-cell office:value-type="float" office:value="25079991" calcext:value-type="float">
            <text:p>25,079,991</text:p>
          </table:table-cell>
          <table:table-cell office:value-type="float" office:value="305497" calcext:value-type="float">
            <text:p>305,497</text:p>
          </table:table-cell>
          <table:table-cell table:style-name="ce6" table:formula="of:=[.B124]/[.C124]" office:value-type="float" office:value="82.0957030674606" calcext:value-type="float">
            <text:p>82.10</text:p>
          </table:table-cell>
        </table:table-row>
        <table:table-row table:style-name="ro1">
          <table:table-cell office:value-type="string" calcext:value-type="string">
            <text:p>Young Thug</text:p>
          </table:table-cell>
          <table:table-cell office:value-type="float" office:value="103964679" calcext:value-type="float">
            <text:p>103,964,679</text:p>
          </table:table-cell>
          <table:table-cell office:value-type="float" office:value="1268028" calcext:value-type="float">
            <text:p>1,268,028</text:p>
          </table:table-cell>
          <table:table-cell table:style-name="ce6" table:formula="of:=[.B125]/[.C125]" office:value-type="float" office:value="81.9892612781421" calcext:value-type="float">
            <text:p>81.99</text:p>
          </table:table-cell>
        </table:table-row>
        <table:table-row table:style-name="ro1">
          <table:table-cell office:value-type="string" calcext:value-type="string">
            <text:p>Metro Boomin</text:p>
          </table:table-cell>
          <table:table-cell office:value-type="float" office:value="127297919" calcext:value-type="float">
            <text:p>127,297,919</text:p>
          </table:table-cell>
          <table:table-cell office:value-type="float" office:value="1556417" calcext:value-type="float">
            <text:p>1,556,417</text:p>
          </table:table-cell>
          <table:table-cell table:style-name="ce6" table:formula="of:=[.B126]/[.C126]" office:value-type="float" office:value="81.7890828743197" calcext:value-type="float">
            <text:p>81.79</text:p>
          </table:table-cell>
        </table:table-row>
        <table:table-row table:style-name="ro1">
          <table:table-cell office:value-type="string" calcext:value-type="string">
            <text:p>5 Seconds of Summer</text:p>
          </table:table-cell>
          <table:table-cell office:value-type="float" office:value="125028869" calcext:value-type="float">
            <text:p>125,028,869</text:p>
          </table:table-cell>
          <table:table-cell office:value-type="float" office:value="1529230" calcext:value-type="float">
            <text:p>1,529,230</text:p>
          </table:table-cell>
          <table:table-cell table:style-name="ce6" table:formula="of:=[.B127]/[.C127]" office:value-type="float" office:value="81.7593619010875" calcext:value-type="float">
            <text:p>81.76</text:p>
          </table:table-cell>
        </table:table-row>
        <table:table-row table:style-name="ro1">
          <table:table-cell office:value-type="string" calcext:value-type="string">
            <text:p>Nine Inch Nails</text:p>
          </table:table-cell>
          <table:table-cell office:value-type="float" office:value="228403704" calcext:value-type="float">
            <text:p>228,403,704</text:p>
          </table:table-cell>
          <table:table-cell office:value-type="float" office:value="2794974" calcext:value-type="float">
            <text:p>2,794,974</text:p>
          </table:table-cell>
          <table:table-cell table:style-name="ce6" table:formula="of:=[.B128]/[.C128]" office:value-type="float" office:value="81.7194378194574" calcext:value-type="float">
            <text:p>81.72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office:value-type="float" office:value="165158571" calcext:value-type="float">
            <text:p>165,158,571</text:p>
          </table:table-cell>
          <table:table-cell office:value-type="float" office:value="2058301" calcext:value-type="float">
            <text:p>2,058,301</text:p>
          </table:table-cell>
          <table:table-cell table:style-name="ce6" table:formula="of:=[.B129]/[.C129]" office:value-type="float" office:value="80.240242316357" calcext:value-type="float">
            <text:p>80.24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88205175" calcext:value-type="float">
            <text:p>88,205,175</text:p>
          </table:table-cell>
          <table:table-cell office:value-type="float" office:value="1101798" calcext:value-type="float">
            <text:p>1,101,798</text:p>
          </table:table-cell>
          <table:table-cell table:style-name="ce6" table:formula="of:=[.B130]/[.C130]" office:value-type="float" office:value="80.0556680988711" calcext:value-type="float">
            <text:p>80.06</text:p>
          </table:table-cell>
        </table:table-row>
        <table:table-row table:style-name="ro1">
          <table:table-cell office:value-type="string" calcext:value-type="string">
            <text:p>Twenty One Pilots</text:p>
          </table:table-cell>
          <table:table-cell office:value-type="float" office:value="170208126" calcext:value-type="float">
            <text:p>170,208,126</text:p>
          </table:table-cell>
          <table:table-cell office:value-type="float" office:value="2131558" calcext:value-type="float">
            <text:p>2,131,558</text:p>
          </table:table-cell>
          <table:table-cell table:style-name="ce6" table:formula="of:=[.B131]/[.C131]" office:value-type="float" office:value="79.8515104913871" calcext:value-type="float">
            <text:p>79.85</text:p>
          </table:table-cell>
        </table:table-row>
        <table:table-row table:style-name="ro1">
          <table:table-cell office:value-type="string" calcext:value-type="string">
            <text:p>Linkin Park</text:p>
          </table:table-cell>
          <table:table-cell office:value-type="float" office:value="416581387" calcext:value-type="float">
            <text:p>416,581,387</text:p>
          </table:table-cell>
          <table:table-cell office:value-type="float" office:value="5232300" calcext:value-type="float">
            <text:p>5,232,300</text:p>
          </table:table-cell>
          <table:table-cell table:style-name="ce6" table:formula="of:=[.B132]/[.C132]" office:value-type="float" office:value="79.6172595225809" calcext:value-type="float">
            <text:p>79.62</text:p>
          </table:table-cell>
        </table:table-row>
        <table:table-row table:style-name="ro1">
          <table:table-cell office:value-type="string" calcext:value-type="string">
            <text:p>Iron Maiden</text:p>
          </table:table-cell>
          <table:table-cell office:value-type="float" office:value="209448913" calcext:value-type="float">
            <text:p>209,448,913</text:p>
          </table:table-cell>
          <table:table-cell office:value-type="float" office:value="2631636" calcext:value-type="float">
            <text:p>2,631,636</text:p>
          </table:table-cell>
          <table:table-cell table:style-name="ce6" table:formula="of:=[.B133]/[.C133]" office:value-type="float" office:value="79.5888614534837" calcext:value-type="float">
            <text:p>79.59</text:p>
          </table:table-cell>
        </table:table-row>
        <table:table-row table:style-name="ro1">
          <table:table-cell office:value-type="string" calcext:value-type="string">
            <text:p>Tame Impala</text:p>
          </table:table-cell>
          <table:table-cell office:value-type="float" office:value="228991048" calcext:value-type="float">
            <text:p>228,991,048</text:p>
          </table:table-cell>
          <table:table-cell office:value-type="float" office:value="2881647" calcext:value-type="float">
            <text:p>2,881,647</text:p>
          </table:table-cell>
          <table:table-cell table:style-name="ce6" table:formula="of:=[.B134]/[.C134]" office:value-type="float" office:value="79.4653363163497" calcext:value-type="float">
            <text:p>79.47</text:p>
          </table:table-cell>
        </table:table-row>
        <table:table-row table:style-name="ro1">
          <table:table-cell office:value-type="string" calcext:value-type="string">
            <text:p>One Direction</text:p>
          </table:table-cell>
          <table:table-cell office:value-type="float" office:value="184111131" calcext:value-type="float">
            <text:p>184,111,131</text:p>
          </table:table-cell>
          <table:table-cell office:value-type="float" office:value="2319062" calcext:value-type="float">
            <text:p>2,319,062</text:p>
          </table:table-cell>
          <table:table-cell table:style-name="ce6" table:formula="of:=[.B135]/[.C135]" office:value-type="float" office:value="79.3903444582335" calcext:value-type="float">
            <text:p>79.39</text:p>
          </table:table-cell>
        </table:table-row>
        <table:table-row table:style-name="ro1">
          <table:table-cell office:value-type="string" calcext:value-type="string">
            <text:p>taeyeon</text:p>
          </table:table-cell>
          <table:table-cell office:value-type="float" office:value="32491309" calcext:value-type="float">
            <text:p>32,491,309</text:p>
          </table:table-cell>
          <table:table-cell office:value-type="float" office:value="413349" calcext:value-type="float">
            <text:p>413,349</text:p>
          </table:table-cell>
          <table:table-cell table:style-name="ce6" table:formula="of:=[.B136]/[.C136]" office:value-type="float" office:value="78.6050262611014" calcext:value-type="float">
            <text:p>78.61</text:p>
          </table:table-cell>
        </table:table-row>
        <table:table-row table:style-name="ro1">
          <table:table-cell office:value-type="string" calcext:value-type="string">
            <text:p>The Neighbourhood</text:p>
          </table:table-cell>
          <table:table-cell office:value-type="float" office:value="203006964" calcext:value-type="float">
            <text:p>203,006,964</text:p>
          </table:table-cell>
          <table:table-cell office:value-type="float" office:value="2606881" calcext:value-type="float">
            <text:p>2,606,881</text:p>
          </table:table-cell>
          <table:table-cell table:style-name="ce6" table:formula="of:=[.B137]/[.C137]" office:value-type="float" office:value="77.8735063088802" calcext:value-type="float">
            <text:p>77.87</text:p>
          </table:table-cell>
        </table:table-row>
        <table:table-row table:style-name="ro1">
          <table:table-cell office:value-type="string" calcext:value-type="string">
            <text:p>Chase Atlantic</text:p>
          </table:table-cell>
          <table:table-cell office:value-type="float" office:value="77862255" calcext:value-type="float">
            <text:p>77,862,255</text:p>
          </table:table-cell>
          <table:table-cell office:value-type="float" office:value="1009209" calcext:value-type="float">
            <text:p>1,009,209</text:p>
          </table:table-cell>
          <table:table-cell table:style-name="ce6" table:formula="of:=[.B138]/[.C138]" office:value-type="float" office:value="77.1517644016254" calcext:value-type="float">
            <text:p>77.15</text:p>
          </table:table-cell>
        </table:table-row>
        <table:table-row table:style-name="ro1">
          <table:table-cell office:value-type="string" calcext:value-type="string">
            <text:p>Beyoncé</text:p>
          </table:table-cell>
          <table:table-cell office:value-type="float" office:value="404101260" calcext:value-type="float">
            <text:p>404,101,260</text:p>
          </table:table-cell>
          <table:table-cell office:value-type="float" office:value="5281448" calcext:value-type="float">
            <text:p>5,281,448</text:p>
          </table:table-cell>
          <table:table-cell table:style-name="ce6" table:formula="of:=[.B139]/[.C139]" office:value-type="float" office:value="76.5133463398674" calcext:value-type="float">
            <text:p>76.51</text:p>
          </table:table-cell>
        </table:table-row>
        <table:table-row table:style-name="ro1">
          <table:table-cell office:value-type="string" calcext:value-type="string">
            <text:p>My Chemical Romance</text:p>
          </table:table-cell>
          <table:table-cell office:value-type="float" office:value="274309190" calcext:value-type="float">
            <text:p>274,309,190</text:p>
          </table:table-cell>
          <table:table-cell office:value-type="float" office:value="3587377" calcext:value-type="float">
            <text:p>3,587,377</text:p>
          </table:table-cell>
          <table:table-cell table:style-name="ce6" table:formula="of:=[.B140]/[.C140]" office:value-type="float" office:value="76.465113647102" calcext:value-type="float">
            <text:p>76.47</text:p>
          </table:table-cell>
        </table:table-row>
        <table:table-row table:style-name="ro1">
          <table:table-cell office:value-type="string" calcext:value-type="string">
            <text:p>A$AP Rocky</text:p>
          </table:table-cell>
          <table:table-cell office:value-type="float" office:value="172705422" calcext:value-type="float">
            <text:p>172,705,422</text:p>
          </table:table-cell>
          <table:table-cell office:value-type="float" office:value="2262516" calcext:value-type="float">
            <text:p>2,262,516</text:p>
          </table:table-cell>
          <table:table-cell table:style-name="ce6" table:formula="of:=[.B141]/[.C141]" office:value-type="float" office:value="76.3333483608514" calcext:value-type="float">
            <text:p>76.33</text:p>
          </table:table-cell>
        </table:table-row>
        <table:table-row table:style-name="ro1">
          <table:table-cell office:value-type="string" calcext:value-type="string">
            <text:p>Boygenius</text:p>
          </table:table-cell>
          <table:table-cell office:value-type="float" office:value="49588156" calcext:value-type="float">
            <text:p>49,588,156</text:p>
          </table:table-cell>
          <table:table-cell office:value-type="float" office:value="649896" calcext:value-type="float">
            <text:p>649,896</text:p>
          </table:table-cell>
          <table:table-cell table:style-name="ce6" table:formula="of:=[.B142]/[.C142]" office:value-type="float" office:value="76.3016790378768" calcext:value-type="float">
            <text:p>76.30</text:p>
          </table:table-cell>
        </table:table-row>
        <table:table-row table:style-name="ro1">
          <table:table-cell office:value-type="string" calcext:value-type="string">
            <text:p>Steve Lacy</text:p>
          </table:table-cell>
          <table:table-cell office:value-type="float" office:value="144024655" calcext:value-type="float">
            <text:p>144,024,655</text:p>
          </table:table-cell>
          <table:table-cell office:value-type="float" office:value="1887880" calcext:value-type="float">
            <text:p>1,887,880</text:p>
          </table:table-cell>
          <table:table-cell table:style-name="ce6" table:formula="of:=[.B143]/[.C143]" office:value-type="float" office:value="76.2890941161515" calcext:value-type="float">
            <text:p>76.29</text:p>
          </table:table-cell>
        </table:table-row>
        <table:table-row table:style-name="ro1">
          <table:table-cell office:value-type="string" calcext:value-type="string">
            <text:p>Coldplay</text:p>
          </table:table-cell>
          <table:table-cell office:value-type="float" office:value="551426294" calcext:value-type="float">
            <text:p>551,426,294</text:p>
          </table:table-cell>
          <table:table-cell office:value-type="float" office:value="7263484" calcext:value-type="float">
            <text:p>7,263,484</text:p>
          </table:table-cell>
          <table:table-cell table:style-name="ce6" table:formula="of:=[.B144]/[.C144]" office:value-type="float" office:value="75.9176029024088" calcext:value-type="float">
            <text:p>75.92</text:p>
          </table:table-cell>
        </table:table-row>
        <table:table-row table:style-name="ro1">
          <table:table-cell office:value-type="string" calcext:value-type="string">
            <text:p>Elliott Smith</text:p>
          </table:table-cell>
          <table:table-cell office:value-type="float" office:value="177615802" calcext:value-type="float">
            <text:p>177,615,802</text:p>
          </table:table-cell>
          <table:table-cell office:value-type="float" office:value="2341803" calcext:value-type="float">
            <text:p>2,341,803</text:p>
          </table:table-cell>
          <table:table-cell table:style-name="ce6" table:formula="of:=[.B145]/[.C145]" office:value-type="float" office:value="75.8457487670825" calcext:value-type="float">
            <text:p>75.85</text:p>
          </table:table-cell>
        </table:table-row>
        <table:table-row table:style-name="ro1">
          <table:table-cell office:value-type="string" calcext:value-type="string">
            <text:p>Gunna</text:p>
          </table:table-cell>
          <table:table-cell office:value-type="float" office:value="80532976" calcext:value-type="float">
            <text:p>80,532,976</text:p>
          </table:table-cell>
          <table:table-cell office:value-type="float" office:value="1063172" calcext:value-type="float">
            <text:p>1,063,172</text:p>
          </table:table-cell>
          <table:table-cell table:style-name="ce6" table:formula="of:=[.B146]/[.C146]" office:value-type="float" office:value="75.7478338406203" calcext:value-type="float">
            <text:p>75.75</text:p>
          </table:table-cell>
        </table:table-row>
        <table:table-row table:style-name="ro1">
          <table:table-cell office:value-type="string" calcext:value-type="string">
            <text:p>Pierce The Veil</text:p>
          </table:table-cell>
          <table:table-cell office:value-type="float" office:value="88590531" calcext:value-type="float">
            <text:p>88,590,531</text:p>
          </table:table-cell>
          <table:table-cell office:value-type="float" office:value="1175129" calcext:value-type="float">
            <text:p>1,175,129</text:p>
          </table:table-cell>
          <table:table-cell table:style-name="ce6" table:formula="of:=[.B147]/[.C147]" office:value-type="float" office:value="75.3879199645316" calcext:value-type="float">
            <text:p>75.39</text:p>
          </table:table-cell>
        </table:table-row>
        <table:table-row table:style-name="ro1">
          <table:table-cell office:value-type="string" calcext:value-type="string">
            <text:p>Taemin</text:p>
          </table:table-cell>
          <table:table-cell office:value-type="float" office:value="31760524" calcext:value-type="float">
            <text:p>31,760,524</text:p>
          </table:table-cell>
          <table:table-cell office:value-type="float" office:value="423019" calcext:value-type="float">
            <text:p>423,019</text:p>
          </table:table-cell>
          <table:table-cell table:style-name="ce6" table:formula="of:=[.B148]/[.C148]" office:value-type="float" office:value="75.0806086724237" calcext:value-type="float">
            <text:p>75.08</text:p>
          </table:table-cell>
        </table:table-row>
        <table:table-row table:style-name="ro1">
          <table:table-cell office:value-type="string" calcext:value-type="string">
            <text:p>Kim Petras</text:p>
          </table:table-cell>
          <table:table-cell office:value-type="float" office:value="59767068" calcext:value-type="float">
            <text:p>59,767,068</text:p>
          </table:table-cell>
          <table:table-cell office:value-type="float" office:value="796735" calcext:value-type="float">
            <text:p>796,735</text:p>
          </table:table-cell>
          <table:table-cell table:style-name="ce6" table:formula="of:=[.B149]/[.C149]" office:value-type="float" office:value="75.0149899276422" calcext:value-type="float">
            <text:p>75.01</text:p>
          </table:table-cell>
        </table:table-row>
        <table:table-row table:style-name="ro1">
          <table:table-cell office:value-type="string" calcext:value-type="string">
            <text:p>Halsey</text:p>
          </table:table-cell>
          <table:table-cell office:value-type="float" office:value="141704038" calcext:value-type="float">
            <text:p>141,704,038</text:p>
          </table:table-cell>
          <table:table-cell office:value-type="float" office:value="1893962" calcext:value-type="float">
            <text:p>1,893,962</text:p>
          </table:table-cell>
          <table:table-cell table:style-name="ce6" table:formula="of:=[.B150]/[.C150]" office:value-type="float" office:value="74.8188390263374" calcext:value-type="float">
            <text:p>74.82</text:p>
          </table:table-cell>
        </table:table-row>
        <table:table-row table:style-name="ro1">
          <table:table-cell office:value-type="string" calcext:value-type="string">
            <text:p>NCT U</text:p>
          </table:table-cell>
          <table:table-cell office:value-type="float" office:value="27197478" calcext:value-type="float">
            <text:p>27,197,478</text:p>
          </table:table-cell>
          <table:table-cell office:value-type="float" office:value="364204" calcext:value-type="float">
            <text:p>364,204</text:p>
          </table:table-cell>
          <table:table-cell table:style-name="ce6" table:formula="of:=[.B151]/[.C151]" office:value-type="float" office:value="74.6764944920978" calcext:value-type="float">
            <text:p>74.68</text:p>
          </table:table-cell>
        </table:table-row>
        <table:table-row table:style-name="ro1">
          <table:table-cell office:value-type="string" calcext:value-type="string">
            <text:p>Charlie Brown JR.</text:p>
          </table:table-cell>
          <table:table-cell office:value-type="float" office:value="37662738" calcext:value-type="float">
            <text:p>37,662,738</text:p>
          </table:table-cell>
          <table:table-cell office:value-type="float" office:value="505292" calcext:value-type="float">
            <text:p>505,292</text:p>
          </table:table-cell>
          <table:table-cell table:style-name="ce6" table:formula="of:=[.B152]/[.C152]" office:value-type="float" office:value="74.536580828511" calcext:value-type="float">
            <text:p>74.54</text:p>
          </table:table-cell>
        </table:table-row>
        <table:table-row table:style-name="ro1">
          <table:table-cell office:value-type="string" calcext:value-type="string">
            <text:p>Conan Gray</text:p>
          </table:table-cell>
          <table:table-cell office:value-type="float" office:value="112422489" calcext:value-type="float">
            <text:p>112,422,489</text:p>
          </table:table-cell>
          <table:table-cell office:value-type="float" office:value="1511364" calcext:value-type="float">
            <text:p>1,511,364</text:p>
          </table:table-cell>
          <table:table-cell table:style-name="ce6" table:formula="of:=[.B153]/[.C153]" office:value-type="float" office:value="74.3847868547881" calcext:value-type="float">
            <text:p>74.38</text:p>
          </table:table-cell>
        </table:table-row>
        <table:table-row table:style-name="ro1">
          <table:table-cell office:value-type="string" calcext:value-type="string">
            <text:p>Morgan Wallen</text:p>
          </table:table-cell>
          <table:table-cell office:value-type="float" office:value="33086039" calcext:value-type="float">
            <text:p>33,086,039</text:p>
          </table:table-cell>
          <table:table-cell office:value-type="float" office:value="445315" calcext:value-type="float">
            <text:p>445,315</text:p>
          </table:table-cell>
          <table:table-cell table:style-name="ce6" table:formula="of:=[.B154]/[.C154]" office:value-type="float" office:value="74.2980564319639" calcext:value-type="float">
            <text:p>74.30</text:p>
          </table:table-cell>
        </table:table-row>
        <table:table-row table:style-name="ro1">
          <table:table-cell office:value-type="string" calcext:value-type="string">
            <text:p>Nujabes</text:p>
          </table:table-cell>
          <table:table-cell office:value-type="float" office:value="50918856" calcext:value-type="float">
            <text:p>50,918,856</text:p>
          </table:table-cell>
          <table:table-cell office:value-type="float" office:value="692976" calcext:value-type="float">
            <text:p>692,976</text:p>
          </table:table-cell>
          <table:table-cell table:style-name="ce6" table:formula="of:=[.B155]/[.C155]" office:value-type="float" office:value="73.4785273948881" calcext:value-type="float">
            <text:p>73.48</text:p>
          </table:table-cell>
        </table:table-row>
        <table:table-row table:style-name="ro1">
          <table:table-cell office:value-type="string" calcext:value-type="string">
            <text:p>Feid</text:p>
          </table:table-cell>
          <table:table-cell office:value-type="float" office:value="23352459" calcext:value-type="float">
            <text:p>23,352,459</text:p>
          </table:table-cell>
          <table:table-cell office:value-type="float" office:value="317993" calcext:value-type="float">
            <text:p>317,993</text:p>
          </table:table-cell>
          <table:table-cell table:style-name="ce6" table:formula="of:=[.B156]/[.C156]" office:value-type="float" office:value="73.4370221986019" calcext:value-type="float">
            <text:p>73.44</text:p>
          </table:table-cell>
        </table:table-row>
        <table:table-row table:style-name="ro1">
          <table:table-cell office:value-type="string" calcext:value-type="string">
            <text:p>Grimes</text:p>
          </table:table-cell>
          <table:table-cell office:value-type="float" office:value="138839522" calcext:value-type="float">
            <text:p>138,839,522</text:p>
          </table:table-cell>
          <table:table-cell office:value-type="float" office:value="1891783" calcext:value-type="float">
            <text:p>1,891,783</text:p>
          </table:table-cell>
          <table:table-cell table:style-name="ce6" table:formula="of:=[.B157]/[.C157]" office:value-type="float" office:value="73.3908286521234" calcext:value-type="float">
            <text:p>73.39</text:p>
          </table:table-cell>
        </table:table-row>
        <table:table-row table:style-name="ro1">
          <table:table-cell office:value-type="string" calcext:value-type="string">
            <text:p>Boards of Canada</text:p>
          </table:table-cell>
          <table:table-cell office:value-type="float" office:value="126857944" calcext:value-type="float">
            <text:p>126,857,944</text:p>
          </table:table-cell>
          <table:table-cell office:value-type="float" office:value="1734221" calcext:value-type="float">
            <text:p>1,734,221</text:p>
          </table:table-cell>
          <table:table-cell table:style-name="ce6" table:formula="of:=[.B158]/[.C158]" office:value-type="float" office:value="73.1498142393617" calcext:value-type="float">
            <text:p>73.15</text:p>
          </table:table-cell>
        </table:table-row>
        <table:table-row table:style-name="ro1">
          <table:table-cell office:value-type="string" calcext:value-type="string">
            <text:p>Megadeth</text:p>
          </table:table-cell>
          <table:table-cell office:value-type="float" office:value="134474872" calcext:value-type="float">
            <text:p>134,474,872</text:p>
          </table:table-cell>
          <table:table-cell office:value-type="float" office:value="1854461" calcext:value-type="float">
            <text:p>1,854,461</text:p>
          </table:table-cell>
          <table:table-cell table:style-name="ce6" table:formula="of:=[.B159]/[.C159]" office:value-type="float" office:value="72.5142626348033" calcext:value-type="float">
            <text:p>72.51</text:p>
          </table:table-cell>
        </table:table-row>
        <table:table-row table:style-name="ro1">
          <table:table-cell office:value-type="string" calcext:value-type="string">
            <text:p>Sabrina Carpenter</text:p>
          </table:table-cell>
          <table:table-cell office:value-type="float" office:value="90599022" calcext:value-type="float">
            <text:p>90,599,022</text:p>
          </table:table-cell>
          <table:table-cell office:value-type="float" office:value="1250975" calcext:value-type="float">
            <text:p>1,250,975</text:p>
          </table:table-cell>
          <table:table-cell table:style-name="ce6" table:formula="of:=[.B160]/[.C160]" office:value-type="float" office:value="72.4227278722596" calcext:value-type="float">
            <text:p>72.42</text:p>
          </table:table-cell>
        </table:table-row>
        <table:table-row table:style-name="ro1">
          <table:table-cell office:value-type="string" calcext:value-type="string">
            <text:p>C418</text:p>
          </table:table-cell>
          <table:table-cell office:value-type="float" office:value="56463347" calcext:value-type="float">
            <text:p>56,463,347</text:p>
          </table:table-cell>
          <table:table-cell office:value-type="float" office:value="781636" calcext:value-type="float">
            <text:p>781,636</text:p>
          </table:table-cell>
          <table:table-cell table:style-name="ce6" table:formula="of:=[.B161]/[.C161]" office:value-type="float" office:value="72.2373931088128" calcext:value-type="float">
            <text:p>72.24</text:p>
          </table:table-cell>
        </table:table-row>
        <table:table-row table:style-name="ro1">
          <table:table-cell office:value-type="string" calcext:value-type="string">
            <text:p>Duster</text:p>
          </table:table-cell>
          <table:table-cell office:value-type="float" office:value="66324708" calcext:value-type="float">
            <text:p>66,324,708</text:p>
          </table:table-cell>
          <table:table-cell office:value-type="float" office:value="918649" calcext:value-type="float">
            <text:p>918,649</text:p>
          </table:table-cell>
          <table:table-cell table:style-name="ce6" table:formula="of:=[.B162]/[.C162]" office:value-type="float" office:value="72.198095246389" calcext:value-type="float">
            <text:p>72.20</text:p>
          </table:table-cell>
        </table:table-row>
        <table:table-row table:style-name="ro1">
          <table:table-cell office:value-type="string" calcext:value-type="string">
            <text:p>Placebo</text:p>
          </table:table-cell>
          <table:table-cell office:value-type="float" office:value="216125963" calcext:value-type="float">
            <text:p>216,125,963</text:p>
          </table:table-cell>
          <table:table-cell office:value-type="float" office:value="3003516" calcext:value-type="float">
            <text:p>3,003,516</text:p>
          </table:table-cell>
          <table:table-cell table:style-name="ce6" table:formula="of:=[.B163]/[.C163]" office:value-type="float" office:value="71.9576532970026" calcext:value-type="float">
            <text:p>71.96</text:p>
          </table:table-cell>
        </table:table-row>
        <table:table-row table:style-name="ro1">
          <table:table-cell office:value-type="string" calcext:value-type="string">
            <text:p>NMixx</text:p>
          </table:table-cell>
          <table:table-cell office:value-type="float" office:value="27645331" calcext:value-type="float">
            <text:p>27,645,331</text:p>
          </table:table-cell>
          <table:table-cell office:value-type="float" office:value="384740" calcext:value-type="float">
            <text:p>384,740</text:p>
          </table:table-cell>
          <table:table-cell table:style-name="ce6" table:formula="of:=[.B164]/[.C164]" office:value-type="float" office:value="71.854579716172" calcext:value-type="float">
            <text:p>71.85</text:p>
          </table:table-cell>
        </table:table-row>
        <table:table-row table:style-name="ro1">
          <table:table-cell office:value-type="string" calcext:value-type="string">
            <text:p>Florence + the Machine</text:p>
          </table:table-cell>
          <table:table-cell office:value-type="float" office:value="244556835" calcext:value-type="float">
            <text:p>244,556,835</text:p>
          </table:table-cell>
          <table:table-cell office:value-type="float" office:value="3405319" calcext:value-type="float">
            <text:p>3,405,319</text:p>
          </table:table-cell>
          <table:table-cell table:style-name="ce6" table:formula="of:=[.B165]/[.C165]" office:value-type="float" office:value="71.816130882305" calcext:value-type="float">
            <text:p>71.82</text:p>
          </table:table-cell>
        </table:table-row>
        <table:table-row table:style-name="ro1">
          <table:table-cell office:value-type="string" calcext:value-type="string">
            <text:p>Pi’erre Bourne</text:p>
          </table:table-cell>
          <table:table-cell office:value-type="float" office:value="32169183" calcext:value-type="float">
            <text:p>32,169,183</text:p>
          </table:table-cell>
          <table:table-cell office:value-type="float" office:value="449572" calcext:value-type="float">
            <text:p>449,572</text:p>
          </table:table-cell>
          <table:table-cell table:style-name="ce6" table:formula="of:=[.B166]/[.C166]" office:value-type="float" office:value="71.5551302127357" calcext:value-type="float">
            <text:p>71.56</text:p>
          </table:table-cell>
        </table:table-row>
        <table:table-row table:style-name="ro1">
          <table:table-cell office:value-type="string" calcext:value-type="string">
            <text:p>Cigarettes After Sex</text:p>
          </table:table-cell>
          <table:table-cell office:value-type="float" office:value="118059190" calcext:value-type="float">
            <text:p>118,059,190</text:p>
          </table:table-cell>
          <table:table-cell office:value-type="float" office:value="1650973" calcext:value-type="float">
            <text:p>1,650,973</text:p>
          </table:table-cell>
          <table:table-cell table:style-name="ce6" table:formula="of:=[.B167]/[.C167]" office:value-type="float" office:value="71.5088556869192" calcext:value-type="float">
            <text:p>71.51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float" office:value="97349793" calcext:value-type="float">
            <text:p>97,349,793</text:p>
          </table:table-cell>
          <table:table-cell office:value-type="float" office:value="1362659" calcext:value-type="float">
            <text:p>1,362,659</text:p>
          </table:table-cell>
          <table:table-cell table:style-name="ce6" table:formula="of:=[.B168]/[.C168]" office:value-type="float" office:value="71.4410523836118" calcext:value-type="float">
            <text:p>71.44</text:p>
          </table:table-cell>
        </table:table-row>
        <table:table-row table:style-name="ro1">
          <table:table-cell office:value-type="string" calcext:value-type="string">
            <text:p>Caroline Polachek</text:p>
          </table:table-cell>
          <table:table-cell office:value-type="float" office:value="50442883" calcext:value-type="float">
            <text:p>50,442,883</text:p>
          </table:table-cell>
          <table:table-cell office:value-type="float" office:value="713512" calcext:value-type="float">
            <text:p>713,512</text:p>
          </table:table-cell>
          <table:table-cell table:style-name="ce6" table:formula="of:=[.B169]/[.C169]" office:value-type="float" office:value="70.6966147731223" calcext:value-type="float">
            <text:p>70.70</text:p>
          </table:table-cell>
        </table:table-row>
        <table:table-row table:style-name="ro1">
          <table:table-cell office:value-type="string" calcext:value-type="string">
            <text:p>A Day to Remember</text:p>
          </table:table-cell>
          <table:table-cell office:value-type="float" office:value="112101293" calcext:value-type="float">
            <text:p>112,101,293</text:p>
          </table:table-cell>
          <table:table-cell office:value-type="float" office:value="1589988" calcext:value-type="float">
            <text:p>1,589,988</text:p>
          </table:table-cell>
          <table:table-cell table:style-name="ce6" table:formula="of:=[.B170]/[.C170]" office:value-type="float" office:value="70.5044899709935" calcext:value-type="float">
            <text:p>70.50</text:p>
          </table:table-cell>
        </table:table-row>
        <table:table-row table:style-name="ro1">
          <table:table-cell office:value-type="string" calcext:value-type="string">
            <text:p>Clairo</text:p>
          </table:table-cell>
          <table:table-cell office:value-type="float" office:value="119412280" calcext:value-type="float">
            <text:p>119,412,280</text:p>
          </table:table-cell>
          <table:table-cell office:value-type="float" office:value="1696138" calcext:value-type="float">
            <text:p>1,696,138</text:p>
          </table:table-cell>
          <table:table-cell table:style-name="ce6" table:formula="of:=[.B171]/[.C171]" office:value-type="float" office:value="70.4024554605816" calcext:value-type="float">
            <text:p>70.40</text:p>
          </table:table-cell>
        </table:table-row>
        <table:table-row table:style-name="ro1">
          <table:table-cell office:value-type="string" calcext:value-type="string">
            <text:p>100 gecs</text:p>
          </table:table-cell>
          <table:table-cell office:value-type="float" office:value="55959563" calcext:value-type="float">
            <text:p>55,959,563</text:p>
          </table:table-cell>
          <table:table-cell office:value-type="float" office:value="795996" calcext:value-type="float">
            <text:p>795,996</text:p>
          </table:table-cell>
          <table:table-cell table:style-name="ce6" table:formula="of:=[.B172]/[.C172]" office:value-type="float" office:value="70.3013118156373" calcext:value-type="float">
            <text:p>70.30</text:p>
          </table:table-cell>
        </table:table-row>
        <table:table-row table:style-name="ro1">
          <table:table-cell office:value-type="string" calcext:value-type="string">
            <text:p>Arcade Fire</text:p>
          </table:table-cell>
          <table:table-cell office:value-type="float" office:value="221000521" calcext:value-type="float">
            <text:p>221,000,521</text:p>
          </table:table-cell>
          <table:table-cell office:value-type="float" office:value="3150710" calcext:value-type="float">
            <text:p>3,150,710</text:p>
          </table:table-cell>
          <table:table-cell table:style-name="ce6" table:formula="of:=[.B173]/[.C173]" office:value-type="float" office:value="70.1430855267543" calcext:value-type="float">
            <text:p>70.14</text:p>
          </table:table-cell>
        </table:table-row>
        <table:table-row table:style-name="ro1">
          <table:table-cell office:value-type="string" calcext:value-type="string">
            <text:p>WAYV</text:p>
          </table:table-cell>
          <table:table-cell office:value-type="float" office:value="23800558" calcext:value-type="float">
            <text:p>23,800,558</text:p>
          </table:table-cell>
          <table:table-cell office:value-type="float" office:value="340494" calcext:value-type="float">
            <text:p>340,494</text:p>
          </table:table-cell>
          <table:table-cell table:style-name="ce6" table:formula="of:=[.B174]/[.C174]" office:value-type="float" office:value="69.9000804713152" calcext:value-type="float">
            <text:p>69.90</text:p>
          </table:table-cell>
        </table:table-row>
        <table:table-row table:style-name="ro1">
          <table:table-cell office:value-type="string" calcext:value-type="string">
            <text:p>Sufjan Stevens</text:p>
          </table:table-cell>
          <table:table-cell office:value-type="float" office:value="209313221" calcext:value-type="float">
            <text:p>209,313,221</text:p>
          </table:table-cell>
          <table:table-cell office:value-type="float" office:value="3008249" calcext:value-type="float">
            <text:p>3,008,249</text:p>
          </table:table-cell>
          <table:table-cell table:style-name="ce6" table:formula="of:=[.B175]/[.C175]" office:value-type="float" office:value="69.5797525404313" calcext:value-type="float">
            <text:p>69.58</text:p>
          </table:table-cell>
        </table:table-row>
        <table:table-row table:style-name="ro1">
          <table:table-cell office:value-type="string" calcext:value-type="string">
            <text:p>Black Country, New Road</text:p>
          </table:table-cell>
          <table:table-cell office:value-type="float" office:value="30057960" calcext:value-type="float">
            <text:p>30,057,960</text:p>
          </table:table-cell>
          <table:table-cell office:value-type="float" office:value="432586" calcext:value-type="float">
            <text:p>432,586</text:p>
          </table:table-cell>
          <table:table-cell table:style-name="ce6" table:formula="of:=[.B176]/[.C176]" office:value-type="float" office:value="69.4843568677673" calcext:value-type="float">
            <text:p>69.48</text:p>
          </table:table-cell>
        </table:table-row>
        <table:table-row table:style-name="ro1">
          <table:table-cell office:value-type="string" calcext:value-type="string">
            <text:p>Zach Bryan</text:p>
          </table:table-cell>
          <table:table-cell office:value-type="float" office:value="37242035" calcext:value-type="float">
            <text:p>37,242,035</text:p>
          </table:table-cell>
          <table:table-cell office:value-type="float" office:value="536097" calcext:value-type="float">
            <text:p>536,097</text:p>
          </table:table-cell>
          <table:table-cell table:style-name="ce6" table:formula="of:=[.B177]/[.C177]" office:value-type="float" office:value="69.468836796326" calcext:value-type="float">
            <text:p>69.47</text:p>
          </table:table-cell>
        </table:table-row>
        <table:table-row table:style-name="ro1">
          <table:table-cell office:value-type="string" calcext:value-type="string">
            <text:p>Childish Gambino</text:p>
          </table:table-cell>
          <table:table-cell office:value-type="float" office:value="179824171" calcext:value-type="float">
            <text:p>179,824,171</text:p>
          </table:table-cell>
          <table:table-cell office:value-type="float" office:value="2588887" calcext:value-type="float">
            <text:p>2,588,887</text:p>
          </table:table-cell>
          <table:table-cell table:style-name="ce6" table:formula="of:=[.B178]/[.C178]" office:value-type="float" office:value="69.4600308935848" calcext:value-type="float">
            <text:p>69.46</text:p>
          </table:table-cell>
        </table:table-row>
        <table:table-row table:style-name="ro1">
          <table:table-cell office:value-type="string" calcext:value-type="string">
            <text:p>Freddie Gibbs</text:p>
          </table:table-cell>
          <table:table-cell office:value-type="float" office:value="61736314" calcext:value-type="float">
            <text:p>61,736,314</text:p>
          </table:table-cell>
          <table:table-cell office:value-type="float" office:value="889009" calcext:value-type="float">
            <text:p>889,009</text:p>
          </table:table-cell>
          <table:table-cell table:style-name="ce6" table:formula="of:=[.B179]/[.C179]" office:value-type="float" office:value="69.4439696336033" calcext:value-type="float">
            <text:p>69.44</text:p>
          </table:table-cell>
        </table:table-row>
        <table:table-row table:style-name="ro1">
          <table:table-cell office:value-type="string" calcext:value-type="string">
            <text:p>Lil Darkie</text:p>
          </table:table-cell>
          <table:table-cell office:value-type="float" office:value="27770477" calcext:value-type="float">
            <text:p>27,770,477</text:p>
          </table:table-cell>
          <table:table-cell office:value-type="float" office:value="401032" calcext:value-type="float">
            <text:p>401,032</text:p>
          </table:table-cell>
          <table:table-cell table:style-name="ce6" table:formula="of:=[.B180]/[.C180]" office:value-type="float" office:value="69.2475338626344" calcext:value-type="float">
            <text:p>69.25</text:p>
          </table:table-cell>
        </table:table-row>
        <table:table-row table:style-name="ro1">
          <table:table-cell office:value-type="string" calcext:value-type="string">
            <text:p>beabadoobee</text:p>
          </table:table-cell>
          <table:table-cell office:value-type="float" office:value="92642393" calcext:value-type="float">
            <text:p>92,642,393</text:p>
          </table:table-cell>
          <table:table-cell office:value-type="float" office:value="1339079" calcext:value-type="float">
            <text:p>1,339,079</text:p>
          </table:table-cell>
          <table:table-cell table:style-name="ce6" table:formula="of:=[.B181]/[.C181]" office:value-type="float" office:value="69.1836650414203" calcext:value-type="float">
            <text:p>69.18</text:p>
          </table:table-cell>
        </table:table-row>
        <table:table-row table:style-name="ro1">
          <table:table-cell office:value-type="string" calcext:value-type="string">
            <text:p>TV Girl</text:p>
          </table:table-cell>
          <table:table-cell office:value-type="float" office:value="102777811" calcext:value-type="float">
            <text:p>102,777,811</text:p>
          </table:table-cell>
          <table:table-cell office:value-type="float" office:value="1492967" calcext:value-type="float">
            <text:p>1,492,967</text:p>
          </table:table-cell>
          <table:table-cell table:style-name="ce6" table:formula="of:=[.B182]/[.C182]" office:value-type="float" office:value="68.8413146439272" calcext:value-type="float">
            <text:p>68.84</text:p>
          </table:table-cell>
        </table:table-row>
        <table:table-row table:style-name="ro1">
          <table:table-cell office:value-type="string" calcext:value-type="string">
            <text:p>Slipknot</text:p>
          </table:table-cell>
          <table:table-cell office:value-type="float" office:value="219467898" calcext:value-type="float">
            <text:p>219,467,898</text:p>
          </table:table-cell>
          <table:table-cell office:value-type="float" office:value="3205570" calcext:value-type="float">
            <text:p>3,205,570</text:p>
          </table:table-cell>
          <table:table-cell table:style-name="ce6" table:formula="of:=[.B183]/[.C183]" office:value-type="float" office:value="68.4645470228384" calcext:value-type="float">
            <text:p>68.46</text:p>
          </table:table-cell>
        </table:table-row>
        <table:table-row table:style-name="ro1">
          <table:table-cell office:value-type="string" calcext:value-type="string">
            <text:p>Red Hot Chili Peppers</text:p>
          </table:table-cell>
          <table:table-cell office:value-type="float" office:value="401264751" calcext:value-type="float">
            <text:p>401,264,751</text:p>
          </table:table-cell>
          <table:table-cell office:value-type="float" office:value="5867417" calcext:value-type="float">
            <text:p>5,867,417</text:p>
          </table:table-cell>
          <table:table-cell table:style-name="ce6" table:formula="of:=[.B184]/[.C184]" office:value-type="float" office:value="68.3886539852204" calcext:value-type="float">
            <text:p>68.39</text:p>
          </table:table-cell>
        </table:table-row>
        <table:table-row table:style-name="ro1">
          <table:table-cell office:value-type="string" calcext:value-type="string">
            <text:p>Rise Against</text:p>
          </table:table-cell>
          <table:table-cell office:value-type="float" office:value="166551239" calcext:value-type="float">
            <text:p>166,551,239</text:p>
          </table:table-cell>
          <table:table-cell office:value-type="float" office:value="2437661" calcext:value-type="float">
            <text:p>2,437,661</text:p>
          </table:table-cell>
          <table:table-cell table:style-name="ce6" table:formula="of:=[.B185]/[.C185]" office:value-type="float" office:value="68.324200534857" calcext:value-type="float">
            <text:p>68.32</text:p>
          </table:table-cell>
        </table:table-row>
        <table:table-row table:style-name="ro1">
          <table:table-cell office:value-type="string" calcext:value-type="string">
            <text:p>GFRIEND</text:p>
          </table:table-cell>
          <table:table-cell office:value-type="float" office:value="23971547" calcext:value-type="float">
            <text:p>23,971,547</text:p>
          </table:table-cell>
          <table:table-cell office:value-type="float" office:value="352957" calcext:value-type="float">
            <text:p>352,957</text:p>
          </table:table-cell>
          <table:table-cell table:style-name="ce6" table:formula="of:=[.B186]/[.C186]" office:value-type="float" office:value="67.9163382508351" calcext:value-type="float">
            <text:p>67.92</text:p>
          </table:table-cell>
        </table:table-row>
        <table:table-row table:style-name="ro1">
          <table:table-cell office:value-type="string" calcext:value-type="string">
            <text:p>The Strokes</text:p>
          </table:table-cell>
          <table:table-cell office:value-type="float" office:value="306302269" calcext:value-type="float">
            <text:p>306,302,269</text:p>
          </table:table-cell>
          <table:table-cell office:value-type="float" office:value="4524273" calcext:value-type="float">
            <text:p>4,524,273</text:p>
          </table:table-cell>
          <table:table-cell table:style-name="ce6" table:formula="of:=[.B187]/[.C187]" office:value-type="float" office:value="67.7019863743855" calcext:value-type="float">
            <text:p>67.70</text:p>
          </table:table-cell>
        </table:table-row>
        <table:table-row table:style-name="ro1">
          <table:table-cell office:value-type="string" calcext:value-type="string">
            <text:p>The xx</text:p>
          </table:table-cell>
          <table:table-cell office:value-type="float" office:value="163256093" calcext:value-type="float">
            <text:p>163,256,093</text:p>
          </table:table-cell>
          <table:table-cell office:value-type="float" office:value="2413311" calcext:value-type="float">
            <text:p>2,413,311</text:p>
          </table:table-cell>
          <table:table-cell table:style-name="ce6" table:formula="of:=[.B188]/[.C188]" office:value-type="float" office:value="67.6481783740264" calcext:value-type="float">
            <text:p>67.65</text:p>
          </table:table-cell>
        </table:table-row>
        <table:table-row table:style-name="ro1">
          <table:table-cell office:value-type="string" calcext:value-type="string">
            <text:p>Little Mix</text:p>
          </table:table-cell>
          <table:table-cell office:value-type="float" office:value="90854167" calcext:value-type="float">
            <text:p>90,854,167</text:p>
          </table:table-cell>
          <table:table-cell office:value-type="float" office:value="1354726" calcext:value-type="float">
            <text:p>1,354,726</text:p>
          </table:table-cell>
          <table:table-cell table:style-name="ce6" table:formula="of:=[.B189]/[.C189]" office:value-type="float" office:value="67.0646071604147" calcext:value-type="float">
            <text:p>67.06</text:p>
          </table:table-cell>
        </table:table-row>
        <table:table-row table:style-name="ro1">
          <table:table-cell office:value-type="string" calcext:value-type="string">
            <text:p>KanKan</text:p>
          </table:table-cell>
          <table:table-cell office:value-type="float" office:value="25835415" calcext:value-type="float">
            <text:p>25,835,415</text:p>
          </table:table-cell>
          <table:table-cell office:value-type="float" office:value="385761" calcext:value-type="float">
            <text:p>385,761</text:p>
          </table:table-cell>
          <table:table-cell table:style-name="ce6" table:formula="of:=[.B190]/[.C190]" office:value-type="float" office:value="66.9725944302301" calcext:value-type="float">
            <text:p>66.97</text:p>
          </table:table-cell>
        </table:table-row>
        <table:table-row table:style-name="ro1">
          <table:table-cell office:value-type="string" calcext:value-type="string">
            <text:p>Modern Baseball</text:p>
          </table:table-cell>
          <table:table-cell office:value-type="float" office:value="33623880" calcext:value-type="float">
            <text:p>33,623,880</text:p>
          </table:table-cell>
          <table:table-cell office:value-type="float" office:value="502949" calcext:value-type="float">
            <text:p>502,949</text:p>
          </table:table-cell>
          <table:table-cell table:style-name="ce6" table:formula="of:=[.B191]/[.C191]" office:value-type="float" office:value="66.8534583029293" calcext:value-type="float">
            <text:p>66.85</text:p>
          </table:table-cell>
        </table:table-row>
        <table:table-row table:style-name="ro1">
          <table:table-cell office:value-type="string" calcext:value-type="string">
            <text:p>wave to earth</text:p>
          </table:table-cell>
          <table:table-cell office:value-type="float" office:value="19661382" calcext:value-type="float">
            <text:p>19,661,382</text:p>
          </table:table-cell>
          <table:table-cell office:value-type="float" office:value="294881" calcext:value-type="float">
            <text:p>294,881</text:p>
          </table:table-cell>
          <table:table-cell table:style-name="ce6" table:formula="of:=[.B192]/[.C192]" office:value-type="float" office:value="66.6756488210499" calcext:value-type="float">
            <text:p>66.68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float" office:value="29019041" calcext:value-type="float">
            <text:p>29,019,041</text:p>
          </table:table-cell>
          <table:table-cell office:value-type="float" office:value="437017" calcext:value-type="float">
            <text:p>437,017</text:p>
          </table:table-cell>
          <table:table-cell table:style-name="ce6" table:formula="of:=[.B193]/[.C193]" office:value-type="float" office:value="66.4025449810877" calcext:value-type="float">
            <text:p>66.40</text:p>
          </table:table-cell>
        </table:table-row>
        <table:table-row table:style-name="ro1">
          <table:table-cell office:value-type="string" calcext:value-type="string">
            <text:p>DPR IAN</text:p>
          </table:table-cell>
          <table:table-cell office:value-type="float" office:value="26261762" calcext:value-type="float">
            <text:p>26,261,762</text:p>
          </table:table-cell>
          <table:table-cell office:value-type="float" office:value="395753" calcext:value-type="float">
            <text:p>395,753</text:p>
          </table:table-cell>
          <table:table-cell table:style-name="ce6" table:formula="of:=[.B194]/[.C194]" office:value-type="float" office:value="66.3589713786124" calcext:value-type="float">
            <text:p>66.36</text:p>
          </table:table-cell>
        </table:table-row>
        <table:table-row table:style-name="ro1">
          <table:table-cell office:value-type="string" calcext:value-type="string">
            <text:p>Crystal Castles</text:p>
          </table:table-cell>
          <table:table-cell office:value-type="float" office:value="152686601" calcext:value-type="float">
            <text:p>152,686,601</text:p>
          </table:table-cell>
          <table:table-cell office:value-type="float" office:value="2304983" calcext:value-type="float">
            <text:p>2,304,983</text:p>
          </table:table-cell>
          <table:table-cell table:style-name="ce6" table:formula="of:=[.B195]/[.C195]" office:value-type="float" office:value="66.2419640405157" calcext:value-type="float">
            <text:p>66.24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59270481" calcext:value-type="float">
            <text:p>59,270,481</text:p>
          </table:table-cell>
          <table:table-cell office:value-type="float" office:value="898677" calcext:value-type="float">
            <text:p>898,677</text:p>
          </table:table-cell>
          <table:table-cell table:style-name="ce6" table:formula="of:=[.B196]/[.C196]" office:value-type="float" office:value="65.9530409702262" calcext:value-type="float">
            <text:p>65.95</text:p>
          </table:table-cell>
        </table:table-row>
        <table:table-row table:style-name="ro1">
          <table:table-cell office:value-type="string" calcext:value-type="string">
            <text:p>Noah Kahan</text:p>
          </table:table-cell>
          <table:table-cell office:value-type="float" office:value="52380295" calcext:value-type="float">
            <text:p>52,380,295</text:p>
          </table:table-cell>
          <table:table-cell office:value-type="float" office:value="794832" calcext:value-type="float">
            <text:p>794,832</text:p>
          </table:table-cell>
          <table:table-cell table:style-name="ce6" table:formula="of:=[.B197]/[.C197]" office:value-type="float" office:value="65.9010897900437" calcext:value-type="float">
            <text:p>65.90</text:p>
          </table:table-cell>
        </table:table-row>
        <table:table-row table:style-name="ro1">
          <table:table-cell office:value-type="string" calcext:value-type="string">
            <text:p>David Bowie</text:p>
          </table:table-cell>
          <table:table-cell office:value-type="float" office:value="291706708" calcext:value-type="float">
            <text:p>291,706,708</text:p>
          </table:table-cell>
          <table:table-cell office:value-type="float" office:value="4482114" calcext:value-type="float">
            <text:p>4,482,114</text:p>
          </table:table-cell>
          <table:table-cell table:style-name="ce6" table:formula="of:=[.B198]/[.C198]" office:value-type="float" office:value="65.0823937097539" calcext:value-type="float">
            <text:p>65.08</text:p>
          </table:table-cell>
        </table:table-row>
        <table:table-row table:style-name="ro1">
          <table:table-cell office:value-type="string" calcext:value-type="string">
            <text:p>Beach House</text:p>
          </table:table-cell>
          <table:table-cell office:value-type="float" office:value="159305967" calcext:value-type="float">
            <text:p>159,305,967</text:p>
          </table:table-cell>
          <table:table-cell office:value-type="float" office:value="2471515" calcext:value-type="float">
            <text:p>2,471,515</text:p>
          </table:table-cell>
          <table:table-cell table:style-name="ce6" table:formula="of:=[.B199]/[.C199]" office:value-type="float" office:value="64.4568076665527" calcext:value-type="float">
            <text:p>64.46</text:p>
          </table:table-cell>
        </table:table-row>
        <table:table-row table:style-name="ro1">
          <table:table-cell office:value-type="string" calcext:value-type="string">
            <text:p>Ethel Cain</text:p>
          </table:table-cell>
          <table:table-cell office:value-type="float" office:value="33500205" calcext:value-type="float">
            <text:p>33,500,205</text:p>
          </table:table-cell>
          <table:table-cell office:value-type="float" office:value="521804" calcext:value-type="float">
            <text:p>521,804</text:p>
          </table:table-cell>
          <table:table-cell table:style-name="ce6" table:formula="of:=[.B200]/[.C200]" office:value-type="float" office:value="64.2007439575013" calcext:value-type="float">
            <text:p>64.20</text:p>
          </table:table-cell>
        </table:table-row>
        <table:table-row table:style-name="ro1">
          <table:table-cell office:value-type="string" calcext:value-type="string">
            <text:p>Bo Burnham</text:p>
          </table:table-cell>
          <table:table-cell office:value-type="float" office:value="48692449" calcext:value-type="float">
            <text:p>48,692,449</text:p>
          </table:table-cell>
          <table:table-cell office:value-type="float" office:value="758862" calcext:value-type="float">
            <text:p>758,862</text:p>
          </table:table-cell>
          <table:table-cell table:style-name="ce6" table:formula="of:=[.B201]/[.C201]" office:value-type="float" office:value="64.1650906225374" calcext:value-type="float">
            <text:p>64.17</text:p>
          </table:table-cell>
        </table:table-row>
        <table:table-row table:style-name="ro1">
          <table:table-cell office:value-type="string" calcext:value-type="string">
            <text:p>King Krule</text:p>
          </table:table-cell>
          <table:table-cell office:value-type="float" office:value="51906877" calcext:value-type="float">
            <text:p>51,906,877</text:p>
          </table:table-cell>
          <table:table-cell office:value-type="float" office:value="810206" calcext:value-type="float">
            <text:p>810,206</text:p>
          </table:table-cell>
          <table:table-cell table:style-name="ce6" table:formula="of:=[.B202]/[.C202]" office:value-type="float" office:value="64.0662708002656" calcext:value-type="float">
            <text:p>64.07</text:p>
          </table:table-cell>
        </table:table-row>
        <table:table-row table:style-name="ro1">
          <table:table-cell office:value-type="string" calcext:value-type="string">
            <text:p>Fall Out Boy</text:p>
          </table:table-cell>
          <table:table-cell office:value-type="float" office:value="249920034" calcext:value-type="float">
            <text:p>249,920,034</text:p>
          </table:table-cell>
          <table:table-cell office:value-type="float" office:value="3904746" calcext:value-type="float">
            <text:p>3,904,746</text:p>
          </table:table-cell>
          <table:table-cell table:style-name="ce6" table:formula="of:=[.B203]/[.C203]" office:value-type="float" office:value="64.0041718462609" calcext:value-type="float">
            <text:p>64.00</text:p>
          </table:table-cell>
        </table:table-row>
        <table:table-row table:style-name="ro1">
          <table:table-cell office:value-type="string" calcext:value-type="string">
            <text:p>Björk</text:p>
          </table:table-cell>
          <table:table-cell office:value-type="float" office:value="182006692" calcext:value-type="float">
            <text:p>182,006,692</text:p>
          </table:table-cell>
          <table:table-cell office:value-type="float" office:value="2848853" calcext:value-type="float">
            <text:p>2,848,853</text:p>
          </table:table-cell>
          <table:table-cell table:style-name="ce6" table:formula="of:=[.B204]/[.C204]" office:value-type="float" office:value="63.8877091938405" calcext:value-type="float">
            <text:p>63.89</text:p>
          </table:table-cell>
        </table:table-row>
        <table:table-row table:style-name="ro1">
          <table:table-cell office:value-type="string" calcext:value-type="string">
            <text:p>MAMAMOO</text:p>
          </table:table-cell>
          <table:table-cell office:value-type="float" office:value="32562256" calcext:value-type="float">
            <text:p>32,562,256</text:p>
          </table:table-cell>
          <table:table-cell office:value-type="float" office:value="510124" calcext:value-type="float">
            <text:p>510,124</text:p>
          </table:table-cell>
          <table:table-cell table:style-name="ce6" table:formula="of:=[.B205]/[.C205]" office:value-type="float" office:value="63.8320408371298" calcext:value-type="float">
            <text:p>63.83</text:p>
          </table:table-cell>
        </table:table-row>
        <table:table-row table:style-name="ro1">
          <table:table-cell office:value-type="string" calcext:value-type="string">
            <text:p>Jid</text:p>
          </table:table-cell>
          <table:table-cell office:value-type="float" office:value="55191570" calcext:value-type="float">
            <text:p>55,191,570</text:p>
          </table:table-cell>
          <table:table-cell office:value-type="float" office:value="865750" calcext:value-type="float">
            <text:p>865,750</text:p>
          </table:table-cell>
          <table:table-cell table:style-name="ce6" table:formula="of:=[.B206]/[.C206]" office:value-type="float" office:value="63.750008663009" calcext:value-type="float">
            <text:p>63.75</text:p>
          </table:table-cell>
        </table:table-row>
        <table:table-row table:style-name="ro1">
          <table:table-cell office:value-type="string" calcext:value-type="string">
            <text:p>Led Zeppelin</text:p>
          </table:table-cell>
          <table:table-cell office:value-type="float" office:value="248614559" calcext:value-type="float">
            <text:p>248,614,559</text:p>
          </table:table-cell>
          <table:table-cell office:value-type="float" office:value="3910749" calcext:value-type="float">
            <text:p>3,910,749</text:p>
          </table:table-cell>
          <table:table-cell table:style-name="ce6" table:formula="of:=[.B207]/[.C207]" office:value-type="float" office:value="63.572108309687" calcext:value-type="float">
            <text:p>63.57</text:p>
          </table:table-cell>
        </table:table-row>
        <table:table-row table:style-name="ro1">
          <table:table-cell office:value-type="string" calcext:value-type="string">
            <text:p>Depeche Mode</text:p>
          </table:table-cell>
          <table:table-cell office:value-type="float" office:value="222311673" calcext:value-type="float">
            <text:p>222,311,673</text:p>
          </table:table-cell>
          <table:table-cell office:value-type="float" office:value="3523134" calcext:value-type="float">
            <text:p>3,523,134</text:p>
          </table:table-cell>
          <table:table-cell table:style-name="ce6" table:formula="of:=[.B208]/[.C208]" office:value-type="float" office:value="63.1005442881253" calcext:value-type="float">
            <text:p>63.10</text:p>
          </table:table-cell>
        </table:table-row>
        <table:table-row table:style-name="ro1">
          <table:table-cell office:value-type="string" calcext:value-type="string">
            <text:p>blink-182</text:p>
          </table:table-cell>
          <table:table-cell office:value-type="float" office:value="247975269" calcext:value-type="float">
            <text:p>247,975,269</text:p>
          </table:table-cell>
          <table:table-cell office:value-type="float" office:value="3948142" calcext:value-type="float">
            <text:p>3,948,142</text:p>
          </table:table-cell>
          <table:table-cell table:style-name="ce6" table:formula="of:=[.B209]/[.C209]" office:value-type="float" office:value="62.8080927686998" calcext:value-type="float">
            <text:p>62.81</text:p>
          </table:table-cell>
        </table:table-row>
        <table:table-row table:style-name="ro1">
          <table:table-cell office:value-type="string" calcext:value-type="string">
            <text:p>MF DOOM</text:p>
          </table:table-cell>
          <table:table-cell office:value-type="float" office:value="97077755" calcext:value-type="float">
            <text:p>97,077,755</text:p>
          </table:table-cell>
          <table:table-cell office:value-type="float" office:value="1546721" calcext:value-type="float">
            <text:p>1,546,721</text:p>
          </table:table-cell>
          <table:table-cell table:style-name="ce6" table:formula="of:=[.B210]/[.C210]" office:value-type="float" office:value="62.7635850292328" calcext:value-type="float">
            <text:p>62.76</text:p>
          </table:table-cell>
        </table:table-row>
        <table:table-row table:style-name="ro1">
          <table:table-cell office:value-type="string" calcext:value-type="string">
            <text:p>Britney Spears</text:p>
          </table:table-cell>
          <table:table-cell office:value-type="float" office:value="301258873" calcext:value-type="float">
            <text:p>301,258,873</text:p>
          </table:table-cell>
          <table:table-cell office:value-type="float" office:value="4807946" calcext:value-type="float">
            <text:p>4,807,946</text:p>
          </table:table-cell>
          <table:table-cell table:style-name="ce6" table:formula="of:=[.B211]/[.C211]" office:value-type="float" office:value="62.6585392182025" calcext:value-type="float">
            <text:p>62.66</text:p>
          </table:table-cell>
        </table:table-row>
        <table:table-row table:style-name="ro1">
          <table:table-cell office:value-type="string" calcext:value-type="string">
            <text:p>Selena Gomez</text:p>
          </table:table-cell>
          <table:table-cell office:value-type="float" office:value="137191808" calcext:value-type="float">
            <text:p>137,191,808</text:p>
          </table:table-cell>
          <table:table-cell office:value-type="float" office:value="2192882" calcext:value-type="float">
            <text:p>2,192,882</text:p>
          </table:table-cell>
          <table:table-cell table:style-name="ce6" table:formula="of:=[.B212]/[.C212]" office:value-type="float" office:value="62.5623303032265" calcext:value-type="float">
            <text:p>62.56</text:p>
          </table:table-cell>
        </table:table-row>
        <table:table-row table:style-name="ro1">
          <table:table-cell office:value-type="string" calcext:value-type="string">
            <text:p>A BOOGIE WIT DA HOODIE</text:p>
          </table:table-cell>
          <table:table-cell office:value-type="float" office:value="59283528" calcext:value-type="float">
            <text:p>59,283,528</text:p>
          </table:table-cell>
          <table:table-cell office:value-type="float" office:value="949385" calcext:value-type="float">
            <text:p>949,385</text:p>
          </table:table-cell>
          <table:table-cell table:style-name="ce6" table:formula="of:=[.B213]/[.C213]" office:value-type="float" office:value="62.4441380472622" calcext:value-type="float">
            <text:p>62.44</text:p>
          </table:table-cell>
        </table:table-row>
        <table:table-row table:style-name="ro1">
          <table:table-cell office:value-type="string" calcext:value-type="string">
            <text:p>Nirvana</text:p>
          </table:table-cell>
          <table:table-cell office:value-type="float" office:value="366136500" calcext:value-type="float">
            <text:p>366,136,500</text:p>
          </table:table-cell>
          <table:table-cell office:value-type="float" office:value="5888288" calcext:value-type="float">
            <text:p>5,888,288</text:p>
          </table:table-cell>
          <table:table-cell table:style-name="ce6" table:formula="of:=[.B214]/[.C214]" office:value-type="float" office:value="62.1804673956165" calcext:value-type="float">
            <text:p>62.18</text:p>
          </table:table-cell>
        </table:table-row>
        <table:table-row table:style-name="ro1">
          <table:table-cell office:value-type="string" calcext:value-type="string">
            <text:p>The Cure</text:p>
          </table:table-cell>
          <table:table-cell office:value-type="float" office:value="259281594" calcext:value-type="float">
            <text:p>259,281,594</text:p>
          </table:table-cell>
          <table:table-cell office:value-type="float" office:value="4175505" calcext:value-type="float">
            <text:p>4,175,505</text:p>
          </table:table-cell>
          <table:table-cell table:style-name="ce6" table:formula="of:=[.B215]/[.C215]" office:value-type="float" office:value="62.0958648115617" calcext:value-type="float">
            <text:p>62.10</text:p>
          </table:table-cell>
        </table:table-row>
        <table:table-row table:style-name="ro1">
          <table:table-cell office:value-type="string" calcext:value-type="string">
            <text:p>Chief Keef</text:p>
          </table:table-cell>
          <table:table-cell office:value-type="float" office:value="65638925" calcext:value-type="float">
            <text:p>65,638,925</text:p>
          </table:table-cell>
          <table:table-cell office:value-type="float" office:value="1059770" calcext:value-type="float">
            <text:p>1,059,770</text:p>
          </table:table-cell>
          <table:table-cell table:style-name="ce6" table:formula="of:=[.B216]/[.C216]" office:value-type="float" office:value="61.936953301188" calcext:value-type="float">
            <text:p>61.94</text:p>
          </table:table-cell>
        </table:table-row>
        <table:table-row table:style-name="ro1">
          <table:table-cell office:value-type="string" calcext:value-type="string">
            <text:p>FKA twigs</text:p>
          </table:table-cell>
          <table:table-cell office:value-type="float" office:value="71464687" calcext:value-type="float">
            <text:p>71,464,687</text:p>
          </table:table-cell>
          <table:table-cell office:value-type="float" office:value="1154030" calcext:value-type="float">
            <text:p>1,154,030</text:p>
          </table:table-cell>
          <table:table-cell table:style-name="ce6" table:formula="of:=[.B217]/[.C217]" office:value-type="float" office:value="61.9261951595712" calcext:value-type="float">
            <text:p>61.93</text:p>
          </table:table-cell>
        </table:table-row>
        <table:table-row table:style-name="ro1">
          <table:table-cell office:value-type="string" calcext:value-type="string">
            <text:p>Aphex Twin</text:p>
          </table:table-cell>
          <table:table-cell office:value-type="float" office:value="141582886" calcext:value-type="float">
            <text:p>141,582,886</text:p>
          </table:table-cell>
          <table:table-cell office:value-type="float" office:value="2287284" calcext:value-type="float">
            <text:p>2,287,284</text:p>
          </table:table-cell>
          <table:table-cell table:style-name="ce6" table:formula="of:=[.B218]/[.C218]" office:value-type="float" office:value="61.9000027980784" calcext:value-type="float">
            <text:p>61.90</text:p>
          </table:table-cell>
        </table:table-row>
        <table:table-row table:style-name="ro1">
          <table:table-cell office:value-type="string" calcext:value-type="string">
            <text:p>Avenged Sevenfold</text:p>
          </table:table-cell>
          <table:table-cell office:value-type="float" office:value="137114421" calcext:value-type="float">
            <text:p>137,114,421</text:p>
          </table:table-cell>
          <table:table-cell office:value-type="float" office:value="2221351" calcext:value-type="float">
            <text:p>2,221,351</text:p>
          </table:table-cell>
          <table:table-cell table:style-name="ce6" table:formula="of:=[.B219]/[.C219]" office:value-type="float" office:value="61.725689006375" calcext:value-type="float">
            <text:p>61.73</text:p>
          </table:table-cell>
        </table:table-row>
        <table:table-row table:style-name="ro1">
          <table:table-cell office:value-type="string" calcext:value-type="string">
            <text:p>Title Fight</text:p>
          </table:table-cell>
          <table:table-cell office:value-type="float" office:value="37548823" calcext:value-type="float">
            <text:p>37,548,823</text:p>
          </table:table-cell>
          <table:table-cell office:value-type="float" office:value="608729" calcext:value-type="float">
            <text:p>608,729</text:p>
          </table:table-cell>
          <table:table-cell table:style-name="ce6" table:formula="of:=[.B220]/[.C220]" office:value-type="float" office:value="61.6839726709258" calcext:value-type="float">
            <text:p>61.68</text:p>
          </table:table-cell>
        </table:table-row>
        <table:table-row table:style-name="ro1">
          <table:table-cell office:value-type="string" calcext:value-type="string">
            <text:p>Everglow</text:p>
          </table:table-cell>
          <table:table-cell office:value-type="float" office:value="28103163" calcext:value-type="float">
            <text:p>28,103,163</text:p>
          </table:table-cell>
          <table:table-cell office:value-type="float" office:value="455692" calcext:value-type="float">
            <text:p>455,692</text:p>
          </table:table-cell>
          <table:table-cell table:style-name="ce6" table:formula="of:=[.B221]/[.C221]" office:value-type="float" office:value="61.6713986640099" calcext:value-type="float">
            <text:p>61.67</text:p>
          </table:table-cell>
        </table:table-row>
        <table:table-row table:style-name="ro1">
          <table:table-cell office:value-type="string" calcext:value-type="string">
            <text:p>Ado</text:p>
          </table:table-cell>
          <table:table-cell office:value-type="float" office:value="16666463" calcext:value-type="float">
            <text:p>16,666,463</text:p>
          </table:table-cell>
          <table:table-cell office:value-type="float" office:value="270309" calcext:value-type="float">
            <text:p>270,309</text:p>
          </table:table-cell>
          <table:table-cell table:style-name="ce6" table:formula="of:=[.B222]/[.C222]" office:value-type="float" office:value="61.6570776407741" calcext:value-type="float">
            <text:p>61.66</text:p>
          </table:table-cell>
        </table:table-row>
        <table:table-row table:style-name="ro1">
          <table:table-cell office:value-type="string" calcext:value-type="string">
            <text:p>The Front Bottoms</text:p>
          </table:table-cell>
          <table:table-cell office:value-type="float" office:value="36154969" calcext:value-type="float">
            <text:p>36,154,969</text:p>
          </table:table-cell>
          <table:table-cell office:value-type="float" office:value="586606" calcext:value-type="float">
            <text:p>586,606</text:p>
          </table:table-cell>
          <table:table-cell table:style-name="ce6" table:formula="of:=[.B223]/[.C223]" office:value-type="float" office:value="61.6341616008019" calcext:value-type="float">
            <text:p>61.63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float" office:value="322537705" calcext:value-type="float">
            <text:p>322,537,705</text:p>
          </table:table-cell>
          <table:table-cell office:value-type="float" office:value="5234338" calcext:value-type="float">
            <text:p>5,234,338</text:p>
          </table:table-cell>
          <table:table-cell table:style-name="ce6" table:formula="of:=[.B224]/[.C224]" office:value-type="float" office:value="61.6195792094435" calcext:value-type="float">
            <text:p>61.62</text:p>
          </table:table-cell>
        </table:table-row>
        <table:table-row table:style-name="ro1">
          <table:table-cell office:value-type="string" calcext:value-type="string">
            <text:p>pinkpantheress</text:p>
          </table:table-cell>
          <table:table-cell office:value-type="float" office:value="99499735" calcext:value-type="float">
            <text:p>99,499,735</text:p>
          </table:table-cell>
          <table:table-cell office:value-type="float" office:value="1617305" calcext:value-type="float">
            <text:p>1,617,305</text:p>
          </table:table-cell>
          <table:table-cell table:style-name="ce6" table:formula="of:=[.B225]/[.C225]" office:value-type="float" office:value="61.5219361839604" calcext:value-type="float">
            <text:p>61.52</text:p>
          </table:table-cell>
        </table:table-row>
        <table:table-row table:style-name="ro1">
          <table:table-cell office:value-type="string" calcext:value-type="string">
            <text:p>Bon Iver</text:p>
          </table:table-cell>
          <table:table-cell office:value-type="float" office:value="175003632" calcext:value-type="float">
            <text:p>175,003,632</text:p>
          </table:table-cell>
          <table:table-cell office:value-type="float" office:value="2852472" calcext:value-type="float">
            <text:p>2,852,472</text:p>
          </table:table-cell>
          <table:table-cell table:style-name="ce6" table:formula="of:=[.B226]/[.C226]" office:value-type="float" office:value="61.3515687445836" calcext:value-type="float">
            <text:p>61.35</text:p>
          </table:table-cell>
        </table:table-row>
        <table:table-row table:style-name="ro1">
          <table:table-cell office:value-type="string" calcext:value-type="string">
            <text:p>Queens of the Stone Age</text:p>
          </table:table-cell>
          <table:table-cell office:value-type="float" office:value="189154836" calcext:value-type="float">
            <text:p>189,154,836</text:p>
          </table:table-cell>
          <table:table-cell office:value-type="float" office:value="3095798" calcext:value-type="float">
            <text:p>3,095,798</text:p>
          </table:table-cell>
          <table:table-cell table:style-name="ce6" table:formula="of:=[.B227]/[.C227]" office:value-type="float" office:value="61.1005097877833" calcext:value-type="float">
            <text:p>61.10</text:p>
          </table:table-cell>
        </table:table-row>
        <table:table-row table:style-name="ro1">
          <table:table-cell office:value-type="string" calcext:value-type="string">
            <text:p>Girls' Generation</text:p>
          </table:table-cell>
          <table:table-cell office:value-type="float" office:value="28286398" calcext:value-type="float">
            <text:p>28,286,398</text:p>
          </table:table-cell>
          <table:table-cell office:value-type="float" office:value="463076" calcext:value-type="float">
            <text:p>463,076</text:p>
          </table:table-cell>
          <table:table-cell table:style-name="ce6" table:formula="of:=[.B228]/[.C228]" office:value-type="float" office:value="61.0837054824694" calcext:value-type="float">
            <text:p>61.08</text:p>
          </table:table-cell>
        </table:table-row>
        <table:table-row table:style-name="ro1">
          <table:table-cell office:value-type="string" calcext:value-type="string">
            <text:p>Bob Dylan</text:p>
          </table:table-cell>
          <table:table-cell office:value-type="float" office:value="202125376" calcext:value-type="float">
            <text:p>202,125,376</text:p>
          </table:table-cell>
          <table:table-cell office:value-type="float" office:value="3316664" calcext:value-type="float">
            <text:p>3,316,664</text:p>
          </table:table-cell>
          <table:table-cell table:style-name="ce6" table:formula="of:=[.B229]/[.C229]" office:value-type="float" office:value="60.9423734210038" calcext:value-type="float">
            <text:p>60.94</text:p>
          </table:table-cell>
        </table:table-row>
        <table:table-row table:style-name="ro1">
          <table:table-cell office:value-type="string" calcext:value-type="string">
            <text:p>Eminem</text:p>
          </table:table-cell>
          <table:table-cell office:value-type="float" office:value="382052140" calcext:value-type="float">
            <text:p>382,052,140</text:p>
          </table:table-cell>
          <table:table-cell office:value-type="float" office:value="6309487" calcext:value-type="float">
            <text:p>6,309,487</text:p>
          </table:table-cell>
          <table:table-cell table:style-name="ce6" table:formula="of:=[.B230]/[.C230]" office:value-type="float" office:value="60.5520131826882" calcext:value-type="float">
            <text:p>60.55</text:p>
          </table:table-cell>
        </table:table-row>
        <table:table-row table:style-name="ro1">
          <table:table-cell office:value-type="string" calcext:value-type="string">
            <text:p>Slowdive</text:p>
          </table:table-cell>
          <table:table-cell office:value-type="float" office:value="82957175" calcext:value-type="float">
            <text:p>82,957,175</text:p>
          </table:table-cell>
          <table:table-cell office:value-type="float" office:value="1370625" calcext:value-type="float">
            <text:p>1,370,625</text:p>
          </table:table-cell>
          <table:table-cell table:style-name="ce6" table:formula="of:=[.B231]/[.C231]" office:value-type="float" office:value="60.5250706794346" calcext:value-type="float">
            <text:p>60.53</text:p>
          </table:table-cell>
        </table:table-row>
        <table:table-row table:style-name="ro1">
          <table:table-cell office:value-type="string" calcext:value-type="string">
            <text:p>Daniel Caesar</text:p>
          </table:table-cell>
          <table:table-cell office:value-type="float" office:value="81771703" calcext:value-type="float">
            <text:p>81,771,703</text:p>
          </table:table-cell>
          <table:table-cell office:value-type="float" office:value="1355703" calcext:value-type="float">
            <text:p>1,355,703</text:p>
          </table:table-cell>
          <table:table-cell table:style-name="ce6" table:formula="of:=[.B232]/[.C232]" office:value-type="float" office:value="60.3168267681048" calcext:value-type="float">
            <text:p>60.32</text:p>
          </table:table-cell>
        </table:table-row>
        <table:table-row table:style-name="ro1">
          <table:table-cell office:value-type="string" calcext:value-type="string">
            <text:p>Misfits</text:p>
          </table:table-cell>
          <table:table-cell office:value-type="float" office:value="78010277" calcext:value-type="float">
            <text:p>78,010,277</text:p>
          </table:table-cell>
          <table:table-cell office:value-type="float" office:value="1305162" calcext:value-type="float">
            <text:p>1,305,162</text:p>
          </table:table-cell>
          <table:table-cell table:style-name="ce6" table:formula="of:=[.B233]/[.C233]" office:value-type="float" office:value="59.7705702433874" calcext:value-type="float">
            <text:p>59.77</text:p>
          </table:table-cell>
        </table:table-row>
        <table:table-row table:style-name="ro1">
          <table:table-cell office:value-type="string" calcext:value-type="string">
            <text:p>King Von</text:p>
          </table:table-cell>
          <table:table-cell office:value-type="float" office:value="28582202" calcext:value-type="float">
            <text:p>28,582,202</text:p>
          </table:table-cell>
          <table:table-cell office:value-type="float" office:value="479000" calcext:value-type="float">
            <text:p>479,000</text:p>
          </table:table-cell>
          <table:table-cell table:style-name="ce6" table:formula="of:=[.B234]/[.C234]" office:value-type="float" office:value="59.6705678496869" calcext:value-type="float">
            <text:p>59.67</text:p>
          </table:table-cell>
        </table:table-row>
        <table:table-row table:style-name="ro1">
          <table:table-cell office:value-type="string" calcext:value-type="string">
            <text:p>Charlie Puth</text:p>
          </table:table-cell>
          <table:table-cell office:value-type="float" office:value="94566835" calcext:value-type="float">
            <text:p>94,566,835</text:p>
          </table:table-cell>
          <table:table-cell office:value-type="float" office:value="1585714" calcext:value-type="float">
            <text:p>1,585,714</text:p>
          </table:table-cell>
          <table:table-cell table:style-name="ce6" table:formula="of:=[.B235]/[.C235]" office:value-type="float" office:value="59.6367535381538" calcext:value-type="float">
            <text:p>59.64</text:p>
          </table:table-cell>
        </table:table-row>
        <table:table-row table:style-name="ro1">
          <table:table-cell office:value-type="string" calcext:value-type="string">
            <text:p>BABYMETAL</text:p>
          </table:table-cell>
          <table:table-cell office:value-type="float" office:value="29819514" calcext:value-type="float">
            <text:p>29,819,514</text:p>
          </table:table-cell>
          <table:table-cell office:value-type="float" office:value="500846" calcext:value-type="float">
            <text:p>500,846</text:p>
          </table:table-cell>
          <table:table-cell table:style-name="ce6" table:formula="of:=[.B236]/[.C236]" office:value-type="float" office:value="59.5382892146488" calcext:value-type="float">
            <text:p>59.54</text:p>
          </table:table-cell>
        </table:table-row>
        <table:table-row table:style-name="ro1">
          <table:table-cell office:value-type="string" calcext:value-type="string">
            <text:p>Mindless Self Indulgence</text:p>
          </table:table-cell>
          <table:table-cell office:value-type="float" office:value="58984186" calcext:value-type="float">
            <text:p>58,984,186</text:p>
          </table:table-cell>
          <table:table-cell office:value-type="float" office:value="993295" calcext:value-type="float">
            <text:p>993,295</text:p>
          </table:table-cell>
          <table:table-cell table:style-name="ce6" table:formula="of:=[.B237]/[.C237]" office:value-type="float" office:value="59.3823446206817" calcext:value-type="float">
            <text:p>59.38</text:p>
          </table:table-cell>
        </table:table-row>
        <table:table-row table:style-name="ro1">
          <table:table-cell office:value-type="string" calcext:value-type="string">
            <text:p>lil tjay</text:p>
          </table:table-cell>
          <table:table-cell office:value-type="float" office:value="40155605" calcext:value-type="float">
            <text:p>40,155,605</text:p>
          </table:table-cell>
          <table:table-cell office:value-type="float" office:value="676951" calcext:value-type="float">
            <text:p>676,951</text:p>
          </table:table-cell>
          <table:table-cell table:style-name="ce6" table:formula="of:=[.B238]/[.C238]" office:value-type="float" office:value="59.3183332323905" calcext:value-type="float">
            <text:p>59.32</text:p>
          </table:table-cell>
        </table:table-row>
        <table:table-row table:style-name="ro1">
          <table:table-cell office:value-type="string" calcext:value-type="string">
            <text:p>CHUNG HA</text:p>
          </table:table-cell>
          <table:table-cell office:value-type="float" office:value="26914230" calcext:value-type="float">
            <text:p>26,914,230</text:p>
          </table:table-cell>
          <table:table-cell office:value-type="float" office:value="453733" calcext:value-type="float">
            <text:p>453,733</text:p>
          </table:table-cell>
          <table:table-cell table:style-name="ce6" table:formula="of:=[.B239]/[.C239]" office:value-type="float" office:value="59.3173297952761" calcext:value-type="float">
            <text:p>59.32</text:p>
          </table:table-cell>
        </table:table-row>
        <table:table-row table:style-name="ro1">
          <table:table-cell office:value-type="string" calcext:value-type="string">
            <text:p>Isaiah Rashad</text:p>
          </table:table-cell>
          <table:table-cell office:value-type="float" office:value="49245750" calcext:value-type="float">
            <text:p>49,245,750</text:p>
          </table:table-cell>
          <table:table-cell office:value-type="float" office:value="831114" calcext:value-type="float">
            <text:p>831,114</text:p>
          </table:table-cell>
          <table:table-cell table:style-name="ce6" table:formula="of:=[.B240]/[.C240]" office:value-type="float" office:value="59.2527017954216" calcext:value-type="float">
            <text:p>59.25</text:p>
          </table:table-cell>
        </table:table-row>
        <table:table-row table:style-name="ro1">
          <table:table-cell office:value-type="string" calcext:value-type="string">
            <text:p>Troye Sivan</text:p>
          </table:table-cell>
          <table:table-cell office:value-type="float" office:value="100062886" calcext:value-type="float">
            <text:p>100,062,886</text:p>
          </table:table-cell>
          <table:table-cell office:value-type="float" office:value="1690674" calcext:value-type="float">
            <text:p>1,690,674</text:p>
          </table:table-cell>
          <table:table-cell table:style-name="ce6" table:formula="of:=[.B241]/[.C241]" office:value-type="float" office:value="59.1852042439879" calcext:value-type="float">
            <text:p>59.19</text:p>
          </table:table-cell>
        </table:table-row>
        <table:table-row table:style-name="ro1">
          <table:table-cell office:value-type="string" calcext:value-type="string">
            <text:p>J. Cole</text:p>
          </table:table-cell>
          <table:table-cell office:value-type="float" office:value="174048319" calcext:value-type="float">
            <text:p>174,048,319</text:p>
          </table:table-cell>
          <table:table-cell office:value-type="float" office:value="2952981" calcext:value-type="float">
            <text:p>2,952,981</text:p>
          </table:table-cell>
          <table:table-cell table:style-name="ce6" table:formula="of:=[.B242]/[.C242]" office:value-type="float" office:value="58.9398709304259" calcext:value-type="float">
            <text:p>58.94</text:p>
          </table:table-cell>
        </table:table-row>
        <table:table-row table:style-name="ro1">
          <table:table-cell office:value-type="string" calcext:value-type="string">
            <text:p>Korn</text:p>
          </table:table-cell>
          <table:table-cell office:value-type="float" office:value="191873658" calcext:value-type="float">
            <text:p>191,873,658</text:p>
          </table:table-cell>
          <table:table-cell office:value-type="float" office:value="3286907" calcext:value-type="float">
            <text:p>3,286,907</text:p>
          </table:table-cell>
          <table:table-cell table:style-name="ce6" table:formula="of:=[.B243]/[.C243]" office:value-type="float" office:value="58.3751405196435" calcext:value-type="float">
            <text:p>58.38</text:p>
          </table:table-cell>
        </table:table-row>
        <table:table-row table:style-name="ro1">
          <table:table-cell office:value-type="string" calcext:value-type="string">
            <text:p>Machine Gun Kelly</text:p>
          </table:table-cell>
          <table:table-cell office:value-type="float" office:value="74389452" calcext:value-type="float">
            <text:p>74,389,452</text:p>
          </table:table-cell>
          <table:table-cell office:value-type="float" office:value="1274577" calcext:value-type="float">
            <text:p>1,274,577</text:p>
          </table:table-cell>
          <table:table-cell table:style-name="ce6" table:formula="of:=[.B244]/[.C244]" office:value-type="float" office:value="58.3640313609927" calcext:value-type="float">
            <text:p>58.36</text:p>
          </table:table-cell>
        </table:table-row>
        <table:table-row table:style-name="ro1">
          <table:table-cell office:value-type="string" calcext:value-type="string">
            <text:p>Westside Gunn</text:p>
          </table:table-cell>
          <table:table-cell office:value-type="float" office:value="40205336" calcext:value-type="float">
            <text:p>40,205,336</text:p>
          </table:table-cell>
          <table:table-cell office:value-type="float" office:value="690012" calcext:value-type="float">
            <text:p>690,012</text:p>
          </table:table-cell>
          <table:table-cell table:style-name="ce6" table:formula="of:=[.B245]/[.C245]" office:value-type="float" office:value="58.2675895491673" calcext:value-type="float">
            <text:p>58.27</text:p>
          </table:table-cell>
        </table:table-row>
        <table:table-row table:style-name="ro1">
          <table:table-cell office:value-type="string" calcext:value-type="string">
            <text:p>Lil Tecca</text:p>
          </table:table-cell>
          <table:table-cell office:value-type="float" office:value="55457939" calcext:value-type="float">
            <text:p>55,457,939</text:p>
          </table:table-cell>
          <table:table-cell office:value-type="float" office:value="953303" calcext:value-type="float">
            <text:p>953,303</text:p>
          </table:table-cell>
          <table:table-cell table:style-name="ce6" table:formula="of:=[.B246]/[.C246]" office:value-type="float" office:value="58.1745142939863" calcext:value-type="float">
            <text:p>58.17</text:p>
          </table:table-cell>
        </table:table-row>
        <table:table-row table:style-name="ro1">
          <table:table-cell office:value-type="string" calcext:value-type="string">
            <text:p>Death Cab for Cutie</text:p>
          </table:table-cell>
          <table:table-cell office:value-type="float" office:value="192296246" calcext:value-type="float">
            <text:p>192,296,246</text:p>
          </table:table-cell>
          <table:table-cell office:value-type="float" office:value="3312394" calcext:value-type="float">
            <text:p>3,312,394</text:p>
          </table:table-cell>
          <table:table-cell table:style-name="ce6" table:formula="of:=[.B247]/[.C247]" office:value-type="float" office:value="58.0535546194082" calcext:value-type="float">
            <text:p>58.05</text:p>
          </table:table-cell>
        </table:table-row>
        <table:table-row table:style-name="ro1">
          <table:table-cell office:value-type="string" calcext:value-type="string">
            <text:p>Joey Bada$$</text:p>
          </table:table-cell>
          <table:table-cell office:value-type="float" office:value="70609926" calcext:value-type="float">
            <text:p>70,609,926</text:p>
          </table:table-cell>
          <table:table-cell office:value-type="float" office:value="1219481" calcext:value-type="float">
            <text:p>1,219,481</text:p>
          </table:table-cell>
          <table:table-cell table:style-name="ce6" table:formula="of:=[.B248]/[.C248]" office:value-type="float" office:value="57.9016204434509" calcext:value-type="float">
            <text:p>57.90</text:p>
          </table:table-cell>
        </table:table-row>
        <table:table-row table:style-name="ro1">
          <table:table-cell office:value-type="string" calcext:value-type="string">
            <text:p>Laufey</text:p>
          </table:table-cell>
          <table:table-cell office:value-type="float" office:value="49888277" calcext:value-type="float">
            <text:p>49,888,277</text:p>
          </table:table-cell>
          <table:table-cell office:value-type="float" office:value="862417" calcext:value-type="float">
            <text:p>862,417</text:p>
          </table:table-cell>
          <table:table-cell table:style-name="ce6" table:formula="of:=[.B249]/[.C249]" office:value-type="float" office:value="57.84704731006" calcext:value-type="float">
            <text:p>57.85</text:p>
          </table:table-cell>
        </table:table-row>
        <table:table-row table:style-name="ro1">
          <table:table-cell office:value-type="string" calcext:value-type="string">
            <text:p>Daft Punk</text:p>
          </table:table-cell>
          <table:table-cell office:value-type="float" office:value="293456694" calcext:value-type="float">
            <text:p>293,456,694</text:p>
          </table:table-cell>
          <table:table-cell office:value-type="float" office:value="5075803" calcext:value-type="float">
            <text:p>5,075,803</text:p>
          </table:table-cell>
          <table:table-cell table:style-name="ce6" table:formula="of:=[.B250]/[.C250]" office:value-type="float" office:value="57.8148312690623" calcext:value-type="float">
            <text:p>57.81</text:p>
          </table:table-cell>
        </table:table-row>
        <table:table-row table:style-name="ro1">
          <table:table-cell office:value-type="string" calcext:value-type="string">
            <text:p>The Garden</text:p>
          </table:table-cell>
          <table:table-cell office:value-type="float" office:value="32818479" calcext:value-type="float">
            <text:p>32,818,479</text:p>
          </table:table-cell>
          <table:table-cell office:value-type="float" office:value="567767" calcext:value-type="float">
            <text:p>567,767</text:p>
          </table:table-cell>
          <table:table-cell table:style-name="ce6" table:formula="of:=[.B251]/[.C251]" office:value-type="float" office:value="57.8027236524842" calcext:value-type="float">
            <text:p>57.80</text:p>
          </table:table-cell>
        </table:table-row>
        <table:table-row table:style-name="ro1">
          <table:table-cell office:value-type="string" calcext:value-type="string">
            <text:p>Ed Sheeran</text:p>
          </table:table-cell>
          <table:table-cell office:value-type="float" office:value="183821600" calcext:value-type="float">
            <text:p>183,821,600</text:p>
          </table:table-cell>
          <table:table-cell office:value-type="float" office:value="3190459" calcext:value-type="float">
            <text:p>3,190,459</text:p>
          </table:table-cell>
          <table:table-cell table:style-name="ce6" table:formula="of:=[.B252]/[.C252]" office:value-type="float" office:value="57.6160358117751" calcext:value-type="float">
            <text:p>57.62</text:p>
          </table:table-cell>
        </table:table-row>
        <table:table-row table:style-name="ro1">
          <table:table-cell office:value-type="string" calcext:value-type="string">
            <text:p>Megan Thee Stallion</text:p>
          </table:table-cell>
          <table:table-cell office:value-type="float" office:value="77175967" calcext:value-type="float">
            <text:p>77,175,967</text:p>
          </table:table-cell>
          <table:table-cell office:value-type="float" office:value="1339534" calcext:value-type="float">
            <text:p>1,339,534</text:p>
          </table:table-cell>
          <table:table-cell table:style-name="ce6" table:formula="of:=[.B253]/[.C253]" office:value-type="float" office:value="57.6140411516244" calcext:value-type="float">
            <text:p>57.61</text:p>
          </table:table-cell>
        </table:table-row>
        <table:table-row table:style-name="ro1">
          <table:table-cell office:value-type="string" calcext:value-type="string">
            <text:p>Cocteau Twins</text:p>
          </table:table-cell>
          <table:table-cell office:value-type="float" office:value="86475290" calcext:value-type="float">
            <text:p>86,475,290</text:p>
          </table:table-cell>
          <table:table-cell office:value-type="float" office:value="1503721" calcext:value-type="float">
            <text:p>1,503,721</text:p>
          </table:table-cell>
          <table:table-cell table:style-name="ce6" table:formula="of:=[.B254]/[.C254]" office:value-type="float" office:value="57.5075363049396" calcext:value-type="float">
            <text:p>57.51</text:p>
          </table:table-cell>
        </table:table-row>
        <table:table-row table:style-name="ro1">
          <table:table-cell office:value-type="string" calcext:value-type="string">
            <text:p>Rex Orange County</text:p>
          </table:table-cell>
          <table:table-cell office:value-type="float" office:value="81075649" calcext:value-type="float">
            <text:p>81,075,649</text:p>
          </table:table-cell>
          <table:table-cell office:value-type="float" office:value="1410136" calcext:value-type="float">
            <text:p>1,410,136</text:p>
          </table:table-cell>
          <table:table-cell table:style-name="ce6" table:formula="of:=[.B255]/[.C255]" office:value-type="float" office:value="57.4949146748966" calcext:value-type="float">
            <text:p>57.49</text:p>
          </table:table-cell>
        </table:table-row>
        <table:table-row table:style-name="ro1">
          <table:table-cell office:value-type="string" calcext:value-type="string">
            <text:p>The Kid Laroi</text:p>
          </table:table-cell>
          <table:table-cell office:value-type="float" office:value="79160934" calcext:value-type="float">
            <text:p>79,160,934</text:p>
          </table:table-cell>
          <table:table-cell office:value-type="float" office:value="1377736" calcext:value-type="float">
            <text:p>1,377,736</text:p>
          </table:table-cell>
          <table:table-cell table:style-name="ce6" table:formula="of:=[.B256]/[.C256]" office:value-type="float" office:value="57.4572588652688" calcext:value-type="float">
            <text:p>57.46</text:p>
          </table:table-cell>
        </table:table-row>
        <table:table-row table:style-name="ro1">
          <table:table-cell office:value-type="string" calcext:value-type="string">
            <text:p>Big Thief</text:p>
          </table:table-cell>
          <table:table-cell office:value-type="float" office:value="48192355" calcext:value-type="float">
            <text:p>48,192,355</text:p>
          </table:table-cell>
          <table:table-cell office:value-type="float" office:value="839848" calcext:value-type="float">
            <text:p>839,848</text:p>
          </table:table-cell>
          <table:table-cell table:style-name="ce6" table:formula="of:=[.B257]/[.C257]" office:value-type="float" office:value="57.3822346424591" calcext:value-type="float">
            <text:p>57.38</text:p>
          </table:table-cell>
        </table:table-row>
        <table:table-row table:style-name="ro1">
          <table:table-cell office:value-type="string" calcext:value-type="string">
            <text:p>The Black Keys</text:p>
          </table:table-cell>
          <table:table-cell office:value-type="float" office:value="159858632" calcext:value-type="float">
            <text:p>159,858,632</text:p>
          </table:table-cell>
          <table:table-cell office:value-type="float" office:value="2786799" calcext:value-type="float">
            <text:p>2,786,799</text:p>
          </table:table-cell>
          <table:table-cell table:style-name="ce6" table:formula="of:=[.B258]/[.C258]" office:value-type="float" office:value="57.3628137515479" calcext:value-type="float">
            <text:p>57.36</text:p>
          </table:table-cell>
        </table:table-row>
        <table:table-row table:style-name="ro1">
          <table:table-cell office:value-type="string" calcext:value-type="string">
            <text:p>Lil Yachty</text:p>
          </table:table-cell>
          <table:table-cell office:value-type="float" office:value="66210492" calcext:value-type="float">
            <text:p>66,210,492</text:p>
          </table:table-cell>
          <table:table-cell office:value-type="float" office:value="1154663" calcext:value-type="float">
            <text:p>1,154,663</text:p>
          </table:table-cell>
          <table:table-cell table:style-name="ce6" table:formula="of:=[.B259]/[.C259]" office:value-type="float" office:value="57.3418322055873" calcext:value-type="float">
            <text:p>57.34</text:p>
          </table:table-cell>
        </table:table-row>
        <table:table-row table:style-name="ro1">
          <table:table-cell office:value-type="string" calcext:value-type="string">
            <text:p>Danny Brown</text:p>
          </table:table-cell>
          <table:table-cell office:value-type="float" office:value="48411072" calcext:value-type="float">
            <text:p>48,411,072</text:p>
          </table:table-cell>
          <table:table-cell office:value-type="float" office:value="844339" calcext:value-type="float">
            <text:p>844,339</text:p>
          </table:table-cell>
          <table:table-cell table:style-name="ce6" table:formula="of:=[.B260]/[.C260]" office:value-type="float" office:value="57.3360605159776" calcext:value-type="float">
            <text:p>57.34</text:p>
          </table:table-cell>
        </table:table-row>
        <table:table-row table:style-name="ro1">
          <table:table-cell office:value-type="string" calcext:value-type="string">
            <text:p>Rauw Alejandro</text:p>
          </table:table-cell>
          <table:table-cell office:value-type="float" office:value="29170922" calcext:value-type="float">
            <text:p>29,170,922</text:p>
          </table:table-cell>
          <table:table-cell office:value-type="float" office:value="510023" calcext:value-type="float">
            <text:p>510,023</text:p>
          </table:table-cell>
          <table:table-cell table:style-name="ce6" table:formula="of:=[.B261]/[.C261]" office:value-type="float" office:value="57.1953068783173" calcext:value-type="float">
            <text:p>57.20</text:p>
          </table:table-cell>
        </table:table-row>
        <table:table-row table:style-name="ro1">
          <table:table-cell office:value-type="string" calcext:value-type="string">
            <text:p>Panic! at the Disco</text:p>
          </table:table-cell>
          <table:table-cell office:value-type="float" office:value="199738293" calcext:value-type="float">
            <text:p>199,738,293</text:p>
          </table:table-cell>
          <table:table-cell office:value-type="float" office:value="3495718" calcext:value-type="float">
            <text:p>3,495,718</text:p>
          </table:table-cell>
          <table:table-cell table:style-name="ce6" table:formula="of:=[.B262]/[.C262]" office:value-type="float" office:value="57.1379879612715" calcext:value-type="float">
            <text:p>57.14</text:p>
          </table:table-cell>
        </table:table-row>
        <table:table-row table:style-name="ro1">
          <table:table-cell office:value-type="string" calcext:value-type="string">
            <text:p>yoasobi</text:p>
          </table:table-cell>
          <table:table-cell office:value-type="float" office:value="27064461" calcext:value-type="float">
            <text:p>27,064,461</text:p>
          </table:table-cell>
          <table:table-cell office:value-type="float" office:value="477185" calcext:value-type="float">
            <text:p>477,185</text:p>
          </table:table-cell>
          <table:table-cell table:style-name="ce6" table:formula="of:=[.B263]/[.C263]" office:value-type="float" office:value="56.7169148233914" calcext:value-type="float">
            <text:p>56.72</text:p>
          </table:table-cell>
        </table:table-row>
        <table:table-row table:style-name="ro1">
          <table:table-cell office:value-type="string" calcext:value-type="string">
            <text:p>Imagine Dragons</text:p>
          </table:table-cell>
          <table:table-cell office:value-type="float" office:value="175601611" calcext:value-type="float">
            <text:p>175,601,611</text:p>
          </table:table-cell>
          <table:table-cell office:value-type="float" office:value="3097992" calcext:value-type="float">
            <text:p>3,097,992</text:p>
          </table:table-cell>
          <table:table-cell table:style-name="ce6" table:formula="of:=[.B264]/[.C264]" office:value-type="float" office:value="56.6823965329801" calcext:value-type="float">
            <text:p>56.68</text:p>
          </table:table-cell>
        </table:table-row>
        <table:table-row table:style-name="ro1">
          <table:table-cell office:value-type="string" calcext:value-type="string">
            <text:p>Interpol</text:p>
          </table:table-cell>
          <table:table-cell office:value-type="float" office:value="156146843" calcext:value-type="float">
            <text:p>156,146,843</text:p>
          </table:table-cell>
          <table:table-cell office:value-type="float" office:value="2758158" calcext:value-type="float">
            <text:p>2,758,158</text:p>
          </table:table-cell>
          <table:table-cell table:style-name="ce6" table:formula="of:=[.B265]/[.C265]" office:value-type="float" office:value="56.6127259569611" calcext:value-type="float">
            <text:p>56.61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float" office:value="73592046" calcext:value-type="float">
            <text:p>73,592,046</text:p>
          </table:table-cell>
          <table:table-cell office:value-type="float" office:value="1301940" calcext:value-type="float">
            <text:p>1,301,940</text:p>
          </table:table-cell>
          <table:table-cell table:style-name="ce6" table:formula="of:=[.B266]/[.C266]" office:value-type="float" office:value="56.524913590488" calcext:value-type="float">
            <text:p>56.52</text:p>
          </table:table-cell>
        </table:table-row>
        <table:table-row table:style-name="ro1">
          <table:table-cell office:value-type="string" calcext:value-type="string">
            <text:p>My Bloody Valentine</text:p>
          </table:table-cell>
          <table:table-cell office:value-type="float" office:value="87292175" calcext:value-type="float">
            <text:p>87,292,175</text:p>
          </table:table-cell>
          <table:table-cell office:value-type="float" office:value="1551653" calcext:value-type="float">
            <text:p>1,551,653</text:p>
          </table:table-cell>
          <table:table-cell table:style-name="ce6" table:formula="of:=[.B267]/[.C267]" office:value-type="float" office:value="56.2575363177205" calcext:value-type="float">
            <text:p>56.26</text:p>
          </table:table-cell>
        </table:table-row>
        <table:table-row table:style-name="ro1">
          <table:table-cell office:value-type="string" calcext:value-type="string">
            <text:p>Slayer</text:p>
          </table:table-cell>
          <table:table-cell office:value-type="float" office:value="105678040" calcext:value-type="float">
            <text:p>105,678,040</text:p>
          </table:table-cell>
          <table:table-cell office:value-type="float" office:value="1882190" calcext:value-type="float">
            <text:p>1,882,190</text:p>
          </table:table-cell>
          <table:table-cell table:style-name="ce6" table:formula="of:=[.B268]/[.C268]" office:value-type="float" office:value="56.1463189157311" calcext:value-type="float">
            <text:p>56.15</text:p>
          </table:table-cell>
        </table:table-row>
        <table:table-row table:style-name="ro1">
          <table:table-cell office:value-type="string" calcext:value-type="string">
            <text:p>Tinashe</text:p>
          </table:table-cell>
          <table:table-cell office:value-type="float" office:value="48968714" calcext:value-type="float">
            <text:p>48,968,714</text:p>
          </table:table-cell>
          <table:table-cell office:value-type="float" office:value="875860" calcext:value-type="float">
            <text:p>875,860</text:p>
          </table:table-cell>
          <table:table-cell table:style-name="ce6" table:formula="of:=[.B269]/[.C269]" office:value-type="float" office:value="55.9092937227411" calcext:value-type="float">
            <text:p>55.91</text:p>
          </table:table-cell>
        </table:table-row>
        <table:table-row table:style-name="ro1">
          <table:table-cell office:value-type="string" calcext:value-type="string">
            <text:p>Machine Girl</text:p>
          </table:table-cell>
          <table:table-cell office:value-type="float" office:value="32360446" calcext:value-type="float">
            <text:p>32,360,446</text:p>
          </table:table-cell>
          <table:table-cell office:value-type="float" office:value="581262" calcext:value-type="float">
            <text:p>581,262</text:p>
          </table:table-cell>
          <table:table-cell table:style-name="ce6" table:formula="of:=[.B270]/[.C270]" office:value-type="float" office:value="55.6727362187791" calcext:value-type="float">
            <text:p>55.67</text:p>
          </table:table-cell>
        </table:table-row>
        <table:table-row table:style-name="ro1">
          <table:table-cell office:value-type="string" calcext:value-type="string">
            <text:p>Don Toliver</text:p>
          </table:table-cell>
          <table:table-cell office:value-type="float" office:value="68287699" calcext:value-type="float">
            <text:p>68,287,699</text:p>
          </table:table-cell>
          <table:table-cell office:value-type="float" office:value="1226986" calcext:value-type="float">
            <text:p>1,226,986</text:p>
          </table:table-cell>
          <table:table-cell table:style-name="ce6" table:formula="of:=[.B271]/[.C271]" office:value-type="float" office:value="55.6548314324695" calcext:value-type="float">
            <text:p>55.65</text:p>
          </table:table-cell>
        </table:table-row>
        <table:table-row table:style-name="ro1">
          <table:table-cell office:value-type="string" calcext:value-type="string">
            <text:p>Marilyn Manson</text:p>
          </table:table-cell>
          <table:table-cell office:value-type="float" office:value="148029390" calcext:value-type="float">
            <text:p>148,029,390</text:p>
          </table:table-cell>
          <table:table-cell office:value-type="float" office:value="2678600" calcext:value-type="float">
            <text:p>2,678,600</text:p>
          </table:table-cell>
          <table:table-cell table:style-name="ce6" table:formula="of:=[.B272]/[.C272]" office:value-type="float" office:value="55.2637161203614" calcext:value-type="float">
            <text:p>55.26</text:p>
          </table:table-cell>
        </table:table-row>
        <table:table-row table:style-name="ro1">
          <table:table-cell office:value-type="string" calcext:value-type="string">
            <text:p>Miley Cyrus</text:p>
          </table:table-cell>
          <table:table-cell office:value-type="float" office:value="205199562" calcext:value-type="float">
            <text:p>205,199,562</text:p>
          </table:table-cell>
          <table:table-cell office:value-type="float" office:value="3716509" calcext:value-type="float">
            <text:p>3,716,509</text:p>
          </table:table-cell>
          <table:table-cell table:style-name="ce6" table:formula="of:=[.B273]/[.C273]" office:value-type="float" office:value="55.2129867033821" calcext:value-type="float">
            <text:p>55.21</text:p>
          </table:table-cell>
        </table:table-row>
        <table:table-row table:style-name="ro1">
          <table:table-cell office:value-type="string" calcext:value-type="string">
            <text:p>Demi Lovato</text:p>
          </table:table-cell>
          <table:table-cell office:value-type="float" office:value="135011988" calcext:value-type="float">
            <text:p>135,011,988</text:p>
          </table:table-cell>
          <table:table-cell office:value-type="float" office:value="2450326" calcext:value-type="float">
            <text:p>2,450,326</text:p>
          </table:table-cell>
          <table:table-cell table:style-name="ce6" table:formula="of:=[.B274]/[.C274]" office:value-type="float" office:value="55.0996022570058" calcext:value-type="float">
            <text:p>55.10</text:p>
          </table:table-cell>
        </table:table-row>
        <table:table-row table:style-name="ro1">
          <table:table-cell office:value-type="string" calcext:value-type="string">
            <text:p>Nicki Minaj</text:p>
          </table:table-cell>
          <table:table-cell office:value-type="float" office:value="205006547" calcext:value-type="float">
            <text:p>205,006,547</text:p>
          </table:table-cell>
          <table:table-cell office:value-type="float" office:value="3723886" calcext:value-type="float">
            <text:p>3,723,886</text:p>
          </table:table-cell>
          <table:table-cell table:style-name="ce6" table:formula="of:=[.B275]/[.C275]" office:value-type="float" office:value="55.0517784379006" calcext:value-type="float">
            <text:p>55.05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30646539" calcext:value-type="float">
            <text:p>30,646,539</text:p>
          </table:table-cell>
          <table:table-cell office:value-type="float" office:value="556902" calcext:value-type="float">
            <text:p>556,902</text:p>
          </table:table-cell>
          <table:table-cell table:style-name="ce6" table:formula="of:=[.B276]/[.C276]" office:value-type="float" office:value="55.0303985261321" calcext:value-type="float">
            <text:p>55.03</text:p>
          </table:table-cell>
        </table:table-row>
        <table:table-row table:style-name="ro1">
          <table:table-cell office:value-type="string" calcext:value-type="string">
            <text:p>Rihanna</text:p>
          </table:table-cell>
          <table:table-cell office:value-type="float" office:value="359619895" calcext:value-type="float">
            <text:p>359,619,895</text:p>
          </table:table-cell>
          <table:table-cell office:value-type="float" office:value="6540881" calcext:value-type="float">
            <text:p>6,540,881</text:p>
          </table:table-cell>
          <table:table-cell table:style-name="ce6" table:formula="of:=[.B277]/[.C277]" office:value-type="float" office:value="54.9803451553392" calcext:value-type="float">
            <text:p>54.98</text:p>
          </table:table-cell>
        </table:table-row>
        <table:table-row table:style-name="ro1">
          <table:table-cell office:value-type="string" calcext:value-type="string">
            <text:p>Hozier</text:p>
          </table:table-cell>
          <table:table-cell office:value-type="float" office:value="118511453" calcext:value-type="float">
            <text:p>118,511,453</text:p>
          </table:table-cell>
          <table:table-cell office:value-type="float" office:value="2162498" calcext:value-type="float">
            <text:p>2,162,498</text:p>
          </table:table-cell>
          <table:table-cell table:style-name="ce6" table:formula="of:=[.B278]/[.C278]" office:value-type="float" office:value="54.8030347311304" calcext:value-type="float">
            <text:p>54.80</text:p>
          </table:table-cell>
        </table:table-row>
        <table:table-row table:style-name="ro1">
          <table:table-cell office:value-type="string" calcext:value-type="string">
            <text:p>Madvillain</text:p>
          </table:table-cell>
          <table:table-cell office:value-type="float" office:value="78222442" calcext:value-type="float">
            <text:p>78,222,442</text:p>
          </table:table-cell>
          <table:table-cell office:value-type="float" office:value="1439770" calcext:value-type="float">
            <text:p>1,439,770</text:p>
          </table:table-cell>
          <table:table-cell table:style-name="ce6" table:formula="of:=[.B279]/[.C279]" office:value-type="float" office:value="54.3298179570348" calcext:value-type="float">
            <text:p>54.33</text:p>
          </table:table-cell>
        </table:table-row>
        <table:table-row table:style-name="ro1">
          <table:table-cell office:value-type="string" calcext:value-type="string">
            <text:p>Green Day</text:p>
          </table:table-cell>
          <table:table-cell office:value-type="float" office:value="275216007" calcext:value-type="float">
            <text:p>275,216,007</text:p>
          </table:table-cell>
          <table:table-cell office:value-type="float" office:value="5074704" calcext:value-type="float">
            <text:p>5,074,704</text:p>
          </table:table-cell>
          <table:table-cell table:style-name="ce6" table:formula="of:=[.B280]/[.C280]" office:value-type="float" office:value="54.2329182155255" calcext:value-type="float">
            <text:p>54.23</text:p>
          </table:table-cell>
        </table:table-row>
        <table:table-row table:style-name="ro1">
          <table:table-cell office:value-type="string" calcext:value-type="string">
            <text:p>Madonna</text:p>
          </table:table-cell>
          <table:table-cell office:value-type="float" office:value="231729201" calcext:value-type="float">
            <text:p>231,729,201</text:p>
          </table:table-cell>
          <table:table-cell office:value-type="float" office:value="4280125" calcext:value-type="float">
            <text:p>4,280,125</text:p>
          </table:table-cell>
          <table:table-cell table:style-name="ce6" table:formula="of:=[.B281]/[.C281]" office:value-type="float" office:value="54.1407554685903" calcext:value-type="float">
            <text:p>54.14</text:p>
          </table:table-cell>
        </table:table-row>
        <table:table-row table:style-name="ro1">
          <table:table-cell office:value-type="string" calcext:value-type="string">
            <text:p>Pearl Jam</text:p>
          </table:table-cell>
          <table:table-cell office:value-type="float" office:value="185922973" calcext:value-type="float">
            <text:p>185,922,973</text:p>
          </table:table-cell>
          <table:table-cell office:value-type="float" office:value="3435877" calcext:value-type="float">
            <text:p>3,435,877</text:p>
          </table:table-cell>
          <table:table-cell table:style-name="ce6" table:formula="of:=[.B282]/[.C282]" office:value-type="float" office:value="54.1122318988718" calcext:value-type="float">
            <text:p>54.11</text:p>
          </table:table-cell>
        </table:table-row>
        <table:table-row table:style-name="ro1">
          <table:table-cell office:value-type="string" calcext:value-type="string">
            <text:p>alt-J</text:p>
          </table:table-cell>
          <table:table-cell office:value-type="float" office:value="100960000" calcext:value-type="float">
            <text:p>100,960,000</text:p>
          </table:table-cell>
          <table:table-cell office:value-type="float" office:value="1871253" calcext:value-type="float">
            <text:p>1,871,253</text:p>
          </table:table-cell>
          <table:table-cell table:style-name="ce6" table:formula="of:=[.B283]/[.C283]" office:value-type="float" office:value="53.9531533149179" calcext:value-type="float">
            <text:p>53.95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float" office:value="19631388" calcext:value-type="float">
            <text:p>19,631,388</text:p>
          </table:table-cell>
          <table:table-cell office:value-type="float" office:value="364440" calcext:value-type="float">
            <text:p>364,440</text:p>
          </table:table-cell>
          <table:table-cell table:style-name="ce6" table:formula="of:=[.B284]/[.C284]" office:value-type="float" office:value="53.867270332565" calcext:value-type="float">
            <text:p>53.87</text:p>
          </table:table-cell>
        </table:table-row>
        <table:table-row table:style-name="ro1">
          <table:table-cell office:value-type="string" calcext:value-type="string">
            <text:p>Motionless in White</text:p>
          </table:table-cell>
          <table:table-cell office:value-type="float" office:value="30992655" calcext:value-type="float">
            <text:p>30,992,655</text:p>
          </table:table-cell>
          <table:table-cell office:value-type="float" office:value="577062" calcext:value-type="float">
            <text:p>577,062</text:p>
          </table:table-cell>
          <table:table-cell table:style-name="ce6" table:formula="of:=[.B285]/[.C285]" office:value-type="float" office:value="53.7076691932583" calcext:value-type="float">
            <text:p>53.71</text:p>
          </table:table-cell>
        </table:table-row>
        <table:table-row table:style-name="ro1">
          <table:table-cell office:value-type="string" calcext:value-type="string">
            <text:p>Poppy</text:p>
          </table:table-cell>
          <table:table-cell office:value-type="float" office:value="36515263" calcext:value-type="float">
            <text:p>36,515,263</text:p>
          </table:table-cell>
          <table:table-cell office:value-type="float" office:value="679907" calcext:value-type="float">
            <text:p>679,907</text:p>
          </table:table-cell>
          <table:table-cell table:style-name="ce6" table:formula="of:=[.B286]/[.C286]" office:value-type="float" office:value="53.706261297501" calcext:value-type="float">
            <text:p>53.71</text:p>
          </table:table-cell>
        </table:table-row>
        <table:table-row table:style-name="ro1">
          <table:table-cell office:value-type="string" calcext:value-type="string">
            <text:p>Turnstile</text:p>
          </table:table-cell>
          <table:table-cell office:value-type="float" office:value="25813275" calcext:value-type="float">
            <text:p>25,813,275</text:p>
          </table:table-cell>
          <table:table-cell office:value-type="float" office:value="481081" calcext:value-type="float">
            <text:p>481,081</text:p>
          </table:table-cell>
          <table:table-cell table:style-name="ce6" table:formula="of:=[.B287]/[.C287]" office:value-type="float" office:value="53.6568166275534" calcext:value-type="float">
            <text:p>53.66</text:p>
          </table:table-cell>
        </table:table-row>
        <table:table-row table:style-name="ro1">
          <table:table-cell office:value-type="string" calcext:value-type="string">
            <text:p>Lemon Demon</text:p>
          </table:table-cell>
          <table:table-cell office:value-type="float" office:value="27569398" calcext:value-type="float">
            <text:p>27,569,398</text:p>
          </table:table-cell>
          <table:table-cell office:value-type="float" office:value="515851" calcext:value-type="float">
            <text:p>515,851</text:p>
          </table:table-cell>
          <table:table-cell table:style-name="ce6" table:formula="of:=[.B288]/[.C288]" office:value-type="float" office:value="53.4444985082902" calcext:value-type="float">
            <text:p>53.44</text:p>
          </table:table-cell>
        </table:table-row>
        <table:table-row table:style-name="ro1">
          <table:table-cell office:value-type="string" calcext:value-type="string">
            <text:p>Ichiko Aoba</text:p>
          </table:table-cell>
          <table:table-cell office:value-type="float" office:value="22635255" calcext:value-type="float">
            <text:p>22,635,255</text:p>
          </table:table-cell>
          <table:table-cell office:value-type="float" office:value="423951" calcext:value-type="float">
            <text:p>423,951</text:p>
          </table:table-cell>
          <table:table-cell table:style-name="ce6" table:formula="of:=[.B289]/[.C289]" office:value-type="float" office:value="53.3912055874382" calcext:value-type="float">
            <text:p>53.39</text:p>
          </table:table-cell>
        </table:table-row>
        <table:table-row table:style-name="ro1">
          <table:table-cell office:value-type="string" calcext:value-type="string">
            <text:p>Lil Durk</text:p>
          </table:table-cell>
          <table:table-cell office:value-type="float" office:value="39801600" calcext:value-type="float">
            <text:p>39,801,600</text:p>
          </table:table-cell>
          <table:table-cell office:value-type="float" office:value="749780" calcext:value-type="float">
            <text:p>749,780</text:p>
          </table:table-cell>
          <table:table-cell table:style-name="ce6" table:formula="of:=[.B290]/[.C290]" office:value-type="float" office:value="53.0843714156152" calcext:value-type="float">
            <text:p>53.08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float" office:value="300892029" calcext:value-type="float">
            <text:p>300,892,029</text:p>
          </table:table-cell>
          <table:table-cell office:value-type="float" office:value="5701557" calcext:value-type="float">
            <text:p>5,701,557</text:p>
          </table:table-cell>
          <table:table-cell table:style-name="ce6" table:formula="of:=[.B291]/[.C291]" office:value-type="float" office:value="52.7736597213709" calcext:value-type="float">
            <text:p>52.77</text:p>
          </table:table-cell>
        </table:table-row>
        <table:table-row table:style-name="ro1">
          <table:table-cell office:value-type="string" calcext:value-type="string">
            <text:p>Modest Mouse</text:p>
          </table:table-cell>
          <table:table-cell office:value-type="float" office:value="151798316" calcext:value-type="float">
            <text:p>151,798,316</text:p>
          </table:table-cell>
          <table:table-cell office:value-type="float" office:value="2886220" calcext:value-type="float">
            <text:p>2,886,220</text:p>
          </table:table-cell>
          <table:table-cell table:style-name="ce6" table:formula="of:=[.B292]/[.C292]" office:value-type="float" office:value="52.5941598353556" calcext:value-type="float">
            <text:p>52.59</text:p>
          </table:table-cell>
        </table:table-row>
        <table:table-row table:style-name="ro1">
          <table:table-cell office:value-type="string" calcext:value-type="string">
            <text:p>Kid Cudi</text:p>
          </table:table-cell>
          <table:table-cell office:value-type="float" office:value="199124276" calcext:value-type="float">
            <text:p>199,124,276</text:p>
          </table:table-cell>
          <table:table-cell office:value-type="float" office:value="3809866" calcext:value-type="float">
            <text:p>3,809,866</text:p>
          </table:table-cell>
          <table:table-cell table:style-name="ce6" table:formula="of:=[.B293]/[.C293]" office:value-type="float" office:value="52.2654277079561" calcext:value-type="float">
            <text:p>52.27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float" office:value="41047505" calcext:value-type="float">
            <text:p>41,047,505</text:p>
          </table:table-cell>
          <table:table-cell office:value-type="float" office:value="787160" calcext:value-type="float">
            <text:p>787,160</text:p>
          </table:table-cell>
          <table:table-cell table:style-name="ce6" table:formula="of:=[.B294]/[.C294]" office:value-type="float" office:value="52.1463298439961" calcext:value-type="float">
            <text:p>52.15</text:p>
          </table:table-cell>
        </table:table-row>
        <table:table-row table:style-name="ro1">
          <table:table-cell office:value-type="string" calcext:value-type="string">
            <text:p>Steven Universe</text:p>
          </table:table-cell>
          <table:table-cell office:value-type="float" office:value="24311933" calcext:value-type="float">
            <text:p>24,311,933</text:p>
          </table:table-cell>
          <table:table-cell office:value-type="float" office:value="466302" calcext:value-type="float">
            <text:p>466,302</text:p>
          </table:table-cell>
          <table:table-cell table:style-name="ce6" table:formula="of:=[.B295]/[.C295]" office:value-type="float" office:value="52.1377412063427" calcext:value-type="float">
            <text:p>52.14</text:p>
          </table:table-cell>
        </table:table-row>
        <table:table-row table:style-name="ro1">
          <table:table-cell office:value-type="string" calcext:value-type="string">
            <text:p>Vince Staples</text:p>
          </table:table-cell>
          <table:table-cell office:value-type="float" office:value="54938724" calcext:value-type="float">
            <text:p>54,938,724</text:p>
          </table:table-cell>
          <table:table-cell office:value-type="float" office:value="1056465" calcext:value-type="float">
            <text:p>1,056,465</text:p>
          </table:table-cell>
          <table:table-cell table:style-name="ce6" table:formula="of:=[.B296]/[.C296]" office:value-type="float" office:value="52.0024080305547" calcext:value-type="float">
            <text:p>52.00</text:p>
          </table:table-cell>
        </table:table-row>
        <table:table-row table:style-name="ro1">
          <table:table-cell office:value-type="string" calcext:value-type="string">
            <text:p>Nothing But Thieves</text:p>
          </table:table-cell>
          <table:table-cell office:value-type="float" office:value="40088557" calcext:value-type="float">
            <text:p>40,088,557</text:p>
          </table:table-cell>
          <table:table-cell office:value-type="float" office:value="771652" calcext:value-type="float">
            <text:p>771,652</text:p>
          </table:table-cell>
          <table:table-cell table:style-name="ce6" table:formula="of:=[.B297]/[.C297]" office:value-type="float" office:value="51.9516012399372" calcext:value-type="float">
            <text:p>51.95</text:p>
          </table:table-cell>
        </table:table-row>
        <table:table-row table:style-name="ro1">
          <table:table-cell office:value-type="string" calcext:value-type="string">
            <text:p>Summer Walker</text:p>
          </table:table-cell>
          <table:table-cell office:value-type="float" office:value="57645619" calcext:value-type="float">
            <text:p>57,645,619</text:p>
          </table:table-cell>
          <table:table-cell office:value-type="float" office:value="1109733" calcext:value-type="float">
            <text:p>1,109,733</text:p>
          </table:table-cell>
          <table:table-cell table:style-name="ce6" table:formula="of:=[.B298]/[.C298]" office:value-type="float" office:value="51.9454850851511" calcext:value-type="float">
            <text:p>51.95</text:p>
          </table:table-cell>
        </table:table-row>
        <table:table-row table:style-name="ro1">
          <table:table-cell office:value-type="string" calcext:value-type="string">
            <text:p>slayyyter</text:p>
          </table:table-cell>
          <table:table-cell office:value-type="float" office:value="23705606" calcext:value-type="float">
            <text:p>23,705,606</text:p>
          </table:table-cell>
          <table:table-cell office:value-type="float" office:value="459113" calcext:value-type="float">
            <text:p>459,113</text:p>
          </table:table-cell>
          <table:table-cell table:style-name="ce6" table:formula="of:=[.B299]/[.C299]" office:value-type="float" office:value="51.6334889232063" calcext:value-type="float">
            <text:p>51.63</text:p>
          </table:table-cell>
        </table:table-row>
        <table:table-row table:style-name="ro1">
          <table:table-cell office:value-type="string" calcext:value-type="string">
            <text:p>Maisie Peters</text:p>
          </table:table-cell>
          <table:table-cell office:value-type="float" office:value="25039848" calcext:value-type="float">
            <text:p>25,039,848</text:p>
          </table:table-cell>
          <table:table-cell office:value-type="float" office:value="486652" calcext:value-type="float">
            <text:p>486,652</text:p>
          </table:table-cell>
          <table:table-cell table:style-name="ce6" table:formula="of:=[.B300]/[.C300]" office:value-type="float" office:value="51.4532931129431" calcext:value-type="float">
            <text:p>51.45</text:p>
          </table:table-cell>
        </table:table-row>
        <table:table-row table:style-name="ro1">
          <table:table-cell office:value-type="string" calcext:value-type="string">
            <text:p>Kodak Black</text:p>
          </table:table-cell>
          <table:table-cell office:value-type="float" office:value="59390233" calcext:value-type="float">
            <text:p>59,390,233</text:p>
          </table:table-cell>
          <table:table-cell office:value-type="float" office:value="1154379" calcext:value-type="float">
            <text:p>1,154,379</text:p>
          </table:table-cell>
          <table:table-cell table:style-name="ce6" table:formula="of:=[.B301]/[.C301]" office:value-type="float" office:value="51.4477766833943" calcext:value-type="float">
            <text:p>51.45</text:p>
          </table:table-cell>
        </table:table-row>
        <table:table-row table:style-name="ro1">
          <table:table-cell office:value-type="string" calcext:value-type="string">
            <text:p>Carly Rae Jepsen</text:p>
          </table:table-cell>
          <table:table-cell office:value-type="float" office:value="109611653" calcext:value-type="float">
            <text:p>109,611,653</text:p>
          </table:table-cell>
          <table:table-cell office:value-type="float" office:value="2132271" calcext:value-type="float">
            <text:p>2,132,271</text:p>
          </table:table-cell>
          <table:table-cell table:style-name="ce6" table:formula="of:=[.B302]/[.C302]" office:value-type="float" office:value="51.4060609556665" calcext:value-type="float">
            <text:p>51.41</text:p>
          </table:table-cell>
        </table:table-row>
        <table:table-row table:style-name="ro1">
          <table:table-cell office:value-type="string" calcext:value-type="string">
            <text:p>Foo Fighters</text:p>
          </table:table-cell>
          <table:table-cell office:value-type="float" office:value="265469148" calcext:value-type="float">
            <text:p>265,469,148</text:p>
          </table:table-cell>
          <table:table-cell office:value-type="float" office:value="5166042" calcext:value-type="float">
            <text:p>5,166,042</text:p>
          </table:table-cell>
          <table:table-cell table:style-name="ce6" table:formula="of:=[.B303]/[.C303]" office:value-type="float" office:value="51.3873383143227" calcext:value-type="float">
            <text:p>51.39</text:p>
          </table:table-cell>
        </table:table-row>
        <table:table-row table:style-name="ro1">
          <table:table-cell office:value-type="string" calcext:value-type="string">
            <text:p>SunMi</text:p>
          </table:table-cell>
          <table:table-cell office:value-type="float" office:value="25206103" calcext:value-type="float">
            <text:p>25,206,103</text:p>
          </table:table-cell>
          <table:table-cell office:value-type="float" office:value="490928" calcext:value-type="float">
            <text:p>490,928</text:p>
          </table:table-cell>
          <table:table-cell table:style-name="ce6" table:formula="of:=[.B304]/[.C304]" office:value-type="float" office:value="51.3437876837337" calcext:value-type="float">
            <text:p>51.34</text:p>
          </table:table-cell>
        </table:table-row>
        <table:table-row table:style-name="ro1">
          <table:table-cell office:value-type="string" calcext:value-type="string">
            <text:p>Hans Zimmer</text:p>
          </table:table-cell>
          <table:table-cell office:value-type="float" office:value="106285103" calcext:value-type="float">
            <text:p>106,285,103</text:p>
          </table:table-cell>
          <table:table-cell office:value-type="float" office:value="2074658" calcext:value-type="float">
            <text:p>2,074,658</text:p>
          </table:table-cell>
          <table:table-cell table:style-name="ce6" table:formula="of:=[.B305]/[.C305]" office:value-type="float" office:value="51.2301801067935" calcext:value-type="float">
            <text:p>51.23</text:p>
          </table:table-cell>
        </table:table-row>
        <table:table-row table:style-name="ro1">
          <table:table-cell office:value-type="string" calcext:value-type="string">
            <text:p>Tory Lanez</text:p>
          </table:table-cell>
          <table:table-cell office:value-type="float" office:value="61293712" calcext:value-type="float">
            <text:p>61,293,712</text:p>
          </table:table-cell>
          <table:table-cell office:value-type="float" office:value="1198083" calcext:value-type="float">
            <text:p>1,198,083</text:p>
          </table:table-cell>
          <table:table-cell table:style-name="ce6" table:formula="of:=[.B306]/[.C306]" office:value-type="float" office:value="51.1598211476167" calcext:value-type="float">
            <text:p>51.16</text:p>
          </table:table-cell>
        </table:table-row>
        <table:table-row table:style-name="ro1">
          <table:table-cell office:value-type="string" calcext:value-type="string">
            <text:p>Have a Nice Life</text:p>
          </table:table-cell>
          <table:table-cell office:value-type="float" office:value="34245964" calcext:value-type="float">
            <text:p>34,245,964</text:p>
          </table:table-cell>
          <table:table-cell office:value-type="float" office:value="670398" calcext:value-type="float">
            <text:p>670,398</text:p>
          </table:table-cell>
          <table:table-cell table:style-name="ce6" table:formula="of:=[.B307]/[.C307]" office:value-type="float" office:value="51.0830342572621" calcext:value-type="float">
            <text:p>51.08</text:p>
          </table:table-cell>
        </table:table-row>
        <table:table-row table:style-name="ro1">
          <table:table-cell office:value-type="string" calcext:value-type="string">
            <text:p>Camila Cabello</text:p>
          </table:table-cell>
          <table:table-cell office:value-type="float" office:value="72729565" calcext:value-type="float">
            <text:p>72,729,565</text:p>
          </table:table-cell>
          <table:table-cell office:value-type="float" office:value="1424085" calcext:value-type="float">
            <text:p>1,424,085</text:p>
          </table:table-cell>
          <table:table-cell table:style-name="ce6" table:formula="of:=[.B308]/[.C308]" office:value-type="float" office:value="51.0710842400559" calcext:value-type="float">
            <text:p>51.07</text:p>
          </table:table-cell>
        </table:table-row>
        <table:table-row table:style-name="ro1">
          <table:table-cell office:value-type="string" calcext:value-type="string">
            <text:p>Type O Negative</text:p>
          </table:table-cell>
          <table:table-cell office:value-type="float" office:value="39912083" calcext:value-type="float">
            <text:p>39,912,083</text:p>
          </table:table-cell>
          <table:table-cell office:value-type="float" office:value="781847" calcext:value-type="float">
            <text:p>781,847</text:p>
          </table:table-cell>
          <table:table-cell table:style-name="ce6" table:formula="of:=[.B309]/[.C309]" office:value-type="float" office:value="51.0484570510599" calcext:value-type="float">
            <text:p>51.05</text:p>
          </table:table-cell>
        </table:table-row>
        <table:table-row table:style-name="ro1">
          <table:table-cell office:value-type="string" calcext:value-type="string">
            <text:p>Joy Division</text:p>
          </table:table-cell>
          <table:table-cell office:value-type="float" office:value="139841218" calcext:value-type="float">
            <text:p>139,841,218</text:p>
          </table:table-cell>
          <table:table-cell office:value-type="float" office:value="2745642" calcext:value-type="float">
            <text:p>2,745,642</text:p>
          </table:table-cell>
          <table:table-cell table:style-name="ce6" table:formula="of:=[.B310]/[.C310]" office:value-type="float" office:value="50.9320654331482" calcext:value-type="float">
            <text:p>50.93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float" office:value="223896267" calcext:value-type="float">
            <text:p>223,896,267</text:p>
          </table:table-cell>
          <table:table-cell office:value-type="float" office:value="4406436" calcext:value-type="float">
            <text:p>4,406,436</text:p>
          </table:table-cell>
          <table:table-cell table:style-name="ce6" table:formula="of:=[.B311]/[.C311]" office:value-type="float" office:value="50.8111923105203" calcext:value-type="float">
            <text:p>50.81</text:p>
          </table:table-cell>
        </table:table-row>
        <table:table-row table:style-name="ro1">
          <table:table-cell office:value-type="string" calcext:value-type="string">
            <text:p>Niki</text:p>
          </table:table-cell>
          <table:table-cell office:value-type="float" office:value="30638509" calcext:value-type="float">
            <text:p>30,638,509</text:p>
          </table:table-cell>
          <table:table-cell office:value-type="float" office:value="605643" calcext:value-type="float">
            <text:p>605,643</text:p>
          </table:table-cell>
          <table:table-cell table:style-name="ce6" table:formula="of:=[.B312]/[.C312]" office:value-type="float" office:value="50.5883977854941" calcext:value-type="float">
            <text:p>50.59</text:p>
          </table:table-cell>
        </table:table-row>
        <table:table-row table:style-name="ro1">
          <table:table-cell office:value-type="string" calcext:value-type="string">
            <text:p>Mumford &amp; Sons</text:p>
          </table:table-cell>
          <table:table-cell office:value-type="float" office:value="116941415" calcext:value-type="float">
            <text:p>116,941,415</text:p>
          </table:table-cell>
          <table:table-cell office:value-type="float" office:value="2313971" calcext:value-type="float">
            <text:p>2,313,971</text:p>
          </table:table-cell>
          <table:table-cell table:style-name="ce6" table:formula="of:=[.B313]/[.C313]" office:value-type="float" office:value="50.5371134729" calcext:value-type="float">
            <text:p>50.54</text:p>
          </table:table-cell>
        </table:table-row>
        <table:table-row table:style-name="ro1">
          <table:table-cell office:value-type="string" calcext:value-type="string">
            <text:p>Odetari</text:p>
          </table:table-cell>
          <table:table-cell office:value-type="float" office:value="19344375" calcext:value-type="float">
            <text:p>19,344,375</text:p>
          </table:table-cell>
          <table:table-cell office:value-type="float" office:value="383299" calcext:value-type="float">
            <text:p>383,299</text:p>
          </table:table-cell>
          <table:table-cell table:style-name="ce6" table:formula="of:=[.B314]/[.C314]" office:value-type="float" office:value="50.4681071435094" calcext:value-type="float">
            <text:p>50.47</text:p>
          </table:table-cell>
        </table:table-row>
        <table:table-row table:style-name="ro1">
          <table:table-cell office:value-type="string" calcext:value-type="string">
            <text:p>Tove Lo</text:p>
          </table:table-cell>
          <table:table-cell office:value-type="float" office:value="86986801" calcext:value-type="float">
            <text:p>86,986,801</text:p>
          </table:table-cell>
          <table:table-cell office:value-type="float" office:value="1728363" calcext:value-type="float">
            <text:p>1,728,363</text:p>
          </table:table-cell>
          <table:table-cell table:style-name="ce6" table:formula="of:=[.B315]/[.C315]" office:value-type="float" office:value="50.3290113245886" calcext:value-type="float">
            <text:p>50.33</text:p>
          </table:table-cell>
        </table:table-row>
        <table:table-row table:style-name="ro1">
          <table:table-cell office:value-type="string" calcext:value-type="string">
            <text:p>Sleeping with Sirens</text:p>
          </table:table-cell>
          <table:table-cell office:value-type="float" office:value="35494720" calcext:value-type="float">
            <text:p>35,494,720</text:p>
          </table:table-cell>
          <table:table-cell office:value-type="float" office:value="706099" calcext:value-type="float">
            <text:p>706,099</text:p>
          </table:table-cell>
          <table:table-cell table:style-name="ce6" table:formula="of:=[.B316]/[.C316]" office:value-type="float" office:value="50.2687583469174" calcext:value-type="float">
            <text:p>50.27</text:p>
          </table:table-cell>
        </table:table-row>
        <table:table-row table:style-name="ro1">
          <table:table-cell office:value-type="string" calcext:value-type="string">
            <text:p>The Smashing Pumpkins</text:p>
          </table:table-cell>
          <table:table-cell office:value-type="float" office:value="189676317" calcext:value-type="float">
            <text:p>189,676,317</text:p>
          </table:table-cell>
          <table:table-cell office:value-type="float" office:value="3790303" calcext:value-type="float">
            <text:p>3,790,303</text:p>
          </table:table-cell>
          <table:table-cell table:style-name="ce6" table:formula="of:=[.B317]/[.C317]" office:value-type="float" office:value="50.0425208749802" calcext:value-type="float">
            <text:p>50.04</text:p>
          </table:table-cell>
        </table:table-row>
        <table:table-row table:style-name="ro1">
          <table:table-cell office:value-type="string" calcext:value-type="string">
            <text:p>Chico Buarque</text:p>
          </table:table-cell>
          <table:table-cell office:value-type="float" office:value="33732272" calcext:value-type="float">
            <text:p>33,732,272</text:p>
          </table:table-cell>
          <table:table-cell office:value-type="float" office:value="675737" calcext:value-type="float">
            <text:p>675,737</text:p>
          </table:table-cell>
          <table:table-cell table:style-name="ce6" table:formula="of:=[.B318]/[.C318]" office:value-type="float" office:value="49.9192318905136" calcext:value-type="float">
            <text:p>49.92</text:p>
          </table:table-cell>
        </table:table-row>
        <table:table-row table:style-name="ro1">
          <table:table-cell office:value-type="string" calcext:value-type="string">
            <text:p>Tyler Childers</text:p>
          </table:table-cell>
          <table:table-cell office:value-type="float" office:value="14780682" calcext:value-type="float">
            <text:p>14,780,682</text:p>
          </table:table-cell>
          <table:table-cell office:value-type="float" office:value="296454" calcext:value-type="float">
            <text:p>296,454</text:p>
          </table:table-cell>
          <table:table-cell table:style-name="ce6" table:formula="of:=[.B319]/[.C319]" office:value-type="float" office:value="49.8582646886195" calcext:value-type="float">
            <text:p>49.86</text:p>
          </table:table-cell>
        </table:table-row>
        <table:table-row table:style-name="ro1">
          <table:table-cell office:value-type="string" calcext:value-type="string">
            <text:p>Justin Bieber</text:p>
          </table:table-cell>
          <table:table-cell office:value-type="float" office:value="167531615" calcext:value-type="float">
            <text:p>167,531,615</text:p>
          </table:table-cell>
          <table:table-cell office:value-type="float" office:value="3371954" calcext:value-type="float">
            <text:p>3,371,954</text:p>
          </table:table-cell>
          <table:table-cell table:style-name="ce6" table:formula="of:=[.B320]/[.C320]" office:value-type="float" office:value="49.6838376205607" calcext:value-type="float">
            <text:p>49.68</text:p>
          </table:table-cell>
        </table:table-row>
        <table:table-row table:style-name="ro1">
          <table:table-cell office:value-type="string" calcext:value-type="string">
            <text:p>$NOT</text:p>
          </table:table-cell>
          <table:table-cell office:value-type="float" office:value="32369295" calcext:value-type="float">
            <text:p>32,369,295</text:p>
          </table:table-cell>
          <table:table-cell office:value-type="float" office:value="652396" calcext:value-type="float">
            <text:p>652,396</text:p>
          </table:table-cell>
          <table:table-cell table:style-name="ce6" table:formula="of:=[.B321]/[.C321]" office:value-type="float" office:value="49.6160230902703" calcext:value-type="float">
            <text:p>49.62</text:p>
          </table:table-cell>
        </table:table-row>
        <table:table-row table:style-name="ro1">
          <table:table-cell office:value-type="string" calcext:value-type="string">
            <text:p>Foals</text:p>
          </table:table-cell>
          <table:table-cell office:value-type="float" office:value="92067678" calcext:value-type="float">
            <text:p>92,067,678</text:p>
          </table:table-cell>
          <table:table-cell office:value-type="float" office:value="1857197" calcext:value-type="float">
            <text:p>1,857,197</text:p>
          </table:table-cell>
          <table:table-cell table:style-name="ce6" table:formula="of:=[.B322]/[.C322]" office:value-type="float" office:value="49.5734582814855" calcext:value-type="float">
            <text:p>49.57</text:p>
          </table:table-cell>
        </table:table-row>
        <table:table-row table:style-name="ro1">
          <table:table-cell office:value-type="string" calcext:value-type="string">
            <text:p>Alice in Chains</text:p>
          </table:table-cell>
          <table:table-cell office:value-type="float" office:value="128157622" calcext:value-type="float">
            <text:p>128,157,622</text:p>
          </table:table-cell>
          <table:table-cell office:value-type="float" office:value="2590155" calcext:value-type="float">
            <text:p>2,590,155</text:p>
          </table:table-cell>
          <table:table-cell table:style-name="ce6" table:formula="of:=[.B323]/[.C323]" office:value-type="float" office:value="49.4787462526374" calcext:value-type="float">
            <text:p>49.48</text:p>
          </table:table-cell>
        </table:table-row>
        <table:table-row table:style-name="ro1">
          <table:table-cell office:value-type="string" calcext:value-type="string">
            <text:p>Katy Perry</text:p>
          </table:table-cell>
          <table:table-cell office:value-type="float" office:value="271843581" calcext:value-type="float">
            <text:p>271,843,581</text:p>
          </table:table-cell>
          <table:table-cell office:value-type="float" office:value="5495739" calcext:value-type="float">
            <text:p>5,495,739</text:p>
          </table:table-cell>
          <table:table-cell table:style-name="ce6" table:formula="of:=[.B324]/[.C324]" office:value-type="float" office:value="49.4644270770501" calcext:value-type="float">
            <text:p>49.46</text:p>
          </table:table-cell>
        </table:table-row>
        <table:table-row table:style-name="ro1">
          <table:table-cell office:value-type="string" calcext:value-type="string">
            <text:p>Shawn Mendes</text:p>
          </table:table-cell>
          <table:table-cell office:value-type="float" office:value="92163528" calcext:value-type="float">
            <text:p>92,163,528</text:p>
          </table:table-cell>
          <table:table-cell office:value-type="float" office:value="1869141" calcext:value-type="float">
            <text:p>1,869,141</text:p>
          </table:table-cell>
          <table:table-cell table:style-name="ce6" table:formula="of:=[.B325]/[.C325]" office:value-type="float" office:value="49.3079591106289" calcext:value-type="float">
            <text:p>49.31</text:p>
          </table:table-cell>
        </table:table-row>
        <table:table-row table:style-name="ro1">
          <table:table-cell office:value-type="string" calcext:value-type="string">
            <text:p>Måneskin</text:p>
          </table:table-cell>
          <table:table-cell office:value-type="float" office:value="57657104" calcext:value-type="float">
            <text:p>57,657,104</text:p>
          </table:table-cell>
          <table:table-cell office:value-type="float" office:value="1174414" calcext:value-type="float">
            <text:p>1,174,414</text:p>
          </table:table-cell>
          <table:table-cell table:style-name="ce6" table:formula="of:=[.B326]/[.C326]" office:value-type="float" office:value="49.094360251155" calcext:value-type="float">
            <text:p>49.09</text:p>
          </table:table-cell>
        </table:table-row>
        <table:table-row table:style-name="ro1">
          <table:table-cell office:value-type="string" calcext:value-type="string">
            <text:p>All Time Low</text:p>
          </table:table-cell>
          <table:table-cell office:value-type="float" office:value="94849165" calcext:value-type="float">
            <text:p>94,849,165</text:p>
          </table:table-cell>
          <table:table-cell office:value-type="float" office:value="1933784" calcext:value-type="float">
            <text:p>1,933,784</text:p>
          </table:table-cell>
          <table:table-cell table:style-name="ce6" table:formula="of:=[.B327]/[.C327]" office:value-type="float" office:value="49.0484795613161" calcext:value-type="float">
            <text:p>49.05</text:p>
          </table:table-cell>
        </table:table-row>
        <table:table-row table:style-name="ro1">
          <table:table-cell office:value-type="string" calcext:value-type="string">
            <text:p>Weyes Blood</text:p>
          </table:table-cell>
          <table:table-cell office:value-type="float" office:value="35114691" calcext:value-type="float">
            <text:p>35,114,691</text:p>
          </table:table-cell>
          <table:table-cell office:value-type="float" office:value="716183" calcext:value-type="float">
            <text:p>716,183</text:p>
          </table:table-cell>
          <table:table-cell table:style-name="ce6" table:formula="of:=[.B328]/[.C328]" office:value-type="float" office:value="49.0303330294073" calcext:value-type="float">
            <text:p>49.03</text:p>
          </table:table-cell>
        </table:table-row>
        <table:table-row table:style-name="ro1">
          <table:table-cell office:value-type="string" calcext:value-type="string">
            <text:p>GhosteMane</text:p>
          </table:table-cell>
          <table:table-cell office:value-type="float" office:value="28975366" calcext:value-type="float">
            <text:p>28,975,366</text:p>
          </table:table-cell>
          <table:table-cell office:value-type="float" office:value="591072" calcext:value-type="float">
            <text:p>591,072</text:p>
          </table:table-cell>
          <table:table-cell table:style-name="ce6" table:formula="of:=[.B329]/[.C329]" office:value-type="float" office:value="49.021719858156" calcext:value-type="float">
            <text:p>49.02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4262194" calcext:value-type="float">
            <text:p>44,262,194</text:p>
          </table:table-cell>
          <table:table-cell office:value-type="float" office:value="906344" calcext:value-type="float">
            <text:p>906,344</text:p>
          </table:table-cell>
          <table:table-cell table:style-name="ce6" table:formula="of:=[.B330]/[.C330]" office:value-type="float" office:value="48.8359761856425" calcext:value-type="float">
            <text:p>48.84</text:p>
          </table:table-cell>
        </table:table-row>
        <table:table-row table:style-name="ro1">
          <table:table-cell office:value-type="string" calcext:value-type="string">
            <text:p>Fiona Apple</text:p>
          </table:table-cell>
          <table:table-cell office:value-type="float" office:value="101456363" calcext:value-type="float">
            <text:p>101,456,363</text:p>
          </table:table-cell>
          <table:table-cell office:value-type="float" office:value="2081509" calcext:value-type="float">
            <text:p>2,081,509</text:p>
          </table:table-cell>
          <table:table-cell table:style-name="ce6" table:formula="of:=[.B331]/[.C331]" office:value-type="float" office:value="48.741736403734" calcext:value-type="float">
            <text:p>48.74</text:p>
          </table:table-cell>
        </table:table-row>
        <table:table-row table:style-name="ro1">
          <table:table-cell office:value-type="string" calcext:value-type="string">
            <text:p>The Killers</text:p>
          </table:table-cell>
          <table:table-cell office:value-type="float" office:value="274805156" calcext:value-type="float">
            <text:p>274,805,156</text:p>
          </table:table-cell>
          <table:table-cell office:value-type="float" office:value="5646084" calcext:value-type="float">
            <text:p>5,646,084</text:p>
          </table:table-cell>
          <table:table-cell table:style-name="ce6" table:formula="of:=[.B332]/[.C332]" office:value-type="float" office:value="48.6718150137334" calcext:value-type="float">
            <text:p>48.67</text:p>
          </table:table-cell>
        </table:table-row>
        <table:table-row table:style-name="ro1">
          <table:table-cell office:value-type="string" calcext:value-type="string">
            <text:p>Nick Cave &amp; The Bad Seeds</text:p>
          </table:table-cell>
          <table:table-cell office:value-type="float" office:value="83195850" calcext:value-type="float">
            <text:p>83,195,850</text:p>
          </table:table-cell>
          <table:table-cell office:value-type="float" office:value="1714502" calcext:value-type="float">
            <text:p>1,714,502</text:p>
          </table:table-cell>
          <table:table-cell table:style-name="ce6" table:formula="of:=[.B333]/[.C333]" office:value-type="float" office:value="48.5247902889585" calcext:value-type="float">
            <text:p>48.52</text:p>
          </table:table-cell>
        </table:table-row>
        <table:table-row table:style-name="ro1">
          <table:table-cell office:value-type="string" calcext:value-type="string">
            <text:p>Madison Beer</text:p>
          </table:table-cell>
          <table:table-cell office:value-type="float" office:value="43731703" calcext:value-type="float">
            <text:p>43,731,703</text:p>
          </table:table-cell>
          <table:table-cell office:value-type="float" office:value="901382" calcext:value-type="float">
            <text:p>901,382</text:p>
          </table:table-cell>
          <table:table-cell table:style-name="ce6" table:formula="of:=[.B334]/[.C334]" office:value-type="float" office:value="48.5162816652651" calcext:value-type="float">
            <text:p>48.52</text:p>
          </table:table-cell>
        </table:table-row>
        <table:table-row table:style-name="ro1">
          <table:table-cell office:value-type="string" calcext:value-type="string">
            <text:p>Kero Kero Bonito</text:p>
          </table:table-cell>
          <table:table-cell office:value-type="float" office:value="34206840" calcext:value-type="float">
            <text:p>34,206,840</text:p>
          </table:table-cell>
          <table:table-cell office:value-type="float" office:value="706668" calcext:value-type="float">
            <text:p>706,668</text:p>
          </table:table-cell>
          <table:table-cell table:style-name="ce6" table:formula="of:=[.B335]/[.C335]" office:value-type="float" office:value="48.4058143286522" calcext:value-type="float">
            <text:p>48.41</text:p>
          </table:table-cell>
        </table:table-row>
        <table:table-row table:style-name="ro1">
          <table:table-cell office:value-type="string" calcext:value-type="string">
            <text:p>Kacey Musgraves</text:p>
          </table:table-cell>
          <table:table-cell office:value-type="float" office:value="40949427" calcext:value-type="float">
            <text:p>40,949,427</text:p>
          </table:table-cell>
          <table:table-cell office:value-type="float" office:value="847832" calcext:value-type="float">
            <text:p>847,832</text:p>
          </table:table-cell>
          <table:table-cell table:style-name="ce6" table:formula="of:=[.B336]/[.C336]" office:value-type="float" office:value="48.2989872993706" calcext:value-type="float">
            <text:p>48.30</text:p>
          </table:table-cell>
        </table:table-row>
        <table:table-row table:style-name="ro1">
          <table:table-cell office:value-type="string" calcext:value-type="string">
            <text:p>SLEEPY HALLOW</text:p>
          </table:table-cell>
          <table:table-cell office:value-type="float" office:value="23962216" calcext:value-type="float">
            <text:p>23,962,216</text:p>
          </table:table-cell>
          <table:table-cell office:value-type="float" office:value="498058" calcext:value-type="float">
            <text:p>498,058</text:p>
          </table:table-cell>
          <table:table-cell table:style-name="ce6" table:formula="of:=[.B337]/[.C337]" office:value-type="float" office:value="48.1112962747311" calcext:value-type="float">
            <text:p>48.11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38883902" calcext:value-type="float">
            <text:p>38,883,902</text:p>
          </table:table-cell>
          <table:table-cell office:value-type="float" office:value="808864" calcext:value-type="float">
            <text:p>808,864</text:p>
          </table:table-cell>
          <table:table-cell table:style-name="ce6" table:formula="of:=[.B338]/[.C338]" office:value-type="float" office:value="48.0722371127903" calcext:value-type="float">
            <text:p>48.07</text:p>
          </table:table-cell>
        </table:table-row>
        <table:table-row table:style-name="ro1">
          <table:table-cell office:value-type="string" calcext:value-type="string">
            <text:p>J Dilla</text:p>
          </table:table-cell>
          <table:table-cell office:value-type="float" office:value="49794797" calcext:value-type="float">
            <text:p>49,794,797</text:p>
          </table:table-cell>
          <table:table-cell office:value-type="float" office:value="1040713" calcext:value-type="float">
            <text:p>1,040,713</text:p>
          </table:table-cell>
          <table:table-cell table:style-name="ce6" table:formula="of:=[.B339]/[.C339]" office:value-type="float" office:value="47.8468098313368" calcext:value-type="float">
            <text:p>47.85</text:p>
          </table:table-cell>
        </table:table-row>
        <table:table-row table:style-name="ro1">
          <table:table-cell office:value-type="string" calcext:value-type="string">
            <text:p>Judas Priest</text:p>
          </table:table-cell>
          <table:table-cell office:value-type="float" office:value="83269577" calcext:value-type="float">
            <text:p>83,269,577</text:p>
          </table:table-cell>
          <table:table-cell office:value-type="float" office:value="1741458" calcext:value-type="float">
            <text:p>1,741,458</text:p>
          </table:table-cell>
          <table:table-cell table:style-name="ce6" table:formula="of:=[.B340]/[.C340]" office:value-type="float" office:value="47.816012215052" calcext:value-type="float">
            <text:p>47.82</text:p>
          </table:table-cell>
        </table:table-row>
        <table:table-row table:style-name="ro1">
          <table:table-cell office:value-type="string" calcext:value-type="string">
            <text:p>Cavetown</text:p>
          </table:table-cell>
          <table:table-cell office:value-type="float" office:value="48360767" calcext:value-type="float">
            <text:p>48,360,767</text:p>
          </table:table-cell>
          <table:table-cell office:value-type="float" office:value="1012497" calcext:value-type="float">
            <text:p>1,012,497</text:p>
          </table:table-cell>
          <table:table-cell table:style-name="ce6" table:formula="of:=[.B341]/[.C341]" office:value-type="float" office:value="47.7638620163813" calcext:value-type="float">
            <text:p>47.76</text:p>
          </table:table-cell>
        </table:table-row>
        <table:table-row table:style-name="ro1">
          <table:table-cell office:value-type="string" calcext:value-type="string">
            <text:p>Kids See Ghosts</text:p>
          </table:table-cell>
          <table:table-cell office:value-type="float" office:value="36666373" calcext:value-type="float">
            <text:p>36,666,373</text:p>
          </table:table-cell>
          <table:table-cell office:value-type="float" office:value="770028" calcext:value-type="float">
            <text:p>770,028</text:p>
          </table:table-cell>
          <table:table-cell table:style-name="ce6" table:formula="of:=[.B342]/[.C342]" office:value-type="float" office:value="47.6169347088677" calcext:value-type="float">
            <text:p>47.62</text:p>
          </table:table-cell>
        </table:table-row>
        <table:table-row table:style-name="ro1">
          <table:table-cell office:value-type="string" calcext:value-type="string">
            <text:p>Zayn</text:p>
          </table:table-cell>
          <table:table-cell office:value-type="float" office:value="73068783" calcext:value-type="float">
            <text:p>73,068,783</text:p>
          </table:table-cell>
          <table:table-cell office:value-type="float" office:value="1539851" calcext:value-type="float">
            <text:p>1,539,851</text:p>
          </table:table-cell>
          <table:table-cell table:style-name="ce6" table:formula="of:=[.B343]/[.C343]" office:value-type="float" office:value="47.4518528091354" calcext:value-type="float">
            <text:p>47.45</text:p>
          </table:table-cell>
        </table:table-row>
        <table:table-row table:style-name="ro1">
          <table:table-cell office:value-type="string" calcext:value-type="string">
            <text:p>AC/DC</text:p>
          </table:table-cell>
          <table:table-cell office:value-type="float" office:value="174922464" calcext:value-type="float">
            <text:p>174,922,464</text:p>
          </table:table-cell>
          <table:table-cell office:value-type="float" office:value="3687488" calcext:value-type="float">
            <text:p>3,687,488</text:p>
          </table:table-cell>
          <table:table-cell table:style-name="ce6" table:formula="of:=[.B344]/[.C344]" office:value-type="float" office:value="47.4367547772359" calcext:value-type="float">
            <text:p>47.44</text:p>
          </table:table-cell>
        </table:table-row>
        <table:table-row table:style-name="ro1">
          <table:table-cell office:value-type="string" calcext:value-type="string">
            <text:p>John Mayer</text:p>
          </table:table-cell>
          <table:table-cell office:value-type="float" office:value="149674599" calcext:value-type="float">
            <text:p>149,674,599</text:p>
          </table:table-cell>
          <table:table-cell office:value-type="float" office:value="3157165" calcext:value-type="float">
            <text:p>3,157,165</text:p>
          </table:table-cell>
          <table:table-cell table:style-name="ce6" table:formula="of:=[.B345]/[.C345]" office:value-type="float" office:value="47.4079115282223" calcext:value-type="float">
            <text:p>47.41</text:p>
          </table:table-cell>
        </table:table-row>
        <table:table-row table:style-name="ro1">
          <table:table-cell office:value-type="string" calcext:value-type="string">
            <text:p>SKI MASK THE SLUMP GOD</text:p>
          </table:table-cell>
          <table:table-cell office:value-type="float" office:value="42071728" calcext:value-type="float">
            <text:p>42,071,728</text:p>
          </table:table-cell>
          <table:table-cell office:value-type="float" office:value="888170" calcext:value-type="float">
            <text:p>888,170</text:p>
          </table:table-cell>
          <table:table-cell table:style-name="ce6" table:formula="of:=[.B346]/[.C346]" office:value-type="float" office:value="47.3690036817276" calcext:value-type="float">
            <text:p>47.37</text:p>
          </table:table-cell>
        </table:table-row>
        <table:table-row table:style-name="ro1">
          <table:table-cell office:value-type="string" calcext:value-type="string">
            <text:p>Massive Attack</text:p>
          </table:table-cell>
          <table:table-cell office:value-type="float" office:value="141538455" calcext:value-type="float">
            <text:p>141,538,455</text:p>
          </table:table-cell>
          <table:table-cell office:value-type="float" office:value="2992476" calcext:value-type="float">
            <text:p>2,992,476</text:p>
          </table:table-cell>
          <table:table-cell table:style-name="ce6" table:formula="of:=[.B347]/[.C347]" office:value-type="float" office:value="47.2981086565105" calcext:value-type="float">
            <text:p>47.30</text:p>
          </table:table-cell>
        </table:table-row>
        <table:table-row table:style-name="ro1">
          <table:table-cell office:value-type="string" calcext:value-type="string">
            <text:p>Kings of Leon</text:p>
          </table:table-cell>
          <table:table-cell office:value-type="float" office:value="198441999" calcext:value-type="float">
            <text:p>198,441,999</text:p>
          </table:table-cell>
          <table:table-cell office:value-type="float" office:value="4211742" calcext:value-type="float">
            <text:p>4,211,742</text:p>
          </table:table-cell>
          <table:table-cell table:style-name="ce6" table:formula="of:=[.B348]/[.C348]" office:value-type="float" office:value="47.1163710882575" calcext:value-type="float">
            <text:p>47.12</text:p>
          </table:table-cell>
        </table:table-row>
        <table:table-row table:style-name="ro1">
          <table:table-cell office:value-type="string" calcext:value-type="string">
            <text:p>Faye Webster</text:p>
          </table:table-cell>
          <table:table-cell office:value-type="float" office:value="43263936" calcext:value-type="float">
            <text:p>43,263,936</text:p>
          </table:table-cell>
          <table:table-cell office:value-type="float" office:value="920316" calcext:value-type="float">
            <text:p>920,316</text:p>
          </table:table-cell>
          <table:table-cell table:style-name="ce6" table:formula="of:=[.B349]/[.C349]" office:value-type="float" office:value="47.0098705227335" calcext:value-type="float">
            <text:p>47.01</text:p>
          </table:table-cell>
        </table:table-row>
        <table:table-row table:style-name="ro1">
          <table:table-cell office:value-type="string" calcext:value-type="string">
            <text:p>Wilco</text:p>
          </table:table-cell>
          <table:table-cell office:value-type="float" office:value="77466265" calcext:value-type="float">
            <text:p>77,466,265</text:p>
          </table:table-cell>
          <table:table-cell office:value-type="float" office:value="1649096" calcext:value-type="float">
            <text:p>1,649,096</text:p>
          </table:table-cell>
          <table:table-cell table:style-name="ce6" table:formula="of:=[.B350]/[.C350]" office:value-type="float" office:value="46.9749881147004" calcext:value-type="float">
            <text:p>46.97</text:p>
          </table:table-cell>
        </table:table-row>
        <table:table-row table:style-name="ro1">
          <table:table-cell office:value-type="string" calcext:value-type="string">
            <text:p>Lizzy McAlpine</text:p>
          </table:table-cell>
          <table:table-cell office:value-type="float" office:value="34962670" calcext:value-type="float">
            <text:p>34,962,670</text:p>
          </table:table-cell>
          <table:table-cell office:value-type="float" office:value="746189" calcext:value-type="float">
            <text:p>746,189</text:p>
          </table:table-cell>
          <table:table-cell table:style-name="ce6" table:formula="of:=[.B351]/[.C351]" office:value-type="float" office:value="46.8549791004692" calcext:value-type="float">
            <text:p>46.85</text:p>
          </table:table-cell>
        </table:table-row>
        <table:table-row table:style-name="ro1">
          <table:table-cell office:value-type="string" calcext:value-type="string">
            <text:p>Sweet Trip</text:p>
          </table:table-cell>
          <table:table-cell office:value-type="float" office:value="24622639" calcext:value-type="float">
            <text:p>24,622,639</text:p>
          </table:table-cell>
          <table:table-cell office:value-type="float" office:value="525898" calcext:value-type="float">
            <text:p>525,898</text:p>
          </table:table-cell>
          <table:table-cell table:style-name="ce6" table:formula="of:=[.B352]/[.C352]" office:value-type="float" office:value="46.8201799588513" calcext:value-type="float">
            <text:p>46.82</text:p>
          </table:table-cell>
        </table:table-row>
        <table:table-row table:style-name="ro1">
          <table:table-cell office:value-type="string" calcext:value-type="string">
            <text:p>Wallows</text:p>
          </table:table-cell>
          <table:table-cell office:value-type="float" office:value="61054319" calcext:value-type="float">
            <text:p>61,054,319</text:p>
          </table:table-cell>
          <table:table-cell office:value-type="float" office:value="1306869" calcext:value-type="float">
            <text:p>1,306,869</text:p>
          </table:table-cell>
          <table:table-cell table:style-name="ce6" table:formula="of:=[.B353]/[.C353]" office:value-type="float" office:value="46.7180099918201" calcext:value-type="float">
            <text:p>46.72</text:p>
          </table:table-cell>
        </table:table-row>
        <table:table-row table:style-name="ro1">
          <table:table-cell office:value-type="string" calcext:value-type="string">
            <text:p>James Blake</text:p>
          </table:table-cell>
          <table:table-cell office:value-type="float" office:value="73203891" calcext:value-type="float">
            <text:p>73,203,891</text:p>
          </table:table-cell>
          <table:table-cell office:value-type="float" office:value="1569756" calcext:value-type="float">
            <text:p>1,569,756</text:p>
          </table:table-cell>
          <table:table-cell table:style-name="ce6" table:formula="of:=[.B354]/[.C354]" office:value-type="float" office:value="46.6339297317545" calcext:value-type="float">
            <text:p>46.63</text:p>
          </table:table-cell>
        </table:table-row>
        <table:table-row table:style-name="ro1">
          <table:table-cell office:value-type="string" calcext:value-type="string">
            <text:p>Lil Nas X</text:p>
          </table:table-cell>
          <table:table-cell office:value-type="float" office:value="90702046" calcext:value-type="float">
            <text:p>90,702,046</text:p>
          </table:table-cell>
          <table:table-cell office:value-type="float" office:value="1946882" calcext:value-type="float">
            <text:p>1,946,882</text:p>
          </table:table-cell>
          <table:table-cell table:style-name="ce6" table:formula="of:=[.B355]/[.C355]" office:value-type="float" office:value="46.5883633420002" calcext:value-type="float">
            <text:p>46.59</text:p>
          </table:table-cell>
        </table:table-row>
        <table:table-row table:style-name="ro1">
          <table:table-cell office:value-type="string" calcext:value-type="string">
            <text:p>Pixies</text:p>
          </table:table-cell>
          <table:table-cell office:value-type="float" office:value="158974227" calcext:value-type="float">
            <text:p>158,974,227</text:p>
          </table:table-cell>
          <table:table-cell office:value-type="float" office:value="3419763" calcext:value-type="float">
            <text:p>3,419,763</text:p>
          </table:table-cell>
          <table:table-cell table:style-name="ce6" table:formula="of:=[.B356]/[.C356]" office:value-type="float" office:value="46.4869135668174" calcext:value-type="float">
            <text:p>46.49</text:p>
          </table:table-cell>
        </table:table-row>
        <table:table-row table:style-name="ro1">
          <table:table-cell office:value-type="string" calcext:value-type="string">
            <text:p>Bullet for My Valentine</text:p>
          </table:table-cell>
          <table:table-cell office:value-type="float" office:value="97885844" calcext:value-type="float">
            <text:p>97,885,844</text:p>
          </table:table-cell>
          <table:table-cell office:value-type="float" office:value="2109197" calcext:value-type="float">
            <text:p>2,109,197</text:p>
          </table:table-cell>
          <table:table-cell table:style-name="ce6" table:formula="of:=[.B357]/[.C357]" office:value-type="float" office:value="46.4090570961366" calcext:value-type="float">
            <text:p>46.41</text:p>
          </table:table-cell>
        </table:table-row>
        <table:table-row table:style-name="ro1">
          <table:table-cell office:value-type="string" calcext:value-type="string">
            <text:p>Reneé Rapp</text:p>
          </table:table-cell>
          <table:table-cell office:value-type="float" office:value="17725816" calcext:value-type="float">
            <text:p>17,725,816</text:p>
          </table:table-cell>
          <table:table-cell office:value-type="float" office:value="383358" calcext:value-type="float">
            <text:p>383,358</text:p>
          </table:table-cell>
          <table:table-cell table:style-name="ce6" table:formula="of:=[.B358]/[.C358]" office:value-type="float" office:value="46.2382837973904" calcext:value-type="float">
            <text:p>46.24</text:p>
          </table:table-cell>
        </table:table-row>
        <table:table-row table:style-name="ro1">
          <table:table-cell office:value-type="string" calcext:value-type="string">
            <text:p>Avril Lavigne</text:p>
          </table:table-cell>
          <table:table-cell office:value-type="float" office:value="176486817" calcext:value-type="float">
            <text:p>176,486,817</text:p>
          </table:table-cell>
          <table:table-cell office:value-type="float" office:value="3839387" calcext:value-type="float">
            <text:p>3,839,387</text:p>
          </table:table-cell>
          <table:table-cell table:style-name="ce6" table:formula="of:=[.B359]/[.C359]" office:value-type="float" office:value="45.9674466262453" calcext:value-type="float">
            <text:p>45.97</text:p>
          </table:table-cell>
        </table:table-row>
        <table:table-row table:style-name="ro1">
          <table:table-cell office:value-type="string" calcext:value-type="string">
            <text:p>lil skies</text:p>
          </table:table-cell>
          <table:table-cell office:value-type="float" office:value="25999477" calcext:value-type="float">
            <text:p>25,999,477</text:p>
          </table:table-cell>
          <table:table-cell office:value-type="float" office:value="568562" calcext:value-type="float">
            <text:p>568,562</text:p>
          </table:table-cell>
          <table:table-cell table:style-name="ce6" table:formula="of:=[.B360]/[.C360]" office:value-type="float" office:value="45.7284816783394" calcext:value-type="float">
            <text:p>45.73</text:p>
          </table:table-cell>
        </table:table-row>
        <table:table-row table:style-name="ro1">
          <table:table-cell office:value-type="string" calcext:value-type="string">
            <text:p>Peso Pluma</text:p>
          </table:table-cell>
          <table:table-cell office:value-type="float" office:value="13200622" calcext:value-type="float">
            <text:p>13,200,622</text:p>
          </table:table-cell>
          <table:table-cell office:value-type="float" office:value="289547" calcext:value-type="float">
            <text:p>289,547</text:p>
          </table:table-cell>
          <table:table-cell table:style-name="ce6" table:formula="of:=[.B361]/[.C361]" office:value-type="float" office:value="45.5906018711988" calcext:value-type="float">
            <text:p>45.59</text:p>
          </table:table-cell>
        </table:table-row>
        <table:table-row table:style-name="ro1">
          <table:table-cell office:value-type="string" calcext:value-type="string">
            <text:p>Vampire Weekend</text:p>
          </table:table-cell>
          <table:table-cell office:value-type="float" office:value="132043409" calcext:value-type="float">
            <text:p>132,043,409</text:p>
          </table:table-cell>
          <table:table-cell office:value-type="float" office:value="2899815" calcext:value-type="float">
            <text:p>2,899,815</text:p>
          </table:table-cell>
          <table:table-cell table:style-name="ce6" table:formula="of:=[.B362]/[.C362]" office:value-type="float" office:value="45.5351148262906" calcext:value-type="float">
            <text:p>45.54</text:p>
          </table:table-cell>
        </table:table-row>
        <table:table-row table:style-name="ro1">
          <table:table-cell office:value-type="string" calcext:value-type="string">
            <text:p>Young Nudy</text:p>
          </table:table-cell>
          <table:table-cell office:value-type="float" office:value="28275281" calcext:value-type="float">
            <text:p>28,275,281</text:p>
          </table:table-cell>
          <table:table-cell office:value-type="float" office:value="621875" calcext:value-type="float">
            <text:p>621,875</text:p>
          </table:table-cell>
          <table:table-cell table:style-name="ce6" table:formula="of:=[.B363]/[.C363]" office:value-type="float" office:value="45.4677885427136" calcext:value-type="float">
            <text:p>45.47</text:p>
          </table:table-cell>
        </table:table-row>
        <table:table-row table:style-name="ro1">
          <table:table-cell office:value-type="string" calcext:value-type="string">
            <text:p>Smino</text:p>
          </table:table-cell>
          <table:table-cell office:value-type="float" office:value="27196643" calcext:value-type="float">
            <text:p>27,196,643</text:p>
          </table:table-cell>
          <table:table-cell office:value-type="float" office:value="598382" calcext:value-type="float">
            <text:p>598,382</text:p>
          </table:table-cell>
          <table:table-cell table:style-name="ce6" table:formula="of:=[.B364]/[.C364]" office:value-type="float" office:value="45.4503026494781" calcext:value-type="float">
            <text:p>45.45</text:p>
          </table:table-cell>
        </table:table-row>
        <table:table-row table:style-name="ro1">
          <table:table-cell office:value-type="string" calcext:value-type="string">
            <text:p>The Prodigy</text:p>
          </table:table-cell>
          <table:table-cell office:value-type="float" office:value="117235393" calcext:value-type="float">
            <text:p>117,235,393</text:p>
          </table:table-cell>
          <table:table-cell office:value-type="float" office:value="2585728" calcext:value-type="float">
            <text:p>2,585,728</text:p>
          </table:table-cell>
          <table:table-cell table:style-name="ce6" table:formula="of:=[.B365]/[.C365]" office:value-type="float" office:value="45.3394142771397" calcext:value-type="float">
            <text:p>45.34</text:p>
          </table:table-cell>
        </table:table-row>
        <table:table-row table:style-name="ro1">
          <table:table-cell office:value-type="string" calcext:value-type="string">
            <text:p>Alvvays</text:p>
          </table:table-cell>
          <table:table-cell office:value-type="float" office:value="38415884" calcext:value-type="float">
            <text:p>38,415,884</text:p>
          </table:table-cell>
          <table:table-cell office:value-type="float" office:value="847679" calcext:value-type="float">
            <text:p>847,679</text:p>
          </table:table-cell>
          <table:table-cell table:style-name="ce6" table:formula="of:=[.B366]/[.C366]" office:value-type="float" office:value="45.3189049156579" calcext:value-type="float">
            <text:p>45.32</text:p>
          </table:table-cell>
        </table:table-row>
        <table:table-row table:style-name="ro1">
          <table:table-cell office:value-type="string" calcext:value-type="string">
            <text:p>Mother Mother</text:p>
          </table:table-cell>
          <table:table-cell office:value-type="float" office:value="55006160" calcext:value-type="float">
            <text:p>55,006,160</text:p>
          </table:table-cell>
          <table:table-cell office:value-type="float" office:value="1213950" calcext:value-type="float">
            <text:p>1,213,950</text:p>
          </table:table-cell>
          <table:table-cell table:style-name="ce6" table:formula="of:=[.B367]/[.C367]" office:value-type="float" office:value="45.3117179455497" calcext:value-type="float">
            <text:p>45.31</text:p>
          </table:table-cell>
        </table:table-row>
        <table:table-row table:style-name="ro1">
          <table:table-cell office:value-type="string" calcext:value-type="string">
            <text:p>bad gyal</text:p>
          </table:table-cell>
          <table:table-cell office:value-type="float" office:value="11281309" calcext:value-type="float">
            <text:p>11,281,309</text:p>
          </table:table-cell>
          <table:table-cell office:value-type="float" office:value="249073" calcext:value-type="float">
            <text:p>249,073</text:p>
          </table:table-cell>
          <table:table-cell table:style-name="ce6" table:formula="of:=[.B368]/[.C368]" office:value-type="float" office:value="45.2931831230202" calcext:value-type="float">
            <text:p>45.29</text:p>
          </table:table-cell>
        </table:table-row>
        <table:table-row table:style-name="ro1">
          <table:table-cell office:value-type="string" calcext:value-type="string">
            <text:p>Neutral Milk Hotel</text:p>
          </table:table-cell>
          <table:table-cell office:value-type="float" office:value="81604655" calcext:value-type="float">
            <text:p>81,604,655</text:p>
          </table:table-cell>
          <table:table-cell office:value-type="float" office:value="1801857" calcext:value-type="float">
            <text:p>1,801,857</text:p>
          </table:table-cell>
          <table:table-cell table:style-name="ce6" table:formula="of:=[.B369]/[.C369]" office:value-type="float" office:value="45.2891960904778" calcext:value-type="float">
            <text:p>45.29</text:p>
          </table:table-cell>
        </table:table-row>
        <table:table-row table:style-name="ro1">
          <table:table-cell office:value-type="string" calcext:value-type="string">
            <text:p>Disturbed</text:p>
          </table:table-cell>
          <table:table-cell office:value-type="float" office:value="130312460" calcext:value-type="float">
            <text:p>130,312,460</text:p>
          </table:table-cell>
          <table:table-cell office:value-type="float" office:value="2885326" calcext:value-type="float">
            <text:p>2,885,326</text:p>
          </table:table-cell>
          <table:table-cell table:style-name="ce6" table:formula="of:=[.B370]/[.C370]" office:value-type="float" office:value="45.1638601669274" calcext:value-type="float">
            <text:p>45.16</text:p>
          </table:table-cell>
        </table:table-row>
        <table:table-row table:style-name="ro1">
          <table:table-cell office:value-type="string" calcext:value-type="string">
            <text:p>Dominic Fike</text:p>
          </table:table-cell>
          <table:table-cell office:value-type="float" office:value="59508848" calcext:value-type="float">
            <text:p>59,508,848</text:p>
          </table:table-cell>
          <table:table-cell office:value-type="float" office:value="1319072" calcext:value-type="float">
            <text:p>1,319,072</text:p>
          </table:table-cell>
          <table:table-cell table:style-name="ce6" table:formula="of:=[.B371]/[.C371]" office:value-type="float" office:value="45.1141772397564" calcext:value-type="float">
            <text:p>45.11</text:p>
          </table:table-cell>
        </table:table-row>
        <table:table-row table:style-name="ro1">
          <table:table-cell office:value-type="string" calcext:value-type="string">
            <text:p>Fleetwood Mac</text:p>
          </table:table-cell>
          <table:table-cell office:value-type="float" office:value="159103004" calcext:value-type="float">
            <text:p>159,103,004</text:p>
          </table:table-cell>
          <table:table-cell office:value-type="float" office:value="3539301" calcext:value-type="float">
            <text:p>3,539,301</text:p>
          </table:table-cell>
          <table:table-cell table:style-name="ce6" table:formula="of:=[.B372]/[.C372]" office:value-type="float" office:value="44.9532277701162" calcext:value-type="float">
            <text:p>44.95</text:p>
          </table:table-cell>
        </table:table-row>
        <table:table-row table:style-name="ro1">
          <table:table-cell office:value-type="string" calcext:value-type="string">
            <text:p>Panchiko</text:p>
          </table:table-cell>
          <table:table-cell office:value-type="float" office:value="21381774" calcext:value-type="float">
            <text:p>21,381,774</text:p>
          </table:table-cell>
          <table:table-cell office:value-type="float" office:value="476465" calcext:value-type="float">
            <text:p>476,465</text:p>
          </table:table-cell>
          <table:table-cell table:style-name="ce6" table:formula="of:=[.B373]/[.C373]" office:value-type="float" office:value="44.8758544698981" calcext:value-type="float">
            <text:p>44.88</text:p>
          </table:table-cell>
        </table:table-row>
        <table:table-row table:style-name="ro1">
          <table:table-cell office:value-type="string" calcext:value-type="string">
            <text:p>Freddie Dredd</text:p>
          </table:table-cell>
          <table:table-cell office:value-type="float" office:value="32784653" calcext:value-type="float">
            <text:p>32,784,653</text:p>
          </table:table-cell>
          <table:table-cell office:value-type="float" office:value="731900" calcext:value-type="float">
            <text:p>731,900</text:p>
          </table:table-cell>
          <table:table-cell table:style-name="ce6" table:formula="of:=[.B374]/[.C374]" office:value-type="float" office:value="44.7938967072004" calcext:value-type="float">
            <text:p>44.79</text:p>
          </table:table-cell>
        </table:table-row>
        <table:table-row table:style-name="ro1">
          <table:table-cell office:value-type="string" calcext:value-type="string">
            <text:p>Fleet Foxes</text:p>
          </table:table-cell>
          <table:table-cell office:value-type="float" office:value="95453348" calcext:value-type="float">
            <text:p>95,453,348</text:p>
          </table:table-cell>
          <table:table-cell office:value-type="float" office:value="2131285" calcext:value-type="float">
            <text:p>2,131,285</text:p>
          </table:table-cell>
          <table:table-cell table:style-name="ce6" table:formula="of:=[.B375]/[.C375]" office:value-type="float" office:value="44.7867591617264" calcext:value-type="float">
            <text:p>44.79</text:p>
          </table:table-cell>
        </table:table-row>
        <table:table-row table:style-name="ro1">
          <table:table-cell office:value-type="string" calcext:value-type="string">
            <text:p>Glass Animals</text:p>
          </table:table-cell>
          <table:table-cell office:value-type="float" office:value="80695037" calcext:value-type="float">
            <text:p>80,695,037</text:p>
          </table:table-cell>
          <table:table-cell office:value-type="float" office:value="1802016" calcext:value-type="float">
            <text:p>1,802,016</text:p>
          </table:table-cell>
          <table:table-cell table:style-name="ce6" table:formula="of:=[.B376]/[.C376]" office:value-type="float" office:value="44.7804220384281" calcext:value-type="float">
            <text:p>44.78</text:p>
          </table:table-cell>
        </table:table-row>
        <table:table-row table:style-name="ro1">
          <table:table-cell office:value-type="string" calcext:value-type="string">
            <text:p>Sonic Youth</text:p>
          </table:table-cell>
          <table:table-cell office:value-type="float" office:value="98739730" calcext:value-type="float">
            <text:p>98,739,730</text:p>
          </table:table-cell>
          <table:table-cell office:value-type="float" office:value="2205020" calcext:value-type="float">
            <text:p>2,205,020</text:p>
          </table:table-cell>
          <table:table-cell table:style-name="ce6" table:formula="of:=[.B377]/[.C377]" office:value-type="float" office:value="44.7795167390772" calcext:value-type="float">
            <text:p>44.78</text:p>
          </table:table-cell>
        </table:table-row>
        <table:table-row table:style-name="ro1">
          <table:table-cell office:value-type="string" calcext:value-type="string">
            <text:p>Bryson Tiller</text:p>
          </table:table-cell>
          <table:table-cell office:value-type="float" office:value="43664916" calcext:value-type="float">
            <text:p>43,664,916</text:p>
          </table:table-cell>
          <table:table-cell office:value-type="float" office:value="975926" calcext:value-type="float">
            <text:p>975,926</text:p>
          </table:table-cell>
          <table:table-cell table:style-name="ce6" table:formula="of:=[.B378]/[.C378]" office:value-type="float" office:value="44.7420357691054" calcext:value-type="float">
            <text:p>44.74</text:p>
          </table:table-cell>
        </table:table-row>
        <table:table-row table:style-name="ro1">
          <table:table-cell office:value-type="string" calcext:value-type="string">
            <text:p>Lauv</text:p>
          </table:table-cell>
          <table:table-cell office:value-type="float" office:value="55708307" calcext:value-type="float">
            <text:p>55,708,307</text:p>
          </table:table-cell>
          <table:table-cell office:value-type="float" office:value="1248168" calcext:value-type="float">
            <text:p>1,248,168</text:p>
          </table:table-cell>
          <table:table-cell table:style-name="ce6" table:formula="of:=[.B379]/[.C379]" office:value-type="float" office:value="44.63205834471" calcext:value-type="float">
            <text:p>44.63</text:p>
          </table:table-cell>
        </table:table-row>
        <table:table-row table:style-name="ro1">
          <table:table-cell office:value-type="string" calcext:value-type="string">
            <text:p>Men I Trust</text:p>
          </table:table-cell>
          <table:table-cell office:value-type="float" office:value="58176232" calcext:value-type="float">
            <text:p>58,176,232</text:p>
          </table:table-cell>
          <table:table-cell office:value-type="float" office:value="1306170" calcext:value-type="float">
            <text:p>1,306,170</text:p>
          </table:table-cell>
          <table:table-cell table:style-name="ce6" table:formula="of:=[.B380]/[.C380]" office:value-type="float" office:value="44.5395561067855" calcext:value-type="float">
            <text:p>44.54</text:p>
          </table:table-cell>
        </table:table-row>
        <table:table-row table:style-name="ro1">
          <table:table-cell office:value-type="string" calcext:value-type="string">
            <text:p>Christina Aguilera</text:p>
          </table:table-cell>
          <table:table-cell office:value-type="float" office:value="156603419" calcext:value-type="float">
            <text:p>156,603,419</text:p>
          </table:table-cell>
          <table:table-cell office:value-type="float" office:value="3525521" calcext:value-type="float">
            <text:p>3,525,521</text:p>
          </table:table-cell>
          <table:table-cell table:style-name="ce6" table:formula="of:=[.B381]/[.C381]" office:value-type="float" office:value="44.4199365143478" calcext:value-type="float">
            <text:p>44.42</text:p>
          </table:table-cell>
        </table:table-row>
        <table:table-row table:style-name="ro1">
          <table:table-cell office:value-type="string" calcext:value-type="string">
            <text:p>Japanese Breakfast</text:p>
          </table:table-cell>
          <table:table-cell office:value-type="float" office:value="35373053" calcext:value-type="float">
            <text:p>35,373,053</text:p>
          </table:table-cell>
          <table:table-cell office:value-type="float" office:value="796456" calcext:value-type="float">
            <text:p>796,456</text:p>
          </table:table-cell>
          <table:table-cell table:style-name="ce6" table:formula="of:=[.B382]/[.C382]" office:value-type="float" office:value="44.4130661329691" calcext:value-type="float">
            <text:p>44.41</text:p>
          </table:table-cell>
        </table:table-row>
        <table:table-row table:style-name="ro1">
          <table:table-cell office:value-type="string" calcext:value-type="string">
            <text:p>Corpse</text:p>
          </table:table-cell>
          <table:table-cell office:value-type="float" office:value="22833837" calcext:value-type="float">
            <text:p>22,833,837</text:p>
          </table:table-cell>
          <table:table-cell office:value-type="float" office:value="514140" calcext:value-type="float">
            <text:p>514,140</text:p>
          </table:table-cell>
          <table:table-cell table:style-name="ce6" table:formula="of:=[.B383]/[.C383]" office:value-type="float" office:value="44.4117108180651" calcext:value-type="float">
            <text:p>44.41</text:p>
          </table:table-cell>
        </table:table-row>
        <table:table-row table:style-name="ro1">
          <table:table-cell office:value-type="string" calcext:value-type="string">
            <text:p>K/DA</text:p>
          </table:table-cell>
          <table:table-cell office:value-type="float" office:value="25192719" calcext:value-type="float">
            <text:p>25,192,719</text:p>
          </table:table-cell>
          <table:table-cell office:value-type="float" office:value="567421" calcext:value-type="float">
            <text:p>567,421</text:p>
          </table:table-cell>
          <table:table-cell table:style-name="ce6" table:formula="of:=[.B384]/[.C384]" office:value-type="float" office:value="44.3986369908763" calcext:value-type="float">
            <text:p>44.40</text:p>
          </table:table-cell>
        </table:table-row>
        <table:table-row table:style-name="ro1">
          <table:table-cell office:value-type="string" calcext:value-type="string">
            <text:p>PJ Harvey</text:p>
          </table:table-cell>
          <table:table-cell office:value-type="float" office:value="80870669" calcext:value-type="float">
            <text:p>80,870,669</text:p>
          </table:table-cell>
          <table:table-cell office:value-type="float" office:value="1826844" calcext:value-type="float">
            <text:p>1,826,844</text:p>
          </table:table-cell>
          <table:table-cell table:style-name="ce6" table:formula="of:=[.B385]/[.C385]" office:value-type="float" office:value="44.2679665039817" calcext:value-type="float">
            <text:p>44.27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203696813" calcext:value-type="float">
            <text:p>203,696,813</text:p>
          </table:table-cell>
          <table:table-cell office:value-type="float" office:value="4605876" calcext:value-type="float">
            <text:p>4,605,876</text:p>
          </table:table-cell>
          <table:table-cell table:style-name="ce6" table:formula="of:=[.B386]/[.C386]" office:value-type="float" office:value="44.2254226991782" calcext:value-type="float">
            <text:p>44.23</text:p>
          </table:table-cell>
        </table:table-row>
        <table:table-row table:style-name="ro1">
          <table:table-cell office:value-type="string" calcext:value-type="string">
            <text:p>Jessie Ware</text:p>
          </table:table-cell>
          <table:table-cell office:value-type="float" office:value="42947281" calcext:value-type="float">
            <text:p>42,947,281</text:p>
          </table:table-cell>
          <table:table-cell office:value-type="float" office:value="973272" calcext:value-type="float">
            <text:p>973,272</text:p>
          </table:table-cell>
          <table:table-cell table:style-name="ce6" table:formula="of:=[.B387]/[.C387]" office:value-type="float" office:value="44.1266994221554" calcext:value-type="float">
            <text:p>44.13</text:p>
          </table:table-cell>
        </table:table-row>
        <table:table-row table:style-name="ro1">
          <table:table-cell office:value-type="string" calcext:value-type="string">
            <text:p>Pantera</text:p>
          </table:table-cell>
          <table:table-cell office:value-type="float" office:value="86836892" calcext:value-type="float">
            <text:p>86,836,892</text:p>
          </table:table-cell>
          <table:table-cell office:value-type="float" office:value="1975786" calcext:value-type="float">
            <text:p>1,975,786</text:p>
          </table:table-cell>
          <table:table-cell table:style-name="ce6" table:formula="of:=[.B388]/[.C388]" office:value-type="float" office:value="43.950555373912" calcext:value-type="float">
            <text:p>43.95</text:p>
          </table:table-cell>
        </table:table-row>
        <table:table-row table:style-name="ro1">
          <table:table-cell office:value-type="string" calcext:value-type="string">
            <text:p>Bizarrap</text:p>
          </table:table-cell>
          <table:table-cell office:value-type="float" office:value="26952630" calcext:value-type="float">
            <text:p>26,952,630</text:p>
          </table:table-cell>
          <table:table-cell office:value-type="float" office:value="613435" calcext:value-type="float">
            <text:p>613,435</text:p>
          </table:table-cell>
          <table:table-cell table:style-name="ce6" table:formula="of:=[.B389]/[.C389]" office:value-type="float" office:value="43.9372223625975" calcext:value-type="float">
            <text:p>43.94</text:p>
          </table:table-cell>
        </table:table-row>
        <table:table-row table:style-name="ro1">
          <table:table-cell office:value-type="string" calcext:value-type="string">
            <text:p>Weezer</text:p>
          </table:table-cell>
          <table:table-cell office:value-type="float" office:value="184123310" calcext:value-type="float">
            <text:p>184,123,310</text:p>
          </table:table-cell>
          <table:table-cell office:value-type="float" office:value="4191276" calcext:value-type="float">
            <text:p>4,191,276</text:p>
          </table:table-cell>
          <table:table-cell table:style-name="ce6" table:formula="of:=[.B390]/[.C390]" office:value-type="float" office:value="43.9301324942571" calcext:value-type="float">
            <text:p>43.93</text:p>
          </table:table-cell>
        </table:table-row>
        <table:table-row table:style-name="ro1">
          <table:table-cell office:value-type="string" calcext:value-type="string">
            <text:p>Tate McRae</text:p>
          </table:table-cell>
          <table:table-cell office:value-type="float" office:value="47982173" calcext:value-type="float">
            <text:p>47,982,173</text:p>
          </table:table-cell>
          <table:table-cell office:value-type="float" office:value="1092794" calcext:value-type="float">
            <text:p>1,092,794</text:p>
          </table:table-cell>
          <table:table-cell table:style-name="ce6" table:formula="of:=[.B391]/[.C391]" office:value-type="float" office:value="43.9077932345895" calcext:value-type="float">
            <text:p>43.91</text:p>
          </table:table-cell>
        </table:table-row>
        <table:table-row table:style-name="ro1">
          <table:table-cell office:value-type="string" calcext:value-type="string">
            <text:p>Kylie Minogue</text:p>
          </table:table-cell>
          <table:table-cell office:value-type="float" office:value="120210336" calcext:value-type="float">
            <text:p>120,210,336</text:p>
          </table:table-cell>
          <table:table-cell office:value-type="float" office:value="2742556" calcext:value-type="float">
            <text:p>2,742,556</text:p>
          </table:table-cell>
          <table:table-cell table:style-name="ce6" table:formula="of:=[.B392]/[.C392]" office:value-type="float" office:value="43.8314973331447" calcext:value-type="float">
            <text:p>43.83</text:p>
          </table:table-cell>
        </table:table-row>
        <table:table-row table:style-name="ro1">
          <table:table-cell office:value-type="string" calcext:value-type="string">
            <text:p>Yves Tumor</text:p>
          </table:table-cell>
          <table:table-cell office:value-type="float" office:value="31402431" calcext:value-type="float">
            <text:p>31,402,431</text:p>
          </table:table-cell>
          <table:table-cell office:value-type="float" office:value="716578" calcext:value-type="float">
            <text:p>716,578</text:p>
          </table:table-cell>
          <table:table-cell table:style-name="ce6" table:formula="of:=[.B393]/[.C393]" office:value-type="float" office:value="43.8227673749403" calcext:value-type="float">
            <text:p>43.82</text:p>
          </table:table-cell>
        </table:table-row>
        <table:table-row table:style-name="ro1">
          <table:table-cell office:value-type="string" calcext:value-type="string">
            <text:p>Niall Horan</text:p>
          </table:table-cell>
          <table:table-cell office:value-type="float" office:value="42490408" calcext:value-type="float">
            <text:p>42,490,408</text:p>
          </table:table-cell>
          <table:table-cell office:value-type="float" office:value="971196" calcext:value-type="float">
            <text:p>971,196</text:p>
          </table:table-cell>
          <table:table-cell table:style-name="ce6" table:formula="of:=[.B394]/[.C394]" office:value-type="float" office:value="43.7506002907755" calcext:value-type="float">
            <text:p>43.75</text:p>
          </table:table-cell>
        </table:table-row>
        <table:table-row table:style-name="ro1">
          <table:table-cell office:value-type="string" calcext:value-type="string">
            <text:p>Xavier Wulf</text:p>
          </table:table-cell>
          <table:table-cell office:value-type="float" office:value="23546037" calcext:value-type="float">
            <text:p>23,546,037</text:p>
          </table:table-cell>
          <table:table-cell office:value-type="float" office:value="538512" calcext:value-type="float">
            <text:p>538,512</text:p>
          </table:table-cell>
          <table:table-cell table:style-name="ce6" table:formula="of:=[.B395]/[.C395]" office:value-type="float" office:value="43.7242568410732" calcext:value-type="float">
            <text:p>43.72</text:p>
          </table:table-cell>
        </table:table-row>
        <table:table-row table:style-name="ro1">
          <table:table-cell office:value-type="string" calcext:value-type="string">
            <text:p>The Doors</text:p>
          </table:table-cell>
          <table:table-cell office:value-type="float" office:value="171900118" calcext:value-type="float">
            <text:p>171,900,118</text:p>
          </table:table-cell>
          <table:table-cell office:value-type="float" office:value="3940774" calcext:value-type="float">
            <text:p>3,940,774</text:p>
          </table:table-cell>
          <table:table-cell table:style-name="ce6" table:formula="of:=[.B396]/[.C396]" office:value-type="float" office:value="43.6209023912561" calcext:value-type="float">
            <text:p>43.62</text:p>
          </table:table-cell>
        </table:table-row>
        <table:table-row table:style-name="ro1">
          <table:table-cell office:value-type="string" calcext:value-type="string">
            <text:p>Jack Johnson</text:p>
          </table:table-cell>
          <table:table-cell office:value-type="float" office:value="133143289" calcext:value-type="float">
            <text:p>133,143,289</text:p>
          </table:table-cell>
          <table:table-cell office:value-type="float" office:value="3052456" calcext:value-type="float">
            <text:p>3,052,456</text:p>
          </table:table-cell>
          <table:table-cell table:style-name="ce6" table:formula="of:=[.B397]/[.C397]" office:value-type="float" office:value="43.6184138280781" calcext:value-type="float">
            <text:p>43.62</text:p>
          </table:table-cell>
        </table:table-row>
        <table:table-row table:style-name="ro1">
          <table:table-cell office:value-type="string" calcext:value-type="string">
            <text:p>Luke Combs</text:p>
          </table:table-cell>
          <table:table-cell office:value-type="float" office:value="17386102" calcext:value-type="float">
            <text:p>17,386,102</text:p>
          </table:table-cell>
          <table:table-cell office:value-type="float" office:value="398965" calcext:value-type="float">
            <text:p>398,965</text:p>
          </table:table-cell>
          <table:table-cell table:style-name="ce6" table:formula="of:=[.B398]/[.C398]" office:value-type="float" office:value="43.5780131089193" calcext:value-type="float">
            <text:p>43.58</text:p>
          </table:table-cell>
        </table:table-row>
        <table:table-row table:style-name="ro1">
          <table:table-cell office:value-type="string" calcext:value-type="string">
            <text:p>Lucy Dacus</text:p>
          </table:table-cell>
          <table:table-cell office:value-type="float" office:value="28119363" calcext:value-type="float">
            <text:p>28,119,363</text:p>
          </table:table-cell>
          <table:table-cell office:value-type="float" office:value="645519" calcext:value-type="float">
            <text:p>645,519</text:p>
          </table:table-cell>
          <table:table-cell table:style-name="ce6" table:formula="of:=[.B399]/[.C399]" office:value-type="float" office:value="43.5608603309895" calcext:value-type="float">
            <text:p>43.56</text:p>
          </table:table-cell>
        </table:table-row>
        <table:table-row table:style-name="ro1">
          <table:table-cell office:value-type="string" calcext:value-type="string">
            <text:p>Azealia Banks</text:p>
          </table:table-cell>
          <table:table-cell office:value-type="float" office:value="52987820" calcext:value-type="float">
            <text:p>52,987,820</text:p>
          </table:table-cell>
          <table:table-cell office:value-type="float" office:value="1219493" calcext:value-type="float">
            <text:p>1,219,493</text:p>
          </table:table-cell>
          <table:table-cell table:style-name="ce6" table:formula="of:=[.B400]/[.C400]" office:value-type="float" office:value="43.45069631396" calcext:value-type="float">
            <text:p>43.45</text:p>
          </table:table-cell>
        </table:table-row>
        <table:table-row table:style-name="ro1">
          <table:table-cell office:value-type="string" calcext:value-type="string">
            <text:p>AdriAnne Lenker</text:p>
          </table:table-cell>
          <table:table-cell office:value-type="float" office:value="18319608" calcext:value-type="float">
            <text:p>18,319,608</text:p>
          </table:table-cell>
          <table:table-cell office:value-type="float" office:value="423195" calcext:value-type="float">
            <text:p>423,195</text:p>
          </table:table-cell>
          <table:table-cell table:style-name="ce6" table:formula="of:=[.B401]/[.C401]" office:value-type="float" office:value="43.288810122993" calcext:value-type="float">
            <text:p>43.29</text:p>
          </table:table-cell>
        </table:table-row>
        <table:table-row table:style-name="ro1">
          <table:table-cell office:value-type="string" calcext:value-type="string">
            <text:p>Pavement</text:p>
          </table:table-cell>
          <table:table-cell office:value-type="float" office:value="69856656" calcext:value-type="float">
            <text:p>69,856,656</text:p>
          </table:table-cell>
          <table:table-cell office:value-type="float" office:value="1615737" calcext:value-type="float">
            <text:p>1,615,737</text:p>
          </table:table-cell>
          <table:table-cell table:style-name="ce6" table:formula="of:=[.B402]/[.C402]" office:value-type="float" office:value="43.2351651289783" calcext:value-type="float">
            <text:p>43.24</text:p>
          </table:table-cell>
        </table:table-row>
        <table:table-row table:style-name="ro1">
          <table:table-cell office:value-type="string" calcext:value-type="string">
            <text:p>The Rolling Stones</text:p>
          </table:table-cell>
          <table:table-cell office:value-type="float" office:value="210884850" calcext:value-type="float">
            <text:p>210,884,850</text:p>
          </table:table-cell>
          <table:table-cell office:value-type="float" office:value="4878325" calcext:value-type="float">
            <text:p>4,878,325</text:p>
          </table:table-cell>
          <table:table-cell table:style-name="ce6" table:formula="of:=[.B403]/[.C403]" office:value-type="float" office:value="43.2289464109095" calcext:value-type="float">
            <text:p>43.23</text:p>
          </table:table-cell>
        </table:table-row>
        <table:table-row table:style-name="ro1">
          <table:table-cell office:value-type="string" calcext:value-type="string">
            <text:p>The Offspring</text:p>
          </table:table-cell>
          <table:table-cell office:value-type="float" office:value="158466842" calcext:value-type="float">
            <text:p>158,466,842</text:p>
          </table:table-cell>
          <table:table-cell office:value-type="float" office:value="3671298" calcext:value-type="float">
            <text:p>3,671,298</text:p>
          </table:table-cell>
          <table:table-cell table:style-name="ce6" table:formula="of:=[.B404]/[.C404]" office:value-type="float" office:value="43.1637099467273" calcext:value-type="float">
            <text:p>43.16</text:p>
          </table:table-cell>
        </table:table-row>
        <table:table-row table:style-name="ro1">
          <table:table-cell office:value-type="string" calcext:value-type="string">
            <text:p>Bruno Mars</text:p>
          </table:table-cell>
          <table:table-cell office:value-type="float" office:value="160144244" calcext:value-type="float">
            <text:p>160,144,244</text:p>
          </table:table-cell>
          <table:table-cell office:value-type="float" office:value="3712930" calcext:value-type="float">
            <text:p>3,712,930</text:p>
          </table:table-cell>
          <table:table-cell table:style-name="ce6" table:formula="of:=[.B405]/[.C405]" office:value-type="float" office:value="43.1315009978642" calcext:value-type="float">
            <text:p>43.13</text:p>
          </table:table-cell>
        </table:table-row>
        <table:table-row table:style-name="ro1">
          <table:table-cell office:value-type="string" calcext:value-type="string">
            <text:p>Black Sabbath</text:p>
          </table:table-cell>
          <table:table-cell office:value-type="float" office:value="145038533" calcext:value-type="float">
            <text:p>145,038,533</text:p>
          </table:table-cell>
          <table:table-cell office:value-type="float" office:value="3370904" calcext:value-type="float">
            <text:p>3,370,904</text:p>
          </table:table-cell>
          <table:table-cell table:style-name="ce6" table:formula="of:=[.B406]/[.C406]" office:value-type="float" office:value="43.0265985029535" calcext:value-type="float">
            <text:p>43.03</text:p>
          </table:table-cell>
        </table:table-row>
        <table:table-row table:style-name="ro1">
          <table:table-cell office:value-type="string" calcext:value-type="string">
            <text:p>Anderson .Paak</text:p>
          </table:table-cell>
          <table:table-cell office:value-type="float" office:value="39138758" calcext:value-type="float">
            <text:p>39,138,758</text:p>
          </table:table-cell>
          <table:table-cell office:value-type="float" office:value="911361" calcext:value-type="float">
            <text:p>911,361</text:p>
          </table:table-cell>
          <table:table-cell table:style-name="ce6" table:formula="of:=[.B407]/[.C407]" office:value-type="float" office:value="42.9453948545088" calcext:value-type="float">
            <text:p>42.95</text:p>
          </table:table-cell>
        </table:table-row>
        <table:table-row table:style-name="ro1">
          <table:table-cell office:value-type="string" calcext:value-type="string">
            <text:p>Mariah Carey</text:p>
          </table:table-cell>
          <table:table-cell office:value-type="float" office:value="162852366" calcext:value-type="float">
            <text:p>162,852,366</text:p>
          </table:table-cell>
          <table:table-cell office:value-type="float" office:value="3849774" calcext:value-type="float">
            <text:p>3,849,774</text:p>
          </table:table-cell>
          <table:table-cell table:style-name="ce6" table:formula="of:=[.B408]/[.C408]" office:value-type="float" office:value="42.3017990146954" calcext:value-type="float">
            <text:p>42.30</text:p>
          </table:table-cell>
        </table:table-row>
        <table:table-row table:style-name="ro1">
          <table:table-cell office:value-type="string" calcext:value-type="string">
            <text:p>Grouper</text:p>
          </table:table-cell>
          <table:table-cell office:value-type="float" office:value="34064967" calcext:value-type="float">
            <text:p>34,064,967</text:p>
          </table:table-cell>
          <table:table-cell office:value-type="float" office:value="808536" calcext:value-type="float">
            <text:p>808,536</text:p>
          </table:table-cell>
          <table:table-cell table:style-name="ce6" table:formula="of:=[.B409]/[.C409]" office:value-type="float" office:value="42.1316638962273" calcext:value-type="float">
            <text:p>42.13</text:p>
          </table:table-cell>
        </table:table-row>
        <table:table-row table:style-name="ro1">
          <table:table-cell office:value-type="string" calcext:value-type="string">
            <text:p>Incubus</text:p>
          </table:table-cell>
          <table:table-cell office:value-type="float" office:value="126695062" calcext:value-type="float">
            <text:p>126,695,062</text:p>
          </table:table-cell>
          <table:table-cell office:value-type="float" office:value="3013476" calcext:value-type="float">
            <text:p>3,013,476</text:p>
          </table:table-cell>
          <table:table-cell table:style-name="ce6" table:formula="of:=[.B410]/[.C410]" office:value-type="float" office:value="42.0428309367654" calcext:value-type="float">
            <text:p>42.04</text:p>
          </table:table-cell>
        </table:table-row>
        <table:table-row table:style-name="ro1">
          <table:table-cell office:value-type="string" calcext:value-type="string">
            <text:p>Chance the Rapper</text:p>
          </table:table-cell>
          <table:table-cell office:value-type="float" office:value="44198430" calcext:value-type="float">
            <text:p>44,198,430</text:p>
          </table:table-cell>
          <table:table-cell office:value-type="float" office:value="1053225" calcext:value-type="float">
            <text:p>1,053,225</text:p>
          </table:table-cell>
          <table:table-cell table:style-name="ce6" table:formula="of:=[.B411]/[.C411]" office:value-type="float" office:value="41.9648508153529" calcext:value-type="float">
            <text:p>41.96</text:p>
          </table:table-cell>
        </table:table-row>
        <table:table-row table:style-name="ro1">
          <table:table-cell office:value-type="string" calcext:value-type="string">
            <text:p>Ava Max</text:p>
          </table:table-cell>
          <table:table-cell office:value-type="float" office:value="45197804" calcext:value-type="float">
            <text:p>45,197,804</text:p>
          </table:table-cell>
          <table:table-cell office:value-type="float" office:value="1081343" calcext:value-type="float">
            <text:p>1,081,343</text:p>
          </table:table-cell>
          <table:table-cell table:style-name="ce6" table:formula="of:=[.B412]/[.C412]" office:value-type="float" office:value="41.7978421277985" calcext:value-type="float">
            <text:p>41.80</text:p>
          </table:table-cell>
        </table:table-row>
        <table:table-row table:style-name="ro1">
          <table:table-cell office:value-type="string" calcext:value-type="string">
            <text:p>Evanescence</text:p>
          </table:table-cell>
          <table:table-cell office:value-type="float" office:value="132841931" calcext:value-type="float">
            <text:p>132,841,931</text:p>
          </table:table-cell>
          <table:table-cell office:value-type="float" office:value="3181358" calcext:value-type="float">
            <text:p>3,181,358</text:p>
          </table:table-cell>
          <table:table-cell table:style-name="ce6" table:formula="of:=[.B413]/[.C413]" office:value-type="float" office:value="41.7563603341718" calcext:value-type="float">
            <text:p>41.7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74662590" calcext:value-type="float">
            <text:p>174,662,590</text:p>
          </table:table-cell>
          <table:table-cell office:value-type="float" office:value="4198627" calcext:value-type="float">
            <text:p>4,198,627</text:p>
          </table:table-cell>
          <table:table-cell table:style-name="ce6" table:formula="of:=[.B414]/[.C414]" office:value-type="float" office:value="41.5999301676477" calcext:value-type="float">
            <text:p>41.60</text:p>
          </table:table-cell>
        </table:table-row>
        <table:table-row table:style-name="ro1">
          <table:table-cell office:value-type="string" calcext:value-type="string">
            <text:p>Bloc Party</text:p>
          </table:table-cell>
          <table:table-cell office:value-type="float" office:value="120150744" calcext:value-type="float">
            <text:p>120,150,744</text:p>
          </table:table-cell>
          <table:table-cell office:value-type="float" office:value="2893009" calcext:value-type="float">
            <text:p>2,893,009</text:p>
          </table:table-cell>
          <table:table-cell table:style-name="ce6" table:formula="of:=[.B415]/[.C415]" office:value-type="float" office:value="41.5314103758405" calcext:value-type="float">
            <text:p>41.53</text:p>
          </table:table-cell>
        </table:table-row>
        <table:table-row table:style-name="ro1">
          <table:table-cell office:value-type="string" calcext:value-type="string">
            <text:p>League of Legends</text:p>
          </table:table-cell>
          <table:table-cell office:value-type="float" office:value="32204356" calcext:value-type="float">
            <text:p>32,204,356</text:p>
          </table:table-cell>
          <table:table-cell office:value-type="float" office:value="776914" calcext:value-type="float">
            <text:p>776,914</text:p>
          </table:table-cell>
          <table:table-cell table:style-name="ce6" table:formula="of:=[.B416]/[.C416]" office:value-type="float" office:value="41.4516355735641" calcext:value-type="float">
            <text:p>41.45</text:p>
          </table:table-cell>
        </table:table-row>
        <table:table-row table:style-name="ro1">
          <table:table-cell office:value-type="string" calcext:value-type="string">
            <text:p>Bibi</text:p>
          </table:table-cell>
          <table:table-cell office:value-type="float" office:value="19753067" calcext:value-type="float">
            <text:p>19,753,067</text:p>
          </table:table-cell>
          <table:table-cell office:value-type="float" office:value="478522" calcext:value-type="float">
            <text:p>478,522</text:p>
          </table:table-cell>
          <table:table-cell table:style-name="ce6" table:formula="of:=[.B417]/[.C417]" office:value-type="float" office:value="41.2793288500842" calcext:value-type="float">
            <text:p>41.28</text:p>
          </table:table-cell>
        </table:table-row>
        <table:table-row table:style-name="ro1">
          <table:table-cell office:value-type="string" calcext:value-type="string">
            <text:p>Jack Harlow</text:p>
          </table:table-cell>
          <table:table-cell office:value-type="float" office:value="52467170" calcext:value-type="float">
            <text:p>52,467,170</text:p>
          </table:table-cell>
          <table:table-cell office:value-type="float" office:value="1274902" calcext:value-type="float">
            <text:p>1,274,902</text:p>
          </table:table-cell>
          <table:table-cell table:style-name="ce6" table:formula="of:=[.B418]/[.C418]" office:value-type="float" office:value="41.1538847691823" calcext:value-type="float">
            <text:p>41.15</text:p>
          </table:table-cell>
        </table:table-row>
        <table:table-row table:style-name="ro1">
          <table:table-cell office:value-type="string" calcext:value-type="string">
            <text:p>Portishead</text:p>
          </table:table-cell>
          <table:table-cell office:value-type="float" office:value="105400630" calcext:value-type="float">
            <text:p>105,400,630</text:p>
          </table:table-cell>
          <table:table-cell office:value-type="float" office:value="2561188" calcext:value-type="float">
            <text:p>2,561,188</text:p>
          </table:table-cell>
          <table:table-cell table:style-name="ce6" table:formula="of:=[.B419]/[.C419]" office:value-type="float" office:value="41.1530235187733" calcext:value-type="float">
            <text:p>41.15</text:p>
          </table:table-cell>
        </table:table-row>
        <table:table-row table:style-name="ro1">
          <table:table-cell office:value-type="string" calcext:value-type="string">
            <text:p>Girl In Red</text:p>
          </table:table-cell>
          <table:table-cell office:value-type="float" office:value="62021675" calcext:value-type="float">
            <text:p>62,021,675</text:p>
          </table:table-cell>
          <table:table-cell office:value-type="float" office:value="1508802" calcext:value-type="float">
            <text:p>1,508,802</text:p>
          </table:table-cell>
          <table:table-cell table:style-name="ce6" table:formula="of:=[.B420]/[.C420]" office:value-type="float" office:value="41.1065699806867" calcext:value-type="float">
            <text:p>41.11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49330827" calcext:value-type="float">
            <text:p>49,330,827</text:p>
          </table:table-cell>
          <table:table-cell office:value-type="float" office:value="1204420" calcext:value-type="float">
            <text:p>1,204,420</text:p>
          </table:table-cell>
          <table:table-cell table:style-name="ce6" table:formula="of:=[.B421]/[.C421]" office:value-type="float" office:value="40.9581599442055" calcext:value-type="float">
            <text:p>40.96</text:p>
          </table:table-cell>
        </table:table-row>
        <table:table-row table:style-name="ro1">
          <table:table-cell office:value-type="string" calcext:value-type="string">
            <text:p>Michael Jackson</text:p>
          </table:table-cell>
          <table:table-cell office:value-type="float" office:value="208703681" calcext:value-type="float">
            <text:p>208,703,681</text:p>
          </table:table-cell>
          <table:table-cell office:value-type="float" office:value="5118572" calcext:value-type="float">
            <text:p>5,118,572</text:p>
          </table:table-cell>
          <table:table-cell table:style-name="ce6" table:formula="of:=[.B422]/[.C422]" office:value-type="float" office:value="40.7738097656925" calcext:value-type="float">
            <text:p>40.77</text:p>
          </table:table-cell>
        </table:table-row>
        <table:table-row table:style-name="ro1">
          <table:table-cell office:value-type="string" calcext:value-type="string">
            <text:p>Aminé</text:p>
          </table:table-cell>
          <table:table-cell office:value-type="float" office:value="44990012" calcext:value-type="float">
            <text:p>44,990,012</text:p>
          </table:table-cell>
          <table:table-cell office:value-type="float" office:value="1107310" calcext:value-type="float">
            <text:p>1,107,310</text:p>
          </table:table-cell>
          <table:table-cell table:style-name="ce6" table:formula="of:=[.B423]/[.C423]" office:value-type="float" office:value="40.6300060506994" calcext:value-type="float">
            <text:p>40.63</text:p>
          </table:table-cell>
        </table:table-row>
        <table:table-row table:style-name="ro1">
          <table:table-cell office:value-type="string" calcext:value-type="string">
            <text:p>Giveon</text:p>
          </table:table-cell>
          <table:table-cell office:value-type="float" office:value="33879797" calcext:value-type="float">
            <text:p>33,879,797</text:p>
          </table:table-cell>
          <table:table-cell office:value-type="float" office:value="834776" calcext:value-type="float">
            <text:p>834,776</text:p>
          </table:table-cell>
          <table:table-cell table:style-name="ce6" table:formula="of:=[.B424]/[.C424]" office:value-type="float" office:value="40.5854947914171" calcext:value-type="float">
            <text:p>40.59</text:p>
          </table:table-cell>
        </table:table-row>
        <table:table-row table:style-name="ro1">
          <table:table-cell office:value-type="string" calcext:value-type="string">
            <text:p>VIVIZ</text:p>
          </table:table-cell>
          <table:table-cell office:value-type="float" office:value="7949834" calcext:value-type="float">
            <text:p>7,949,834</text:p>
          </table:table-cell>
          <table:table-cell office:value-type="float" office:value="196190" calcext:value-type="float">
            <text:p>196,190</text:p>
          </table:table-cell>
          <table:table-cell table:style-name="ce6" table:formula="of:=[.B425]/[.C425]" office:value-type="float" office:value="40.5210968958663" calcext:value-type="float">
            <text:p>40.52</text:p>
          </table:table-cell>
        </table:table-row>
        <table:table-row table:style-name="ro1">
          <table:table-cell office:value-type="string" calcext:value-type="string">
            <text:p>Loathe</text:p>
          </table:table-cell>
          <table:table-cell office:value-type="float" office:value="16284779" calcext:value-type="float">
            <text:p>16,284,779</text:p>
          </table:table-cell>
          <table:table-cell office:value-type="float" office:value="401913" calcext:value-type="float">
            <text:p>401,913</text:p>
          </table:table-cell>
          <table:table-cell table:style-name="ce6" table:formula="of:=[.B426]/[.C426]" office:value-type="float" office:value="40.5181693550594" calcext:value-type="float">
            <text:p>40.52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102922848" calcext:value-type="float">
            <text:p>102,922,848</text:p>
          </table:table-cell>
          <table:table-cell office:value-type="float" office:value="2540917" calcext:value-type="float">
            <text:p>2,540,917</text:p>
          </table:table-cell>
          <table:table-cell table:style-name="ce6" table:formula="of:=[.B427]/[.C427]" office:value-type="float" office:value="40.5061826104513" calcext:value-type="float">
            <text:p>40.51</text:p>
          </table:table-cell>
        </table:table-row>
        <table:table-row table:style-name="ro1">
          <table:table-cell office:value-type="string" calcext:value-type="string">
            <text:p>The Kooks</text:p>
          </table:table-cell>
          <table:table-cell office:value-type="float" office:value="129519605" calcext:value-type="float">
            <text:p>129,519,605</text:p>
          </table:table-cell>
          <table:table-cell office:value-type="float" office:value="3200343" calcext:value-type="float">
            <text:p>3,200,343</text:p>
          </table:table-cell>
          <table:table-cell table:style-name="ce6" table:formula="of:=[.B428]/[.C428]" office:value-type="float" office:value="40.470538626641" calcext:value-type="float">
            <text:p>40.47</text:p>
          </table:table-cell>
        </table:table-row>
        <table:table-row table:style-name="ro1">
          <table:table-cell office:value-type="string" calcext:value-type="string">
            <text:p>HAIM</text:p>
          </table:table-cell>
          <table:table-cell office:value-type="float" office:value="50015736" calcext:value-type="float">
            <text:p>50,015,736</text:p>
          </table:table-cell>
          <table:table-cell office:value-type="float" office:value="1245902" calcext:value-type="float">
            <text:p>1,245,902</text:p>
          </table:table-cell>
          <table:table-cell table:style-name="ce6" table:formula="of:=[.B429]/[.C429]" office:value-type="float" office:value="40.144197537206" calcext:value-type="float">
            <text:p>40.14</text:p>
          </table:table-cell>
        </table:table-row>
        <table:table-row table:style-name="ro1">
          <table:table-cell office:value-type="string" calcext:value-type="string">
            <text:p>Falling in Reverse</text:p>
          </table:table-cell>
          <table:table-cell office:value-type="float" office:value="33338632" calcext:value-type="float">
            <text:p>33,338,632</text:p>
          </table:table-cell>
          <table:table-cell office:value-type="float" office:value="831176" calcext:value-type="float">
            <text:p>831,176</text:p>
          </table:table-cell>
          <table:table-cell table:style-name="ce6" table:formula="of:=[.B430]/[.C430]" office:value-type="float" office:value="40.1101956745623" calcext:value-type="float">
            <text:p>40.11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float" office:value="18518891" calcext:value-type="float">
            <text:p>18,518,891</text:p>
          </table:table-cell>
          <table:table-cell office:value-type="float" office:value="462751" calcext:value-type="float">
            <text:p>462,751</text:p>
          </table:table-cell>
          <table:table-cell table:style-name="ce6" table:formula="of:=[.B431]/[.C431]" office:value-type="float" office:value="40.0191269170677" calcext:value-type="float">
            <text:p>40.02</text:p>
          </table:table-cell>
        </table:table-row>
        <table:table-row table:style-name="ro1">
          <table:table-cell office:value-type="string" calcext:value-type="string">
            <text:p>Breaking Benjamin</text:p>
          </table:table-cell>
          <table:table-cell office:value-type="float" office:value="95136171" calcext:value-type="float">
            <text:p>95,136,171</text:p>
          </table:table-cell>
          <table:table-cell office:value-type="float" office:value="2377433" calcext:value-type="float">
            <text:p>2,377,433</text:p>
          </table:table-cell>
          <table:table-cell table:style-name="ce6" table:formula="of:=[.B432]/[.C432]" office:value-type="float" office:value="40.0163415751359" calcext:value-type="float">
            <text:p>40.02</text:p>
          </table:table-cell>
        </table:table-row>
        <table:table-row table:style-name="ro1">
          <table:table-cell office:value-type="string" calcext:value-type="string">
            <text:p>Blood Orange</text:p>
          </table:table-cell>
          <table:table-cell office:value-type="float" office:value="43680647" calcext:value-type="float">
            <text:p>43,680,647</text:p>
          </table:table-cell>
          <table:table-cell office:value-type="float" office:value="1092072" calcext:value-type="float">
            <text:p>1,092,072</text:p>
          </table:table-cell>
          <table:table-cell table:style-name="ce6" table:formula="of:=[.B433]/[.C433]" office:value-type="float" office:value="39.997955263023" calcext:value-type="float">
            <text:p>40.00</text:p>
          </table:table-cell>
        </table:table-row>
        <table:table-row table:style-name="ro1">
          <table:table-cell office:value-type="string" calcext:value-type="string">
            <text:p>Rich Amiri</text:p>
          </table:table-cell>
          <table:table-cell office:value-type="float" office:value="6915154" calcext:value-type="float">
            <text:p>6,915,154</text:p>
          </table:table-cell>
          <table:table-cell office:value-type="float" office:value="172933" calcext:value-type="float">
            <text:p>172,933</text:p>
          </table:table-cell>
          <table:table-cell table:style-name="ce6" table:formula="of:=[.B434]/[.C434]" office:value-type="float" office:value="39.9874749180318" calcext:value-type="float">
            <text:p>39.99</text:p>
          </table:table-cell>
        </table:table-row>
        <table:table-row table:style-name="ro1">
          <table:table-cell office:value-type="string" calcext:value-type="string">
            <text:p>Jaden</text:p>
          </table:table-cell>
          <table:table-cell office:value-type="float" office:value="36297101" calcext:value-type="float">
            <text:p>36,297,101</text:p>
          </table:table-cell>
          <table:table-cell office:value-type="float" office:value="910704" calcext:value-type="float">
            <text:p>910,704</text:p>
          </table:table-cell>
          <table:table-cell table:style-name="ce6" table:formula="of:=[.B435]/[.C435]" office:value-type="float" office:value="39.8560904531" calcext:value-type="float">
            <text:p>39.86</text:p>
          </table:table-cell>
        </table:table-row>
        <table:table-row table:style-name="ro1">
          <table:table-cell office:value-type="string" calcext:value-type="string">
            <text:p>Sum 41</text:p>
          </table:table-cell>
          <table:table-cell office:value-type="float" office:value="111968520" calcext:value-type="float">
            <text:p>111,968,520</text:p>
          </table:table-cell>
          <table:table-cell office:value-type="float" office:value="2811946" calcext:value-type="float">
            <text:p>2,811,946</text:p>
          </table:table-cell>
          <table:table-cell table:style-name="ce6" table:formula="of:=[.B436]/[.C436]" office:value-type="float" office:value="39.8188727664045" calcext:value-type="float">
            <text:p>39.82</text:p>
          </table:table-cell>
        </table:table-row>
        <table:table-row table:style-name="ro1">
          <table:table-cell office:value-type="string" calcext:value-type="string">
            <text:p>Blackbear</text:p>
          </table:table-cell>
          <table:table-cell office:value-type="float" office:value="49334808" calcext:value-type="float">
            <text:p>49,334,808</text:p>
          </table:table-cell>
          <table:table-cell office:value-type="float" office:value="1241691" calcext:value-type="float">
            <text:p>1,241,691</text:p>
          </table:table-cell>
          <table:table-cell table:style-name="ce6" table:formula="of:=[.B437]/[.C437]" office:value-type="float" office:value="39.7319526355591" calcext:value-type="float">
            <text:p>39.73</text:p>
          </table:table-cell>
        </table:table-row>
        <table:table-row table:style-name="ro1">
          <table:table-cell office:value-type="string" calcext:value-type="string">
            <text:p>Tay-K</text:p>
          </table:table-cell>
          <table:table-cell office:value-type="float" office:value="23727610" calcext:value-type="float">
            <text:p>23,727,610</text:p>
          </table:table-cell>
          <table:table-cell office:value-type="float" office:value="598563" calcext:value-type="float">
            <text:p>598,563</text:p>
          </table:table-cell>
          <table:table-cell table:style-name="ce6" table:formula="of:=[.B438]/[.C438]" office:value-type="float" office:value="39.6409567581023" calcext:value-type="float">
            <text:p>39.64</text:p>
          </table:table-cell>
        </table:table-row>
        <table:table-row table:style-name="ro1">
          <table:table-cell office:value-type="string" calcext:value-type="string">
            <text:p>Three Days Grace</text:p>
          </table:table-cell>
          <table:table-cell office:value-type="float" office:value="114327739" calcext:value-type="float">
            <text:p>114,327,739</text:p>
          </table:table-cell>
          <table:table-cell office:value-type="float" office:value="2885277" calcext:value-type="float">
            <text:p>2,885,277</text:p>
          </table:table-cell>
          <table:table-cell table:style-name="ce6" table:formula="of:=[.B439]/[.C439]" office:value-type="float" office:value="39.6245279049464" calcext:value-type="float">
            <text:p>39.62</text:p>
          </table:table-cell>
        </table:table-row>
        <table:table-row table:style-name="ro1">
          <table:table-cell office:value-type="string" calcext:value-type="string">
            <text:p>M83</text:p>
          </table:table-cell>
          <table:table-cell office:value-type="float" office:value="111420957" calcext:value-type="float">
            <text:p>111,420,957</text:p>
          </table:table-cell>
          <table:table-cell office:value-type="float" office:value="2819664" calcext:value-type="float">
            <text:p>2,819,664</text:p>
          </table:table-cell>
          <table:table-cell table:style-name="ce6" table:formula="of:=[.B440]/[.C440]" office:value-type="float" office:value="39.5156859115129" calcext:value-type="float">
            <text:p>39.52</text:p>
          </table:table-cell>
        </table:table-row>
        <table:table-row table:style-name="ro1">
          <table:table-cell office:value-type="string" calcext:value-type="string">
            <text:p>Magdalena Bay</text:p>
          </table:table-cell>
          <table:table-cell office:value-type="float" office:value="19161173" calcext:value-type="float">
            <text:p>19,161,173</text:p>
          </table:table-cell>
          <table:table-cell office:value-type="float" office:value="485323" calcext:value-type="float">
            <text:p>485,323</text:p>
          </table:table-cell>
          <table:table-cell table:style-name="ce6" table:formula="of:=[.B441]/[.C441]" office:value-type="float" office:value="39.4812794777911" calcext:value-type="float">
            <text:p>39.48</text:p>
          </table:table-cell>
        </table:table-row>
        <table:table-row table:style-name="ro1">
          <table:table-cell office:value-type="string" calcext:value-type="string">
            <text:p>The White Stripes</text:p>
          </table:table-cell>
          <table:table-cell office:value-type="float" office:value="155307588" calcext:value-type="float">
            <text:p>155,307,588</text:p>
          </table:table-cell>
          <table:table-cell office:value-type="float" office:value="3937547" calcext:value-type="float">
            <text:p>3,937,547</text:p>
          </table:table-cell>
          <table:table-cell table:style-name="ce6" table:formula="of:=[.B442]/[.C442]" office:value-type="float" office:value="39.4427261439673" calcext:value-type="float">
            <text:p>39.44</text:p>
          </table:table-cell>
        </table:table-row>
        <table:table-row table:style-name="ro1">
          <table:table-cell office:value-type="string" calcext:value-type="string">
            <text:p>PARTYNEXTDOOR</text:p>
          </table:table-cell>
          <table:table-cell office:value-type="float" office:value="44985165" calcext:value-type="float">
            <text:p>44,985,165</text:p>
          </table:table-cell>
          <table:table-cell office:value-type="float" office:value="1143893" calcext:value-type="float">
            <text:p>1,143,893</text:p>
          </table:table-cell>
          <table:table-cell table:style-name="ce6" table:formula="of:=[.B443]/[.C443]" office:value-type="float" office:value="39.3263749319211" calcext:value-type="float">
            <text:p>39.33</text:p>
          </table:table-cell>
        </table:table-row>
        <table:table-row table:style-name="ro1">
          <table:table-cell office:value-type="string" calcext:value-type="string">
            <text:p>Father John Misty</text:p>
          </table:table-cell>
          <table:table-cell office:value-type="float" office:value="38641673" calcext:value-type="float">
            <text:p>38,641,673</text:p>
          </table:table-cell>
          <table:table-cell office:value-type="float" office:value="986175" calcext:value-type="float">
            <text:p>986,175</text:p>
          </table:table-cell>
          <table:table-cell table:style-name="ce6" table:formula="of:=[.B444]/[.C444]" office:value-type="float" office:value="39.1833832737597" calcext:value-type="float">
            <text:p>39.18</text:p>
          </table:table-cell>
        </table:table-row>
        <table:table-row table:style-name="ro1">
          <table:table-cell office:value-type="string" calcext:value-type="string">
            <text:p>Nayeon</text:p>
          </table:table-cell>
          <table:table-cell office:value-type="float" office:value="15439399" calcext:value-type="float">
            <text:p>15,439,399</text:p>
          </table:table-cell>
          <table:table-cell office:value-type="float" office:value="394864" calcext:value-type="float">
            <text:p>394,864</text:p>
          </table:table-cell>
          <table:table-cell table:style-name="ce6" table:formula="of:=[.B445]/[.C445]" office:value-type="float" office:value="39.1005485432959" calcext:value-type="float">
            <text:p>39.10</text:p>
          </table:table-cell>
        </table:table-row>
        <table:table-row table:style-name="ro1">
          <table:table-cell office:value-type="string" calcext:value-type="string">
            <text:p>Jeremy Zucker</text:p>
          </table:table-cell>
          <table:table-cell office:value-type="float" office:value="30883464" calcext:value-type="float">
            <text:p>30,883,464</text:p>
          </table:table-cell>
          <table:table-cell office:value-type="float" office:value="790883" calcext:value-type="float">
            <text:p>790,883</text:p>
          </table:table-cell>
          <table:table-cell table:style-name="ce6" table:formula="of:=[.B446]/[.C446]" office:value-type="float" office:value="39.0493461106131" calcext:value-type="float">
            <text:p>39.05</text:p>
          </table:table-cell>
        </table:table-row>
        <table:table-row table:style-name="ro1">
          <table:table-cell office:value-type="string" calcext:value-type="string">
            <text:p>Set It Off</text:p>
          </table:table-cell>
          <table:table-cell office:value-type="float" office:value="17525475" calcext:value-type="float">
            <text:p>17,525,475</text:p>
          </table:table-cell>
          <table:table-cell office:value-type="float" office:value="449128" calcext:value-type="float">
            <text:p>449,128</text:p>
          </table:table-cell>
          <table:table-cell table:style-name="ce6" table:formula="of:=[.B447]/[.C447]" office:value-type="float" office:value="39.021114248054" calcext:value-type="float">
            <text:p>39.02</text:p>
          </table:table-cell>
        </table:table-row>
        <table:table-row table:style-name="ro1">
          <table:table-cell office:value-type="string" calcext:value-type="string">
            <text:p>Fred again..</text:p>
          </table:table-cell>
          <table:table-cell office:value-type="float" office:value="22886434" calcext:value-type="float">
            <text:p>22,886,434</text:p>
          </table:table-cell>
          <table:table-cell office:value-type="float" office:value="587874" calcext:value-type="float">
            <text:p>587,874</text:p>
          </table:table-cell>
          <table:table-cell table:style-name="ce6" table:formula="of:=[.B448]/[.C448]" office:value-type="float" office:value="38.9308491275341" calcext:value-type="float">
            <text:p>38.93</text:p>
          </table:table-cell>
        </table:table-row>
        <table:table-row table:style-name="ro1">
          <table:table-cell office:value-type="string" calcext:value-type="string">
            <text:p>Kiss Of Life</text:p>
          </table:table-cell>
          <table:table-cell office:value-type="float" office:value="7822489" calcext:value-type="float">
            <text:p>7,822,489</text:p>
          </table:table-cell>
          <table:table-cell office:value-type="float" office:value="201046" calcext:value-type="float">
            <text:p>201,046</text:p>
          </table:table-cell>
          <table:table-cell table:style-name="ce6" table:formula="of:=[.B449]/[.C449]" office:value-type="float" office:value="38.9089511853009" calcext:value-type="float">
            <text:p>38.91</text:p>
          </table:table-cell>
        </table:table-row>
        <table:table-row table:style-name="ro1">
          <table:table-cell office:value-type="string" calcext:value-type="string">
            <text:p>Saba</text:p>
          </table:table-cell>
          <table:table-cell office:value-type="float" office:value="24469768" calcext:value-type="float">
            <text:p>24,469,768</text:p>
          </table:table-cell>
          <table:table-cell office:value-type="float" office:value="629119" calcext:value-type="float">
            <text:p>629,119</text:p>
          </table:table-cell>
          <table:table-cell table:style-name="ce6" table:formula="of:=[.B450]/[.C450]" office:value-type="float" office:value="38.8952932593039" calcext:value-type="float">
            <text:p>38.90</text:p>
          </table:table-cell>
        </table:table-row>
        <table:table-row table:style-name="ro1">
          <table:table-cell office:value-type="string" calcext:value-type="string">
            <text:p>AJR</text:p>
          </table:table-cell>
          <table:table-cell office:value-type="float" office:value="33546429" calcext:value-type="float">
            <text:p>33,546,429</text:p>
          </table:table-cell>
          <table:table-cell office:value-type="float" office:value="865478" calcext:value-type="float">
            <text:p>865,478</text:p>
          </table:table-cell>
          <table:table-cell table:style-name="ce6" table:formula="of:=[.B451]/[.C451]" office:value-type="float" office:value="38.760579702777" calcext:value-type="float">
            <text:p>38.76</text:p>
          </table:table-cell>
        </table:table-row>
        <table:table-row table:style-name="ro1">
          <table:table-cell office:value-type="string" calcext:value-type="string">
            <text:p>Wolf Alice</text:p>
          </table:table-cell>
          <table:table-cell office:value-type="float" office:value="32279791" calcext:value-type="float">
            <text:p>32,279,791</text:p>
          </table:table-cell>
          <table:table-cell office:value-type="float" office:value="833364" calcext:value-type="float">
            <text:p>833,364</text:p>
          </table:table-cell>
          <table:table-cell table:style-name="ce6" table:formula="of:=[.B452]/[.C452]" office:value-type="float" office:value="38.734323776885" calcext:value-type="float">
            <text:p>38.73</text:p>
          </table:table-cell>
        </table:table-row>
        <table:table-row table:style-name="ro1">
          <table:table-cell office:value-type="string" calcext:value-type="string">
            <text:p>A Tribe Called Quest</text:p>
          </table:table-cell>
          <table:table-cell office:value-type="float" office:value="75860933" calcext:value-type="float">
            <text:p>75,860,933</text:p>
          </table:table-cell>
          <table:table-cell office:value-type="float" office:value="1960000" calcext:value-type="float">
            <text:p>1,960,000</text:p>
          </table:table-cell>
          <table:table-cell table:style-name="ce6" table:formula="of:=[.B453]/[.C453]" office:value-type="float" office:value="38.7045576530612" calcext:value-type="float">
            <text:p>38.70</text:p>
          </table:table-cell>
        </table:table-row>
        <table:table-row table:style-name="ro1">
          <table:table-cell office:value-type="string" calcext:value-type="string">
            <text:p>Ellie Goulding</text:p>
          </table:table-cell>
          <table:table-cell office:value-type="float" office:value="115589081" calcext:value-type="float">
            <text:p>115,589,081</text:p>
          </table:table-cell>
          <table:table-cell office:value-type="float" office:value="2988094" calcext:value-type="float">
            <text:p>2,988,094</text:p>
          </table:table-cell>
          <table:table-cell table:style-name="ce6" table:formula="of:=[.B454]/[.C454]" office:value-type="float" office:value="38.6832144504156" calcext:value-type="float">
            <text:p>38.68</text:p>
          </table:table-cell>
        </table:table-row>
        <table:table-row table:style-name="ro1">
          <table:table-cell office:value-type="string" calcext:value-type="string">
            <text:p>Amy Winehouse</text:p>
          </table:table-cell>
          <table:table-cell office:value-type="float" office:value="135131153" calcext:value-type="float">
            <text:p>135,131,153</text:p>
          </table:table-cell>
          <table:table-cell office:value-type="float" office:value="3508216" calcext:value-type="float">
            <text:p>3,508,216</text:p>
          </table:table-cell>
          <table:table-cell table:style-name="ce6" table:formula="of:=[.B455]/[.C455]" office:value-type="float" office:value="38.5184814732046" calcext:value-type="float">
            <text:p>38.52</text:p>
          </table:table-cell>
        </table:table-row>
        <table:table-row table:style-name="ro1">
          <table:table-cell office:value-type="string" calcext:value-type="string">
            <text:p>I DONT KNOW HOW BUT THEY FOUND ME</text:p>
          </table:table-cell>
          <table:table-cell office:value-type="float" office:value="21970355" calcext:value-type="float">
            <text:p>21,970,355</text:p>
          </table:table-cell>
          <table:table-cell office:value-type="float" office:value="570933" calcext:value-type="float">
            <text:p>570,933</text:p>
          </table:table-cell>
          <table:table-cell table:style-name="ce6" table:formula="of:=[.B456]/[.C456]" office:value-type="float" office:value="38.4814943259542" calcext:value-type="float">
            <text:p>38.48</text:p>
          </table:table-cell>
        </table:table-row>
        <table:table-row table:style-name="ro1">
          <table:table-cell office:value-type="string" calcext:value-type="string">
            <text:p>Fugazi</text:p>
          </table:table-cell>
          <table:table-cell office:value-type="float" office:value="42322383" calcext:value-type="float">
            <text:p>42,322,383</text:p>
          </table:table-cell>
          <table:table-cell office:value-type="float" office:value="1103064" calcext:value-type="float">
            <text:p>1,103,064</text:p>
          </table:table-cell>
          <table:table-cell table:style-name="ce6" table:formula="of:=[.B457]/[.C457]" office:value-type="float" office:value="38.3680212571528" calcext:value-type="float">
            <text:p>38.37</text:p>
          </table:table-cell>
        </table:table-row>
        <table:table-row table:style-name="ro1">
          <table:table-cell office:value-type="string" calcext:value-type="string">
            <text:p>Ludovico Einaudi</text:p>
          </table:table-cell>
          <table:table-cell office:value-type="float" office:value="53896703" calcext:value-type="float">
            <text:p>53,896,703</text:p>
          </table:table-cell>
          <table:table-cell office:value-type="float" office:value="1405681" calcext:value-type="float">
            <text:p>1,405,681</text:p>
          </table:table-cell>
          <table:table-cell table:style-name="ce6" table:formula="of:=[.B458]/[.C458]" office:value-type="float" office:value="38.3420584044317" calcext:value-type="float">
            <text:p>38.34</text:p>
          </table:table-cell>
        </table:table-row>
        <table:table-row table:style-name="ro1">
          <table:table-cell office:value-type="string" calcext:value-type="string">
            <text:p>Little Simz</text:p>
          </table:table-cell>
          <table:table-cell office:value-type="float" office:value="24429367" calcext:value-type="float">
            <text:p>24,429,367</text:p>
          </table:table-cell>
          <table:table-cell office:value-type="float" office:value="638025" calcext:value-type="float">
            <text:p>638,025</text:p>
          </table:table-cell>
          <table:table-cell table:style-name="ce6" table:formula="of:=[.B459]/[.C459]" office:value-type="float" office:value="38.2890435327769" calcext:value-type="float">
            <text:p>38.29</text:p>
          </table:table-cell>
        </table:table-row>
        <table:table-row table:style-name="ro1">
          <table:table-cell office:value-type="string" calcext:value-type="string">
            <text:p>Khalid</text:p>
          </table:table-cell>
          <table:table-cell office:value-type="float" office:value="61341165" calcext:value-type="float">
            <text:p>61,341,165</text:p>
          </table:table-cell>
          <table:table-cell office:value-type="float" office:value="1603052" calcext:value-type="float">
            <text:p>1,603,052</text:p>
          </table:table-cell>
          <table:table-cell table:style-name="ce6" table:formula="of:=[.B460]/[.C460]" office:value-type="float" office:value="38.2652371850695" calcext:value-type="float">
            <text:p>38.27</text:p>
          </table:table-cell>
        </table:table-row>
        <table:table-row table:style-name="ro1">
          <table:table-cell office:value-type="string" calcext:value-type="string">
            <text:p>Two Door Cinema Club</text:p>
          </table:table-cell>
          <table:table-cell office:value-type="float" office:value="94739130" calcext:value-type="float">
            <text:p>94,739,130</text:p>
          </table:table-cell>
          <table:table-cell office:value-type="float" office:value="2477351" calcext:value-type="float">
            <text:p>2,477,351</text:p>
          </table:table-cell>
          <table:table-cell table:style-name="ce6" table:formula="of:=[.B461]/[.C461]" office:value-type="float" office:value="38.2421102217651" calcext:value-type="float">
            <text:p>38.24</text:p>
          </table:table-cell>
        </table:table-row>
        <table:table-row table:style-name="ro1">
          <table:table-cell office:value-type="string" calcext:value-type="string">
            <text:p>Bruce Springsteen</text:p>
          </table:table-cell>
          <table:table-cell office:value-type="float" office:value="108615684" calcext:value-type="float">
            <text:p>108,615,684</text:p>
          </table:table-cell>
          <table:table-cell office:value-type="float" office:value="2845548" calcext:value-type="float">
            <text:p>2,845,548</text:p>
          </table:table-cell>
          <table:table-cell table:style-name="ce6" table:formula="of:=[.B462]/[.C462]" office:value-type="float" office:value="38.1703924867899" calcext:value-type="float">
            <text:p>38.17</text:p>
          </table:table-cell>
        </table:table-row>
        <table:table-row table:style-name="ro1">
          <table:table-cell office:value-type="string" calcext:value-type="string">
            <text:p>Dreamville</text:p>
          </table:table-cell>
          <table:table-cell office:value-type="float" office:value="24978480" calcext:value-type="float">
            <text:p>24,978,480</text:p>
          </table:table-cell>
          <table:table-cell office:value-type="float" office:value="654688" calcext:value-type="float">
            <text:p>654,688</text:p>
          </table:table-cell>
          <table:table-cell table:style-name="ce6" table:formula="of:=[.B463]/[.C463]" office:value-type="float" office:value="38.1532577349822" calcext:value-type="float">
            <text:p>38.15</text:p>
          </table:table-cell>
        </table:table-row>
        <table:table-row table:style-name="ro1">
          <table:table-cell office:value-type="string" calcext:value-type="string">
            <text:p>Kate Bush</text:p>
          </table:table-cell>
          <table:table-cell office:value-type="float" office:value="90482189" calcext:value-type="float">
            <text:p>90,482,189</text:p>
          </table:table-cell>
          <table:table-cell office:value-type="float" office:value="2376527" calcext:value-type="float">
            <text:p>2,376,527</text:p>
          </table:table-cell>
          <table:table-cell table:style-name="ce6" table:formula="of:=[.B464]/[.C464]" office:value-type="float" office:value="38.0732846712871" calcext:value-type="float">
            <text:p>38.07</text:p>
          </table:table-cell>
        </table:table-row>
        <table:table-row table:style-name="ro1">
          <table:table-cell office:value-type="string" calcext:value-type="string">
            <text:p>Metronomy</text:p>
          </table:table-cell>
          <table:table-cell office:value-type="float" office:value="48525772" calcext:value-type="float">
            <text:p>48,525,772</text:p>
          </table:table-cell>
          <table:table-cell office:value-type="float" office:value="1275009" calcext:value-type="float">
            <text:p>1,275,009</text:p>
          </table:table-cell>
          <table:table-cell table:style-name="ce6" table:formula="of:=[.B465]/[.C465]" office:value-type="float" office:value="38.0591603667111" calcext:value-type="float">
            <text:p>38.06</text:p>
          </table:table-cell>
        </table:table-row>
        <table:table-row table:style-name="ro1">
          <table:table-cell office:value-type="string" calcext:value-type="string">
            <text:p>Bastille</text:p>
          </table:table-cell>
          <table:table-cell office:value-type="float" office:value="70947062" calcext:value-type="float">
            <text:p>70,947,062</text:p>
          </table:table-cell>
          <table:table-cell office:value-type="float" office:value="1869598" calcext:value-type="float">
            <text:p>1,869,598</text:p>
          </table:table-cell>
          <table:table-cell table:style-name="ce6" table:formula="of:=[.B466]/[.C466]" office:value-type="float" office:value="37.9477631020144" calcext:value-type="float">
            <text:p>37.95</text:p>
          </table:table-cell>
        </table:table-row>
        <table:table-row table:style-name="ro1">
          <table:table-cell office:value-type="string" calcext:value-type="string">
            <text:p>Johnny Cash</text:p>
          </table:table-cell>
          <table:table-cell office:value-type="float" office:value="130462656" calcext:value-type="float">
            <text:p>130,462,656</text:p>
          </table:table-cell>
          <table:table-cell office:value-type="float" office:value="3438625" calcext:value-type="float">
            <text:p>3,438,625</text:p>
          </table:table-cell>
          <table:table-cell table:style-name="ce6" table:formula="of:=[.B467]/[.C467]" office:value-type="float" office:value="37.9403558108256" calcext:value-type="float">
            <text:p>37.94</text:p>
          </table:table-cell>
        </table:table-row>
        <table:table-row table:style-name="ro1">
          <table:table-cell office:value-type="string" calcext:value-type="string">
            <text:p>Wonder Girls</text:p>
          </table:table-cell>
          <table:table-cell office:value-type="float" office:value="17755141" calcext:value-type="float">
            <text:p>17,755,141</text:p>
          </table:table-cell>
          <table:table-cell office:value-type="float" office:value="468338" calcext:value-type="float">
            <text:p>468,338</text:p>
          </table:table-cell>
          <table:table-cell table:style-name="ce6" table:formula="of:=[.B468]/[.C468]" office:value-type="float" office:value="37.9109553356764" calcext:value-type="float">
            <text:p>37.91</text:p>
          </table:table-cell>
        </table:table-row>
        <table:table-row table:style-name="ro1">
          <table:table-cell office:value-type="string" calcext:value-type="string">
            <text:p>Johann Sebastian Bach</text:p>
          </table:table-cell>
          <table:table-cell office:value-type="float" office:value="81115456" calcext:value-type="float">
            <text:p>81,115,456</text:p>
          </table:table-cell>
          <table:table-cell office:value-type="float" office:value="2143600" calcext:value-type="float">
            <text:p>2,143,600</text:p>
          </table:table-cell>
          <table:table-cell table:style-name="ce6" table:formula="of:=[.B469]/[.C469]" office:value-type="float" office:value="37.8407613360702" calcext:value-type="float">
            <text:p>37.84</text:p>
          </table:table-cell>
        </table:table-row>
        <table:table-row table:style-name="ro1">
          <table:table-cell office:value-type="string" calcext:value-type="string">
            <text:p>Ashnikko</text:p>
          </table:table-cell>
          <table:table-cell office:value-type="float" office:value="32819602" calcext:value-type="float">
            <text:p>32,819,602</text:p>
          </table:table-cell>
          <table:table-cell office:value-type="float" office:value="868683" calcext:value-type="float">
            <text:p>868,683</text:p>
          </table:table-cell>
          <table:table-cell table:style-name="ce6" table:formula="of:=[.B470]/[.C470]" office:value-type="float" office:value="37.7808728845851" calcext:value-type="float">
            <text:p>37.78</text:p>
          </table:table-cell>
        </table:table-row>
        <table:table-row table:style-name="ro1">
          <table:table-cell office:value-type="string" calcext:value-type="string">
            <text:p>Ramones</text:p>
          </table:table-cell>
          <table:table-cell office:value-type="float" office:value="90965117" calcext:value-type="float">
            <text:p>90,965,117</text:p>
          </table:table-cell>
          <table:table-cell office:value-type="float" office:value="2410476" calcext:value-type="float">
            <text:p>2,410,476</text:p>
          </table:table-cell>
          <table:table-cell table:style-name="ce6" table:formula="of:=[.B471]/[.C471]" office:value-type="float" office:value="37.7374082961208" calcext:value-type="float">
            <text:p>37.74</text:p>
          </table:table-cell>
        </table:table-row>
        <table:table-row table:style-name="ro1">
          <table:table-cell office:value-type="string" calcext:value-type="string">
            <text:p>Pusha T</text:p>
          </table:table-cell>
          <table:table-cell office:value-type="float" office:value="45707450" calcext:value-type="float">
            <text:p>45,707,450</text:p>
          </table:table-cell>
          <table:table-cell office:value-type="float" office:value="1211233" calcext:value-type="float">
            <text:p>1,211,233</text:p>
          </table:table-cell>
          <table:table-cell table:style-name="ce6" table:formula="of:=[.B472]/[.C472]" office:value-type="float" office:value="37.7362984661085" calcext:value-type="float">
            <text:p>37.74</text:p>
          </table:table-cell>
        </table:table-row>
        <table:table-row table:style-name="ro1">
          <table:table-cell office:value-type="string" calcext:value-type="string">
            <text:p>Talking Heads</text:p>
          </table:table-cell>
          <table:table-cell office:value-type="float" office:value="93169534" calcext:value-type="float">
            <text:p>93,169,534</text:p>
          </table:table-cell>
          <table:table-cell office:value-type="float" office:value="2470452" calcext:value-type="float">
            <text:p>2,470,452</text:p>
          </table:table-cell>
          <table:table-cell table:style-name="ce6" table:formula="of:=[.B473]/[.C473]" office:value-type="float" office:value="37.7135576809426" calcext:value-type="float">
            <text:p>37.71</text:p>
          </table:table-cell>
        </table:table-row>
        <table:table-row table:style-name="ro1">
          <table:table-cell office:value-type="string" calcext:value-type="string">
            <text:p>Jorge Ben Jor</text:p>
          </table:table-cell>
          <table:table-cell office:value-type="float" office:value="13299143" calcext:value-type="float">
            <text:p>13,299,143</text:p>
          </table:table-cell>
          <table:table-cell office:value-type="float" office:value="353725" calcext:value-type="float">
            <text:p>353,725</text:p>
          </table:table-cell>
          <table:table-cell table:style-name="ce6" table:formula="of:=[.B474]/[.C474]" office:value-type="float" office:value="37.5974075906425" calcext:value-type="float">
            <text:p>37.60</text:p>
          </table:table-cell>
        </table:table-row>
        <table:table-row table:style-name="ro1">
          <table:table-cell office:value-type="string" calcext:value-type="string">
            <text:p>Metric</text:p>
          </table:table-cell>
          <table:table-cell office:value-type="float" office:value="80058253" calcext:value-type="float">
            <text:p>80,058,253</text:p>
          </table:table-cell>
          <table:table-cell office:value-type="float" office:value="2135343" calcext:value-type="float">
            <text:p>2,135,343</text:p>
          </table:table-cell>
          <table:table-cell table:style-name="ce6" table:formula="of:=[.B475]/[.C475]" office:value-type="float" office:value="37.4919874699287" calcext:value-type="float">
            <text:p>37.49</text:p>
          </table:table-cell>
        </table:table-row>
        <table:table-row table:style-name="ro1">
          <table:table-cell office:value-type="string" calcext:value-type="string">
            <text:p>Muna</text:p>
          </table:table-cell>
          <table:table-cell office:value-type="float" office:value="20747848" calcext:value-type="float">
            <text:p>20,747,848</text:p>
          </table:table-cell>
          <table:table-cell office:value-type="float" office:value="554904" calcext:value-type="float">
            <text:p>554,904</text:p>
          </table:table-cell>
          <table:table-cell table:style-name="ce6" table:formula="of:=[.B476]/[.C476]" office:value-type="float" office:value="37.3899773654542" calcext:value-type="float">
            <text:p>37.39</text:p>
          </table:table-cell>
        </table:table-row>
        <table:table-row table:style-name="ro1">
          <table:table-cell office:value-type="string" calcext:value-type="string">
            <text:p>Royal Blood</text:p>
          </table:table-cell>
          <table:table-cell office:value-type="float" office:value="32242814" calcext:value-type="float">
            <text:p>32,242,814</text:p>
          </table:table-cell>
          <table:table-cell office:value-type="float" office:value="863088" calcext:value-type="float">
            <text:p>863,088</text:p>
          </table:table-cell>
          <table:table-cell table:style-name="ce6" table:formula="of:=[.B477]/[.C477]" office:value-type="float" office:value="37.3575046808668" calcext:value-type="float">
            <text:p>37.36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15554641" calcext:value-type="float">
            <text:p>15,554,641</text:p>
          </table:table-cell>
          <table:table-cell office:value-type="float" office:value="416530" calcext:value-type="float">
            <text:p>416,530</text:p>
          </table:table-cell>
          <table:table-cell table:style-name="ce6" table:formula="of:=[.B478]/[.C478]" office:value-type="float" office:value="37.3433870309462" calcext:value-type="float">
            <text:p>37.34</text:p>
          </table:table-cell>
        </table:table-row>
        <table:table-row table:style-name="ro1">
          <table:table-cell office:value-type="string" calcext:value-type="string">
            <text:p>Kaytranada</text:p>
          </table:table-cell>
          <table:table-cell office:value-type="float" office:value="35875688" calcext:value-type="float">
            <text:p>35,875,688</text:p>
          </table:table-cell>
          <table:table-cell office:value-type="float" office:value="961250" calcext:value-type="float">
            <text:p>961,250</text:p>
          </table:table-cell>
          <table:table-cell table:style-name="ce6" table:formula="of:=[.B479]/[.C479]" office:value-type="float" office:value="37.3219120936281" calcext:value-type="float">
            <text:p>37.32</text:p>
          </table:table-cell>
        </table:table-row>
        <table:table-row table:style-name="ro1">
          <table:table-cell office:value-type="string" calcext:value-type="string">
            <text:p>Khruangbin</text:p>
          </table:table-cell>
          <table:table-cell office:value-type="float" office:value="26890684" calcext:value-type="float">
            <text:p>26,890,684</text:p>
          </table:table-cell>
          <table:table-cell office:value-type="float" office:value="721628" calcext:value-type="float">
            <text:p>721,628</text:p>
          </table:table-cell>
          <table:table-cell table:style-name="ce6" table:formula="of:=[.B480]/[.C480]" office:value-type="float" office:value="37.2639143713936" calcext:value-type="float">
            <text:p>37.26</text:p>
          </table:table-cell>
        </table:table-row>
        <table:table-row table:style-name="ro1">
          <table:table-cell office:value-type="string" calcext:value-type="string">
            <text:p>Joe Hisaishi</text:p>
          </table:table-cell>
          <table:table-cell office:value-type="float" office:value="21114983" calcext:value-type="float">
            <text:p>21,114,983</text:p>
          </table:table-cell>
          <table:table-cell office:value-type="float" office:value="567627" calcext:value-type="float">
            <text:p>567,627</text:p>
          </table:table-cell>
          <table:table-cell table:style-name="ce6" table:formula="of:=[.B481]/[.C481]" office:value-type="float" office:value="37.198693860581" calcext:value-type="float">
            <text:p>37.20</text:p>
          </table:table-cell>
        </table:table-row>
        <table:table-row table:style-name="ro1">
          <table:table-cell office:value-type="string" calcext:value-type="string">
            <text:p>Cochise</text:p>
          </table:table-cell>
          <table:table-cell office:value-type="float" office:value="23114790" calcext:value-type="float">
            <text:p>23,114,790</text:p>
          </table:table-cell>
          <table:table-cell office:value-type="float" office:value="621571" calcext:value-type="float">
            <text:p>621,571</text:p>
          </table:table-cell>
          <table:table-cell table:style-name="ce6" table:formula="of:=[.B482]/[.C482]" office:value-type="float" office:value="37.1876905454083" calcext:value-type="float">
            <text:p>37.19</text:p>
          </table:table-cell>
        </table:table-row>
        <table:table-row table:style-name="ro1">
          <table:table-cell office:value-type="string" calcext:value-type="string">
            <text:p>omar apollo</text:p>
          </table:table-cell>
          <table:table-cell office:value-type="float" office:value="36493775" calcext:value-type="float">
            <text:p>36,493,775</text:p>
          </table:table-cell>
          <table:table-cell office:value-type="float" office:value="981756" calcext:value-type="float">
            <text:p>981,756</text:p>
          </table:table-cell>
          <table:table-cell table:style-name="ce6" table:formula="of:=[.B483]/[.C483]" office:value-type="float" office:value="37.1719398710066" calcext:value-type="float">
            <text:p>37.17</text:p>
          </table:table-cell>
        </table:table-row>
        <table:table-row table:style-name="ro1">
          <table:table-cell office:value-type="string" calcext:value-type="string">
            <text:p>Sia</text:p>
          </table:table-cell>
          <table:table-cell office:value-type="float" office:value="125394758" calcext:value-type="float">
            <text:p>125,394,758</text:p>
          </table:table-cell>
          <table:table-cell office:value-type="float" office:value="3386643" calcext:value-type="float">
            <text:p>3,386,643</text:p>
          </table:table-cell>
          <table:table-cell table:style-name="ce6" table:formula="of:=[.B484]/[.C484]" office:value-type="float" office:value="37.0262699670441" calcext:value-type="float">
            <text:p>37.03</text:p>
          </table:table-cell>
        </table:table-row>
        <table:table-row table:style-name="ro1">
          <table:table-cell office:value-type="string" calcext:value-type="string">
            <text:p>American Football</text:p>
          </table:table-cell>
          <table:table-cell office:value-type="float" office:value="27695199" calcext:value-type="float">
            <text:p>27,695,199</text:p>
          </table:table-cell>
          <table:table-cell office:value-type="float" office:value="749641" calcext:value-type="float">
            <text:p>749,641</text:p>
          </table:table-cell>
          <table:table-cell table:style-name="ce6" table:formula="of:=[.B485]/[.C485]" office:value-type="float" office:value="36.9446161562668" calcext:value-type="float">
            <text:p>36.94</text:p>
          </table:table-cell>
        </table:table-row>
        <table:table-row table:style-name="ro1">
          <table:table-cell office:value-type="string" calcext:value-type="string">
            <text:p>Karol G</text:p>
          </table:table-cell>
          <table:table-cell office:value-type="float" office:value="31151810" calcext:value-type="float">
            <text:p>31,151,810</text:p>
          </table:table-cell>
          <table:table-cell office:value-type="float" office:value="843433" calcext:value-type="float">
            <text:p>843,433</text:p>
          </table:table-cell>
          <table:table-cell table:style-name="ce6" table:formula="of:=[.B486]/[.C486]" office:value-type="float" office:value="36.9345401472316" calcext:value-type="float">
            <text:p>36.93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96390439" calcext:value-type="float">
            <text:p>96,390,439</text:p>
          </table:table-cell>
          <table:table-cell office:value-type="float" office:value="2610307" calcext:value-type="float">
            <text:p>2,610,307</text:p>
          </table:table-cell>
          <table:table-cell table:style-name="ce6" table:formula="of:=[.B487]/[.C487]" office:value-type="float" office:value="36.9268591778668" calcext:value-type="float">
            <text:p>36.93</text:p>
          </table:table-cell>
        </table:table-row>
        <table:table-row table:style-name="ro1">
          <table:table-cell office:value-type="string" calcext:value-type="string">
            <text:p>Flume</text:p>
          </table:table-cell>
          <table:table-cell office:value-type="float" office:value="52013438" calcext:value-type="float">
            <text:p>52,013,438</text:p>
          </table:table-cell>
          <table:table-cell office:value-type="float" office:value="1411812" calcext:value-type="float">
            <text:p>1,411,812</text:p>
          </table:table-cell>
          <table:table-cell table:style-name="ce6" table:formula="of:=[.B488]/[.C488]" office:value-type="float" office:value="36.841617722473" calcext:value-type="float">
            <text:p>36.84</text:p>
          </table:table-cell>
        </table:table-row>
        <table:table-row table:style-name="ro1">
          <table:table-cell office:value-type="string" calcext:value-type="string">
            <text:p>Yungblud</text:p>
          </table:table-cell>
          <table:table-cell office:value-type="float" office:value="25833275" calcext:value-type="float">
            <text:p>25,833,275</text:p>
          </table:table-cell>
          <table:table-cell office:value-type="float" office:value="703573" calcext:value-type="float">
            <text:p>703,573</text:p>
          </table:table-cell>
          <table:table-cell table:style-name="ce6" table:formula="of:=[.B489]/[.C489]" office:value-type="float" office:value="36.7172631695645" calcext:value-type="float">
            <text:p>36.72</text:p>
          </table:table-cell>
        </table:table-row>
        <table:table-row table:style-name="ro1">
          <table:table-cell office:value-type="string" calcext:value-type="string">
            <text:p>DaBaby</text:p>
          </table:table-cell>
          <table:table-cell office:value-type="float" office:value="38541837" calcext:value-type="float">
            <text:p>38,541,837</text:p>
          </table:table-cell>
          <table:table-cell office:value-type="float" office:value="1050638" calcext:value-type="float">
            <text:p>1,050,638</text:p>
          </table:table-cell>
          <table:table-cell table:style-name="ce6" table:formula="of:=[.B490]/[.C490]" office:value-type="float" office:value="36.6842213969036" calcext:value-type="float">
            <text:p>36.68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float" office:value="148850560" calcext:value-type="float">
            <text:p>148,850,560</text:p>
          </table:table-cell>
          <table:table-cell office:value-type="float" office:value="4064083" calcext:value-type="float">
            <text:p>4,064,083</text:p>
          </table:table-cell>
          <table:table-cell table:style-name="ce6" table:formula="of:=[.B491]/[.C491]" office:value-type="float" office:value="36.6258661548005" calcext:value-type="float">
            <text:p>36.63</text:p>
          </table:table-cell>
        </table:table-row>
        <table:table-row table:style-name="ro1">
          <table:table-cell office:value-type="string" calcext:value-type="string">
            <text:p>The Shins</text:p>
          </table:table-cell>
          <table:table-cell office:value-type="float" office:value="101115862" calcext:value-type="float">
            <text:p>101,115,862</text:p>
          </table:table-cell>
          <table:table-cell office:value-type="float" office:value="2765322" calcext:value-type="float">
            <text:p>2,765,322</text:p>
          </table:table-cell>
          <table:table-cell table:style-name="ce6" table:formula="of:=[.B492]/[.C492]" office:value-type="float" office:value="36.5656737262424" calcext:value-type="float">
            <text:p>36.57</text:p>
          </table:table-cell>
        </table:table-row>
        <table:table-row table:style-name="ro1">
          <table:table-cell office:value-type="string" calcext:value-type="string">
            <text:p>Kevin Abstract</text:p>
          </table:table-cell>
          <table:table-cell office:value-type="float" office:value="25033494" calcext:value-type="float">
            <text:p>25,033,494</text:p>
          </table:table-cell>
          <table:table-cell office:value-type="float" office:value="685370" calcext:value-type="float">
            <text:p>685,370</text:p>
          </table:table-cell>
          <table:table-cell table:style-name="ce6" table:formula="of:=[.B493]/[.C493]" office:value-type="float" office:value="36.5255176036302" calcext:value-type="float">
            <text:p>36.53</text:p>
          </table:table-cell>
        </table:table-row>
        <table:table-row table:style-name="ro1">
          <table:table-cell office:value-type="string" calcext:value-type="string">
            <text:p>6LACK</text:p>
          </table:table-cell>
          <table:table-cell office:value-type="float" office:value="27066561" calcext:value-type="float">
            <text:p>27,066,561</text:p>
          </table:table-cell>
          <table:table-cell office:value-type="float" office:value="741155" calcext:value-type="float">
            <text:p>741,155</text:p>
          </table:table-cell>
          <table:table-cell table:style-name="ce6" table:formula="of:=[.B494]/[.C494]" office:value-type="float" office:value="36.5194338566157" calcext:value-type="float">
            <text:p>36.52</text:p>
          </table:table-cell>
        </table:table-row>
        <table:table-row table:style-name="ro1">
          <table:table-cell office:value-type="string" calcext:value-type="string">
            <text:p>Guns N' Roses</text:p>
          </table:table-cell>
          <table:table-cell office:value-type="float" office:value="152767408" calcext:value-type="float">
            <text:p>152,767,408</text:p>
          </table:table-cell>
          <table:table-cell office:value-type="float" office:value="4201416" calcext:value-type="float">
            <text:p>4,201,416</text:p>
          </table:table-cell>
          <table:table-cell table:style-name="ce6" table:formula="of:=[.B495]/[.C495]" office:value-type="float" office:value="36.3609335519263" calcext:value-type="float">
            <text:p>36.36</text:p>
          </table:table-cell>
        </table:table-row>
        <table:table-row table:style-name="ro1">
          <table:table-cell office:value-type="string" calcext:value-type="string">
            <text:p>Cage the Elephant</text:p>
          </table:table-cell>
          <table:table-cell office:value-type="float" office:value="89884968" calcext:value-type="float">
            <text:p>89,884,968</text:p>
          </table:table-cell>
          <table:table-cell office:value-type="float" office:value="2472649" calcext:value-type="float">
            <text:p>2,472,649</text:p>
          </table:table-cell>
          <table:table-cell table:style-name="ce6" table:formula="of:=[.B496]/[.C496]" office:value-type="float" office:value="36.3516892207507" calcext:value-type="float">
            <text:p>36.35</text:p>
          </table:table-cell>
        </table:table-row>
        <table:table-row table:style-name="ro1">
          <table:table-cell office:value-type="string" calcext:value-type="string">
            <text:p>Moby</text:p>
          </table:table-cell>
          <table:table-cell office:value-type="float" office:value="110831381" calcext:value-type="float">
            <text:p>110,831,381</text:p>
          </table:table-cell>
          <table:table-cell office:value-type="float" office:value="3051332" calcext:value-type="float">
            <text:p>3,051,332</text:p>
          </table:table-cell>
          <table:table-cell table:style-name="ce6" table:formula="of:=[.B497]/[.C497]" office:value-type="float" office:value="36.3222949846166" calcext:value-type="float">
            <text:p>36.32</text:p>
          </table:table-cell>
        </table:table-row>
        <table:table-row table:style-name="ro1">
          <table:table-cell office:value-type="string" calcext:value-type="string">
            <text:p>The Avalanches</text:p>
          </table:table-cell>
          <table:table-cell office:value-type="float" office:value="40517236" calcext:value-type="float">
            <text:p>40,517,236</text:p>
          </table:table-cell>
          <table:table-cell office:value-type="float" office:value="1118874" calcext:value-type="float">
            <text:p>1,118,874</text:p>
          </table:table-cell>
          <table:table-cell table:style-name="ce6" table:formula="of:=[.B498]/[.C498]" office:value-type="float" office:value="36.2125100770954" calcext:value-type="float">
            <text:p>36.21</text:p>
          </table:table-cell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44586170" calcext:value-type="float">
            <text:p>44,586,170</text:p>
          </table:table-cell>
          <table:table-cell office:value-type="float" office:value="1231288" calcext:value-type="float">
            <text:p>1,231,288</text:p>
          </table:table-cell>
          <table:table-cell table:style-name="ce6" table:formula="of:=[.B499]/[.C499]" office:value-type="float" office:value="36.2110001884206" calcext:value-type="float">
            <text:p>36.21</text:p>
          </table:table-cell>
        </table:table-row>
        <table:table-row table:style-name="ro1">
          <table:table-cell office:value-type="string" calcext:value-type="string">
            <text:p>Calvin Harris</text:p>
          </table:table-cell>
          <table:table-cell office:value-type="float" office:value="136121014" calcext:value-type="float">
            <text:p>136,121,014</text:p>
          </table:table-cell>
          <table:table-cell office:value-type="float" office:value="3769372" calcext:value-type="float">
            <text:p>3,769,372</text:p>
          </table:table-cell>
          <table:table-cell table:style-name="ce6" table:formula="of:=[.B500]/[.C500]" office:value-type="float" office:value="36.1123852991957" calcext:value-type="float">
            <text:p>36.11</text:p>
          </table:table-cell>
        </table:table-row>
        <table:table-row table:style-name="ro1">
          <table:table-cell office:value-type="string" calcext:value-type="string">
            <text:p>Peach Pit</text:p>
          </table:table-cell>
          <table:table-cell office:value-type="float" office:value="26615435" calcext:value-type="float">
            <text:p>26,615,435</text:p>
          </table:table-cell>
          <table:table-cell office:value-type="float" office:value="737265" calcext:value-type="float">
            <text:p>737,265</text:p>
          </table:table-cell>
          <table:table-cell table:style-name="ce6" table:formula="of:=[.B501]/[.C501]" office:value-type="float" office:value="36.1002285474015" calcext:value-type="float">
            <text:p>36.10</text:p>
          </table:table-cell>
        </table:table-row>
        <table:table-row table:style-name="ro1">
          <table:table-cell office:value-type="string" calcext:value-type="string">
            <text:p>The Velvet Underground</text:p>
          </table:table-cell>
          <table:table-cell office:value-type="float" office:value="95758469" calcext:value-type="float">
            <text:p>95,758,469</text:p>
          </table:table-cell>
          <table:table-cell office:value-type="float" office:value="2657787" calcext:value-type="float">
            <text:p>2,657,787</text:p>
          </table:table-cell>
          <table:table-cell table:style-name="ce6" table:formula="of:=[.B502]/[.C502]" office:value-type="float" office:value="36.0293992708972" calcext:value-type="float">
            <text:p>36.03</text:p>
          </table:table-cell>
        </table:table-row>
        <table:table-row table:style-name="ro1">
          <table:table-cell office:value-type="string" calcext:value-type="string">
            <text:p>Jhené Aiko</text:p>
          </table:table-cell>
          <table:table-cell office:value-type="float" office:value="35689489" calcext:value-type="float">
            <text:p>35,689,489</text:p>
          </table:table-cell>
          <table:table-cell office:value-type="float" office:value="999062" calcext:value-type="float">
            <text:p>999,062</text:p>
          </table:table-cell>
          <table:table-cell table:style-name="ce6" table:formula="of:=[.B503]/[.C503]" office:value-type="float" office:value="35.7229971713467" calcext:value-type="float">
            <text:p>35.72</text:p>
          </table:table-cell>
        </table:table-row>
        <table:table-row table:style-name="ro1">
          <table:table-cell office:value-type="string" calcext:value-type="string">
            <text:p>Maroon 5</text:p>
          </table:table-cell>
          <table:table-cell office:value-type="float" office:value="182165341" calcext:value-type="float">
            <text:p>182,165,341</text:p>
          </table:table-cell>
          <table:table-cell office:value-type="float" office:value="5102887" calcext:value-type="float">
            <text:p>5,102,887</text:p>
          </table:table-cell>
          <table:table-cell table:style-name="ce6" table:formula="of:=[.B504]/[.C504]" office:value-type="float" office:value="35.6984861706716" calcext:value-type="float">
            <text:p>35.70</text:p>
          </table:table-cell>
        </table:table-row>
        <table:table-row table:style-name="ro1">
          <table:table-cell office:value-type="string" calcext:value-type="string">
            <text:p>Pinegrove</text:p>
          </table:table-cell>
          <table:table-cell office:value-type="float" office:value="23137275" calcext:value-type="float">
            <text:p>23,137,275</text:p>
          </table:table-cell>
          <table:table-cell office:value-type="float" office:value="649720" calcext:value-type="float">
            <text:p>649,720</text:p>
          </table:table-cell>
          <table:table-cell table:style-name="ce6" table:formula="of:=[.B505]/[.C505]" office:value-type="float" office:value="35.6111478790864" calcext:value-type="float">
            <text:p>35.61</text:p>
          </table:table-cell>
        </table:table-row>
        <table:table-row table:style-name="ro1">
          <table:table-cell office:value-type="string" calcext:value-type="string">
            <text:p>Sam Smith</text:p>
          </table:table-cell>
          <table:table-cell office:value-type="float" office:value="83591725" calcext:value-type="float">
            <text:p>83,591,725</text:p>
          </table:table-cell>
          <table:table-cell office:value-type="float" office:value="2353926" calcext:value-type="float">
            <text:p>2,353,926</text:p>
          </table:table-cell>
          <table:table-cell table:style-name="ce6" table:formula="of:=[.B506]/[.C506]" office:value-type="float" office:value="35.5116197365593" calcext:value-type="float">
            <text:p>35.51</text:p>
          </table:table-cell>
        </table:table-row>
        <table:table-row table:style-name="ro1">
          <table:table-cell office:value-type="string" calcext:value-type="string">
            <text:p>RiIZE</text:p>
          </table:table-cell>
          <table:table-cell office:value-type="float" office:value="4948198" calcext:value-type="float">
            <text:p>4,948,198</text:p>
          </table:table-cell>
          <table:table-cell office:value-type="float" office:value="139405" calcext:value-type="float">
            <text:p>139,405</text:p>
          </table:table-cell>
          <table:table-cell table:style-name="ce6" table:formula="of:=[.B507]/[.C507]" office:value-type="float" office:value="35.495125712851" calcext:value-type="float">
            <text:p>35.50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office:value-type="float" office:value="109120978" calcext:value-type="float">
            <text:p>109,120,978</text:p>
          </table:table-cell>
          <table:table-cell office:value-type="float" office:value="3077619" calcext:value-type="float">
            <text:p>3,077,619</text:p>
          </table:table-cell>
          <table:table-cell table:style-name="ce6" table:formula="of:=[.B508]/[.C508]" office:value-type="float" office:value="35.4562985216819" calcext:value-type="float">
            <text:p>35.46</text:p>
          </table:table-cell>
        </table:table-row>
        <table:table-row table:style-name="ro1">
          <table:table-cell office:value-type="string" calcext:value-type="string">
            <text:p>Eslabon Armado</text:p>
          </table:table-cell>
          <table:table-cell office:value-type="float" office:value="15527316" calcext:value-type="float">
            <text:p>15,527,316</text:p>
          </table:table-cell>
          <table:table-cell office:value-type="float" office:value="438702" calcext:value-type="float">
            <text:p>438,702</text:p>
          </table:table-cell>
          <table:table-cell table:style-name="ce6" table:formula="of:=[.B509]/[.C509]" office:value-type="float" office:value="35.3937661556136" calcext:value-type="float">
            <text:p>35.39</text:p>
          </table:table-cell>
        </table:table-row>
        <table:table-row table:style-name="ro1">
          <table:table-cell office:value-type="string" calcext:value-type="string">
            <text:p>Jay-Z</text:p>
          </table:table-cell>
          <table:table-cell office:value-type="float" office:value="166636010" calcext:value-type="float">
            <text:p>166,636,010</text:p>
          </table:table-cell>
          <table:table-cell office:value-type="float" office:value="4709012" calcext:value-type="float">
            <text:p>4,709,012</text:p>
          </table:table-cell>
          <table:table-cell table:style-name="ce6" table:formula="of:=[.B510]/[.C510]" office:value-type="float" office:value="35.3866182545298" calcext:value-type="float">
            <text:p>35.39</text:p>
          </table:table-cell>
        </table:table-row>
        <table:table-row table:style-name="ro1">
          <table:table-cell office:value-type="string" calcext:value-type="string">
            <text:p>Nick Drake</text:p>
          </table:table-cell>
          <table:table-cell office:value-type="float" office:value="64968341" calcext:value-type="float">
            <text:p>64,968,341</text:p>
          </table:table-cell>
          <table:table-cell office:value-type="float" office:value="1837460" calcext:value-type="float">
            <text:p>1,837,460</text:p>
          </table:table-cell>
          <table:table-cell table:style-name="ce6" table:formula="of:=[.B511]/[.C511]" office:value-type="float" office:value="35.3576899633189" calcext:value-type="float">
            <text:p>35.36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134609670" calcext:value-type="float">
            <text:p>134,609,670</text:p>
          </table:table-cell>
          <table:table-cell office:value-type="float" office:value="3807970" calcext:value-type="float">
            <text:p>3,807,970</text:p>
          </table:table-cell>
          <table:table-cell table:style-name="ce6" table:formula="of:=[.B512]/[.C512]" office:value-type="float" office:value="35.349456534584" calcext:value-type="float">
            <text:p>35.35</text:p>
          </table:table-cell>
        </table:table-row>
        <table:table-row table:style-name="ro1">
          <table:table-cell office:value-type="string" calcext:value-type="string">
            <text:p>Rita Lee</text:p>
          </table:table-cell>
          <table:table-cell office:value-type="float" office:value="17519542" calcext:value-type="float">
            <text:p>17,519,542</text:p>
          </table:table-cell>
          <table:table-cell office:value-type="float" office:value="496471" calcext:value-type="float">
            <text:p>496,471</text:p>
          </table:table-cell>
          <table:table-cell table:style-name="ce6" table:formula="of:=[.B513]/[.C513]" office:value-type="float" office:value="35.2881477467969" calcext:value-type="float">
            <text:p>35.29</text:p>
          </table:table-cell>
        </table:table-row>
        <table:table-row table:style-name="ro1">
          <table:table-cell office:value-type="string" calcext:value-type="string">
            <text:p>Migos</text:p>
          </table:table-cell>
          <table:table-cell office:value-type="float" office:value="46690966" calcext:value-type="float">
            <text:p>46,690,966</text:p>
          </table:table-cell>
          <table:table-cell office:value-type="float" office:value="1326774" calcext:value-type="float">
            <text:p>1,326,774</text:p>
          </table:table-cell>
          <table:table-cell table:style-name="ce6" table:formula="of:=[.B514]/[.C514]" office:value-type="float" office:value="35.1913483381495" calcext:value-type="float">
            <text:p>35.19</text:p>
          </table:table-cell>
        </table:table-row>
        <table:table-row table:style-name="ro1">
          <table:table-cell office:value-type="string" calcext:value-type="string">
            <text:p>The Marías</text:p>
          </table:table-cell>
          <table:table-cell office:value-type="float" office:value="32661578" calcext:value-type="float">
            <text:p>32,661,578</text:p>
          </table:table-cell>
          <table:table-cell office:value-type="float" office:value="928641" calcext:value-type="float">
            <text:p>928,641</text:p>
          </table:table-cell>
          <table:table-cell table:style-name="ce6" table:formula="of:=[.B515]/[.C515]" office:value-type="float" office:value="35.1713719295185" calcext:value-type="float">
            <text:p>35.17</text:p>
          </table:table-cell>
        </table:table-row>
        <table:table-row table:style-name="ro1">
          <table:table-cell office:value-type="string" calcext:value-type="string">
            <text:p>Whirr</text:p>
          </table:table-cell>
          <table:table-cell office:value-type="float" office:value="13934831" calcext:value-type="float">
            <text:p>13,934,831</text:p>
          </table:table-cell>
          <table:table-cell office:value-type="float" office:value="396322" calcext:value-type="float">
            <text:p>396,322</text:p>
          </table:table-cell>
          <table:table-cell table:style-name="ce6" table:formula="of:=[.B516]/[.C516]" office:value-type="float" office:value="35.1603771680603" calcext:value-type="float">
            <text:p>35.16</text:p>
          </table:table-cell>
        </table:table-row>
        <table:table-row table:style-name="ro1">
          <table:table-cell office:value-type="string" calcext:value-type="string">
            <text:p>The Clash</text:p>
          </table:table-cell>
          <table:table-cell office:value-type="float" office:value="112812296" calcext:value-type="float">
            <text:p>112,812,296</text:p>
          </table:table-cell>
          <table:table-cell office:value-type="float" office:value="3213960" calcext:value-type="float">
            <text:p>3,213,960</text:p>
          </table:table-cell>
          <table:table-cell table:style-name="ce6" table:formula="of:=[.B517]/[.C517]" office:value-type="float" office:value="35.1007156280725" calcext:value-type="float">
            <text:p>35.10</text:p>
          </table:table-cell>
        </table:table-row>
        <table:table-row table:style-name="ro1">
          <table:table-cell office:value-type="string" calcext:value-type="string">
            <text:p>Kehlani</text:p>
          </table:table-cell>
          <table:table-cell office:value-type="float" office:value="35642357" calcext:value-type="float">
            <text:p>35,642,357</text:p>
          </table:table-cell>
          <table:table-cell office:value-type="float" office:value="1015516" calcext:value-type="float">
            <text:p>1,015,516</text:p>
          </table:table-cell>
          <table:table-cell table:style-name="ce6" table:formula="of:=[.B518]/[.C518]" office:value-type="float" office:value="35.0977798478803" calcext:value-type="float">
            <text:p>35.10</text:p>
          </table:table-cell>
        </table:table-row>
        <table:table-row table:style-name="ro1">
          <table:table-cell office:value-type="string" calcext:value-type="string">
            <text:p>Roddy Ricch</text:p>
          </table:table-cell>
          <table:table-cell office:value-type="float" office:value="34520485" calcext:value-type="float">
            <text:p>34,520,485</text:p>
          </table:table-cell>
          <table:table-cell office:value-type="float" office:value="984491" calcext:value-type="float">
            <text:p>984,491</text:p>
          </table:table-cell>
          <table:table-cell table:style-name="ce6" table:formula="of:=[.B519]/[.C519]" office:value-type="float" office:value="35.0642971850428" calcext:value-type="float">
            <text:p>35.06</text:p>
          </table:table-cell>
        </table:table-row>
        <table:table-row table:style-name="ro1">
          <table:table-cell office:value-type="string" calcext:value-type="string">
            <text:p>The Last Shadow Puppets</text:p>
          </table:table-cell>
          <table:table-cell office:value-type="float" office:value="46697330" calcext:value-type="float">
            <text:p>46,697,330</text:p>
          </table:table-cell>
          <table:table-cell office:value-type="float" office:value="1334985" calcext:value-type="float">
            <text:p>1,334,985</text:p>
          </table:table-cell>
          <table:table-cell table:style-name="ce6" table:formula="of:=[.B520]/[.C520]" office:value-type="float" office:value="34.9796664381997" calcext:value-type="float">
            <text:p>34.98</text:p>
          </table:table-cell>
        </table:table-row>
        <table:table-row table:style-name="ro1">
          <table:table-cell office:value-type="string" calcext:value-type="string">
            <text:p>NLE Choppa</text:p>
          </table:table-cell>
          <table:table-cell office:value-type="float" office:value="28065814" calcext:value-type="float">
            <text:p>28,065,814</text:p>
          </table:table-cell>
          <table:table-cell office:value-type="float" office:value="805832" calcext:value-type="float">
            <text:p>805,832</text:p>
          </table:table-cell>
          <table:table-cell table:style-name="ce6" table:formula="of:=[.B521]/[.C521]" office:value-type="float" office:value="34.8283686922336" calcext:value-type="float">
            <text:p>34.83</text:p>
          </table:table-cell>
        </table:table-row>
        <table:table-row table:style-name="ro1">
          <table:table-cell office:value-type="string" calcext:value-type="string">
            <text:p>Beck</text:p>
          </table:table-cell>
          <table:table-cell office:value-type="float" office:value="122964303" calcext:value-type="float">
            <text:p>122,964,303</text:p>
          </table:table-cell>
          <table:table-cell office:value-type="float" office:value="3534870" calcext:value-type="float">
            <text:p>3,534,870</text:p>
          </table:table-cell>
          <table:table-cell table:style-name="ce6" table:formula="of:=[.B522]/[.C522]" office:value-type="float" office:value="34.7860891631093" calcext:value-type="float">
            <text:p>34.79</text:p>
          </table:table-cell>
        </table:table-row>
        <table:table-row table:style-name="ro1">
          <table:table-cell office:value-type="string" calcext:value-type="string">
            <text:p>Franz Ferdinand</text:p>
          </table:table-cell>
          <table:table-cell office:value-type="float" office:value="134547380" calcext:value-type="float">
            <text:p>134,547,380</text:p>
          </table:table-cell>
          <table:table-cell office:value-type="float" office:value="3881652" calcext:value-type="float">
            <text:p>3,881,652</text:p>
          </table:table-cell>
          <table:table-cell table:style-name="ce6" table:formula="of:=[.B523]/[.C523]" office:value-type="float" office:value="34.6624014723628" calcext:value-type="float">
            <text:p>34.66</text:p>
          </table:table-cell>
        </table:table-row>
        <table:table-row table:style-name="ro1">
          <table:table-cell office:value-type="string" calcext:value-type="string">
            <text:p>Limp Bizkit</text:p>
          </table:table-cell>
          <table:table-cell office:value-type="float" office:value="104360576" calcext:value-type="float">
            <text:p>104,360,576</text:p>
          </table:table-cell>
          <table:table-cell office:value-type="float" office:value="3017846" calcext:value-type="float">
            <text:p>3,017,846</text:p>
          </table:table-cell>
          <table:table-cell table:style-name="ce6" table:formula="of:=[.B524]/[.C524]" office:value-type="float" office:value="34.5811469505071" calcext:value-type="float">
            <text:p>34.58</text:p>
          </table:table-cell>
        </table:table-row>
        <table:table-row table:style-name="ro1">
          <table:table-cell office:value-type="string" calcext:value-type="string">
            <text:p>Skillet</text:p>
          </table:table-cell>
          <table:table-cell office:value-type="float" office:value="55933007" calcext:value-type="float">
            <text:p>55,933,007</text:p>
          </table:table-cell>
          <table:table-cell office:value-type="float" office:value="1620649" calcext:value-type="float">
            <text:p>1,620,649</text:p>
          </table:table-cell>
          <table:table-cell table:style-name="ce6" table:formula="of:=[.B525]/[.C525]" office:value-type="float" office:value="34.51272113826" calcext:value-type="float">
            <text:p>34.51</text:p>
          </table:table-cell>
        </table:table-row>
        <table:table-row table:style-name="ro1">
          <table:table-cell office:value-type="string" calcext:value-type="string">
            <text:p>Frédéric Chopin</text:p>
          </table:table-cell>
          <table:table-cell office:value-type="float" office:value="64640492" calcext:value-type="float">
            <text:p>64,640,492</text:p>
          </table:table-cell>
          <table:table-cell office:value-type="float" office:value="1874708" calcext:value-type="float">
            <text:p>1,874,708</text:p>
          </table:table-cell>
          <table:table-cell table:style-name="ce6" table:formula="of:=[.B526]/[.C526]" office:value-type="float" office:value="34.4802987985329" calcext:value-type="float">
            <text:p>34.48</text:p>
          </table:table-cell>
        </table:table-row>
        <table:table-row table:style-name="ro1">
          <table:table-cell office:value-type="string" calcext:value-type="string">
            <text:p>Rage Against the Machine</text:p>
          </table:table-cell>
          <table:table-cell office:value-type="float" office:value="120750833" calcext:value-type="float">
            <text:p>120,750,833</text:p>
          </table:table-cell>
          <table:table-cell office:value-type="float" office:value="3506448" calcext:value-type="float">
            <text:p>3,506,448</text:p>
          </table:table-cell>
          <table:table-cell table:style-name="ce6" table:formula="of:=[.B527]/[.C527]" office:value-type="float" office:value="34.4367955834508" calcext:value-type="float">
            <text:p>34.44</text:p>
          </table:table-cell>
        </table:table-row>
        <table:table-row table:style-name="ro1">
          <table:table-cell office:value-type="string" calcext:value-type="string">
            <text:p>Central Cee</text:p>
          </table:table-cell>
          <table:table-cell office:value-type="float" office:value="23293984" calcext:value-type="float">
            <text:p>23,293,984</text:p>
          </table:table-cell>
          <table:table-cell office:value-type="float" office:value="676834" calcext:value-type="float">
            <text:p>676,834</text:p>
          </table:table-cell>
          <table:table-cell table:style-name="ce6" table:formula="of:=[.B528]/[.C528]" office:value-type="float" office:value="34.4160961181028" calcext:value-type="float">
            <text:p>34.42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95120183" calcext:value-type="float">
            <text:p>95,120,183</text:p>
          </table:table-cell>
          <table:table-cell office:value-type="float" office:value="2764461" calcext:value-type="float">
            <text:p>2,764,461</text:p>
          </table:table-cell>
          <table:table-cell table:style-name="ce6" table:formula="of:=[.B529]/[.C529]" office:value-type="float" office:value="34.4082202642758" calcext:value-type="float">
            <text:p>34.41</text:p>
          </table:table-cell>
        </table:table-row>
        <table:table-row table:style-name="ro1">
          <table:table-cell office:value-type="string" calcext:value-type="string">
            <text:p>Jack Stauber's Micropop</text:p>
          </table:table-cell>
          <table:table-cell office:value-type="float" office:value="17593235" calcext:value-type="float">
            <text:p>17,593,235</text:p>
          </table:table-cell>
          <table:table-cell office:value-type="float" office:value="511350" calcext:value-type="float">
            <text:p>511,350</text:p>
          </table:table-cell>
          <table:table-cell table:style-name="ce6" table:formula="of:=[.B530]/[.C530]" office:value-type="float" office:value="34.4054659235357" calcext:value-type="float">
            <text:p>34.41</text:p>
          </table:table-cell>
        </table:table-row>
        <table:table-row table:style-name="ro1">
          <table:table-cell office:value-type="string" calcext:value-type="string">
            <text:p>Rainbow Kitten Surprise</text:p>
          </table:table-cell>
          <table:table-cell office:value-type="float" office:value="20924458" calcext:value-type="float">
            <text:p>20,924,458</text:p>
          </table:table-cell>
          <table:table-cell office:value-type="float" office:value="608645" calcext:value-type="float">
            <text:p>608,645</text:p>
          </table:table-cell>
          <table:table-cell table:style-name="ce6" table:formula="of:=[.B531]/[.C531]" office:value-type="float" office:value="34.378756089346" calcext:value-type="float">
            <text:p>34.38</text:p>
          </table:table-cell>
        </table:table-row>
        <table:table-row table:style-name="ro1">
          <table:table-cell office:value-type="string" calcext:value-type="string">
            <text:p>Thundercat</text:p>
          </table:table-cell>
          <table:table-cell office:value-type="float" office:value="47111668" calcext:value-type="float">
            <text:p>47,111,668</text:p>
          </table:table-cell>
          <table:table-cell office:value-type="float" office:value="1373051" calcext:value-type="float">
            <text:p>1,373,051</text:p>
          </table:table-cell>
          <table:table-cell table:style-name="ce6" table:formula="of:=[.B532]/[.C532]" office:value-type="float" office:value="34.3116665003703" calcext:value-type="float">
            <text:p>34.31</text:p>
          </table:table-cell>
        </table:table-row>
        <table:table-row table:style-name="ro1">
          <table:table-cell office:value-type="string" calcext:value-type="string">
            <text:p>Armin van Buuren</text:p>
          </table:table-cell>
          <table:table-cell office:value-type="float" office:value="50999368" calcext:value-type="float">
            <text:p>50,999,368</text:p>
          </table:table-cell>
          <table:table-cell office:value-type="float" office:value="1487338" calcext:value-type="float">
            <text:p>1,487,338</text:p>
          </table:table-cell>
          <table:table-cell table:style-name="ce6" table:formula="of:=[.B533]/[.C533]" office:value-type="float" office:value="34.2890237457794" calcext:value-type="float">
            <text:p>34.29</text:p>
          </table:table-cell>
        </table:table-row>
        <table:table-row table:style-name="ro1">
          <table:table-cell office:value-type="string" calcext:value-type="string">
            <text:p>LCD Soundsystem</text:p>
          </table:table-cell>
          <table:table-cell office:value-type="float" office:value="69449489" calcext:value-type="float">
            <text:p>69,449,489</text:p>
          </table:table-cell>
          <table:table-cell office:value-type="float" office:value="2027673" calcext:value-type="float">
            <text:p>2,027,673</text:p>
          </table:table-cell>
          <table:table-cell table:style-name="ce6" table:formula="of:=[.B534]/[.C534]" office:value-type="float" office:value="34.2508328512536" calcext:value-type="float">
            <text:p>34.25</text:p>
          </table:table-cell>
        </table:table-row>
        <table:table-row table:style-name="ro1">
          <table:table-cell office:value-type="string" calcext:value-type="string">
            <text:p>Miles Davis</text:p>
          </table:table-cell>
          <table:table-cell office:value-type="float" office:value="66280688" calcext:value-type="float">
            <text:p>66,280,688</text:p>
          </table:table-cell>
          <table:table-cell office:value-type="float" office:value="1939324" calcext:value-type="float">
            <text:p>1,939,324</text:p>
          </table:table-cell>
          <table:table-cell table:style-name="ce6" table:formula="of:=[.B535]/[.C535]" office:value-type="float" office:value="34.1772122657173" calcext:value-type="float">
            <text:p>34.18</text:p>
          </table:table-cell>
        </table:table-row>
        <table:table-row table:style-name="ro1">
          <table:table-cell office:value-type="string" calcext:value-type="string">
            <text:p>bbno$</text:p>
          </table:table-cell>
          <table:table-cell office:value-type="float" office:value="24225608" calcext:value-type="float">
            <text:p>24,225,608</text:p>
          </table:table-cell>
          <table:table-cell office:value-type="float" office:value="709300" calcext:value-type="float">
            <text:p>709,300</text:p>
          </table:table-cell>
          <table:table-cell table:style-name="ce6" table:formula="of:=[.B536]/[.C536]" office:value-type="float" office:value="34.154247849993" calcext:value-type="float">
            <text:p>34.15</text:p>
          </table:table-cell>
        </table:table-row>
        <table:table-row table:style-name="ro1">
          <table:table-cell office:value-type="string" calcext:value-type="string">
            <text:p>Beastie Boys</text:p>
          </table:table-cell>
          <table:table-cell office:value-type="float" office:value="98672322" calcext:value-type="float">
            <text:p>98,672,322</text:p>
          </table:table-cell>
          <table:table-cell office:value-type="float" office:value="2905557" calcext:value-type="float">
            <text:p>2,905,557</text:p>
          </table:table-cell>
          <table:table-cell table:style-name="ce6" table:formula="of:=[.B537]/[.C537]" office:value-type="float" office:value="33.95986449414" calcext:value-type="float">
            <text:p>33.96</text:p>
          </table:table-cell>
        </table:table-row>
        <table:table-row table:style-name="ro1">
          <table:table-cell office:value-type="string" calcext:value-type="string">
            <text:p>ScHoolboy Q</text:p>
          </table:table-cell>
          <table:table-cell office:value-type="float" office:value="48105088" calcext:value-type="float">
            <text:p>48,105,088</text:p>
          </table:table-cell>
          <table:table-cell office:value-type="float" office:value="1417669" calcext:value-type="float">
            <text:p>1,417,669</text:p>
          </table:table-cell>
          <table:table-cell table:style-name="ce6" table:formula="of:=[.B538]/[.C538]" office:value-type="float" office:value="33.9325244468208" calcext:value-type="float">
            <text:p>33.93</text:p>
          </table:table-cell>
        </table:table-row>
        <table:table-row table:style-name="ro1">
          <table:table-cell office:value-type="string" calcext:value-type="string">
            <text:p>Basement</text:p>
          </table:table-cell>
          <table:table-cell office:value-type="float" office:value="17825655" calcext:value-type="float">
            <text:p>17,825,655</text:p>
          </table:table-cell>
          <table:table-cell office:value-type="float" office:value="526190" calcext:value-type="float">
            <text:p>526,190</text:p>
          </table:table-cell>
          <table:table-cell table:style-name="ce6" table:formula="of:=[.B539]/[.C539]" office:value-type="float" office:value="33.8768410650145" calcext:value-type="float">
            <text:p>33.88</text:p>
          </table:table-cell>
        </table:table-row>
        <table:table-row table:style-name="ro1">
          <table:table-cell office:value-type="string" calcext:value-type="string">
            <text:p>Jennie</text:p>
          </table:table-cell>
          <table:table-cell office:value-type="float" office:value="15544450" calcext:value-type="float">
            <text:p>15,544,450</text:p>
          </table:table-cell>
          <table:table-cell office:value-type="float" office:value="461374" calcext:value-type="float">
            <text:p>461,374</text:p>
          </table:table-cell>
          <table:table-cell table:style-name="ce6" table:formula="of:=[.B540]/[.C540]" office:value-type="float" office:value="33.6916471235917" calcext:value-type="float">
            <text:p>33.69</text:p>
          </table:table-cell>
        </table:table-row>
        <table:table-row table:style-name="ro1">
          <table:table-cell office:value-type="string" calcext:value-type="string">
            <text:p>Alec Benjamin</text:p>
          </table:table-cell>
          <table:table-cell office:value-type="float" office:value="29839534" calcext:value-type="float">
            <text:p>29,839,534</text:p>
          </table:table-cell>
          <table:table-cell office:value-type="float" office:value="887587" calcext:value-type="float">
            <text:p>887,587</text:p>
          </table:table-cell>
          <table:table-cell table:style-name="ce6" table:formula="of:=[.B541]/[.C541]" office:value-type="float" office:value="33.6187145598122" calcext:value-type="float">
            <text:p>33.62</text:p>
          </table:table-cell>
        </table:table-row>
        <table:table-row table:style-name="ro1">
          <table:table-cell office:value-type="string" calcext:value-type="string">
            <text:p>Gal Costa</text:p>
          </table:table-cell>
          <table:table-cell office:value-type="float" office:value="20548903" calcext:value-type="float">
            <text:p>20,548,903</text:p>
          </table:table-cell>
          <table:table-cell office:value-type="float" office:value="611819" calcext:value-type="float">
            <text:p>611,819</text:p>
          </table:table-cell>
          <table:table-cell table:style-name="ce6" table:formula="of:=[.B542]/[.C542]" office:value-type="float" office:value="33.5865721724889" calcext:value-type="float">
            <text:p>33.59</text:p>
          </table:table-cell>
        </table:table-row>
        <table:table-row table:style-name="ro1">
          <table:table-cell office:value-type="string" calcext:value-type="string">
            <text:p>Tally Hall</text:p>
          </table:table-cell>
          <table:table-cell office:value-type="float" office:value="22072494" calcext:value-type="float">
            <text:p>22,072,494</text:p>
          </table:table-cell>
          <table:table-cell office:value-type="float" office:value="657586" calcext:value-type="float">
            <text:p>657,586</text:p>
          </table:table-cell>
          <table:table-cell table:style-name="ce6" table:formula="of:=[.B543]/[.C543]" office:value-type="float" office:value="33.5659427055929" calcext:value-type="float">
            <text:p>33.57</text:p>
          </table:table-cell>
        </table:table-row>
        <table:table-row table:style-name="ro1">
          <table:table-cell office:value-type="string" calcext:value-type="string">
            <text:p>R.E.M.</text:p>
          </table:table-cell>
          <table:table-cell office:value-type="float" office:value="121744153" calcext:value-type="float">
            <text:p>121,744,153</text:p>
          </table:table-cell>
          <table:table-cell office:value-type="float" office:value="3629825" calcext:value-type="float">
            <text:p>3,629,825</text:p>
          </table:table-cell>
          <table:table-cell table:style-name="ce6" table:formula="of:=[.B544]/[.C544]" office:value-type="float" office:value="33.5399510995709" calcext:value-type="float">
            <text:p>33.54</text:p>
          </table:table-cell>
        </table:table-row>
        <table:table-row table:style-name="ro1">
          <table:table-cell office:value-type="string" calcext:value-type="string">
            <text:p>The Beach Boys</text:p>
          </table:table-cell>
          <table:table-cell office:value-type="float" office:value="113373391" calcext:value-type="float">
            <text:p>113,373,391</text:p>
          </table:table-cell>
          <table:table-cell office:value-type="float" office:value="3385270" calcext:value-type="float">
            <text:p>3,385,270</text:p>
          </table:table-cell>
          <table:table-cell table:style-name="ce6" table:formula="of:=[.B545]/[.C545]" office:value-type="float" office:value="33.4902063941724" calcext:value-type="float">
            <text:p>33.49</text:p>
          </table:table-cell>
        </table:table-row>
        <table:table-row table:style-name="ro1">
          <table:table-cell office:value-type="string" calcext:value-type="string">
            <text:p>Iggy Azalea</text:p>
          </table:table-cell>
          <table:table-cell office:value-type="float" office:value="46841750" calcext:value-type="float">
            <text:p>46,841,750</text:p>
          </table:table-cell>
          <table:table-cell office:value-type="float" office:value="1404894" calcext:value-type="float">
            <text:p>1,404,894</text:p>
          </table:table-cell>
          <table:table-cell table:style-name="ce6" table:formula="of:=[.B546]/[.C546]" office:value-type="float" office:value="33.3418393131439" calcext:value-type="float">
            <text:p>33.34</text:p>
          </table:table-cell>
        </table:table-row>
        <table:table-row table:style-name="ro1">
          <table:table-cell office:value-type="string" calcext:value-type="string">
            <text:p>New Order</text:p>
          </table:table-cell>
          <table:table-cell office:value-type="float" office:value="84605686" calcext:value-type="float">
            <text:p>84,605,686</text:p>
          </table:table-cell>
          <table:table-cell office:value-type="float" office:value="2539715" calcext:value-type="float">
            <text:p>2,539,715</text:p>
          </table:table-cell>
          <table:table-cell table:style-name="ce6" table:formula="of:=[.B547]/[.C547]" office:value-type="float" office:value="33.3130630799125" calcext:value-type="float">
            <text:p>33.31</text:p>
          </table:table-cell>
        </table:table-row>
        <table:table-row table:style-name="ro1">
          <table:table-cell office:value-type="string" calcext:value-type="string">
            <text:p>Lil Wayne</text:p>
          </table:table-cell>
          <table:table-cell office:value-type="float" office:value="42570991" calcext:value-type="float">
            <text:p>42,570,991</text:p>
          </table:table-cell>
          <table:table-cell office:value-type="float" office:value="1279974" calcext:value-type="float">
            <text:p>1,279,974</text:p>
          </table:table-cell>
          <table:table-cell table:style-name="ce6" table:formula="of:=[.B548]/[.C548]" office:value-type="float" office:value="33.2592622975154" calcext:value-type="float">
            <text:p>33.26</text:p>
          </table:table-cell>
        </table:table-row>
        <table:table-row table:style-name="ro1">
          <table:table-cell office:value-type="string" calcext:value-type="string">
            <text:p>Bob Marley &amp; The Wailers</text:p>
          </table:table-cell>
          <table:table-cell office:value-type="float" office:value="87795165" calcext:value-type="float">
            <text:p>87,795,165</text:p>
          </table:table-cell>
          <table:table-cell office:value-type="float" office:value="2653654" calcext:value-type="float">
            <text:p>2,653,654</text:p>
          </table:table-cell>
          <table:table-cell table:style-name="ce6" table:formula="of:=[.B549]/[.C549]" office:value-type="float" office:value="33.0846316060798" calcext:value-type="float">
            <text:p>33.08</text:p>
          </table:table-cell>
        </table:table-row>
        <table:table-row table:style-name="ro1">
          <table:table-cell office:value-type="string" calcext:value-type="string">
            <text:p>Solange</text:p>
          </table:table-cell>
          <table:table-cell office:value-type="float" office:value="40488832" calcext:value-type="float">
            <text:p>40,488,832</text:p>
          </table:table-cell>
          <table:table-cell office:value-type="float" office:value="1224804" calcext:value-type="float">
            <text:p>1,224,804</text:p>
          </table:table-cell>
          <table:table-cell table:style-name="ce6" table:formula="of:=[.B550]/[.C550]" office:value-type="float" office:value="33.0573969386122" calcext:value-type="float">
            <text:p>33.06</text:p>
          </table:table-cell>
        </table:table-row>
        <table:table-row table:style-name="ro1">
          <table:table-cell office:value-type="string" calcext:value-type="string">
            <text:p>Portugal. The Man</text:p>
          </table:table-cell>
          <table:table-cell office:value-type="float" office:value="50926428" calcext:value-type="float">
            <text:p>50,926,428</text:p>
          </table:table-cell>
          <table:table-cell office:value-type="float" office:value="1554755" calcext:value-type="float">
            <text:p>1,554,755</text:p>
          </table:table-cell>
          <table:table-cell table:style-name="ce6" table:formula="of:=[.B551]/[.C551]" office:value-type="float" office:value="32.7552752684507" calcext:value-type="float">
            <text:p>32.76</text:p>
          </table:table-cell>
        </table:table-row>
        <table:table-row table:style-name="ro1">
          <table:table-cell office:value-type="string" calcext:value-type="string">
            <text:p>Yeah Yeah Yeahs</text:p>
          </table:table-cell>
          <table:table-cell office:value-type="float" office:value="103644487" calcext:value-type="float">
            <text:p>103,644,487</text:p>
          </table:table-cell>
          <table:table-cell office:value-type="float" office:value="3167861" calcext:value-type="float">
            <text:p>3,167,861</text:p>
          </table:table-cell>
          <table:table-cell table:style-name="ce6" table:formula="of:=[.B552]/[.C552]" office:value-type="float" office:value="32.7174983372061" calcext:value-type="float">
            <text:p>32.72</text:p>
          </table:table-cell>
        </table:table-row>
        <table:table-row table:style-name="ro1">
          <table:table-cell office:value-type="string" calcext:value-type="string">
            <text:p>David Guetta</text:p>
          </table:table-cell>
          <table:table-cell office:value-type="float" office:value="136545137" calcext:value-type="float">
            <text:p>136,545,137</text:p>
          </table:table-cell>
          <table:table-cell office:value-type="float" office:value="4180520" calcext:value-type="float">
            <text:p>4,180,520</text:p>
          </table:table-cell>
          <table:table-cell table:style-name="ce6" table:formula="of:=[.B553]/[.C553]" office:value-type="float" office:value="32.6622374728503" calcext:value-type="float">
            <text:p>32.66</text:p>
          </table:table-cell>
        </table:table-row>
        <table:table-row table:style-name="ro1">
          <table:table-cell office:value-type="string" calcext:value-type="string">
            <text:p>Lizzo</text:p>
          </table:table-cell>
          <table:table-cell office:value-type="float" office:value="44243000" calcext:value-type="float">
            <text:p>44,243,000</text:p>
          </table:table-cell>
          <table:table-cell office:value-type="float" office:value="1357391" calcext:value-type="float">
            <text:p>1,357,391</text:p>
          </table:table-cell>
          <table:table-cell table:style-name="ce6" table:formula="of:=[.B554]/[.C554]" office:value-type="float" office:value="32.5941456809423" calcext:value-type="float">
            <text:p>32.59</text:p>
          </table:table-cell>
        </table:table-row>
        <table:table-row table:style-name="ro1">
          <table:table-cell office:value-type="string" calcext:value-type="string">
            <text:p>Chappell Roan</text:p>
          </table:table-cell>
          <table:table-cell office:value-type="float" office:value="7716944" calcext:value-type="float">
            <text:p>7,716,944</text:p>
          </table:table-cell>
          <table:table-cell office:value-type="float" office:value="237052" calcext:value-type="float">
            <text:p>237,052</text:p>
          </table:table-cell>
          <table:table-cell table:style-name="ce6" table:formula="of:=[.B555]/[.C555]" office:value-type="float" office:value="32.5538025412146" calcext:value-type="float">
            <text:p>32.55</text:p>
          </table:table-cell>
        </table:table-row>
        <table:table-row table:style-name="ro1">
          <table:table-cell office:value-type="string" calcext:value-type="string">
            <text:p>J Balvin</text:p>
          </table:table-cell>
          <table:table-cell office:value-type="float" office:value="37778530" calcext:value-type="float">
            <text:p>37,778,530</text:p>
          </table:table-cell>
          <table:table-cell office:value-type="float" office:value="1164777" calcext:value-type="float">
            <text:p>1,164,777</text:p>
          </table:table-cell>
          <table:table-cell table:style-name="ce6" table:formula="of:=[.B556]/[.C556]" office:value-type="float" office:value="32.4341311684554" calcext:value-type="float">
            <text:p>32.43</text:p>
          </table:table-cell>
        </table:table-row>
        <table:table-row table:style-name="ro1">
          <table:table-cell office:value-type="string" calcext:value-type="string">
            <text:p>Papa Roach</text:p>
          </table:table-cell>
          <table:table-cell office:value-type="float" office:value="97326252" calcext:value-type="float">
            <text:p>97,326,252</text:p>
          </table:table-cell>
          <table:table-cell office:value-type="float" office:value="3004408" calcext:value-type="float">
            <text:p>3,004,408</text:p>
          </table:table-cell>
          <table:table-cell table:style-name="ce6" table:formula="of:=[.B557]/[.C557]" office:value-type="float" office:value="32.3944857023414" calcext:value-type="float">
            <text:p>32.39</text:p>
          </table:table-cell>
        </table:table-row>
        <table:table-row table:style-name="ro1">
          <table:table-cell office:value-type="string" calcext:value-type="string">
            <text:p>Jimmy Eat World</text:p>
          </table:table-cell>
          <table:table-cell office:value-type="float" office:value="86858851" calcext:value-type="float">
            <text:p>86,858,851</text:p>
          </table:table-cell>
          <table:table-cell office:value-type="float" office:value="2694647" calcext:value-type="float">
            <text:p>2,694,647</text:p>
          </table:table-cell>
          <table:table-cell table:style-name="ce6" table:formula="of:=[.B558]/[.C558]" office:value-type="float" office:value="32.2338514098507" calcext:value-type="float">
            <text:p>32.23</text:p>
          </table:table-cell>
        </table:table-row>
        <table:table-row table:style-name="ro1">
          <table:table-cell office:value-type="string" calcext:value-type="string">
            <text:p>Steely Dan</text:p>
          </table:table-cell>
          <table:table-cell office:value-type="float" office:value="41060612" calcext:value-type="float">
            <text:p>41,060,612</text:p>
          </table:table-cell>
          <table:table-cell office:value-type="float" office:value="1277142" calcext:value-type="float">
            <text:p>1,277,142</text:p>
          </table:table-cell>
          <table:table-cell table:style-name="ce6" table:formula="of:=[.B559]/[.C559]" office:value-type="float" office:value="32.1503889152498" calcext:value-type="float">
            <text:p>32.15</text:p>
          </table:table-cell>
        </table:table-row>
        <table:table-row table:style-name="ro1">
          <table:table-cell office:value-type="string" calcext:value-type="string">
            <text:p>Jamiroquai</text:p>
          </table:table-cell>
          <table:table-cell office:value-type="float" office:value="68031384" calcext:value-type="float">
            <text:p>68,031,384</text:p>
          </table:table-cell>
          <table:table-cell office:value-type="float" office:value="2120571" calcext:value-type="float">
            <text:p>2,120,571</text:p>
          </table:table-cell>
          <table:table-cell table:style-name="ce6" table:formula="of:=[.B560]/[.C560]" office:value-type="float" office:value="32.0816346163368" calcext:value-type="float">
            <text:p>32.08</text:p>
          </table:table-cell>
        </table:table-row>
        <table:table-row table:style-name="ro1">
          <table:table-cell office:value-type="string" calcext:value-type="string">
            <text:p>Still Woozy</text:p>
          </table:table-cell>
          <table:table-cell office:value-type="float" office:value="27784024" calcext:value-type="float">
            <text:p>27,784,024</text:p>
          </table:table-cell>
          <table:table-cell office:value-type="float" office:value="867026" calcext:value-type="float">
            <text:p>867,026</text:p>
          </table:table-cell>
          <table:table-cell table:style-name="ce6" table:formula="of:=[.B561]/[.C561]" office:value-type="float" office:value="32.0452027966866" calcext:value-type="float">
            <text:p>32.05</text:p>
          </table:table-cell>
        </table:table-row>
        <table:table-row table:style-name="ro1">
          <table:table-cell office:value-type="string" calcext:value-type="string">
            <text:p>Øneheart</text:p>
          </table:table-cell>
          <table:table-cell office:value-type="float" office:value="15147557" calcext:value-type="float">
            <text:p>15,147,557</text:p>
          </table:table-cell>
          <table:table-cell office:value-type="float" office:value="474240" calcext:value-type="float">
            <text:p>474,240</text:p>
          </table:table-cell>
          <table:table-cell table:style-name="ce6" table:formula="of:=[.B562]/[.C562]" office:value-type="float" office:value="31.9406988022942" calcext:value-type="float">
            <text:p>31.94</text:p>
          </table:table-cell>
        </table:table-row>
        <table:table-row table:style-name="ro1">
          <table:table-cell office:value-type="string" calcext:value-type="string">
            <text:p>Norah Jones</text:p>
          </table:table-cell>
          <table:table-cell office:value-type="float" office:value="78761021" calcext:value-type="float">
            <text:p>78,761,021</text:p>
          </table:table-cell>
          <table:table-cell office:value-type="float" office:value="2469261" calcext:value-type="float">
            <text:p>2,469,261</text:p>
          </table:table-cell>
          <table:table-cell table:style-name="ce6" table:formula="of:=[.B563]/[.C563]" office:value-type="float" office:value="31.8965961880903" calcext:value-type="float">
            <text:p>31.90</text:p>
          </table:table-cell>
        </table:table-row>
        <table:table-row table:style-name="ro1">
          <table:table-cell office:value-type="string" calcext:value-type="string">
            <text:p>Fifth Harmony</text:p>
          </table:table-cell>
          <table:table-cell office:value-type="float" office:value="36001443" calcext:value-type="float">
            <text:p>36,001,443</text:p>
          </table:table-cell>
          <table:table-cell office:value-type="float" office:value="1131005" calcext:value-type="float">
            <text:p>1,131,005</text:p>
          </table:table-cell>
          <table:table-cell table:style-name="ce6" table:formula="of:=[.B564]/[.C564]" office:value-type="float" office:value="31.8313738666054" calcext:value-type="float">
            <text:p>31.83</text:p>
          </table:table-cell>
        </table:table-row>
        <table:table-row table:style-name="ro1">
          <table:table-cell office:value-type="string" calcext:value-type="string">
            <text:p>bôa</text:p>
          </table:table-cell>
          <table:table-cell office:value-type="float" office:value="30245736" calcext:value-type="float">
            <text:p>30,245,736</text:p>
          </table:table-cell>
          <table:table-cell office:value-type="float" office:value="953551" calcext:value-type="float">
            <text:p>953,551</text:p>
          </table:table-cell>
          <table:table-cell table:style-name="ce6" table:formula="of:=[.B565]/[.C565]" office:value-type="float" office:value="31.7190543557712" calcext:value-type="float">
            <text:p>31.72</text:p>
          </table:table-cell>
        </table:table-row>
        <table:table-row table:style-name="ro1">
          <table:table-cell office:value-type="string" calcext:value-type="string">
            <text:p>Ricky Montgomery</text:p>
          </table:table-cell>
          <table:table-cell office:value-type="float" office:value="23997674" calcext:value-type="float">
            <text:p>23,997,674</text:p>
          </table:table-cell>
          <table:table-cell office:value-type="float" office:value="757855" calcext:value-type="float">
            <text:p>757,855</text:p>
          </table:table-cell>
          <table:table-cell table:style-name="ce6" table:formula="of:=[.B566]/[.C566]" office:value-type="float" office:value="31.6652578659506" calcext:value-type="float">
            <text:p>31.67</text:p>
          </table:table-cell>
        </table:table-row>
        <table:table-row table:style-name="ro1">
          <table:table-cell office:value-type="string" calcext:value-type="string">
            <text:p>YNW Melly</text:p>
          </table:table-cell>
          <table:table-cell office:value-type="float" office:value="22450668" calcext:value-type="float">
            <text:p>22,450,668</text:p>
          </table:table-cell>
          <table:table-cell office:value-type="float" office:value="709598" calcext:value-type="float">
            <text:p>709,598</text:p>
          </table:table-cell>
          <table:table-cell table:style-name="ce6" table:formula="of:=[.B567]/[.C567]" office:value-type="float" office:value="31.6385728257408" calcext:value-type="float">
            <text:p>31.64</text:p>
          </table:table-cell>
        </table:table-row>
        <table:table-row table:style-name="ro1">
          <table:table-cell office:value-type="string" calcext:value-type="string">
            <text:p>Sublime</text:p>
          </table:table-cell>
          <table:table-cell office:value-type="float" office:value="73425864" calcext:value-type="float">
            <text:p>73,425,864</text:p>
          </table:table-cell>
          <table:table-cell office:value-type="float" office:value="2325478" calcext:value-type="float">
            <text:p>2,325,478</text:p>
          </table:table-cell>
          <table:table-cell table:style-name="ce6" table:formula="of:=[.B568]/[.C568]" office:value-type="float" office:value="31.5745253233959" calcext:value-type="float">
            <text:p>31.57</text:p>
          </table:table-cell>
        </table:table-row>
        <table:table-row table:style-name="ro1">
          <table:table-cell office:value-type="string" calcext:value-type="string">
            <text:p>Shakira</text:p>
          </table:table-cell>
          <table:table-cell office:value-type="float" office:value="115762600" calcext:value-type="float">
            <text:p>115,762,600</text:p>
          </table:table-cell>
          <table:table-cell office:value-type="float" office:value="3671102" calcext:value-type="float">
            <text:p>3,671,102</text:p>
          </table:table-cell>
          <table:table-cell table:style-name="ce6" table:formula="of:=[.B569]/[.C569]" office:value-type="float" office:value="31.5334741448208" calcext:value-type="float">
            <text:p>31.53</text:p>
          </table:table-cell>
        </table:table-row>
        <table:table-row table:style-name="ro1">
          <table:table-cell office:value-type="string" calcext:value-type="string">
            <text:p>Tainy</text:p>
          </table:table-cell>
          <table:table-cell office:value-type="float" office:value="13692261" calcext:value-type="float">
            <text:p>13,692,261</text:p>
          </table:table-cell>
          <table:table-cell office:value-type="float" office:value="435386" calcext:value-type="float">
            <text:p>435,386</text:p>
          </table:table-cell>
          <table:table-cell table:style-name="ce6" table:formula="of:=[.B570]/[.C570]" office:value-type="float" office:value="31.4485559939915" calcext:value-type="float">
            <text:p>31.45</text:p>
          </table:table-cell>
        </table:table-row>
        <table:table-row table:style-name="ro1">
          <table:table-cell office:value-type="string" calcext:value-type="string">
            <text:p>Lewis Capaldi</text:p>
          </table:table-cell>
          <table:table-cell office:value-type="float" office:value="33677916" calcext:value-type="float">
            <text:p>33,677,916</text:p>
          </table:table-cell>
          <table:table-cell office:value-type="float" office:value="1071776" calcext:value-type="float">
            <text:p>1,071,776</text:p>
          </table:table-cell>
          <table:table-cell table:style-name="ce6" table:formula="of:=[.B571]/[.C571]" office:value-type="float" office:value="31.4225323201863" calcext:value-type="float">
            <text:p>31.42</text:p>
          </table:table-cell>
        </table:table-row>
        <table:table-row table:style-name="ro1">
          <table:table-cell office:value-type="string" calcext:value-type="string">
            <text:p>Avicii</text:p>
          </table:table-cell>
          <table:table-cell office:value-type="float" office:value="80790392" calcext:value-type="float">
            <text:p>80,790,392</text:p>
          </table:table-cell>
          <table:table-cell office:value-type="float" office:value="2571387" calcext:value-type="float">
            <text:p>2,571,387</text:p>
          </table:table-cell>
          <table:table-cell table:style-name="ce6" table:formula="of:=[.B572]/[.C572]" office:value-type="float" office:value="31.4189937181762" calcext:value-type="float">
            <text:p>31.42</text:p>
          </table:table-cell>
        </table:table-row>
        <table:table-row table:style-name="ro1">
          <table:table-cell office:value-type="string" calcext:value-type="string">
            <text:p>Tim Maia</text:p>
          </table:table-cell>
          <table:table-cell office:value-type="float" office:value="16665563" calcext:value-type="float">
            <text:p>16,665,563</text:p>
          </table:table-cell>
          <table:table-cell office:value-type="float" office:value="532163" calcext:value-type="float">
            <text:p>532,163</text:p>
          </table:table-cell>
          <table:table-cell table:style-name="ce6" table:formula="of:=[.B573]/[.C573]" office:value-type="float" office:value="31.3166511012603" calcext:value-type="float">
            <text:p>31.32</text:p>
          </table:table-cell>
        </table:table-row>
        <table:table-row table:style-name="ro1">
          <table:table-cell office:value-type="string" calcext:value-type="string">
            <text:p>Key Glock</text:p>
          </table:table-cell>
          <table:table-cell office:value-type="float" office:value="18211217" calcext:value-type="float">
            <text:p>18,211,217</text:p>
          </table:table-cell>
          <table:table-cell office:value-type="float" office:value="582225" calcext:value-type="float">
            <text:p>582,225</text:p>
          </table:table-cell>
          <table:table-cell table:style-name="ce6" table:formula="of:=[.B574]/[.C574]" office:value-type="float" office:value="31.2786585941861" calcext:value-type="float">
            <text:p>31.28</text:p>
          </table:table-cell>
        </table:table-row>
        <table:table-row table:style-name="ro1">
          <table:table-cell office:value-type="string" calcext:value-type="string">
            <text:p>Disclosure</text:p>
          </table:table-cell>
          <table:table-cell office:value-type="float" office:value="54491104" calcext:value-type="float">
            <text:p>54,491,104</text:p>
          </table:table-cell>
          <table:table-cell office:value-type="float" office:value="1744003" calcext:value-type="float">
            <text:p>1,744,003</text:p>
          </table:table-cell>
          <table:table-cell table:style-name="ce6" table:formula="of:=[.B575]/[.C575]" office:value-type="float" office:value="31.2448453357018" calcext:value-type="float">
            <text:p>31.24</text:p>
          </table:table-cell>
        </table:table-row>
        <table:table-row table:style-name="ro1">
          <table:table-cell office:value-type="string" calcext:value-type="string">
            <text:p>Sonder</text:p>
          </table:table-cell>
          <table:table-cell office:value-type="float" office:value="17585507" calcext:value-type="float">
            <text:p>17,585,507</text:p>
          </table:table-cell>
          <table:table-cell office:value-type="float" office:value="562892" calcext:value-type="float">
            <text:p>562,892</text:p>
          </table:table-cell>
          <table:table-cell table:style-name="ce6" table:formula="of:=[.B576]/[.C576]" office:value-type="float" office:value="31.2413518046091" calcext:value-type="float">
            <text:p>31.24</text:p>
          </table:table-cell>
        </table:table-row>
        <table:table-row table:style-name="ro1">
          <table:table-cell office:value-type="string" calcext:value-type="string">
            <text:p>Lykke Li</text:p>
          </table:table-cell>
          <table:table-cell office:value-type="float" office:value="75393907" calcext:value-type="float">
            <text:p>75,393,907</text:p>
          </table:table-cell>
          <table:table-cell office:value-type="float" office:value="2414501" calcext:value-type="float">
            <text:p>2,414,501</text:p>
          </table:table-cell>
          <table:table-cell table:style-name="ce6" table:formula="of:=[.B577]/[.C577]" office:value-type="float" office:value="31.2254610787074" calcext:value-type="float">
            <text:p>31.23</text:p>
          </table:table-cell>
        </table:table-row>
        <table:table-row table:style-name="ro1">
          <table:table-cell office:value-type="string" calcext:value-type="string">
            <text:p>Benny Blanco</text:p>
          </table:table-cell>
          <table:table-cell office:value-type="float" office:value="31025109" calcext:value-type="float">
            <text:p>31,025,109</text:p>
          </table:table-cell>
          <table:table-cell office:value-type="float" office:value="994137" calcext:value-type="float">
            <text:p>994,137</text:p>
          </table:table-cell>
          <table:table-cell table:style-name="ce6" table:formula="of:=[.B578]/[.C578]" office:value-type="float" office:value="31.2080819846762" calcext:value-type="float">
            <text:p>31.21</text:p>
          </table:table-cell>
        </table:table-row>
        <table:table-row table:style-name="ro1">
          <table:table-cell office:value-type="string" calcext:value-type="string">
            <text:p>Elvis Presley</text:p>
          </table:table-cell>
          <table:table-cell office:value-type="float" office:value="107352175" calcext:value-type="float">
            <text:p>107,352,175</text:p>
          </table:table-cell>
          <table:table-cell office:value-type="float" office:value="3448387" calcext:value-type="float">
            <text:p>3,448,387</text:p>
          </table:table-cell>
          <table:table-cell table:style-name="ce6" table:formula="of:=[.B579]/[.C579]" office:value-type="float" office:value="31.1311273937641" calcext:value-type="float">
            <text:p>31.13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office:value-type="float" office:value="45455012" calcext:value-type="float">
            <text:p>45,455,012</text:p>
          </table:table-cell>
          <table:table-cell office:value-type="float" office:value="1461858" calcext:value-type="float">
            <text:p>1,461,858</text:p>
          </table:table-cell>
          <table:table-cell table:style-name="ce6" table:formula="of:=[.B580]/[.C580]" office:value-type="float" office:value="31.0939995539922" calcext:value-type="float">
            <text:p>31.09</text:p>
          </table:table-cell>
        </table:table-row>
        <table:table-row table:style-name="ro1">
          <table:table-cell office:value-type="string" calcext:value-type="string">
            <text:p>Of Monsters and Men</text:p>
          </table:table-cell>
          <table:table-cell office:value-type="float" office:value="57982614" calcext:value-type="float">
            <text:p>57,982,614</text:p>
          </table:table-cell>
          <table:table-cell office:value-type="float" office:value="1866788" calcext:value-type="float">
            <text:p>1,866,788</text:p>
          </table:table-cell>
          <table:table-cell table:style-name="ce6" table:formula="of:=[.B581]/[.C581]" office:value-type="float" office:value="31.0600957366343" calcext:value-type="float">
            <text:p>31.06</text:p>
          </table:table-cell>
        </table:table-row>
        <table:table-row table:style-name="ro1">
          <table:table-cell office:value-type="string" calcext:value-type="string">
            <text:p>Yung Gravy</text:p>
          </table:table-cell>
          <table:table-cell office:value-type="float" office:value="22708624" calcext:value-type="float">
            <text:p>22,708,624</text:p>
          </table:table-cell>
          <table:table-cell office:value-type="float" office:value="732678" calcext:value-type="float">
            <text:p>732,678</text:p>
          </table:table-cell>
          <table:table-cell table:style-name="ce6" table:formula="of:=[.B582]/[.C582]" office:value-type="float" office:value="30.9940028225223" calcext:value-type="float">
            <text:p>30.99</text:p>
          </table:table-cell>
        </table:table-row>
        <table:table-row table:style-name="ro1">
          <table:table-cell office:value-type="string" calcext:value-type="string">
            <text:p>Foster the People</text:p>
          </table:table-cell>
          <table:table-cell office:value-type="float" office:value="87315188" calcext:value-type="float">
            <text:p>87,315,188</text:p>
          </table:table-cell>
          <table:table-cell office:value-type="float" office:value="2826207" calcext:value-type="float">
            <text:p>2,826,207</text:p>
          </table:table-cell>
          <table:table-cell table:style-name="ce6" table:formula="of:=[.B583]/[.C583]" office:value-type="float" office:value="30.8948311287885" calcext:value-type="float">
            <text:p>30.89</text:p>
          </table:table-cell>
        </table:table-row>
        <table:table-row table:style-name="ro1">
          <table:table-cell office:value-type="string" calcext:value-type="string">
            <text:p>Skepta</text:p>
          </table:table-cell>
          <table:table-cell office:value-type="float" office:value="22902037" calcext:value-type="float">
            <text:p>22,902,037</text:p>
          </table:table-cell>
          <table:table-cell office:value-type="float" office:value="742079" calcext:value-type="float">
            <text:p>742,079</text:p>
          </table:table-cell>
          <table:table-cell table:style-name="ce6" table:formula="of:=[.B584]/[.C584]" office:value-type="float" office:value="30.8619931301115" calcext:value-type="float">
            <text:p>30.86</text:p>
          </table:table-cell>
        </table:table-row>
        <table:table-row table:style-name="ro1">
          <table:table-cell office:value-type="string" calcext:value-type="string">
            <text:p>Declan Mckenna</text:p>
          </table:table-cell>
          <table:table-cell office:value-type="float" office:value="27954948" calcext:value-type="float">
            <text:p>27,954,948</text:p>
          </table:table-cell>
          <table:table-cell office:value-type="float" office:value="907338" calcext:value-type="float">
            <text:p>907,338</text:p>
          </table:table-cell>
          <table:table-cell table:style-name="ce6" table:formula="of:=[.B585]/[.C585]" office:value-type="float" office:value="30.8098503534515" calcext:value-type="float">
            <text:p>30.81</text:p>
          </table:table-cell>
        </table:table-row>
        <table:table-row table:style-name="ro1">
          <table:table-cell office:value-type="string" calcext:value-type="string">
            <text:p>The Living Tombstone</text:p>
          </table:table-cell>
          <table:table-cell office:value-type="float" office:value="20721362" calcext:value-type="float">
            <text:p>20,721,362</text:p>
          </table:table-cell>
          <table:table-cell office:value-type="float" office:value="673880" calcext:value-type="float">
            <text:p>673,880</text:p>
          </table:table-cell>
          <table:table-cell table:style-name="ce6" table:formula="of:=[.B586]/[.C586]" office:value-type="float" office:value="30.7493351932095" calcext:value-type="float">
            <text:p>30.75</text:p>
          </table:table-cell>
        </table:table-row>
        <table:table-row table:style-name="ro1">
          <table:table-cell office:value-type="string" calcext:value-type="string">
            <text:p>fujii kaze</text:p>
          </table:table-cell>
          <table:table-cell office:value-type="float" office:value="13381467" calcext:value-type="float">
            <text:p>13,381,467</text:p>
          </table:table-cell>
          <table:table-cell office:value-type="float" office:value="435375" calcext:value-type="float">
            <text:p>435,375</text:p>
          </table:table-cell>
          <table:table-cell table:style-name="ce6" table:formula="of:=[.B587]/[.C587]" office:value-type="float" office:value="30.7354969853575" calcext:value-type="float">
            <text:p>30.74</text:p>
          </table:table-cell>
        </table:table-row>
        <table:table-row table:style-name="ro1">
          <table:table-cell office:value-type="string" calcext:value-type="string">
            <text:p>The Lumineers</text:p>
          </table:table-cell>
          <table:table-cell office:value-type="float" office:value="61515761" calcext:value-type="float">
            <text:p>61,515,761</text:p>
          </table:table-cell>
          <table:table-cell office:value-type="float" office:value="2001472" calcext:value-type="float">
            <text:p>2,001,472</text:p>
          </table:table-cell>
          <table:table-cell table:style-name="ce6" table:formula="of:=[.B588]/[.C588]" office:value-type="float" office:value="30.735259349119" calcext:value-type="float">
            <text:p>30.74</text:p>
          </table:table-cell>
        </table:table-row>
        <table:table-row table:style-name="ro1">
          <table:table-cell office:value-type="string" calcext:value-type="string">
            <text:p>The Backseat Lovers</text:p>
          </table:table-cell>
          <table:table-cell office:value-type="float" office:value="18695324" calcext:value-type="float">
            <text:p>18,695,324</text:p>
          </table:table-cell>
          <table:table-cell office:value-type="float" office:value="610737" calcext:value-type="float">
            <text:p>610,737</text:p>
          </table:table-cell>
          <table:table-cell table:style-name="ce6" table:formula="of:=[.B589]/[.C589]" office:value-type="float" office:value="30.6110879150928" calcext:value-type="float">
            <text:p>30.61</text:p>
          </table:table-cell>
        </table:table-row>
        <table:table-row table:style-name="ro1">
          <table:table-cell office:value-type="string" calcext:value-type="string">
            <text:p>Manu Chao</text:p>
          </table:table-cell>
          <table:table-cell office:value-type="float" office:value="46540322" calcext:value-type="float">
            <text:p>46,540,322</text:p>
          </table:table-cell>
          <table:table-cell office:value-type="float" office:value="1526608" calcext:value-type="float">
            <text:p>1,526,608</text:p>
          </table:table-cell>
          <table:table-cell table:style-name="ce6" table:formula="of:=[.B590]/[.C590]" office:value-type="float" office:value="30.486098592435" calcext:value-type="float">
            <text:p>30.49</text:p>
          </table:table-cell>
        </table:table-row>
        <table:table-row table:style-name="ro1">
          <table:table-cell office:value-type="string" calcext:value-type="string">
            <text:p>Lily Allen</text:p>
          </table:table-cell>
          <table:table-cell office:value-type="float" office:value="85447093" calcext:value-type="float">
            <text:p>85,447,093</text:p>
          </table:table-cell>
          <table:table-cell office:value-type="float" office:value="2803580" calcext:value-type="float">
            <text:p>2,803,580</text:p>
          </table:table-cell>
          <table:table-cell table:style-name="ce6" table:formula="of:=[.B591]/[.C591]" office:value-type="float" office:value="30.4778508193096" calcext:value-type="float">
            <text:p>30.48</text:p>
          </table:table-cell>
        </table:table-row>
        <table:table-row table:style-name="ro1">
          <table:table-cell office:value-type="string" calcext:value-type="string">
            <text:p>Kenshi Yonezu</text:p>
          </table:table-cell>
          <table:table-cell office:value-type="float" office:value="12354465" calcext:value-type="float">
            <text:p>12,354,465</text:p>
          </table:table-cell>
          <table:table-cell office:value-type="float" office:value="405437" calcext:value-type="float">
            <text:p>405,437</text:p>
          </table:table-cell>
          <table:table-cell table:style-name="ce6" table:formula="of:=[.B592]/[.C592]" office:value-type="float" office:value="30.4719722176318" calcext:value-type="float">
            <text:p>30.47</text:p>
          </table:table-cell>
        </table:table-row>
        <table:table-row table:style-name="ro1">
          <table:table-cell office:value-type="string" calcext:value-type="string">
            <text:p>Mazzy Star</text:p>
          </table:table-cell>
          <table:table-cell office:value-type="float" office:value="51369686" calcext:value-type="float">
            <text:p>51,369,686</text:p>
          </table:table-cell>
          <table:table-cell office:value-type="float" office:value="1686047" calcext:value-type="float">
            <text:p>1,686,047</text:p>
          </table:table-cell>
          <table:table-cell table:style-name="ce6" table:formula="of:=[.B593]/[.C593]" office:value-type="float" office:value="30.4675290783709" calcext:value-type="float">
            <text:p>30.47</text:p>
          </table:table-cell>
        </table:table-row>
        <table:table-row table:style-name="ro1">
          <table:table-cell office:value-type="string" calcext:value-type="string">
            <text:p>Jeon Somi</text:p>
          </table:table-cell>
          <table:table-cell office:value-type="float" office:value="10112360" calcext:value-type="float">
            <text:p>10,112,360</text:p>
          </table:table-cell>
          <table:table-cell office:value-type="float" office:value="332034" calcext:value-type="float">
            <text:p>332,034</text:p>
          </table:table-cell>
          <table:table-cell table:style-name="ce6" table:formula="of:=[.B594]/[.C594]" office:value-type="float" office:value="30.4557966955191" calcext:value-type="float">
            <text:p>30.46</text:p>
          </table:table-cell>
        </table:table-row>
        <table:table-row table:style-name="ro1">
          <table:table-cell office:value-type="string" calcext:value-type="string">
            <text:p>Jorja Smith</text:p>
          </table:table-cell>
          <table:table-cell office:value-type="float" office:value="28458767" calcext:value-type="float">
            <text:p>28,458,767</text:p>
          </table:table-cell>
          <table:table-cell office:value-type="float" office:value="934452" calcext:value-type="float">
            <text:p>934,452</text:p>
          </table:table-cell>
          <table:table-cell table:style-name="ce6" table:formula="of:=[.B595]/[.C595]" office:value-type="float" office:value="30.4550335383733" calcext:value-type="float">
            <text:p>30.46</text:p>
          </table:table-cell>
        </table:table-row>
        <table:table-row table:style-name="ro1">
          <table:table-cell office:value-type="string" calcext:value-type="string">
            <text:p>2Pac</text:p>
          </table:table-cell>
          <table:table-cell office:value-type="float" office:value="98543393" calcext:value-type="float">
            <text:p>98,543,393</text:p>
          </table:table-cell>
          <table:table-cell office:value-type="float" office:value="3237190" calcext:value-type="float">
            <text:p>3,237,190</text:p>
          </table:table-cell>
          <table:table-cell table:style-name="ce6" table:formula="of:=[.B596]/[.C596]" office:value-type="float" office:value="30.4410284845808" calcext:value-type="float">
            <text:p>30.44</text:p>
          </table:table-cell>
        </table:table-row>
        <table:table-row table:style-name="ro1">
          <table:table-cell office:value-type="string" calcext:value-type="string">
            <text:p>Current Joys</text:p>
          </table:table-cell>
          <table:table-cell office:value-type="float" office:value="29055991" calcext:value-type="float">
            <text:p>29,055,991</text:p>
          </table:table-cell>
          <table:table-cell office:value-type="float" office:value="956076" calcext:value-type="float">
            <text:p>956,076</text:p>
          </table:table-cell>
          <table:table-cell table:style-name="ce6" table:formula="of:=[.B597]/[.C597]" office:value-type="float" office:value="30.3908800137228" calcext:value-type="float">
            <text:p>30.39</text:p>
          </table:table-cell>
        </table:table-row>
        <table:table-row table:style-name="ro1">
          <table:table-cell office:value-type="string" calcext:value-type="string">
            <text:p>Frank Sinatra</text:p>
          </table:table-cell>
          <table:table-cell office:value-type="float" office:value="110836702" calcext:value-type="float">
            <text:p>110,836,702</text:p>
          </table:table-cell>
          <table:table-cell office:value-type="float" office:value="3652078" calcext:value-type="float">
            <text:p>3,652,078</text:p>
          </table:table-cell>
          <table:table-cell table:style-name="ce6" table:formula="of:=[.B598]/[.C598]" office:value-type="float" office:value="30.3489416162524" calcext:value-type="float">
            <text:p>30.35</text:p>
          </table:table-cell>
        </table:table-row>
        <table:table-row table:style-name="ro1">
          <table:table-cell office:value-type="string" calcext:value-type="string">
            <text:p>Frank Sinatra</text:p>
          </table:table-cell>
          <table:table-cell office:value-type="float" office:value="110836702" calcext:value-type="float">
            <text:p>110,836,702</text:p>
          </table:table-cell>
          <table:table-cell office:value-type="float" office:value="3652078" calcext:value-type="float">
            <text:p>3,652,078</text:p>
          </table:table-cell>
          <table:table-cell table:style-name="ce6" table:formula="of:=[.B599]/[.C599]" office:value-type="float" office:value="30.3489416162524" calcext:value-type="float">
            <text:p>30.35</text:p>
          </table:table-cell>
        </table:table-row>
        <table:table-row table:style-name="ro1">
          <table:table-cell office:value-type="string" calcext:value-type="string">
            <text:p>The Chainsmokers</text:p>
          </table:table-cell>
          <table:table-cell office:value-type="float" office:value="57056799" calcext:value-type="float">
            <text:p>57,056,799</text:p>
          </table:table-cell>
          <table:table-cell office:value-type="float" office:value="1891589" calcext:value-type="float">
            <text:p>1,891,589</text:p>
          </table:table-cell>
          <table:table-cell table:style-name="ce6" table:formula="of:=[.B600]/[.C600]" office:value-type="float" office:value="30.1634229211525" calcext:value-type="float">
            <text:p>30.16</text:p>
          </table:table-cell>
        </table:table-row>
        <table:table-row table:style-name="ro1">
          <table:table-cell office:value-type="string" calcext:value-type="string">
            <text:p>Skrillex</text:p>
          </table:table-cell>
          <table:table-cell office:value-type="float" office:value="71247819" calcext:value-type="float">
            <text:p>71,247,819</text:p>
          </table:table-cell>
          <table:table-cell office:value-type="float" office:value="2366479" calcext:value-type="float">
            <text:p>2,366,479</text:p>
          </table:table-cell>
          <table:table-cell table:style-name="ce6" table:formula="of:=[.B601]/[.C601]" office:value-type="float" office:value="30.1070996193078" calcext:value-type="float">
            <text:p>30.11</text:p>
          </table:table-cell>
        </table:table-row>
        <table:table-row table:style-name="ro1">
          <table:table-cell office:value-type="string" calcext:value-type="string">
            <text:p>Jimi Hendrix</text:p>
          </table:table-cell>
          <table:table-cell office:value-type="float" office:value="104742650" calcext:value-type="float">
            <text:p>104,742,650</text:p>
          </table:table-cell>
          <table:table-cell office:value-type="float" office:value="3479485" calcext:value-type="float">
            <text:p>3,479,485</text:p>
          </table:table-cell>
          <table:table-cell table:style-name="ce6" table:formula="of:=[.B602]/[.C602]" office:value-type="float" office:value="30.102917529462" calcext:value-type="float">
            <text:p>30.10</text:p>
          </table:table-cell>
        </table:table-row>
        <table:table-row table:style-name="ro1">
          <table:table-cell office:value-type="string" calcext:value-type="string">
            <text:p>Jeff Buckley</text:p>
          </table:table-cell>
          <table:table-cell office:value-type="float" office:value="66497034" calcext:value-type="float">
            <text:p>66,497,034</text:p>
          </table:table-cell>
          <table:table-cell office:value-type="float" office:value="2209175" calcext:value-type="float">
            <text:p>2,209,175</text:p>
          </table:table-cell>
          <table:table-cell table:style-name="ce6" table:formula="of:=[.B603]/[.C603]" office:value-type="float" office:value="30.1003922278679" calcext:value-type="float">
            <text:p>30.10</text:p>
          </table:table-cell>
        </table:table-row>
        <table:table-row table:style-name="ro1">
          <table:table-cell office:value-type="string" calcext:value-type="string">
            <text:p>Maggie Rogers</text:p>
          </table:table-cell>
          <table:table-cell office:value-type="float" office:value="19663400" calcext:value-type="float">
            <text:p>19,663,400</text:p>
          </table:table-cell>
          <table:table-cell office:value-type="float" office:value="653514" calcext:value-type="float">
            <text:p>653,514</text:p>
          </table:table-cell>
          <table:table-cell table:style-name="ce6" table:formula="of:=[.B604]/[.C604]" office:value-type="float" office:value="30.0887203640626" calcext:value-type="float">
            <text:p>30.09</text:p>
          </table:table-cell>
        </table:table-row>
        <table:table-row table:style-name="ro1">
          <table:table-cell office:value-type="string" calcext:value-type="string">
            <text:p>Scorpions</text:p>
          </table:table-cell>
          <table:table-cell office:value-type="float" office:value="66744244" calcext:value-type="float">
            <text:p>66,744,244</text:p>
          </table:table-cell>
          <table:table-cell office:value-type="float" office:value="2220128" calcext:value-type="float">
            <text:p>2,220,128</text:p>
          </table:table-cell>
          <table:table-cell table:style-name="ce6" table:formula="of:=[.B605]/[.C605]" office:value-type="float" office:value="30.0632413986941" calcext:value-type="float">
            <text:p>30.06</text:p>
          </table:table-cell>
        </table:table-row>
        <table:table-row table:style-name="ro1">
          <table:table-cell office:value-type="string" calcext:value-type="string">
            <text:p>Oliver Tree</text:p>
          </table:table-cell>
          <table:table-cell office:value-type="float" office:value="32058208" calcext:value-type="float">
            <text:p>32,058,208</text:p>
          </table:table-cell>
          <table:table-cell office:value-type="float" office:value="1067348" calcext:value-type="float">
            <text:p>1,067,348</text:p>
          </table:table-cell>
          <table:table-cell table:style-name="ce6" table:formula="of:=[.B606]/[.C606]" office:value-type="float" office:value="30.0353848978965" calcext:value-type="float">
            <text:p>30.04</text:p>
          </table:table-cell>
        </table:table-row>
        <table:table-row table:style-name="ro1">
          <table:table-cell office:value-type="string" calcext:value-type="string">
            <text:p>Siouxsie and the Banshees</text:p>
          </table:table-cell>
          <table:table-cell office:value-type="float" office:value="39988503" calcext:value-type="float">
            <text:p>39,988,503</text:p>
          </table:table-cell>
          <table:table-cell office:value-type="float" office:value="1331530" calcext:value-type="float">
            <text:p>1,331,530</text:p>
          </table:table-cell>
          <table:table-cell table:style-name="ce6" table:formula="of:=[.B607]/[.C607]" office:value-type="float" office:value="30.0319955239461" calcext:value-type="float">
            <text:p>30.03</text:p>
          </table:table-cell>
        </table:table-row>
        <table:table-row table:style-name="ro1">
          <table:table-cell office:value-type="string" calcext:value-type="string">
            <text:p>Cardi B</text:p>
          </table:table-cell>
          <table:table-cell office:value-type="float" office:value="47556926" calcext:value-type="float">
            <text:p>47,556,926</text:p>
          </table:table-cell>
          <table:table-cell office:value-type="float" office:value="1588853" calcext:value-type="float">
            <text:p>1,588,853</text:p>
          </table:table-cell>
          <table:table-cell table:style-name="ce6" table:formula="of:=[.B608]/[.C608]" office:value-type="float" office:value="29.9316085251436" calcext:value-type="float">
            <text:p>29.93</text:p>
          </table:table-cell>
        </table:table-row>
        <table:table-row table:style-name="ro1">
          <table:table-cell office:value-type="string" calcext:value-type="string">
            <text:p>Nickelback</text:p>
          </table:table-cell>
          <table:table-cell office:value-type="float" office:value="102648849" calcext:value-type="float">
            <text:p>102,648,849</text:p>
          </table:table-cell>
          <table:table-cell office:value-type="float" office:value="3430051" calcext:value-type="float">
            <text:p>3,430,051</text:p>
          </table:table-cell>
          <table:table-cell table:style-name="ce6" table:formula="of:=[.B609]/[.C609]" office:value-type="float" office:value="29.9263331653086" calcext:value-type="float">
            <text:p>29.93</text:p>
          </table:table-cell>
        </table:table-row>
        <table:table-row table:style-name="ro1">
          <table:table-cell office:value-type="string" calcext:value-type="string">
            <text:p>d4vd</text:p>
          </table:table-cell>
          <table:table-cell office:value-type="float" office:value="31091105" calcext:value-type="float">
            <text:p>31,091,105</text:p>
          </table:table-cell>
          <table:table-cell office:value-type="float" office:value="1043780" calcext:value-type="float">
            <text:p>1,043,780</text:p>
          </table:table-cell>
          <table:table-cell table:style-name="ce6" table:formula="of:=[.B610]/[.C610]" office:value-type="float" office:value="29.7870288758167" calcext:value-type="float">
            <text:p>29.79</text:p>
          </table:table-cell>
        </table:table-row>
        <table:table-row table:style-name="ro1">
          <table:table-cell office:value-type="string" calcext:value-type="string">
            <text:p>Manchester Orchestra</text:p>
          </table:table-cell>
          <table:table-cell office:value-type="float" office:value="33692560" calcext:value-type="float">
            <text:p>33,692,560</text:p>
          </table:table-cell>
          <table:table-cell office:value-type="float" office:value="1138669" calcext:value-type="float">
            <text:p>1,138,669</text:p>
          </table:table-cell>
          <table:table-cell table:style-name="ce6" table:formula="of:=[.B611]/[.C611]" office:value-type="float" office:value="29.5894241434517" calcext:value-type="float">
            <text:p>29.59</text:p>
          </table:table-cell>
        </table:table-row>
        <table:table-row table:style-name="ro1">
          <table:table-cell office:value-type="string" calcext:value-type="string">
            <text:p>Mötley Crüe</text:p>
          </table:table-cell>
          <table:table-cell office:value-type="float" office:value="45522061" calcext:value-type="float">
            <text:p>45,522,061</text:p>
          </table:table-cell>
          <table:table-cell office:value-type="float" office:value="1539727" calcext:value-type="float">
            <text:p>1,539,727</text:p>
          </table:table-cell>
          <table:table-cell table:style-name="ce6" table:formula="of:=[.B612]/[.C612]" office:value-type="float" office:value="29.5650209420241" calcext:value-type="float">
            <text:p>29.57</text:p>
          </table:table-cell>
        </table:table-row>
        <table:table-row table:style-name="ro1">
          <table:table-cell office:value-type="string" calcext:value-type="string">
            <text:p>M.I.A.</text:p>
          </table:table-cell>
          <table:table-cell office:value-type="float" office:value="78052647" calcext:value-type="float">
            <text:p>78,052,647</text:p>
          </table:table-cell>
          <table:table-cell office:value-type="float" office:value="2645672" calcext:value-type="float">
            <text:p>2,645,672</text:p>
          </table:table-cell>
          <table:table-cell table:style-name="ce6" table:formula="of:=[.B613]/[.C613]" office:value-type="float" office:value="29.502011965202" calcext:value-type="float">
            <text:p>29.50</text:p>
          </table:table-cell>
        </table:table-row>
        <table:table-row table:style-name="ro1">
          <table:table-cell office:value-type="string" calcext:value-type="string">
            <text:p>6arelyhuman</text:p>
          </table:table-cell>
          <table:table-cell office:value-type="float" office:value="6488404" calcext:value-type="float">
            <text:p>6,488,404</text:p>
          </table:table-cell>
          <table:table-cell office:value-type="float" office:value="220457" calcext:value-type="float">
            <text:p>220,457</text:p>
          </table:table-cell>
          <table:table-cell table:style-name="ce6" table:formula="of:=[.B614]/[.C614]" office:value-type="float" office:value="29.431607977973" calcext:value-type="float">
            <text:p>29.43</text:p>
          </table:table-cell>
        </table:table-row>
        <table:table-row table:style-name="ro1">
          <table:table-cell office:value-type="string" calcext:value-type="string">
            <text:p>Boldy James</text:p>
          </table:table-cell>
          <table:table-cell office:value-type="float" office:value="12908620" calcext:value-type="float">
            <text:p>12,908,620</text:p>
          </table:table-cell>
          <table:table-cell office:value-type="float" office:value="438612" calcext:value-type="float">
            <text:p>438,612</text:p>
          </table:table-cell>
          <table:table-cell table:style-name="ce6" table:formula="of:=[.B615]/[.C615]" office:value-type="float" office:value="29.4306129335267" calcext:value-type="float">
            <text:p>29.43</text:p>
          </table:table-cell>
        </table:table-row>
        <table:table-row table:style-name="ro1">
          <table:table-cell office:value-type="string" calcext:value-type="string">
            <text:p>Unknown Mortal Orchestra</text:p>
          </table:table-cell>
          <table:table-cell office:value-type="float" office:value="28124445" calcext:value-type="float">
            <text:p>28,124,445</text:p>
          </table:table-cell>
          <table:table-cell office:value-type="float" office:value="955712" calcext:value-type="float">
            <text:p>955,712</text:p>
          </table:table-cell>
          <table:table-cell table:style-name="ce6" table:formula="of:=[.B616]/[.C616]" office:value-type="float" office:value="29.4277407838345" calcext:value-type="float">
            <text:p>29.43</text:p>
          </table:table-cell>
        </table:table-row>
        <table:table-row table:style-name="ro1">
          <table:table-cell office:value-type="string" calcext:value-type="string">
            <text:p>P!nk</text:p>
          </table:table-cell>
          <table:table-cell office:value-type="float" office:value="102040240" calcext:value-type="float">
            <text:p>102,040,240</text:p>
          </table:table-cell>
          <table:table-cell office:value-type="float" office:value="3475281" calcext:value-type="float">
            <text:p>3,475,281</text:p>
          </table:table-cell>
          <table:table-cell table:style-name="ce6" table:formula="of:=[.B617]/[.C617]" office:value-type="float" office:value="29.3617235555916" calcext:value-type="float">
            <text:p>29.36</text:p>
          </table:table-cell>
        </table:table-row>
        <table:table-row table:style-name="ro1">
          <table:table-cell office:value-type="string" calcext:value-type="string">
            <text:p>Flyleaf</text:p>
          </table:table-cell>
          <table:table-cell office:value-type="float" office:value="40509973" calcext:value-type="float">
            <text:p>40,509,973</text:p>
          </table:table-cell>
          <table:table-cell office:value-type="float" office:value="1390509" calcext:value-type="float">
            <text:p>1,390,509</text:p>
          </table:table-cell>
          <table:table-cell table:style-name="ce6" table:formula="of:=[.B618]/[.C618]" office:value-type="float" office:value="29.1331972680508" calcext:value-type="float">
            <text:p>29.13</text:p>
          </table:table-cell>
        </table:table-row>
        <table:table-row table:style-name="ro1">
          <table:table-cell office:value-type="string" calcext:value-type="string">
            <text:p>Cuco</text:p>
          </table:table-cell>
          <table:table-cell office:value-type="float" office:value="22980670" calcext:value-type="float">
            <text:p>22,980,670</text:p>
          </table:table-cell>
          <table:table-cell office:value-type="float" office:value="790012" calcext:value-type="float">
            <text:p>790,012</text:p>
          </table:table-cell>
          <table:table-cell table:style-name="ce6" table:formula="of:=[.B619]/[.C619]" office:value-type="float" office:value="29.0890138377645" calcext:value-type="float">
            <text:p>29.09</text:p>
          </table:table-cell>
        </table:table-row>
        <table:table-row table:style-name="ro1">
          <table:table-cell office:value-type="string" calcext:value-type="string">
            <text:p>Simon &amp; Garfunkel</text:p>
          </table:table-cell>
          <table:table-cell office:value-type="float" office:value="87027566" calcext:value-type="float">
            <text:p>87,027,566</text:p>
          </table:table-cell>
          <table:table-cell office:value-type="float" office:value="2997148" calcext:value-type="float">
            <text:p>2,997,148</text:p>
          </table:table-cell>
          <table:table-cell table:style-name="ce6" table:formula="of:=[.B620]/[.C620]" office:value-type="float" office:value="29.0367929778576" calcext:value-type="float">
            <text:p>29.04</text:p>
          </table:table-cell>
        </table:table-row>
        <table:table-row table:style-name="ro1">
          <table:table-cell office:value-type="string" calcext:value-type="string">
            <text:p>Djo</text:p>
          </table:table-cell>
          <table:table-cell office:value-type="float" office:value="17348361" calcext:value-type="float">
            <text:p>17,348,361</text:p>
          </table:table-cell>
          <table:table-cell office:value-type="float" office:value="598455" calcext:value-type="float">
            <text:p>598,455</text:p>
          </table:table-cell>
          <table:table-cell table:style-name="ce6" table:formula="of:=[.B621]/[.C621]" office:value-type="float" office:value="28.9885805950322" calcext:value-type="float">
            <text:p>28.99</text:p>
          </table:table-cell>
        </table:table-row>
        <table:table-row table:style-name="ro1">
          <table:table-cell office:value-type="string" calcext:value-type="string">
            <text:p>ICE SPICE</text:p>
          </table:table-cell>
          <table:table-cell office:value-type="float" office:value="24458970" calcext:value-type="float">
            <text:p>24,458,970</text:p>
          </table:table-cell>
          <table:table-cell office:value-type="float" office:value="844203" calcext:value-type="float">
            <text:p>844,203</text:p>
          </table:table-cell>
          <table:table-cell table:style-name="ce6" table:formula="of:=[.B622]/[.C622]" office:value-type="float" office:value="28.9728536856657" calcext:value-type="float">
            <text:p>28.97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float" office:value="43766702" calcext:value-type="float">
            <text:p>43,766,702</text:p>
          </table:table-cell>
          <table:table-cell office:value-type="float" office:value="1514564" calcext:value-type="float">
            <text:p>1,514,564</text:p>
          </table:table-cell>
          <table:table-cell table:style-name="ce6" table:formula="of:=[.B623]/[.C623]" office:value-type="float" office:value="28.8972285093268" calcext:value-type="float">
            <text:p>28.90</text:p>
          </table:table-cell>
        </table:table-row>
        <table:table-row table:style-name="ro1">
          <table:table-cell office:value-type="string" calcext:value-type="string">
            <text:p>A$AP Mob</text:p>
          </table:table-cell>
          <table:table-cell office:value-type="float" office:value="18884377" calcext:value-type="float">
            <text:p>18,884,377</text:p>
          </table:table-cell>
          <table:table-cell office:value-type="float" office:value="653762" calcext:value-type="float">
            <text:p>653,762</text:p>
          </table:table-cell>
          <table:table-cell table:style-name="ce6" table:formula="of:=[.B624]/[.C624]" office:value-type="float" office:value="28.8857061132339" calcext:value-type="float">
            <text:p>28.89</text:p>
          </table:table-cell>
        </table:table-row>
        <table:table-row table:style-name="ro1">
          <table:table-cell office:value-type="string" calcext:value-type="string">
            <text:p>OneRepublic</text:p>
          </table:table-cell>
          <table:table-cell office:value-type="float" office:value="100814169" calcext:value-type="float">
            <text:p>100,814,169</text:p>
          </table:table-cell>
          <table:table-cell office:value-type="float" office:value="3502807" calcext:value-type="float">
            <text:p>3,502,807</text:p>
          </table:table-cell>
          <table:table-cell table:style-name="ce6" table:formula="of:=[.B625]/[.C625]" office:value-type="float" office:value="28.7809659510216" calcext:value-type="float">
            <text:p>28.78</text:p>
          </table:table-cell>
        </table:table-row>
        <table:table-row table:style-name="ro1">
          <table:table-cell office:value-type="string" calcext:value-type="string">
            <text:p>Miracle Musical</text:p>
          </table:table-cell>
          <table:table-cell office:value-type="float" office:value="10728489" calcext:value-type="float">
            <text:p>10,728,489</text:p>
          </table:table-cell>
          <table:table-cell office:value-type="float" office:value="372998" calcext:value-type="float">
            <text:p>372,998</text:p>
          </table:table-cell>
          <table:table-cell table:style-name="ce6" table:formula="of:=[.B626]/[.C626]" office:value-type="float" office:value="28.7628593182805" calcext:value-type="float">
            <text:p>28.76</text:p>
          </table:table-cell>
        </table:table-row>
        <table:table-row table:style-name="ro1">
          <table:table-cell office:value-type="string" calcext:value-type="string">
            <text:p>Kordhell</text:p>
          </table:table-cell>
          <table:table-cell office:value-type="float" office:value="14256358" calcext:value-type="float">
            <text:p>14,256,358</text:p>
          </table:table-cell>
          <table:table-cell office:value-type="float" office:value="496090" calcext:value-type="float">
            <text:p>496,090</text:p>
          </table:table-cell>
          <table:table-cell table:style-name="ce6" table:formula="of:=[.B627]/[.C627]" office:value-type="float" office:value="28.7374428027173" calcext:value-type="float">
            <text:p>28.74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float" office:value="70081840" calcext:value-type="float">
            <text:p>70,081,840</text:p>
          </table:table-cell>
          <table:table-cell office:value-type="float" office:value="2440961" calcext:value-type="float">
            <text:p>2,440,961</text:p>
          </table:table-cell>
          <table:table-cell table:style-name="ce6" table:formula="of:=[.B628]/[.C628]" office:value-type="float" office:value="28.7107577712221" calcext:value-type="float">
            <text:p>28.71</text:p>
          </table:table-cell>
        </table:table-row>
        <table:table-row table:style-name="ro1">
          <table:table-cell office:value-type="string" calcext:value-type="string">
            <text:p>LeeHi</text:p>
          </table:table-cell>
          <table:table-cell office:value-type="float" office:value="10904094" calcext:value-type="float">
            <text:p>10,904,094</text:p>
          </table:table-cell>
          <table:table-cell office:value-type="float" office:value="379891" calcext:value-type="float">
            <text:p>379,891</text:p>
          </table:table-cell>
          <table:table-cell table:style-name="ce6" table:formula="of:=[.B629]/[.C629]" office:value-type="float" office:value="28.7032175018624" calcext:value-type="float">
            <text:p>28.70</text:p>
          </table:table-cell>
        </table:table-row>
        <table:table-row table:style-name="ro1">
          <table:table-cell office:value-type="string" calcext:value-type="string">
            <text:p>Bleachers</text:p>
          </table:table-cell>
          <table:table-cell office:value-type="float" office:value="23064643" calcext:value-type="float">
            <text:p>23,064,643</text:p>
          </table:table-cell>
          <table:table-cell office:value-type="float" office:value="804198" calcext:value-type="float">
            <text:p>804,198</text:p>
          </table:table-cell>
          <table:table-cell table:style-name="ce6" table:formula="of:=[.B630]/[.C630]" office:value-type="float" office:value="28.6803038555182" calcext:value-type="float">
            <text:p>28.68</text:p>
          </table:table-cell>
        </table:table-row>
        <table:table-row table:style-name="ro1">
          <table:table-cell office:value-type="string" calcext:value-type="string">
            <text:p>Molchat Doma</text:p>
          </table:table-cell>
          <table:table-cell office:value-type="float" office:value="18461791" calcext:value-type="float">
            <text:p>18,461,791</text:p>
          </table:table-cell>
          <table:table-cell office:value-type="float" office:value="643813" calcext:value-type="float">
            <text:p>643,813</text:p>
          </table:table-cell>
          <table:table-cell table:style-name="ce6" table:formula="of:=[.B631]/[.C631]" office:value-type="float" office:value="28.6757039699416" calcext:value-type="float">
            <text:p>28.68</text:p>
          </table:table-cell>
        </table:table-row>
        <table:table-row table:style-name="ro1">
          <table:table-cell office:value-type="string" calcext:value-type="string">
            <text:p>Dire Straits</text:p>
          </table:table-cell>
          <table:table-cell office:value-type="float" office:value="78943478" calcext:value-type="float">
            <text:p>78,943,478</text:p>
          </table:table-cell>
          <table:table-cell office:value-type="float" office:value="2754523" calcext:value-type="float">
            <text:p>2,754,523</text:p>
          </table:table-cell>
          <table:table-cell table:style-name="ce6" table:formula="of:=[.B632]/[.C632]" office:value-type="float" office:value="28.6595820764612" calcext:value-type="float">
            <text:p>28.66</text:p>
          </table:table-cell>
        </table:table-row>
        <table:table-row table:style-name="ro1">
          <table:table-cell office:value-type="string" calcext:value-type="string">
            <text:p>Mr.kitty</text:p>
          </table:table-cell>
          <table:table-cell office:value-type="float" office:value="19807655" calcext:value-type="float">
            <text:p>19,807,655</text:p>
          </table:table-cell>
          <table:table-cell office:value-type="float" office:value="691572" calcext:value-type="float">
            <text:p>691,572</text:p>
          </table:table-cell>
          <table:table-cell table:style-name="ce6" table:formula="of:=[.B633]/[.C633]" office:value-type="float" office:value="28.6414935827361" calcext:value-type="float">
            <text:p>28.64</text:p>
          </table:table-cell>
        </table:table-row>
        <table:table-row table:style-name="ro1">
          <table:table-cell office:value-type="string" calcext:value-type="string">
            <text:p>88Rising</text:p>
          </table:table-cell>
          <table:table-cell office:value-type="float" office:value="21021123" calcext:value-type="float">
            <text:p>21,021,123</text:p>
          </table:table-cell>
          <table:table-cell office:value-type="float" office:value="735196" calcext:value-type="float">
            <text:p>735,196</text:p>
          </table:table-cell>
          <table:table-cell table:style-name="ce6" table:formula="of:=[.B634]/[.C634]" office:value-type="float" office:value="28.5925426688937" calcext:value-type="float">
            <text:p>28.59</text:p>
          </table:table-cell>
        </table:table-row>
        <table:table-row table:style-name="ro1">
          <table:table-cell office:value-type="string" calcext:value-type="string">
            <text:p>Kygo</text:p>
          </table:table-cell>
          <table:table-cell office:value-type="float" office:value="42349967" calcext:value-type="float">
            <text:p>42,349,967</text:p>
          </table:table-cell>
          <table:table-cell office:value-type="float" office:value="1481231" calcext:value-type="float">
            <text:p>1,481,231</text:p>
          </table:table-cell>
          <table:table-cell table:style-name="ce6" table:formula="of:=[.B635]/[.C635]" office:value-type="float" office:value="28.5910617587669" calcext:value-type="float">
            <text:p>28.59</text:p>
          </table:table-cell>
        </table:table-row>
        <table:table-row table:style-name="ro1">
          <table:table-cell office:value-type="string" calcext:value-type="string">
            <text:p>Snow Patrol</text:p>
          </table:table-cell>
          <table:table-cell office:value-type="float" office:value="99993204" calcext:value-type="float">
            <text:p>99,993,204</text:p>
          </table:table-cell>
          <table:table-cell office:value-type="float" office:value="3499586" calcext:value-type="float">
            <text:p>3,499,586</text:p>
          </table:table-cell>
          <table:table-cell table:style-name="ce6" table:formula="of:=[.B636]/[.C636]" office:value-type="float" office:value="28.5728666190801" calcext:value-type="float">
            <text:p>28.57</text:p>
          </table:table-cell>
        </table:table-row>
        <table:table-row table:style-name="ro1">
          <table:table-cell office:value-type="string" calcext:value-type="string">
            <text:p>Wu-Tang Clan</text:p>
          </table:table-cell>
          <table:table-cell office:value-type="float" office:value="57293612" calcext:value-type="float">
            <text:p>57,293,612</text:p>
          </table:table-cell>
          <table:table-cell office:value-type="float" office:value="2006622" calcext:value-type="float">
            <text:p>2,006,622</text:p>
          </table:table-cell>
          <table:table-cell table:style-name="ce6" table:formula="of:=[.B637]/[.C637]" office:value-type="float" office:value="28.5522694358977" calcext:value-type="float">
            <text:p>28.55</text:p>
          </table:table-cell>
        </table:table-row>
        <table:table-row table:style-name="ro1">
          <table:table-cell office:value-type="string" calcext:value-type="string">
            <text:p>Owl City</text:p>
          </table:table-cell>
          <table:table-cell office:value-type="float" office:value="60599466" calcext:value-type="float">
            <text:p>60,599,466</text:p>
          </table:table-cell>
          <table:table-cell office:value-type="float" office:value="2126718" calcext:value-type="float">
            <text:p>2,126,718</text:p>
          </table:table-cell>
          <table:table-cell table:style-name="ce6" table:formula="of:=[.B638]/[.C638]" office:value-type="float" office:value="28.4943589135936" calcext:value-type="float">
            <text:p>28.49</text:p>
          </table:table-cell>
        </table:table-row>
        <table:table-row table:style-name="ro1">
          <table:table-cell office:value-type="string" calcext:value-type="string">
            <text:p>Wolfgang Amadeus Mozart</text:p>
          </table:table-cell>
          <table:table-cell office:value-type="float" office:value="61092042" calcext:value-type="float">
            <text:p>61,092,042</text:p>
          </table:table-cell>
          <table:table-cell office:value-type="float" office:value="2146901" calcext:value-type="float">
            <text:p>2,146,901</text:p>
          </table:table-cell>
          <table:table-cell table:style-name="ce6" table:formula="of:=[.B639]/[.C639]" office:value-type="float" office:value="28.4559194858077" calcext:value-type="float">
            <text:p>28.46</text:p>
          </table:table-cell>
        </table:table-row>
        <table:table-row table:style-name="ro1">
          <table:table-cell office:value-type="string" calcext:value-type="string">
            <text:p>Zara Larsson</text:p>
          </table:table-cell>
          <table:table-cell office:value-type="float" office:value="34452351" calcext:value-type="float">
            <text:p>34,452,351</text:p>
          </table:table-cell>
          <table:table-cell office:value-type="float" office:value="1215104" calcext:value-type="float">
            <text:p>1,215,104</text:p>
          </table:table-cell>
          <table:table-cell table:style-name="ce6" table:formula="of:=[.B640]/[.C640]" office:value-type="float" office:value="28.3534174852523" calcext:value-type="float">
            <text:p>28.35</text:p>
          </table:table-cell>
        </table:table-row>
        <table:table-row table:style-name="ro1">
          <table:table-cell office:value-type="string" calcext:value-type="string">
            <text:p>The Wombats</text:p>
          </table:table-cell>
          <table:table-cell office:value-type="float" office:value="48780631" calcext:value-type="float">
            <text:p>48,780,631</text:p>
          </table:table-cell>
          <table:table-cell office:value-type="float" office:value="1723633" calcext:value-type="float">
            <text:p>1,723,633</text:p>
          </table:table-cell>
          <table:table-cell table:style-name="ce6" table:formula="of:=[.B641]/[.C641]" office:value-type="float" office:value="28.3010542267408" calcext:value-type="float">
            <text:p>28.30</text:p>
          </table:table-cell>
        </table:table-row>
        <table:table-row table:style-name="ro1">
          <table:table-cell office:value-type="string" calcext:value-type="string">
            <text:p>Seether</text:p>
          </table:table-cell>
          <table:table-cell office:value-type="float" office:value="55364847" calcext:value-type="float">
            <text:p>55,364,847</text:p>
          </table:table-cell>
          <table:table-cell office:value-type="float" office:value="1961595" calcext:value-type="float">
            <text:p>1,961,595</text:p>
          </table:table-cell>
          <table:table-cell table:style-name="ce6" table:formula="of:=[.B642]/[.C642]" office:value-type="float" office:value="28.2244025907489" calcext:value-type="float">
            <text:p>28.22</text:p>
          </table:table-cell>
        </table:table-row>
        <table:table-row table:style-name="ro1">
          <table:table-cell office:value-type="string" calcext:value-type="string">
            <text:p>VACATIONS</text:p>
          </table:table-cell>
          <table:table-cell office:value-type="float" office:value="28589078" calcext:value-type="float">
            <text:p>28,589,078</text:p>
          </table:table-cell>
          <table:table-cell office:value-type="float" office:value="1016576" calcext:value-type="float">
            <text:p>1,016,576</text:p>
          </table:table-cell>
          <table:table-cell table:style-name="ce6" table:formula="of:=[.B643]/[.C643]" office:value-type="float" office:value="28.1229126007303" calcext:value-type="float">
            <text:p>28.12</text:p>
          </table:table-cell>
        </table:table-row>
        <table:table-row table:style-name="ro1">
          <table:table-cell office:value-type="string" calcext:value-type="string">
            <text:p>Beach Fossils</text:p>
          </table:table-cell>
          <table:table-cell office:value-type="float" office:value="26554838" calcext:value-type="float">
            <text:p>26,554,838</text:p>
          </table:table-cell>
          <table:table-cell office:value-type="float" office:value="948992" calcext:value-type="float">
            <text:p>948,992</text:p>
          </table:table-cell>
          <table:table-cell table:style-name="ce6" table:formula="of:=[.B644]/[.C644]" office:value-type="float" office:value="27.9821515882115" calcext:value-type="float">
            <text:p>27.98</text:p>
          </table:table-cell>
        </table:table-row>
        <table:table-row table:style-name="ro1">
          <table:table-cell office:value-type="string" calcext:value-type="string">
            <text:p>Pet Shop Boys</text:p>
          </table:table-cell>
          <table:table-cell office:value-type="float" office:value="48264376" calcext:value-type="float">
            <text:p>48,264,376</text:p>
          </table:table-cell>
          <table:table-cell office:value-type="float" office:value="1725507" calcext:value-type="float">
            <text:p>1,725,507</text:p>
          </table:table-cell>
          <table:table-cell table:style-name="ce6" table:formula="of:=[.B645]/[.C645]" office:value-type="float" office:value="27.971127326635" calcext:value-type="float">
            <text:p>27.97</text:p>
          </table:table-cell>
        </table:table-row>
        <table:table-row table:style-name="ro1">
          <table:table-cell office:value-type="string" calcext:value-type="string">
            <text:p>UMI</text:p>
          </table:table-cell>
          <table:table-cell office:value-type="float" office:value="16319857" calcext:value-type="float">
            <text:p>16,319,857</text:p>
          </table:table-cell>
          <table:table-cell office:value-type="float" office:value="586060" calcext:value-type="float">
            <text:p>586,060</text:p>
          </table:table-cell>
          <table:table-cell table:style-name="ce6" table:formula="of:=[.B646]/[.C646]" office:value-type="float" office:value="27.8467341227861" calcext:value-type="float">
            <text:p>27.85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27932755" calcext:value-type="float">
            <text:p>27,932,755</text:p>
          </table:table-cell>
          <table:table-cell office:value-type="float" office:value="1003369" calcext:value-type="float">
            <text:p>1,003,369</text:p>
          </table:table-cell>
          <table:table-cell table:style-name="ce6" table:formula="of:=[.B647]/[.C647]" office:value-type="float" office:value="27.8389655251458" calcext:value-type="float">
            <text:p>27.84</text:p>
          </table:table-cell>
        </table:table-row>
        <table:table-row table:style-name="ro1">
          <table:table-cell office:value-type="string" calcext:value-type="string">
            <text:p>FINNEAS</text:p>
          </table:table-cell>
          <table:table-cell office:value-type="float" office:value="20851773" calcext:value-type="float">
            <text:p>20,851,773</text:p>
          </table:table-cell>
          <table:table-cell office:value-type="float" office:value="751479" calcext:value-type="float">
            <text:p>751,479</text:p>
          </table:table-cell>
          <table:table-cell table:style-name="ce6" table:formula="of:=[.B648]/[.C648]" office:value-type="float" office:value="27.7476456427924" calcext:value-type="float">
            <text:p>27.75</text:p>
          </table:table-cell>
        </table:table-row>
        <table:table-row table:style-name="ro1">
          <table:table-cell office:value-type="string" calcext:value-type="string">
            <text:p>Redveil</text:p>
          </table:table-cell>
          <table:table-cell office:value-type="float" office:value="12862982" calcext:value-type="float">
            <text:p>12,862,982</text:p>
          </table:table-cell>
          <table:table-cell office:value-type="float" office:value="465845" calcext:value-type="float">
            <text:p>465,845</text:p>
          </table:table-cell>
          <table:table-cell table:style-name="ce6" table:formula="of:=[.B649]/[.C649]" office:value-type="float" office:value="27.6121499640438" calcext:value-type="float">
            <text:p>27.61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21483437" calcext:value-type="float">
            <text:p>21,483,437</text:p>
          </table:table-cell>
          <table:table-cell office:value-type="float" office:value="779070" calcext:value-type="float">
            <text:p>779,070</text:p>
          </table:table-cell>
          <table:table-cell table:style-name="ce6" table:formula="of:=[.B650]/[.C650]" office:value-type="float" office:value="27.5757467236577" calcext:value-type="float">
            <text:p>27.58</text:p>
          </table:table-cell>
        </table:table-row>
        <table:table-row table:style-name="ro1">
          <table:table-cell office:value-type="string" calcext:value-type="string">
            <text:p>The Who</text:p>
          </table:table-cell>
          <table:table-cell office:value-type="float" office:value="92304497" calcext:value-type="float">
            <text:p>92,304,497</text:p>
          </table:table-cell>
          <table:table-cell office:value-type="float" office:value="3348165" calcext:value-type="float">
            <text:p>3,348,165</text:p>
          </table:table-cell>
          <table:table-cell table:style-name="ce6" table:formula="of:=[.B651]/[.C651]" office:value-type="float" office:value="27.568682248336" calcext:value-type="float">
            <text:p>27.57</text:p>
          </table:table-cell>
        </table:table-row>
        <table:table-row table:style-name="ro1">
          <table:table-cell office:value-type="string" calcext:value-type="string">
            <text:p>Ozzy Osbourne</text:p>
          </table:table-cell>
          <table:table-cell office:value-type="float" office:value="65190777" calcext:value-type="float">
            <text:p>65,190,777</text:p>
          </table:table-cell>
          <table:table-cell office:value-type="float" office:value="2365712" calcext:value-type="float">
            <text:p>2,365,712</text:p>
          </table:table-cell>
          <table:table-cell table:style-name="ce6" table:formula="of:=[.B652]/[.C652]" office:value-type="float" office:value="27.5565144869705" calcext:value-type="float">
            <text:p>27.56</text:p>
          </table:table-cell>
        </table:table-row>
        <table:table-row table:style-name="ro1">
          <table:table-cell office:value-type="string" calcext:value-type="string">
            <text:p>Russ</text:p>
          </table:table-cell>
          <table:table-cell office:value-type="float" office:value="24100939" calcext:value-type="float">
            <text:p>24,100,939</text:p>
          </table:table-cell>
          <table:table-cell office:value-type="float" office:value="875978" calcext:value-type="float">
            <text:p>875,978</text:p>
          </table:table-cell>
          <table:table-cell table:style-name="ce6" table:formula="of:=[.B653]/[.C653]" office:value-type="float" office:value="27.5131784131565" calcext:value-type="float">
            <text:p>27.51</text:p>
          </table:table-cell>
        </table:table-row>
        <table:table-row table:style-name="ro1">
          <table:table-cell office:value-type="string" calcext:value-type="string">
            <text:p>Jonas Brothers</text:p>
          </table:table-cell>
          <table:table-cell office:value-type="float" office:value="43576351" calcext:value-type="float">
            <text:p>43,576,351</text:p>
          </table:table-cell>
          <table:table-cell office:value-type="float" office:value="1589977" calcext:value-type="float">
            <text:p>1,589,977</text:p>
          </table:table-cell>
          <table:table-cell table:style-name="ce6" table:formula="of:=[.B654]/[.C654]" office:value-type="float" office:value="27.4069065149999" calcext:value-type="float">
            <text:p>27.41</text:p>
          </table:table-cell>
        </table:table-row>
        <table:table-row table:style-name="ro1">
          <table:table-cell office:value-type="string" calcext:value-type="string">
            <text:p>Matt Maltese</text:p>
          </table:table-cell>
          <table:table-cell office:value-type="float" office:value="27106789" calcext:value-type="float">
            <text:p>27,106,789</text:p>
          </table:table-cell>
          <table:table-cell office:value-type="float" office:value="990777" calcext:value-type="float">
            <text:p>990,777</text:p>
          </table:table-cell>
          <table:table-cell table:style-name="ce6" table:formula="of:=[.B655]/[.C655]" office:value-type="float" office:value="27.3591221839021" calcext:value-type="float">
            <text:p>27.36</text:p>
          </table:table-cell>
        </table:table-row>
        <table:table-row table:style-name="ro1">
          <table:table-cell office:value-type="string" calcext:value-type="string">
            <text:p>Lumi Athena</text:p>
          </table:table-cell>
          <table:table-cell office:value-type="float" office:value="6803376" calcext:value-type="float">
            <text:p>6,803,376</text:p>
          </table:table-cell>
          <table:table-cell office:value-type="float" office:value="248944" calcext:value-type="float">
            <text:p>248,944</text:p>
          </table:table-cell>
          <table:table-cell table:style-name="ce6" table:formula="of:=[.B656]/[.C656]" office:value-type="float" office:value="27.3289414486792" calcext:value-type="float">
            <text:p>27.33</text:p>
          </table:table-cell>
        </table:table-row>
        <table:table-row table:style-name="ro1">
          <table:table-cell office:value-type="string" calcext:value-type="string">
            <text:p>Sleeping at Last</text:p>
          </table:table-cell>
          <table:table-cell office:value-type="float" office:value="26888408" calcext:value-type="float">
            <text:p>26,888,408</text:p>
          </table:table-cell>
          <table:table-cell office:value-type="float" office:value="984633" calcext:value-type="float">
            <text:p>984,633</text:p>
          </table:table-cell>
          <table:table-cell table:style-name="ce6" table:formula="of:=[.B657]/[.C657]" office:value-type="float" office:value="27.3080508169034" calcext:value-type="float">
            <text:p>27.31</text:p>
          </table:table-cell>
        </table:table-row>
        <table:table-row table:style-name="ro1">
          <table:table-cell office:value-type="string" calcext:value-type="string">
            <text:p>Soundgarden</text:p>
          </table:table-cell>
          <table:table-cell office:value-type="float" office:value="67992108" calcext:value-type="float">
            <text:p>67,992,108</text:p>
          </table:table-cell>
          <table:table-cell office:value-type="float" office:value="2490777" calcext:value-type="float">
            <text:p>2,490,777</text:p>
          </table:table-cell>
          <table:table-cell table:style-name="ce6" table:formula="of:=[.B658]/[.C658]" office:value-type="float" office:value="27.2975493189475" calcext:value-type="float">
            <text:p>27.30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float" office:value="20644124" calcext:value-type="float">
            <text:p>20,644,124</text:p>
          </table:table-cell>
          <table:table-cell office:value-type="float" office:value="756707" calcext:value-type="float">
            <text:p>756,707</text:p>
          </table:table-cell>
          <table:table-cell table:style-name="ce6" table:formula="of:=[.B659]/[.C659]" office:value-type="float" office:value="27.2815290462491" calcext:value-type="float">
            <text:p>27.28</text:p>
          </table:table-cell>
        </table:table-row>
        <table:table-row table:style-name="ro1">
          <table:table-cell office:value-type="string" calcext:value-type="string">
            <text:p>Djavan</text:p>
          </table:table-cell>
          <table:table-cell office:value-type="float" office:value="13110883" calcext:value-type="float">
            <text:p>13,110,883</text:p>
          </table:table-cell>
          <table:table-cell office:value-type="float" office:value="480879" calcext:value-type="float">
            <text:p>480,879</text:p>
          </table:table-cell>
          <table:table-cell table:style-name="ce6" table:formula="of:=[.B660]/[.C660]" office:value-type="float" office:value="27.2644116295367" calcext:value-type="float">
            <text:p>27.26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float" office:value="64268277" calcext:value-type="float">
            <text:p>64,268,277</text:p>
          </table:table-cell>
          <table:table-cell office:value-type="float" office:value="2362408" calcext:value-type="float">
            <text:p>2,362,408</text:p>
          </table:table-cell>
          <table:table-cell table:style-name="ce6" table:formula="of:=[.B661]/[.C661]" office:value-type="float" office:value="27.2045628866817" calcext:value-type="float">
            <text:p>27.20</text:p>
          </table:table-cell>
        </table:table-row>
        <table:table-row table:style-name="ro1">
          <table:table-cell office:value-type="string" calcext:value-type="string">
            <text:p>Nessa Barrett</text:p>
          </table:table-cell>
          <table:table-cell office:value-type="float" office:value="14727326" calcext:value-type="float">
            <text:p>14,727,326</text:p>
          </table:table-cell>
          <table:table-cell office:value-type="float" office:value="541566" calcext:value-type="float">
            <text:p>541,566</text:p>
          </table:table-cell>
          <table:table-cell table:style-name="ce6" table:formula="of:=[.B662]/[.C662]" office:value-type="float" office:value="27.1939634319732" calcext:value-type="float">
            <text:p>27.19</text:p>
          </table:table-cell>
        </table:table-row>
        <table:table-row table:style-name="ro1">
          <table:table-cell office:value-type="string" calcext:value-type="string">
            <text:p>The Cranberries</text:p>
          </table:table-cell>
          <table:table-cell office:value-type="float" office:value="90796988" calcext:value-type="float">
            <text:p>90,796,988</text:p>
          </table:table-cell>
          <table:table-cell office:value-type="float" office:value="3344828" calcext:value-type="float">
            <text:p>3,344,828</text:p>
          </table:table-cell>
          <table:table-cell table:style-name="ce6" table:formula="of:=[.B663]/[.C663]" office:value-type="float" office:value="27.1454878995273" calcext:value-type="float">
            <text:p>27.15</text:p>
          </table:table-cell>
        </table:table-row>
        <table:table-row table:style-name="ro1">
          <table:table-cell office:value-type="string" calcext:value-type="string">
            <text:p>Bebe Rexha</text:p>
          </table:table-cell>
          <table:table-cell office:value-type="float" office:value="28858314" calcext:value-type="float">
            <text:p>28,858,314</text:p>
          </table:table-cell>
          <table:table-cell office:value-type="float" office:value="1068457" calcext:value-type="float">
            <text:p>1,068,457</text:p>
          </table:table-cell>
          <table:table-cell table:style-name="ce6" table:formula="of:=[.B664]/[.C664]" office:value-type="float" office:value="27.0093358927875" calcext:value-type="float">
            <text:p>27.01</text:p>
          </table:table-cell>
        </table:table-row>
        <table:table-row table:style-name="ro1">
          <table:table-cell office:value-type="string" calcext:value-type="string">
            <text:p>BADBADNOTGOOD</text:p>
          </table:table-cell>
          <table:table-cell office:value-type="float" office:value="21279938" calcext:value-type="float">
            <text:p>21,279,938</text:p>
          </table:table-cell>
          <table:table-cell office:value-type="float" office:value="788637" calcext:value-type="float">
            <text:p>788,637</text:p>
          </table:table-cell>
          <table:table-cell table:style-name="ce6" table:formula="of:=[.B665]/[.C665]" office:value-type="float" office:value="26.9831849127038" calcext:value-type="float">
            <text:p>26.98</text:p>
          </table:table-cell>
        </table:table-row>
        <table:table-row table:style-name="ro1">
          <table:table-cell office:value-type="string" calcext:value-type="string">
            <text:p>Creedence Clearwater Revival</text:p>
          </table:table-cell>
          <table:table-cell office:value-type="float" office:value="86934382" calcext:value-type="float">
            <text:p>86,934,382</text:p>
          </table:table-cell>
          <table:table-cell office:value-type="float" office:value="3229489" calcext:value-type="float">
            <text:p>3,229,489</text:p>
          </table:table-cell>
          <table:table-cell table:style-name="ce6" table:formula="of:=[.B666]/[.C666]" office:value-type="float" office:value="26.9189280409377" calcext:value-type="float">
            <text:p>26.92</text:p>
          </table:table-cell>
        </table:table-row>
        <table:table-row table:style-name="ro1">
          <table:table-cell office:value-type="string" calcext:value-type="string">
            <text:p>Erykah Badu</text:p>
          </table:table-cell>
          <table:table-cell office:value-type="float" office:value="41123334" calcext:value-type="float">
            <text:p>41,123,334</text:p>
          </table:table-cell>
          <table:table-cell office:value-type="float" office:value="1530005" calcext:value-type="float">
            <text:p>1,530,005</text:p>
          </table:table-cell>
          <table:table-cell table:style-name="ce6" table:formula="of:=[.B667]/[.C667]" office:value-type="float" office:value="26.8779082421299" calcext:value-type="float">
            <text:p>26.88</text:p>
          </table:table-cell>
        </table:table-row>
        <table:table-row table:style-name="ro1">
          <table:table-cell office:value-type="string" calcext:value-type="string">
            <text:p>Elton John</text:p>
          </table:table-cell>
          <table:table-cell office:value-type="float" office:value="108478739" calcext:value-type="float">
            <text:p>108,478,739</text:p>
          </table:table-cell>
          <table:table-cell office:value-type="float" office:value="4041114" calcext:value-type="float">
            <text:p>4,041,114</text:p>
          </table:table-cell>
          <table:table-cell table:style-name="ce6" table:formula="of:=[.B668]/[.C668]" office:value-type="float" office:value="26.8437710492701" calcext:value-type="float">
            <text:p>26.84</text:p>
          </table:table-cell>
        </table:table-row>
        <table:table-row table:style-name="ro1">
          <table:table-cell office:value-type="string" calcext:value-type="string">
            <text:p>Keane</text:p>
          </table:table-cell>
          <table:table-cell office:value-type="float" office:value="84199667" calcext:value-type="float">
            <text:p>84,199,667</text:p>
          </table:table-cell>
          <table:table-cell office:value-type="float" office:value="3141302" calcext:value-type="float">
            <text:p>3,141,302</text:p>
          </table:table-cell>
          <table:table-cell table:style-name="ce6" table:formula="of:=[.B669]/[.C669]" office:value-type="float" office:value="26.8040662757035" calcext:value-type="float">
            <text:p>26.80</text:p>
          </table:table-cell>
        </table:table-row>
        <table:table-row table:style-name="ro1">
          <table:table-cell office:value-type="string" calcext:value-type="string">
            <text:p>Her's</text:p>
          </table:table-cell>
          <table:table-cell office:value-type="float" office:value="22232694" calcext:value-type="float">
            <text:p>22,232,694</text:p>
          </table:table-cell>
          <table:table-cell office:value-type="float" office:value="829853" calcext:value-type="float">
            <text:p>829,853</text:p>
          </table:table-cell>
          <table:table-cell table:style-name="ce6" table:formula="of:=[.B670]/[.C670]" office:value-type="float" office:value="26.7911232471293" calcext:value-type="float">
            <text:p>26.79</text:p>
          </table:table-cell>
        </table:table-row>
        <table:table-row table:style-name="ro1">
          <table:table-cell office:value-type="string" calcext:value-type="string">
            <text:p>Sade</text:p>
          </table:table-cell>
          <table:table-cell office:value-type="float" office:value="54921064" calcext:value-type="float">
            <text:p>54,921,064</text:p>
          </table:table-cell>
          <table:table-cell office:value-type="float" office:value="2054053" calcext:value-type="float">
            <text:p>2,054,053</text:p>
          </table:table-cell>
          <table:table-cell table:style-name="ce6" table:formula="of:=[.B671]/[.C671]" office:value-type="float" office:value="26.7379001418172" calcext:value-type="float">
            <text:p>26.74</text:p>
          </table:table-cell>
        </table:table-row>
        <table:table-row table:style-name="ro1">
          <table:table-cell office:value-type="string" calcext:value-type="string">
            <text:p>Bon Jovi</text:p>
          </table:table-cell>
          <table:table-cell office:value-type="float" office:value="86820797" calcext:value-type="float">
            <text:p>86,820,797</text:p>
          </table:table-cell>
          <table:table-cell office:value-type="float" office:value="3251873" calcext:value-type="float">
            <text:p>3,251,873</text:p>
          </table:table-cell>
          <table:table-cell table:style-name="ce6" table:formula="of:=[.B672]/[.C672]" office:value-type="float" office:value="26.6987047157131" calcext:value-type="float">
            <text:p>26.70</text:p>
          </table:table-cell>
        </table:table-row>
        <table:table-row table:style-name="ro1">
          <table:table-cell office:value-type="string" calcext:value-type="string">
            <text:p>Cordae</text:p>
          </table:table-cell>
          <table:table-cell office:value-type="float" office:value="14593939" calcext:value-type="float">
            <text:p>14,593,939</text:p>
          </table:table-cell>
          <table:table-cell office:value-type="float" office:value="547688" calcext:value-type="float">
            <text:p>547,688</text:p>
          </table:table-cell>
          <table:table-cell table:style-name="ce6" table:formula="of:=[.B673]/[.C673]" office:value-type="float" office:value="26.6464465169951" calcext:value-type="float">
            <text:p>26.65</text:p>
          </table:table-cell>
        </table:table-row>
        <table:table-row table:style-name="ro1">
          <table:table-cell office:value-type="string" calcext:value-type="string">
            <text:p>Labrinth</text:p>
          </table:table-cell>
          <table:table-cell office:value-type="float" office:value="49997017" calcext:value-type="float">
            <text:p>49,997,017</text:p>
          </table:table-cell>
          <table:table-cell office:value-type="float" office:value="1876845" calcext:value-type="float">
            <text:p>1,876,845</text:p>
          </table:table-cell>
          <table:table-cell table:style-name="ce6" table:formula="of:=[.B674]/[.C674]" office:value-type="float" office:value="26.6388630920508" calcext:value-type="float">
            <text:p>26.64</text:p>
          </table:table-cell>
        </table:table-row>
        <table:table-row table:style-name="ro1">
          <table:table-cell office:value-type="string" calcext:value-type="string">
            <text:p>Remi Wolf</text:p>
          </table:table-cell>
          <table:table-cell office:value-type="float" office:value="14415378" calcext:value-type="float">
            <text:p>14,415,378</text:p>
          </table:table-cell>
          <table:table-cell office:value-type="float" office:value="541844" calcext:value-type="float">
            <text:p>541,844</text:p>
          </table:table-cell>
          <table:table-cell table:style-name="ce6" table:formula="of:=[.B675]/[.C675]" office:value-type="float" office:value="26.6042957013458" calcext:value-type="float">
            <text:p>26.60</text:p>
          </table:table-cell>
        </table:table-row>
        <table:table-row table:style-name="ro1">
          <table:table-cell office:value-type="string" calcext:value-type="string">
            <text:p>Chris Stapleton</text:p>
          </table:table-cell>
          <table:table-cell office:value-type="float" office:value="12244919" calcext:value-type="float">
            <text:p>12,244,919</text:p>
          </table:table-cell>
          <table:table-cell office:value-type="float" office:value="461021" calcext:value-type="float">
            <text:p>461,021</text:p>
          </table:table-cell>
          <table:table-cell table:style-name="ce6" table:formula="of:=[.B676]/[.C676]" office:value-type="float" office:value="26.5604365093998" calcext:value-type="float">
            <text:p>26.56</text:p>
          </table:table-cell>
        </table:table-row>
        <table:table-row table:style-name="ro1">
          <table:table-cell office:value-type="string" calcext:value-type="string">
            <text:p>Stromae</text:p>
          </table:table-cell>
          <table:table-cell office:value-type="float" office:value="34020470" calcext:value-type="float">
            <text:p>34,020,470</text:p>
          </table:table-cell>
          <table:table-cell office:value-type="float" office:value="1282325" calcext:value-type="float">
            <text:p>1,282,325</text:p>
          </table:table-cell>
          <table:table-cell table:style-name="ce6" table:formula="of:=[.B677]/[.C677]" office:value-type="float" office:value="26.5303023804418" calcext:value-type="float">
            <text:p>26.53</text:p>
          </table:table-cell>
        </table:table-row>
        <table:table-row table:style-name="ro1">
          <table:table-cell office:value-type="string" calcext:value-type="string">
            <text:p>Hole</text:p>
          </table:table-cell>
          <table:table-cell office:value-type="float" office:value="39661349" calcext:value-type="float">
            <text:p>39,661,349</text:p>
          </table:table-cell>
          <table:table-cell office:value-type="float" office:value="1496673" calcext:value-type="float">
            <text:p>1,496,673</text:p>
          </table:table-cell>
          <table:table-cell table:style-name="ce6" table:formula="of:=[.B678]/[.C678]" office:value-type="float" office:value="26.4996756138448" calcext:value-type="float">
            <text:p>26.50</text:p>
          </table:table-cell>
        </table:table-row>
        <table:table-row table:style-name="ro1">
          <table:table-cell office:value-type="string" calcext:value-type="string">
            <text:p>Victoria Monét</text:p>
          </table:table-cell>
          <table:table-cell office:value-type="float" office:value="19220041" calcext:value-type="float">
            <text:p>19,220,041</text:p>
          </table:table-cell>
          <table:table-cell office:value-type="float" office:value="726061" calcext:value-type="float">
            <text:p>726,061</text:p>
          </table:table-cell>
          <table:table-cell table:style-name="ce6" table:formula="of:=[.B679]/[.C679]" office:value-type="float" office:value="26.47166147197" calcext:value-type="float">
            <text:p>26.47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9267182" calcext:value-type="float">
            <text:p>9,267,182</text:p>
          </table:table-cell>
          <table:table-cell office:value-type="float" office:value="350174" calcext:value-type="float">
            <text:p>350,174</text:p>
          </table:table-cell>
          <table:table-cell table:style-name="ce6" table:formula="of:=[.B680]/[.C680]" office:value-type="float" office:value="26.4645062169093" calcext:value-type="float">
            <text:p>26.46</text:p>
          </table:table-cell>
        </table:table-row>
        <table:table-row table:style-name="ro1">
          <table:table-cell office:value-type="string" calcext:value-type="string">
            <text:p>Maluma</text:p>
          </table:table-cell>
          <table:table-cell office:value-type="float" office:value="17949976" calcext:value-type="float">
            <text:p>17,949,976</text:p>
          </table:table-cell>
          <table:table-cell office:value-type="float" office:value="678499" calcext:value-type="float">
            <text:p>678,499</text:p>
          </table:table-cell>
          <table:table-cell table:style-name="ce6" table:formula="of:=[.B681]/[.C681]" office:value-type="float" office:value="26.4554199785114" calcext:value-type="float">
            <text:p>26.46</text:p>
          </table:table-cell>
        </table:table-row>
        <table:table-row table:style-name="ro1">
          <table:table-cell office:value-type="string" calcext:value-type="string">
            <text:p>Salvia Palth</text:p>
          </table:table-cell>
          <table:table-cell office:value-type="float" office:value="22724958" calcext:value-type="float">
            <text:p>22,724,958</text:p>
          </table:table-cell>
          <table:table-cell office:value-type="float" office:value="859574" calcext:value-type="float">
            <text:p>859,574</text:p>
          </table:table-cell>
          <table:table-cell table:style-name="ce6" table:formula="of:=[.B682]/[.C682]" office:value-type="float" office:value="26.4374655352535" calcext:value-type="float">
            <text:p>26.44</text:p>
          </table:table-cell>
        </table:table-row>
        <table:table-row table:style-name="ro1">
          <table:table-cell office:value-type="string" calcext:value-type="string">
            <text:p>Ozuna</text:p>
          </table:table-cell>
          <table:table-cell office:value-type="float" office:value="15935925" calcext:value-type="float">
            <text:p>15,935,925</text:p>
          </table:table-cell>
          <table:table-cell office:value-type="float" office:value="605834" calcext:value-type="float">
            <text:p>605,834</text:p>
          </table:table-cell>
          <table:table-cell table:style-name="ce6" table:formula="of:=[.B683]/[.C683]" office:value-type="float" office:value="26.3041113572365" calcext:value-type="float">
            <text:p>26.30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float" office:value="24583628" calcext:value-type="float">
            <text:p>24,583,628</text:p>
          </table:table-cell>
          <table:table-cell office:value-type="float" office:value="934648" calcext:value-type="float">
            <text:p>934,648</text:p>
          </table:table-cell>
          <table:table-cell table:style-name="ce6" table:formula="of:=[.B684]/[.C684]" office:value-type="float" office:value="26.3025524047556" calcext:value-type="float">
            <text:p>26.30</text:p>
          </table:table-cell>
        </table:table-row>
        <table:table-row table:style-name="ro1">
          <table:table-cell office:value-type="string" calcext:value-type="string">
            <text:p>Alanis Morissette</text:p>
          </table:table-cell>
          <table:table-cell office:value-type="float" office:value="60055704" calcext:value-type="float">
            <text:p>60,055,704</text:p>
          </table:table-cell>
          <table:table-cell office:value-type="float" office:value="2287567" calcext:value-type="float">
            <text:p>2,287,567</text:p>
          </table:table-cell>
          <table:table-cell table:style-name="ce6" table:formula="of:=[.B685]/[.C685]" office:value-type="float" office:value="26.2530907291459" calcext:value-type="float">
            <text:p>26.25</text:p>
          </table:table-cell>
        </table:table-row>
        <table:table-row table:style-name="ro1">
          <table:table-cell office:value-type="string" calcext:value-type="string">
            <text:p>Birdy</text:p>
          </table:table-cell>
          <table:table-cell office:value-type="float" office:value="39145256" calcext:value-type="float">
            <text:p>39,145,256</text:p>
          </table:table-cell>
          <table:table-cell office:value-type="float" office:value="1491901" calcext:value-type="float">
            <text:p>1,491,901</text:p>
          </table:table-cell>
          <table:table-cell table:style-name="ce6" table:formula="of:=[.B686]/[.C686]" office:value-type="float" office:value="26.2385077830231" calcext:value-type="float">
            <text:p>26.24</text:p>
          </table:table-cell>
        </table:table-row>
        <table:table-row table:style-name="ro1">
          <table:table-cell office:value-type="string" calcext:value-type="string">
            <text:p>Kelly Clarkson</text:p>
          </table:table-cell>
          <table:table-cell office:value-type="float" office:value="90394353" calcext:value-type="float">
            <text:p>90,394,353</text:p>
          </table:table-cell>
          <table:table-cell office:value-type="float" office:value="3460873" calcext:value-type="float">
            <text:p>3,460,873</text:p>
          </table:table-cell>
          <table:table-cell table:style-name="ce6" table:formula="of:=[.B687]/[.C687]" office:value-type="float" office:value="26.1189454221522" calcext:value-type="float">
            <text:p>26.12</text:p>
          </table:table-cell>
        </table:table-row>
        <table:table-row table:style-name="ro1">
          <table:table-cell office:value-type="string" calcext:value-type="string">
            <text:p>6ix9ine</text:p>
          </table:table-cell>
          <table:table-cell office:value-type="float" office:value="19938281" calcext:value-type="float">
            <text:p>19,938,281</text:p>
          </table:table-cell>
          <table:table-cell office:value-type="float" office:value="763889" calcext:value-type="float">
            <text:p>763,889</text:p>
          </table:table-cell>
          <table:table-cell table:style-name="ce6" table:formula="of:=[.B688]/[.C688]" office:value-type="float" office:value="26.1010186034882" calcext:value-type="float">
            <text:p>26.10</text:p>
          </table:table-cell>
        </table:table-row>
        <table:table-row table:style-name="ro1">
          <table:table-cell office:value-type="string" calcext:value-type="string">
            <text:p>Tiësto</text:p>
          </table:table-cell>
          <table:table-cell office:value-type="float" office:value="67077551" calcext:value-type="float">
            <text:p>67,077,551</text:p>
          </table:table-cell>
          <table:table-cell office:value-type="float" office:value="2572001" calcext:value-type="float">
            <text:p>2,572,001</text:p>
          </table:table-cell>
          <table:table-cell table:style-name="ce6" table:formula="of:=[.B689]/[.C689]" office:value-type="float" office:value="26.0799086003466" calcext:value-type="float">
            <text:p>26.08</text:p>
          </table:table-cell>
        </table:table-row>
        <table:table-row table:style-name="ro1">
          <table:table-cell office:value-type="string" calcext:value-type="string">
            <text:p>Novo Amor</text:p>
          </table:table-cell>
          <table:table-cell office:value-type="float" office:value="21121921" calcext:value-type="float">
            <text:p>21,121,921</text:p>
          </table:table-cell>
          <table:table-cell office:value-type="float" office:value="810029" calcext:value-type="float">
            <text:p>810,029</text:p>
          </table:table-cell>
          <table:table-cell table:style-name="ce6" table:formula="of:=[.B690]/[.C690]" office:value-type="float" office:value="26.0755121112948" calcext:value-type="float">
            <text:p>26.08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float" office:value="22881948" calcext:value-type="float">
            <text:p>22,881,948</text:p>
          </table:table-cell>
          <table:table-cell office:value-type="float" office:value="885536" calcext:value-type="float">
            <text:p>885,536</text:p>
          </table:table-cell>
          <table:table-cell table:style-name="ce6" table:formula="of:=[.B691]/[.C691]" office:value-type="float" office:value="25.8396586925884" calcext:value-type="float">
            <text:p>25.84</text:p>
          </table:table-cell>
        </table:table-row>
        <table:table-row table:style-name="ro1">
          <table:table-cell office:value-type="string" calcext:value-type="string">
            <text:p>Gregory Alan Isakov</text:p>
          </table:table-cell>
          <table:table-cell office:value-type="float" office:value="19845197" calcext:value-type="float">
            <text:p>19,845,197</text:p>
          </table:table-cell>
          <table:table-cell office:value-type="float" office:value="769031" calcext:value-type="float">
            <text:p>769,031</text:p>
          </table:table-cell>
          <table:table-cell table:style-name="ce6" table:formula="of:=[.B692]/[.C692]" office:value-type="float" office:value="25.8054577773848" calcext:value-type="float">
            <text:p>25.81</text:p>
          </table:table-cell>
        </table:table-row>
        <table:table-row table:style-name="ro1">
          <table:table-cell office:value-type="string" calcext:value-type="string">
            <text:p>Justin Timberlake</text:p>
          </table:table-cell>
          <table:table-cell office:value-type="float" office:value="104772380" calcext:value-type="float">
            <text:p>104,772,380</text:p>
          </table:table-cell>
          <table:table-cell office:value-type="float" office:value="4063710" calcext:value-type="float">
            <text:p>4,063,710</text:p>
          </table:table-cell>
          <table:table-cell table:style-name="ce6" table:formula="of:=[.B693]/[.C693]" office:value-type="float" office:value="25.7824451055809" calcext:value-type="float">
            <text:p>25.78</text:p>
          </table:table-cell>
        </table:table-row>
        <table:table-row table:style-name="ro1">
          <table:table-cell office:value-type="string" calcext:value-type="string">
            <text:p>Audioslave</text:p>
          </table:table-cell>
          <table:table-cell office:value-type="float" office:value="67761122" calcext:value-type="float">
            <text:p>67,761,122</text:p>
          </table:table-cell>
          <table:table-cell office:value-type="float" office:value="2630212" calcext:value-type="float">
            <text:p>2,630,212</text:p>
          </table:table-cell>
          <table:table-cell table:style-name="ce6" table:formula="of:=[.B694]/[.C694]" office:value-type="float" office:value="25.7626084893537" calcext:value-type="float">
            <text:p>25.76</text:p>
          </table:table-cell>
        </table:table-row>
        <table:table-row table:style-name="ro1">
          <table:table-cell office:value-type="string" calcext:value-type="string">
            <text:p>Eyedress</text:p>
          </table:table-cell>
          <table:table-cell office:value-type="float" office:value="31027269" calcext:value-type="float">
            <text:p>31,027,269</text:p>
          </table:table-cell>
          <table:table-cell office:value-type="float" office:value="1205574" calcext:value-type="float">
            <text:p>1,205,574</text:p>
          </table:table-cell>
          <table:table-cell table:style-name="ce6" table:formula="of:=[.B695]/[.C695]" office:value-type="float" office:value="25.736511404526" calcext:value-type="float">
            <text:p>25.74</text:p>
          </table:table-cell>
        </table:table-row>
        <table:table-row table:style-name="ro1">
          <table:table-cell office:value-type="string" calcext:value-type="string">
            <text:p>Michael Bublé</text:p>
          </table:table-cell>
          <table:table-cell office:value-type="float" office:value="72686411" calcext:value-type="float">
            <text:p>72,686,411</text:p>
          </table:table-cell>
          <table:table-cell office:value-type="float" office:value="2826951" calcext:value-type="float">
            <text:p>2,826,951</text:p>
          </table:table-cell>
          <table:table-cell table:style-name="ce6" table:formula="of:=[.B696]/[.C696]" office:value-type="float" office:value="25.711945838467" calcext:value-type="float">
            <text:p>25.71</text:p>
          </table:table-cell>
        </table:table-row>
        <table:table-row table:style-name="ro1">
          <table:table-cell office:value-type="string" calcext:value-type="string">
            <text:p>The Kinks</text:p>
          </table:table-cell>
          <table:table-cell office:value-type="float" office:value="69925718" calcext:value-type="float">
            <text:p>69,925,718</text:p>
          </table:table-cell>
          <table:table-cell office:value-type="float" office:value="2721749" calcext:value-type="float">
            <text:p>2,721,749</text:p>
          </table:table-cell>
          <table:table-cell table:style-name="ce6" table:formula="of:=[.B697]/[.C697]" office:value-type="float" office:value="25.6914645692898" calcext:value-type="float">
            <text:p>25.69</text:p>
          </table:table-cell>
        </table:table-row>
        <table:table-row table:style-name="ro1">
          <table:table-cell office:value-type="string" calcext:value-type="string">
            <text:p>Beach Bunny</text:p>
          </table:table-cell>
          <table:table-cell office:value-type="float" office:value="24127834" calcext:value-type="float">
            <text:p>24,127,834</text:p>
          </table:table-cell>
          <table:table-cell office:value-type="float" office:value="940520" calcext:value-type="float">
            <text:p>940,520</text:p>
          </table:table-cell>
          <table:table-cell table:style-name="ce6" table:formula="of:=[.B698]/[.C698]" office:value-type="float" office:value="25.6537170926721" calcext:value-type="float">
            <text:p>25.65</text:p>
          </table:table-cell>
        </table:table-row>
        <table:table-row table:style-name="ro1">
          <table:table-cell office:value-type="string" calcext:value-type="string">
            <text:p>Rob Zombie</text:p>
          </table:table-cell>
          <table:table-cell office:value-type="float" office:value="43858098" calcext:value-type="float">
            <text:p>43,858,098</text:p>
          </table:table-cell>
          <table:table-cell office:value-type="float" office:value="1711823" calcext:value-type="float">
            <text:p>1,711,823</text:p>
          </table:table-cell>
          <table:table-cell table:style-name="ce6" table:formula="of:=[.B699]/[.C699]" office:value-type="float" office:value="25.6206967659624" calcext:value-type="float">
            <text:p>25.62</text:p>
          </table:table-cell>
        </table:table-row>
        <table:table-row table:style-name="ro1">
          <table:table-cell office:value-type="string" calcext:value-type="string">
            <text:p>boy pablo</text:p>
          </table:table-cell>
          <table:table-cell office:value-type="float" office:value="19261887" calcext:value-type="float">
            <text:p>19,261,887</text:p>
          </table:table-cell>
          <table:table-cell office:value-type="float" office:value="753563" calcext:value-type="float">
            <text:p>753,563</text:p>
          </table:table-cell>
          <table:table-cell table:style-name="ce6" table:formula="of:=[.B700]/[.C700]" office:value-type="float" office:value="25.5610838111744" calcext:value-type="float">
            <text:p>25.56</text:p>
          </table:table-cell>
        </table:table-row>
        <table:table-row table:style-name="ro1">
          <table:table-cell office:value-type="string" calcext:value-type="string">
            <text:p>3OH!3</text:p>
          </table:table-cell>
          <table:table-cell office:value-type="float" office:value="36325810" calcext:value-type="float">
            <text:p>36,325,810</text:p>
          </table:table-cell>
          <table:table-cell office:value-type="float" office:value="1426206" calcext:value-type="float">
            <text:p>1,426,206</text:p>
          </table:table-cell>
          <table:table-cell table:style-name="ce6" table:formula="of:=[.B701]/[.C701]" office:value-type="float" office:value="25.4702406244259" calcext:value-type="float">
            <text:p>25.47</text:p>
          </table:table-cell>
        </table:table-row>
        <table:table-row table:style-name="ro1">
          <table:table-cell office:value-type="string" calcext:value-type="string">
            <text:p>Simple Plan</text:p>
          </table:table-cell>
          <table:table-cell office:value-type="float" office:value="55697167" calcext:value-type="float">
            <text:p>55,697,167</text:p>
          </table:table-cell>
          <table:table-cell office:value-type="float" office:value="2195604" calcext:value-type="float">
            <text:p>2,195,604</text:p>
          </table:table-cell>
          <table:table-cell table:style-name="ce6" table:formula="of:=[.B702]/[.C702]" office:value-type="float" office:value="25.3675831342993" calcext:value-type="float">
            <text:p>25.37</text:p>
          </table:table-cell>
        </table:table-row>
        <table:table-row table:style-name="ro1">
          <table:table-cell office:value-type="string" calcext:value-type="string">
            <text:p>sign crushes motorist</text:p>
          </table:table-cell>
          <table:table-cell office:value-type="float" office:value="9220941" calcext:value-type="float">
            <text:p>9,220,941</text:p>
          </table:table-cell>
          <table:table-cell office:value-type="float" office:value="364276" calcext:value-type="float">
            <text:p>364,276</text:p>
          </table:table-cell>
          <table:table-cell table:style-name="ce6" table:formula="of:=[.B703]/[.C703]" office:value-type="float" office:value="25.3130620738122" calcext:value-type="float">
            <text:p>25.31</text:p>
          </table:table-cell>
        </table:table-row>
        <table:table-row table:style-name="ro1">
          <table:table-cell office:value-type="string" calcext:value-type="string">
            <text:p>Jason Mraz</text:p>
          </table:table-cell>
          <table:table-cell office:value-type="float" office:value="72466937" calcext:value-type="float">
            <text:p>72,466,937</text:p>
          </table:table-cell>
          <table:table-cell office:value-type="float" office:value="2877352" calcext:value-type="float">
            <text:p>2,877,352</text:p>
          </table:table-cell>
          <table:table-cell table:style-name="ce6" table:formula="of:=[.B704]/[.C704]" office:value-type="float" office:value="25.1852873753368" calcext:value-type="float">
            <text:p>25.19</text:p>
          </table:table-cell>
        </table:table-row>
        <table:table-row table:style-name="ro1">
          <table:table-cell office:value-type="string" calcext:value-type="string">
            <text:p>H.E.R.</text:p>
          </table:table-cell>
          <table:table-cell office:value-type="float" office:value="23045054" calcext:value-type="float">
            <text:p>23,045,054</text:p>
          </table:table-cell>
          <table:table-cell office:value-type="float" office:value="915042" calcext:value-type="float">
            <text:p>915,042</text:p>
          </table:table-cell>
          <table:table-cell table:style-name="ce6" table:formula="of:=[.B705]/[.C705]" office:value-type="float" office:value="25.1846953473174" calcext:value-type="float">
            <text:p>25.18</text:p>
          </table:table-cell>
        </table:table-row>
        <table:table-row table:style-name="ro1">
          <table:table-cell office:value-type="string" calcext:value-type="string">
            <text:p>OutKast</text:p>
          </table:table-cell>
          <table:table-cell office:value-type="float" office:value="95305458" calcext:value-type="float">
            <text:p>95,305,458</text:p>
          </table:table-cell>
          <table:table-cell office:value-type="float" office:value="3784392" calcext:value-type="float">
            <text:p>3,784,392</text:p>
          </table:table-cell>
          <table:table-cell table:style-name="ce6" table:formula="of:=[.B706]/[.C706]" office:value-type="float" office:value="25.1838229232067" calcext:value-type="float">
            <text:p>25.18</text:p>
          </table:table-cell>
        </table:table-row>
        <table:table-row table:style-name="ro1">
          <table:table-cell office:value-type="string" calcext:value-type="string">
            <text:p>The Japanese House</text:p>
          </table:table-cell>
          <table:table-cell office:value-type="float" office:value="19730989" calcext:value-type="float">
            <text:p>19,730,989</text:p>
          </table:table-cell>
          <table:table-cell office:value-type="float" office:value="788430" calcext:value-type="float">
            <text:p>788,430</text:p>
          </table:table-cell>
          <table:table-cell table:style-name="ce6" table:formula="of:=[.B707]/[.C707]" office:value-type="float" office:value="25.0256700024099" calcext:value-type="float">
            <text:p>25.03</text:p>
          </table:table-cell>
        </table:table-row>
        <table:table-row table:style-name="ro1">
          <table:table-cell office:value-type="string" calcext:value-type="string">
            <text:p>Lord Huron</text:p>
          </table:table-cell>
          <table:table-cell office:value-type="float" office:value="35713097" calcext:value-type="float">
            <text:p>35,713,097</text:p>
          </table:table-cell>
          <table:table-cell office:value-type="float" office:value="1427774" calcext:value-type="float">
            <text:p>1,427,774</text:p>
          </table:table-cell>
          <table:table-cell table:style-name="ce6" table:formula="of:=[.B708]/[.C708]" office:value-type="float" office:value="25.013130229294" calcext:value-type="float">
            <text:p>25.01</text:p>
          </table:table-cell>
        </table:table-row>
        <table:table-row table:style-name="ro1">
          <table:table-cell office:value-type="string" calcext:value-type="string">
            <text:p>Alan Walker</text:p>
          </table:table-cell>
          <table:table-cell office:value-type="float" office:value="29216470" calcext:value-type="float">
            <text:p>29,216,470</text:p>
          </table:table-cell>
          <table:table-cell office:value-type="float" office:value="1169059" calcext:value-type="float">
            <text:p>1,169,059</text:p>
          </table:table-cell>
          <table:table-cell table:style-name="ce6" table:formula="of:=[.B709]/[.C709]" office:value-type="float" office:value="24.9914418348432" calcext:value-type="float">
            <text:p>24.99</text:p>
          </table:table-cell>
        </table:table-row>
        <table:table-row table:style-name="ro1">
          <table:table-cell office:value-type="string" calcext:value-type="string">
            <text:p>Tee Grizzley</text:p>
          </table:table-cell>
          <table:table-cell office:value-type="float" office:value="10730085" calcext:value-type="float">
            <text:p>10,730,085</text:p>
          </table:table-cell>
          <table:table-cell office:value-type="float" office:value="429898" calcext:value-type="float">
            <text:p>429,898</text:p>
          </table:table-cell>
          <table:table-cell table:style-name="ce6" table:formula="of:=[.B710]/[.C710]" office:value-type="float" office:value="24.9596066974026" calcext:value-type="float">
            <text:p>24.96</text:p>
          </table:table-cell>
        </table:table-row>
        <table:table-row table:style-name="ro1">
          <table:table-cell office:value-type="string" calcext:value-type="string">
            <text:p>G-Eazy</text:p>
          </table:table-cell>
          <table:table-cell office:value-type="float" office:value="32833154" calcext:value-type="float">
            <text:p>32,833,154</text:p>
          </table:table-cell>
          <table:table-cell office:value-type="float" office:value="1316403" calcext:value-type="float">
            <text:p>1,316,403</text:p>
          </table:table-cell>
          <table:table-cell table:style-name="ce6" table:formula="of:=[.B711]/[.C711]" office:value-type="float" office:value="24.9415672860059" calcext:value-type="float">
            <text:p>24.94</text:p>
          </table:table-cell>
        </table:table-row>
        <table:table-row table:style-name="ro1">
          <table:table-cell office:value-type="string" calcext:value-type="string">
            <text:p>JVKE</text:p>
          </table:table-cell>
          <table:table-cell office:value-type="float" office:value="22671940" calcext:value-type="float">
            <text:p>22,671,940</text:p>
          </table:table-cell>
          <table:table-cell office:value-type="float" office:value="909155" calcext:value-type="float">
            <text:p>909,155</text:p>
          </table:table-cell>
          <table:table-cell table:style-name="ce6" table:formula="of:=[.B712]/[.C712]" office:value-type="float" office:value="24.937375914998" calcext:value-type="float">
            <text:p>24.94</text:p>
          </table:table-cell>
        </table:table-row>
        <table:table-row table:style-name="ro1">
          <table:table-cell office:value-type="string" calcext:value-type="string">
            <text:p>Aerosmith</text:p>
          </table:table-cell>
          <table:table-cell office:value-type="float" office:value="94047324" calcext:value-type="float">
            <text:p>94,047,324</text:p>
          </table:table-cell>
          <table:table-cell office:value-type="float" office:value="3777225" calcext:value-type="float">
            <text:p>3,777,225</text:p>
          </table:table-cell>
          <table:table-cell table:style-name="ce6" table:formula="of:=[.B713]/[.C713]" office:value-type="float" office:value="24.8985231221333" calcext:value-type="float">
            <text:p>24.90</text:p>
          </table:table-cell>
        </table:table-row>
        <table:table-row table:style-name="ro1">
          <table:table-cell office:value-type="string" calcext:value-type="string">
            <text:p>Dayglow</text:p>
          </table:table-cell>
          <table:table-cell office:value-type="float" office:value="23974674" calcext:value-type="float">
            <text:p>23,974,674</text:p>
          </table:table-cell>
          <table:table-cell office:value-type="float" office:value="965181" calcext:value-type="float">
            <text:p>965,181</text:p>
          </table:table-cell>
          <table:table-cell table:style-name="ce6" table:formula="of:=[.B714]/[.C714]" office:value-type="float" office:value="24.8395627348653" calcext:value-type="float">
            <text:p>24.84</text:p>
          </table:table-cell>
        </table:table-row>
        <table:table-row table:style-name="ro1">
          <table:table-cell office:value-type="string" calcext:value-type="string">
            <text:p>bazzi</text:p>
          </table:table-cell>
          <table:table-cell office:value-type="float" office:value="25231308" calcext:value-type="float">
            <text:p>25,231,308</text:p>
          </table:table-cell>
          <table:table-cell office:value-type="float" office:value="1015985" calcext:value-type="float">
            <text:p>1,015,985</text:p>
          </table:table-cell>
          <table:table-cell table:style-name="ce6" table:formula="of:=[.B715]/[.C715]" office:value-type="float" office:value="24.8343312155199" calcext:value-type="float">
            <text:p>24.83</text:p>
          </table:table-cell>
        </table:table-row>
        <table:table-row table:style-name="ro1">
          <table:table-cell office:value-type="string" calcext:value-type="string">
            <text:p>JackBoys</text:p>
          </table:table-cell>
          <table:table-cell office:value-type="float" office:value="16122982" calcext:value-type="float">
            <text:p>16,122,982</text:p>
          </table:table-cell>
          <table:table-cell office:value-type="float" office:value="651832" calcext:value-type="float">
            <text:p>651,832</text:p>
          </table:table-cell>
          <table:table-cell table:style-name="ce6" table:formula="of:=[.B716]/[.C716]" office:value-type="float" office:value="24.7348734029627" calcext:value-type="float">
            <text:p>24.73</text:p>
          </table:table-cell>
        </table:table-row>
        <table:table-row table:style-name="ro1">
          <table:table-cell office:value-type="string" calcext:value-type="string">
            <text:p>A$AP Ferg</text:p>
          </table:table-cell>
          <table:table-cell office:value-type="float" office:value="28124573" calcext:value-type="float">
            <text:p>28,124,573</text:p>
          </table:table-cell>
          <table:table-cell office:value-type="float" office:value="1138423" calcext:value-type="float">
            <text:p>1,138,423</text:p>
          </table:table-cell>
          <table:table-cell table:style-name="ce6" table:formula="of:=[.B717]/[.C717]" office:value-type="float" office:value="24.7048531169873" calcext:value-type="float">
            <text:p>24.70</text:p>
          </table:table-cell>
        </table:table-row>
        <table:table-row table:style-name="ro1">
          <table:table-cell office:value-type="string" calcext:value-type="string">
            <text:p>Kesha</text:p>
          </table:table-cell>
          <table:table-cell office:value-type="float" office:value="32331220" calcext:value-type="float">
            <text:p>32,331,220</text:p>
          </table:table-cell>
          <table:table-cell office:value-type="float" office:value="1316790" calcext:value-type="float">
            <text:p>1,316,790</text:p>
          </table:table-cell>
          <table:table-cell table:style-name="ce6" table:formula="of:=[.B718]/[.C718]" office:value-type="float" office:value="24.5530570554151" calcext:value-type="float">
            <text:p>24.55</text:p>
          </table:table-cell>
        </table:table-row>
        <table:table-row table:style-name="ro1">
          <table:table-cell office:value-type="string" calcext:value-type="string">
            <text:p>Chris Brown</text:p>
          </table:table-cell>
          <table:table-cell office:value-type="float" office:value="91744704" calcext:value-type="float">
            <text:p>91,744,704</text:p>
          </table:table-cell>
          <table:table-cell office:value-type="float" office:value="3764810" calcext:value-type="float">
            <text:p>3,764,810</text:p>
          </table:table-cell>
          <table:table-cell table:style-name="ce6" table:formula="of:=[.B719]/[.C719]" office:value-type="float" office:value="24.369013044483" calcext:value-type="float">
            <text:p>24.37</text:p>
          </table:table-cell>
        </table:table-row>
        <table:table-row table:style-name="ro1">
          <table:table-cell office:value-type="string" calcext:value-type="string">
            <text:p>Mavi</text:p>
          </table:table-cell>
          <table:table-cell office:value-type="float" office:value="14268838" calcext:value-type="float">
            <text:p>14,268,838</text:p>
          </table:table-cell>
          <table:table-cell office:value-type="float" office:value="585768" calcext:value-type="float">
            <text:p>585,768</text:p>
          </table:table-cell>
          <table:table-cell table:style-name="ce6" table:formula="of:=[.B720]/[.C720]" office:value-type="float" office:value="24.3591968151213" calcext:value-type="float">
            <text:p>24.36</text:p>
          </table:table-cell>
        </table:table-row>
        <table:table-row table:style-name="ro1">
          <table:table-cell office:value-type="string" calcext:value-type="string">
            <text:p>Crumb</text:p>
          </table:table-cell>
          <table:table-cell office:value-type="float" office:value="18393893" calcext:value-type="float">
            <text:p>18,393,893</text:p>
          </table:table-cell>
          <table:table-cell office:value-type="float" office:value="756722" calcext:value-type="float">
            <text:p>756,722</text:p>
          </table:table-cell>
          <table:table-cell table:style-name="ce6" table:formula="of:=[.B721]/[.C721]" office:value-type="float" office:value="24.3073321510409" calcext:value-type="float">
            <text:p>24.31</text:p>
          </table:table-cell>
        </table:table-row>
        <table:table-row table:style-name="ro1">
          <table:table-cell office:value-type="string" calcext:value-type="string">
            <text:p>Fifty Fifty</text:p>
          </table:table-cell>
          <table:table-cell office:value-type="float" office:value="21194355" calcext:value-type="float">
            <text:p>21,194,355</text:p>
          </table:table-cell>
          <table:table-cell office:value-type="float" office:value="872714" calcext:value-type="float">
            <text:p>872,714</text:p>
          </table:table-cell>
          <table:table-cell table:style-name="ce6" table:formula="of:=[.B722]/[.C722]" office:value-type="float" office:value="24.28556778051" calcext:value-type="float">
            <text:p>24.29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office:value-type="float" office:value="51989200" calcext:value-type="float">
            <text:p>51,989,200</text:p>
          </table:table-cell>
          <table:table-cell office:value-type="float" office:value="2142623" calcext:value-type="float">
            <text:p>2,142,623</text:p>
          </table:table-cell>
          <table:table-cell table:style-name="ce6" table:formula="of:=[.B723]/[.C723]" office:value-type="float" office:value="24.2642779434366" calcext:value-type="float">
            <text:p>24.26</text:p>
          </table:table-cell>
        </table:table-row>
        <table:table-row table:style-name="ro1">
          <table:table-cell office:value-type="string" calcext:value-type="string">
            <text:p>Billy Joel</text:p>
          </table:table-cell>
          <table:table-cell office:value-type="float" office:value="69457932" calcext:value-type="float">
            <text:p>69,457,932</text:p>
          </table:table-cell>
          <table:table-cell office:value-type="float" office:value="2866293" calcext:value-type="float">
            <text:p>2,866,293</text:p>
          </table:table-cell>
          <table:table-cell table:style-name="ce6" table:formula="of:=[.B724]/[.C724]" office:value-type="float" office:value="24.2326698631298" calcext:value-type="float">
            <text:p>24.23</text:p>
          </table:table-cell>
        </table:table-row>
        <table:table-row table:style-name="ro1">
          <table:table-cell office:value-type="string" calcext:value-type="string">
            <text:p>Quavo</text:p>
          </table:table-cell>
          <table:table-cell office:value-type="float" office:value="13700885" calcext:value-type="float">
            <text:p>13,700,885</text:p>
          </table:table-cell>
          <table:table-cell office:value-type="float" office:value="566229" calcext:value-type="float">
            <text:p>566,229</text:p>
          </table:table-cell>
          <table:table-cell table:style-name="ce6" table:formula="of:=[.B725]/[.C725]" office:value-type="float" office:value="24.1967207613881" calcext:value-type="float">
            <text:p>24.20</text:p>
          </table:table-cell>
        </table:table-row>
        <table:table-row table:style-name="ro1">
          <table:table-cell office:value-type="string" calcext:value-type="string">
            <text:p>Meek Mill</text:p>
          </table:table-cell>
          <table:table-cell office:value-type="float" office:value="33042229" calcext:value-type="float">
            <text:p>33,042,229</text:p>
          </table:table-cell>
          <table:table-cell office:value-type="float" office:value="1365933" calcext:value-type="float">
            <text:p>1,365,933</text:p>
          </table:table-cell>
          <table:table-cell table:style-name="ce6" table:formula="of:=[.B726]/[.C726]" office:value-type="float" office:value="24.1902267534352" calcext:value-type="float">
            <text:p>24.19</text:p>
          </table:table-cell>
        </table:table-row>
        <table:table-row table:style-name="ro1">
          <table:table-cell office:value-type="string" calcext:value-type="string">
            <text:p>Marshmello</text:p>
          </table:table-cell>
          <table:table-cell office:value-type="float" office:value="42391109" calcext:value-type="float">
            <text:p>42,391,109</text:p>
          </table:table-cell>
          <table:table-cell office:value-type="float" office:value="1753153" calcext:value-type="float">
            <text:p>1,753,153</text:p>
          </table:table-cell>
          <table:table-cell table:style-name="ce6" table:formula="of:=[.B727]/[.C727]" office:value-type="float" office:value="24.1799255398702" calcext:value-type="float">
            <text:p>24.18</text:p>
          </table:table-cell>
        </table:table-row>
        <table:table-row table:style-name="ro1">
          <table:table-cell office:value-type="string" calcext:value-type="string">
            <text:p>Leith Ross</text:p>
          </table:table-cell>
          <table:table-cell office:value-type="float" office:value="9472114" calcext:value-type="float">
            <text:p>9,472,114</text:p>
          </table:table-cell>
          <table:table-cell office:value-type="float" office:value="392024" calcext:value-type="float">
            <text:p>392,024</text:p>
          </table:table-cell>
          <table:table-cell table:style-name="ce6" table:formula="of:=[.B728]/[.C728]" office:value-type="float" office:value="24.1620768116238" calcext:value-type="float">
            <text:p>24.16</text:p>
          </table:table-cell>
        </table:table-row>
        <table:table-row table:style-name="ro1">
          <table:table-cell office:value-type="string" calcext:value-type="string">
            <text:p>Phantogram</text:p>
          </table:table-cell>
          <table:table-cell office:value-type="float" office:value="31430916" calcext:value-type="float">
            <text:p>31,430,916</text:p>
          </table:table-cell>
          <table:table-cell office:value-type="float" office:value="1301599" calcext:value-type="float">
            <text:p>1,301,599</text:p>
          </table:table-cell>
          <table:table-cell table:style-name="ce6" table:formula="of:=[.B729]/[.C729]" office:value-type="float" office:value="24.147925743643" calcext:value-type="float">
            <text:p>24.15</text:p>
          </table:table-cell>
        </table:table-row>
        <table:table-row table:style-name="ro1">
          <table:table-cell office:value-type="string" calcext:value-type="string">
            <text:p>Justin Hurwitz</text:p>
          </table:table-cell>
          <table:table-cell office:value-type="float" office:value="14671209" calcext:value-type="float">
            <text:p>14,671,209</text:p>
          </table:table-cell>
          <table:table-cell office:value-type="float" office:value="609017" calcext:value-type="float">
            <text:p>609,017</text:p>
          </table:table-cell>
          <table:table-cell table:style-name="ce6" table:formula="of:=[.B730]/[.C730]" office:value-type="float" office:value="24.0899827098423" calcext:value-type="float">
            <text:p>24.09</text:p>
          </table:table-cell>
        </table:table-row>
        <table:table-row table:style-name="ro1">
          <table:table-cell office:value-type="string" calcext:value-type="string">
            <text:p>Major Lazer</text:p>
          </table:table-cell>
          <table:table-cell office:value-type="float" office:value="52096488" calcext:value-type="float">
            <text:p>52,096,488</text:p>
          </table:table-cell>
          <table:table-cell office:value-type="float" office:value="2162733" calcext:value-type="float">
            <text:p>2,162,733</text:p>
          </table:table-cell>
          <table:table-cell table:style-name="ce6" table:formula="of:=[.B731]/[.C731]" office:value-type="float" office:value="24.0882660966472" calcext:value-type="float">
            <text:p>24.09</text:p>
          </table:table-cell>
        </table:table-row>
        <table:table-row table:style-name="ro1">
          <table:table-cell office:value-type="string" calcext:value-type="string">
            <text:p>The Notorious B.I.G.</text:p>
          </table:table-cell>
          <table:table-cell office:value-type="float" office:value="75063298" calcext:value-type="float">
            <text:p>75,063,298</text:p>
          </table:table-cell>
          <table:table-cell office:value-type="float" office:value="3135860" calcext:value-type="float">
            <text:p>3,135,860</text:p>
          </table:table-cell>
          <table:table-cell table:style-name="ce6" table:formula="of:=[.B732]/[.C732]" office:value-type="float" office:value="23.9370692569184" calcext:value-type="float">
            <text:p>23.94</text:p>
          </table:table-cell>
        </table:table-row>
        <table:table-row table:style-name="ro1">
          <table:table-cell office:value-type="string" calcext:value-type="string">
            <text:p>Chet Baker</text:p>
          </table:table-cell>
          <table:table-cell office:value-type="float" office:value="32740696" calcext:value-type="float">
            <text:p>32,740,696</text:p>
          </table:table-cell>
          <table:table-cell office:value-type="float" office:value="1375760" calcext:value-type="float">
            <text:p>1,375,760</text:p>
          </table:table-cell>
          <table:table-cell table:style-name="ce6" table:formula="of:=[.B733]/[.C733]" office:value-type="float" office:value="23.7982613246496" calcext:value-type="float">
            <text:p>23.80</text:p>
          </table:table-cell>
        </table:table-row>
        <table:table-row table:style-name="ro1">
          <table:table-cell office:value-type="string" calcext:value-type="string">
            <text:p>Van Halen</text:p>
          </table:table-cell>
          <table:table-cell office:value-type="float" office:value="57381460" calcext:value-type="float">
            <text:p>57,381,460</text:p>
          </table:table-cell>
          <table:table-cell office:value-type="float" office:value="2416123" calcext:value-type="float">
            <text:p>2,416,123</text:p>
          </table:table-cell>
          <table:table-cell table:style-name="ce6" table:formula="of:=[.B734]/[.C734]" office:value-type="float" office:value="23.7493952087704" calcext:value-type="float">
            <text:p>23.75</text:p>
          </table:table-cell>
        </table:table-row>
        <table:table-row table:style-name="ro1">
          <table:table-cell office:value-type="string" calcext:value-type="string">
            <text:p>Jack Stauber</text:p>
          </table:table-cell>
          <table:table-cell office:value-type="float" office:value="15112040" calcext:value-type="float">
            <text:p>15,112,040</text:p>
          </table:table-cell>
          <table:table-cell office:value-type="float" office:value="639759" calcext:value-type="float">
            <text:p>639,759</text:p>
          </table:table-cell>
          <table:table-cell table:style-name="ce6" table:formula="of:=[.B735]/[.C735]" office:value-type="float" office:value="23.6214574550729" calcext:value-type="float">
            <text:p>23.62</text:p>
          </table:table-cell>
        </table:table-row>
        <table:table-row table:style-name="ro1">
          <table:table-cell office:value-type="string" calcext:value-type="string">
            <text:p>Nina Simone</text:p>
          </table:table-cell>
          <table:table-cell office:value-type="float" office:value="56095178" calcext:value-type="float">
            <text:p>56,095,178</text:p>
          </table:table-cell>
          <table:table-cell office:value-type="float" office:value="2387825" calcext:value-type="float">
            <text:p>2,387,825</text:p>
          </table:table-cell>
          <table:table-cell table:style-name="ce6" table:formula="of:=[.B736]/[.C736]" office:value-type="float" office:value="23.4921646268047" calcext:value-type="float">
            <text:p>23.49</text:p>
          </table:table-cell>
        </table:table-row>
        <table:table-row table:style-name="ro1">
          <table:table-cell office:value-type="string" calcext:value-type="string">
            <text:p>WET LEG</text:p>
          </table:table-cell>
          <table:table-cell office:value-type="float" office:value="11659499" calcext:value-type="float">
            <text:p>11,659,499</text:p>
          </table:table-cell>
          <table:table-cell office:value-type="float" office:value="497550" calcext:value-type="float">
            <text:p>497,550</text:p>
          </table:table-cell>
          <table:table-cell table:style-name="ce6" table:formula="of:=[.B737]/[.C737]" office:value-type="float" office:value="23.4338237363079" calcext:value-type="float">
            <text:p>23.43</text:p>
          </table:table-cell>
        </table:table-row>
        <table:table-row table:style-name="ro1">
          <table:table-cell office:value-type="string" calcext:value-type="string">
            <text:p>Stone Temple Pilots</text:p>
          </table:table-cell>
          <table:table-cell office:value-type="float" office:value="46020406" calcext:value-type="float">
            <text:p>46,020,406</text:p>
          </table:table-cell>
          <table:table-cell office:value-type="float" office:value="1965626" calcext:value-type="float">
            <text:p>1,965,626</text:p>
          </table:table-cell>
          <table:table-cell table:style-name="ce6" table:formula="of:=[.B738]/[.C738]" office:value-type="float" office:value="23.4125952749913" calcext:value-type="float">
            <text:p>23.41</text:p>
          </table:table-cell>
        </table:table-row>
        <table:table-row table:style-name="ro1">
          <table:table-cell office:value-type="string" calcext:value-type="string">
            <text:p>Bruno Major</text:p>
          </table:table-cell>
          <table:table-cell office:value-type="float" office:value="16311314" calcext:value-type="float">
            <text:p>16,311,314</text:p>
          </table:table-cell>
          <table:table-cell office:value-type="float" office:value="696954" calcext:value-type="float">
            <text:p>696,954</text:p>
          </table:table-cell>
          <table:table-cell table:style-name="ce6" table:formula="of:=[.B739]/[.C739]" office:value-type="float" office:value="23.4037167445771" calcext:value-type="float">
            <text:p>23.40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21192900" calcext:value-type="float">
            <text:p>21,192,900</text:p>
          </table:table-cell>
          <table:table-cell office:value-type="float" office:value="908644" calcext:value-type="float">
            <text:p>908,644</text:p>
          </table:table-cell>
          <table:table-cell table:style-name="ce6" table:formula="of:=[.B740]/[.C740]" office:value-type="float" office:value="23.323655909245" calcext:value-type="float">
            <text:p>23.32</text:p>
          </table:table-cell>
        </table:table-row>
        <table:table-row table:style-name="ro1">
          <table:table-cell office:value-type="string" calcext:value-type="string">
            <text:p>The Drums</text:p>
          </table:table-cell>
          <table:table-cell office:value-type="float" office:value="37623405" calcext:value-type="float">
            <text:p>37,623,405</text:p>
          </table:table-cell>
          <table:table-cell office:value-type="float" office:value="1620687" calcext:value-type="float">
            <text:p>1,620,687</text:p>
          </table:table-cell>
          <table:table-cell table:style-name="ce6" table:formula="of:=[.B741]/[.C741]" office:value-type="float" office:value="23.214479415211" calcext:value-type="float">
            <text:p>23.21</text:p>
          </table:table-cell>
        </table:table-row>
        <table:table-row table:style-name="ro1">
          <table:table-cell office:value-type="string" calcext:value-type="string">
            <text:p>The Fray</text:p>
          </table:table-cell>
          <table:table-cell office:value-type="float" office:value="65114505" calcext:value-type="float">
            <text:p>65,114,505</text:p>
          </table:table-cell>
          <table:table-cell office:value-type="float" office:value="2809450" calcext:value-type="float">
            <text:p>2,809,450</text:p>
          </table:table-cell>
          <table:table-cell table:style-name="ce6" table:formula="of:=[.B742]/[.C742]" office:value-type="float" office:value="23.1769581234761" calcext:value-type="float">
            <text:p>23.18</text:p>
          </table:table-cell>
        </table:table-row>
        <table:table-row table:style-name="ro1">
          <table:table-cell office:value-type="string" calcext:value-type="string">
            <text:p>Internet Money</text:p>
          </table:table-cell>
          <table:table-cell office:value-type="float" office:value="17208052" calcext:value-type="float">
            <text:p>17,208,052</text:p>
          </table:table-cell>
          <table:table-cell office:value-type="float" office:value="742637" calcext:value-type="float">
            <text:p>742,637</text:p>
          </table:table-cell>
          <table:table-cell table:style-name="ce6" table:formula="of:=[.B743]/[.C743]" office:value-type="float" office:value="23.1715521849841" calcext:value-type="float">
            <text:p>23.17</text:p>
          </table:table-cell>
        </table:table-row>
        <table:table-row table:style-name="ro1">
          <table:table-cell office:value-type="string" calcext:value-type="string">
            <text:p>Stevie Wonder</text:p>
          </table:table-cell>
          <table:table-cell office:value-type="float" office:value="72179179" calcext:value-type="float">
            <text:p>72,179,179</text:p>
          </table:table-cell>
          <table:table-cell office:value-type="float" office:value="3119558" calcext:value-type="float">
            <text:p>3,119,558</text:p>
          </table:table-cell>
          <table:table-cell table:style-name="ce6" table:formula="of:=[.B744]/[.C744]" office:value-type="float" office:value="23.137630074517" calcext:value-type="float">
            <text:p>23.14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42991211" calcext:value-type="float">
            <text:p>42,991,211</text:p>
          </table:table-cell>
          <table:table-cell office:value-type="float" office:value="1863228" calcext:value-type="float">
            <text:p>1,863,228</text:p>
          </table:table-cell>
          <table:table-cell table:style-name="ce6" table:formula="of:=[.B745]/[.C745]" office:value-type="float" office:value="23.07351059559" calcext:value-type="float">
            <text:p>23.07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280794" calcext:value-type="float">
            <text:p>14,280,794</text:p>
          </table:table-cell>
          <table:table-cell office:value-type="float" office:value="619132" calcext:value-type="float">
            <text:p>619,132</text:p>
          </table:table-cell>
          <table:table-cell table:style-name="ce6" table:formula="of:=[.B746]/[.C746]" office:value-type="float" office:value="23.0658308728995" calcext:value-type="float">
            <text:p>23.07</text:p>
          </table:table-cell>
        </table:table-row>
        <table:table-row table:style-name="ro1">
          <table:table-cell office:value-type="string" calcext:value-type="string">
            <text:p>Psy</text:p>
          </table:table-cell>
          <table:table-cell office:value-type="float" office:value="26470627" calcext:value-type="float">
            <text:p>26,470,627</text:p>
          </table:table-cell>
          <table:table-cell office:value-type="float" office:value="1149109" calcext:value-type="float">
            <text:p>1,149,109</text:p>
          </table:table-cell>
          <table:table-cell table:style-name="ce6" table:formula="of:=[.B747]/[.C747]" office:value-type="float" office:value="23.0357842467512" calcext:value-type="float">
            <text:p>23.04</text:p>
          </table:table-cell>
        </table:table-row>
        <table:table-row table:style-name="ro1">
          <table:table-cell office:value-type="string" calcext:value-type="string">
            <text:p>3 Doors Down</text:p>
          </table:table-cell>
          <table:table-cell office:value-type="float" office:value="68179703" calcext:value-type="float">
            <text:p>68,179,703</text:p>
          </table:table-cell>
          <table:table-cell office:value-type="float" office:value="2961454" calcext:value-type="float">
            <text:p>2,961,454</text:p>
          </table:table-cell>
          <table:table-cell table:style-name="ce6" table:formula="of:=[.B748]/[.C748]" office:value-type="float" office:value="23.0223744822645" calcext:value-type="float">
            <text:p>23.02</text:p>
          </table:table-cell>
        </table:table-row>
        <table:table-row table:style-name="ro1">
          <table:table-cell office:value-type="string" calcext:value-type="string">
            <text:p>James Arthur</text:p>
          </table:table-cell>
          <table:table-cell office:value-type="float" office:value="29057397" calcext:value-type="float">
            <text:p>29,057,397</text:p>
          </table:table-cell>
          <table:table-cell office:value-type="float" office:value="1267133" calcext:value-type="float">
            <text:p>1,267,133</text:p>
          </table:table-cell>
          <table:table-cell table:style-name="ce6" table:formula="of:=[.B749]/[.C749]" office:value-type="float" office:value="22.9316078107034" calcext:value-type="float">
            <text:p>22.93</text:p>
          </table:table-cell>
        </table:table-row>
        <table:table-row table:style-name="ro1">
          <table:table-cell office:value-type="string" calcext:value-type="string">
            <text:p>Robbie Williams</text:p>
          </table:table-cell>
          <table:table-cell office:value-type="float" office:value="53188038" calcext:value-type="float">
            <text:p>53,188,038</text:p>
          </table:table-cell>
          <table:table-cell office:value-type="float" office:value="2323541" calcext:value-type="float">
            <text:p>2,323,541</text:p>
          </table:table-cell>
          <table:table-cell table:style-name="ce6" table:formula="of:=[.B750]/[.C750]" office:value-type="float" office:value="22.8909401641718" calcext:value-type="float">
            <text:p>22.89</text:p>
          </table:table-cell>
        </table:table-row>
        <table:table-row table:style-name="ro1">
          <table:table-cell office:value-type="string" calcext:value-type="string">
            <text:p>t.A.T.u.</text:p>
          </table:table-cell>
          <table:table-cell office:value-type="float" office:value="34849940" calcext:value-type="float">
            <text:p>34,849,940</text:p>
          </table:table-cell>
          <table:table-cell office:value-type="float" office:value="1522438" calcext:value-type="float">
            <text:p>1,522,438</text:p>
          </table:table-cell>
          <table:table-cell table:style-name="ce6" table:formula="of:=[.B751]/[.C751]" office:value-type="float" office:value="22.8908763443897" calcext:value-type="float">
            <text:p>22.89</text:p>
          </table:table-cell>
        </table:table-row>
        <table:table-row table:style-name="ro1">
          <table:table-cell office:value-type="string" calcext:value-type="string">
            <text:p>Electric Light Orchestra</text:p>
          </table:table-cell>
          <table:table-cell office:value-type="float" office:value="52496558" calcext:value-type="float">
            <text:p>52,496,558</text:p>
          </table:table-cell>
          <table:table-cell office:value-type="float" office:value="2296048" calcext:value-type="float">
            <text:p>2,296,048</text:p>
          </table:table-cell>
          <table:table-cell table:style-name="ce6" table:formula="of:=[.B752]/[.C752]" office:value-type="float" office:value="22.8638765391664" calcext:value-type="float">
            <text:p>22.86</text:p>
          </table:table-cell>
        </table:table-row>
        <table:table-row table:style-name="ro1">
          <table:table-cell office:value-type="string" calcext:value-type="string">
            <text:p>The All-American Rejects</text:p>
          </table:table-cell>
          <table:table-cell office:value-type="float" office:value="58765785" calcext:value-type="float">
            <text:p>58,765,785</text:p>
          </table:table-cell>
          <table:table-cell office:value-type="float" office:value="2570745" calcext:value-type="float">
            <text:p>2,570,745</text:p>
          </table:table-cell>
          <table:table-cell table:style-name="ce6" table:formula="of:=[.B753]/[.C753]" office:value-type="float" office:value="22.8594376338377" calcext:value-type="float">
            <text:p>22.86</text:p>
          </table:table-cell>
        </table:table-row>
        <table:table-row table:style-name="ro1">
          <table:table-cell office:value-type="string" calcext:value-type="string">
            <text:p>Elis Regina</text:p>
          </table:table-cell>
          <table:table-cell office:value-type="float" office:value="16277048" calcext:value-type="float">
            <text:p>16,277,048</text:p>
          </table:table-cell>
          <table:table-cell office:value-type="float" office:value="713163" calcext:value-type="float">
            <text:p>713,163</text:p>
          </table:table-cell>
          <table:table-cell table:style-name="ce6" table:formula="of:=[.B754]/[.C754]" office:value-type="float" office:value="22.8237415569793" calcext:value-type="float">
            <text:p>22.82</text:p>
          </table:table-cell>
        </table:table-row>
        <table:table-row table:style-name="ro1">
          <table:table-cell office:value-type="string" calcext:value-type="string">
            <text:p>Aaron May</text:p>
          </table:table-cell>
          <table:table-cell office:value-type="float" office:value="14122422" calcext:value-type="float">
            <text:p>14,122,422</text:p>
          </table:table-cell>
          <table:table-cell office:value-type="float" office:value="619298" calcext:value-type="float">
            <text:p>619,298</text:p>
          </table:table-cell>
          <table:table-cell table:style-name="ce6" table:formula="of:=[.B755]/[.C755]" office:value-type="float" office:value="22.8039199222345" calcext:value-type="float">
            <text:p>22.80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26490244" calcext:value-type="float">
            <text:p>26,490,244</text:p>
          </table:table-cell>
          <table:table-cell office:value-type="float" office:value="1169820" calcext:value-type="float">
            <text:p>1,169,820</text:p>
          </table:table-cell>
          <table:table-cell table:style-name="ce6" table:formula="of:=[.B756]/[.C756]" office:value-type="float" office:value="22.644717990802" calcext:value-type="float">
            <text:p>22.64</text:p>
          </table:table-cell>
        </table:table-row>
        <table:table-row table:style-name="ro1">
          <table:table-cell office:value-type="string" calcext:value-type="string">
            <text:p>Pastel Ghost</text:p>
          </table:table-cell>
          <table:table-cell office:value-type="float" office:value="9930529" calcext:value-type="float">
            <text:p>9,930,529</text:p>
          </table:table-cell>
          <table:table-cell office:value-type="float" office:value="438632" calcext:value-type="float">
            <text:p>438,632</text:p>
          </table:table-cell>
          <table:table-cell table:style-name="ce6" table:formula="of:=[.B757]/[.C757]" office:value-type="float" office:value="22.6397732039614" calcext:value-type="float">
            <text:p>22.64</text:p>
          </table:table-cell>
        </table:table-row>
        <table:table-row table:style-name="ro1">
          <table:table-cell office:value-type="string" calcext:value-type="string">
            <text:p>Paul Simon</text:p>
          </table:table-cell>
          <table:table-cell office:value-type="float" office:value="39243211" calcext:value-type="float">
            <text:p>39,243,211</text:p>
          </table:table-cell>
          <table:table-cell office:value-type="float" office:value="1745504" calcext:value-type="float">
            <text:p>1,745,504</text:p>
          </table:table-cell>
          <table:table-cell table:style-name="ce6" table:formula="of:=[.B758]/[.C758]" office:value-type="float" office:value="22.4824526325921" calcext:value-type="float">
            <text:p>22.48</text:p>
          </table:table-cell>
        </table:table-row>
        <table:table-row table:style-name="ro1">
          <table:table-cell office:value-type="string" calcext:value-type="string">
            <text:p>Black Eyed Peas</text:p>
          </table:table-cell>
          <table:table-cell office:value-type="float" office:value="106033356" calcext:value-type="float">
            <text:p>106,033,356</text:p>
          </table:table-cell>
          <table:table-cell office:value-type="float" office:value="4721680" calcext:value-type="float">
            <text:p>4,721,680</text:p>
          </table:table-cell>
          <table:table-cell table:style-name="ce6" table:formula="of:=[.B759]/[.C759]" office:value-type="float" office:value="22.4567010047271" calcext:value-type="float">
            <text:p>22.46</text:p>
          </table:table-cell>
        </table:table-row>
        <table:table-row table:style-name="ro1">
          <table:table-cell office:value-type="string" calcext:value-type="string">
            <text:p>amaarae</text:p>
          </table:table-cell>
          <table:table-cell office:value-type="float" office:value="12546876" calcext:value-type="float">
            <text:p>12,546,876</text:p>
          </table:table-cell>
          <table:table-cell office:value-type="float" office:value="558749" calcext:value-type="float">
            <text:p>558,749</text:p>
          </table:table-cell>
          <table:table-cell table:style-name="ce6" table:formula="of:=[.B760]/[.C760]" office:value-type="float" office:value="22.4552992488577" calcext:value-type="float">
            <text:p>22.46</text:p>
          </table:table-cell>
        </table:table-row>
        <table:table-row table:style-name="ro1">
          <table:table-cell office:value-type="string" calcext:value-type="string">
            <text:p>Montell Fish</text:p>
          </table:table-cell>
          <table:table-cell office:value-type="float" office:value="14893678" calcext:value-type="float">
            <text:p>14,893,678</text:p>
          </table:table-cell>
          <table:table-cell office:value-type="float" office:value="664047" calcext:value-type="float">
            <text:p>664,047</text:p>
          </table:table-cell>
          <table:table-cell table:style-name="ce6" table:formula="of:=[.B761]/[.C761]" office:value-type="float" office:value="22.4286503816748" calcext:value-type="float">
            <text:p>22.43</text:p>
          </table:table-cell>
        </table:table-row>
        <table:table-row table:style-name="ro1">
          <table:table-cell office:value-type="string" calcext:value-type="string">
            <text:p>GoldLink</text:p>
          </table:table-cell>
          <table:table-cell office:value-type="float" office:value="19141380" calcext:value-type="float">
            <text:p>19,141,380</text:p>
          </table:table-cell>
          <table:table-cell office:value-type="float" office:value="854912" calcext:value-type="float">
            <text:p>854,912</text:p>
          </table:table-cell>
          <table:table-cell table:style-name="ce6" table:formula="of:=[.B762]/[.C762]" office:value-type="float" office:value="22.3898834032041" calcext:value-type="float">
            <text:p>22.39</text:p>
          </table:table-cell>
        </table:table-row>
        <table:table-row table:style-name="ro1">
          <table:table-cell office:value-type="string" calcext:value-type="string">
            <text:p>Martin Garrix</text:p>
          </table:table-cell>
          <table:table-cell office:value-type="float" office:value="35101835" calcext:value-type="float">
            <text:p>35,101,835</text:p>
          </table:table-cell>
          <table:table-cell office:value-type="float" office:value="1570845" calcext:value-type="float">
            <text:p>1,570,845</text:p>
          </table:table-cell>
          <table:table-cell table:style-name="ce6" table:formula="of:=[.B763]/[.C763]" office:value-type="float" office:value="22.3458297922456" calcext:value-type="float">
            <text:p>22.35</text:p>
          </table:table-cell>
        </table:table-row>
        <table:table-row table:style-name="ro1">
          <table:table-cell office:value-type="string" calcext:value-type="string">
            <text:p>Rae Sremmurd</text:p>
          </table:table-cell>
          <table:table-cell office:value-type="float" office:value="28073858" calcext:value-type="float">
            <text:p>28,073,858</text:p>
          </table:table-cell>
          <table:table-cell office:value-type="float" office:value="1261315" calcext:value-type="float">
            <text:p>1,261,315</text:p>
          </table:table-cell>
          <table:table-cell table:style-name="ce6" table:formula="of:=[.B764]/[.C764]" office:value-type="float" office:value="22.2576105096665" calcext:value-type="float">
            <text:p>22.26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office:value-type="float" office:value="18974829" calcext:value-type="float">
            <text:p>18,974,829</text:p>
          </table:table-cell>
          <table:table-cell office:value-type="float" office:value="854070" calcext:value-type="float">
            <text:p>854,070</text:p>
          </table:table-cell>
          <table:table-cell table:style-name="ce6" table:formula="of:=[.B765]/[.C765]" office:value-type="float" office:value="22.2169482595103" calcext:value-type="float">
            <text:p>22.2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8456734" calcext:value-type="float">
            <text:p>18,456,734</text:p>
          </table:table-cell>
          <table:table-cell office:value-type="float" office:value="831640" calcext:value-type="float">
            <text:p>831,640</text:p>
          </table:table-cell>
          <table:table-cell table:style-name="ce6" table:formula="of:=[.B766]/[.C766]" office:value-type="float" office:value="22.1931773363475" calcext:value-type="float">
            <text:p>22.19</text:p>
          </table:table-cell>
        </table:table-row>
        <table:table-row table:style-name="ro1">
          <table:table-cell office:value-type="string" calcext:value-type="string">
            <text:p>Raye</text:p>
          </table:table-cell>
          <table:table-cell office:value-type="float" office:value="18396509" calcext:value-type="float">
            <text:p>18,396,509</text:p>
          </table:table-cell>
          <table:table-cell office:value-type="float" office:value="832225" calcext:value-type="float">
            <text:p>832,225</text:p>
          </table:table-cell>
          <table:table-cell table:style-name="ce6" table:formula="of:=[.B767]/[.C767]" office:value-type="float" office:value="22.1052107302713" calcext:value-type="float">
            <text:p>22.11</text:p>
          </table:table-cell>
        </table:table-row>
        <table:table-row table:style-name="ro1">
          <table:table-cell office:value-type="string" calcext:value-type="string">
            <text:p>MC Kevin o Chris</text:p>
          </table:table-cell>
          <table:table-cell office:value-type="float" office:value="7315391" calcext:value-type="float">
            <text:p>7,315,391</text:p>
          </table:table-cell>
          <table:table-cell office:value-type="float" office:value="331034" calcext:value-type="float">
            <text:p>331,034</text:p>
          </table:table-cell>
          <table:table-cell table:style-name="ce6" table:formula="of:=[.B768]/[.C768]" office:value-type="float" office:value="22.0986092063051" calcext:value-type="float">
            <text:p>22.10</text:p>
          </table:table-cell>
        </table:table-row>
        <table:table-row table:style-name="ro1">
          <table:table-cell office:value-type="string" calcext:value-type="string">
            <text:p>Zedd</text:p>
          </table:table-cell>
          <table:table-cell office:value-type="float" office:value="40661190" calcext:value-type="float">
            <text:p>40,661,190</text:p>
          </table:table-cell>
          <table:table-cell office:value-type="float" office:value="1846447" calcext:value-type="float">
            <text:p>1,846,447</text:p>
          </table:table-cell>
          <table:table-cell table:style-name="ce6" table:formula="of:=[.B769]/[.C769]" office:value-type="float" office:value="22.0213144487765" calcext:value-type="float">
            <text:p>22.02</text:p>
          </table:table-cell>
        </table:table-row>
        <table:table-row table:style-name="ro1">
          <table:table-cell office:value-type="string" calcext:value-type="string">
            <text:p>Eric Clapton</text:p>
          </table:table-cell>
          <table:table-cell office:value-type="float" office:value="63280646" calcext:value-type="float">
            <text:p>63,280,646</text:p>
          </table:table-cell>
          <table:table-cell office:value-type="float" office:value="2879914" calcext:value-type="float">
            <text:p>2,879,914</text:p>
          </table:table-cell>
          <table:table-cell table:style-name="ce6" table:formula="of:=[.B770]/[.C770]" office:value-type="float" office:value="21.973102669038" calcext:value-type="float">
            <text:p>21.97</text:p>
          </table:table-cell>
        </table:table-row>
        <table:table-row table:style-name="ro1">
          <table:table-cell office:value-type="string" calcext:value-type="string">
            <text:p>The Script</text:p>
          </table:table-cell>
          <table:table-cell office:value-type="float" office:value="50532202" calcext:value-type="float">
            <text:p>50,532,202</text:p>
          </table:table-cell>
          <table:table-cell office:value-type="float" office:value="2301823" calcext:value-type="float">
            <text:p>2,301,823</text:p>
          </table:table-cell>
          <table:table-cell table:style-name="ce6" table:formula="of:=[.B771]/[.C771]" office:value-type="float" office:value="21.9531223730061" calcext:value-type="float">
            <text:p>21.95</text:p>
          </table:table-cell>
        </table:table-row>
        <table:table-row table:style-name="ro1">
          <table:table-cell office:value-type="string" calcext:value-type="string">
            <text:p>Kanii</text:p>
          </table:table-cell>
          <table:table-cell office:value-type="float" office:value="8063167" calcext:value-type="float">
            <text:p>8,063,167</text:p>
          </table:table-cell>
          <table:table-cell office:value-type="float" office:value="368004" calcext:value-type="float">
            <text:p>368,004</text:p>
          </table:table-cell>
          <table:table-cell table:style-name="ce6" table:formula="of:=[.B772]/[.C772]" office:value-type="float" office:value="21.910541733242" calcext:value-type="float">
            <text:p>21.91</text:p>
          </table:table-cell>
        </table:table-row>
        <table:table-row table:style-name="ro1">
          <table:table-cell office:value-type="string" calcext:value-type="string">
            <text:p>Alicia Keys</text:p>
          </table:table-cell>
          <table:table-cell office:value-type="float" office:value="70758341" calcext:value-type="float">
            <text:p>70,758,341</text:p>
          </table:table-cell>
          <table:table-cell office:value-type="float" office:value="3240505" calcext:value-type="float">
            <text:p>3,240,505</text:p>
          </table:table-cell>
          <table:table-cell table:style-name="ce6" table:formula="of:=[.B773]/[.C773]" office:value-type="float" office:value="21.8355907489728" calcext:value-type="float">
            <text:p>21.84</text:p>
          </table:table-cell>
        </table:table-row>
        <table:table-row table:style-name="ro1">
          <table:table-cell office:value-type="string" calcext:value-type="string">
            <text:p>Sting</text:p>
          </table:table-cell>
          <table:table-cell office:value-type="float" office:value="47988195" calcext:value-type="float">
            <text:p>47,988,195</text:p>
          </table:table-cell>
          <table:table-cell office:value-type="float" office:value="2206701" calcext:value-type="float">
            <text:p>2,206,701</text:p>
          </table:table-cell>
          <table:table-cell table:style-name="ce6" table:formula="of:=[.B774]/[.C774]" office:value-type="float" office:value="21.7465778100431" calcext:value-type="float">
            <text:p>21.75</text:p>
          </table:table-cell>
        </table:table-row>
        <table:table-row table:style-name="ro1">
          <table:table-cell office:value-type="string" calcext:value-type="string">
            <text:p>Flo Milli</text:p>
          </table:table-cell>
          <table:table-cell office:value-type="float" office:value="13486176" calcext:value-type="float">
            <text:p>13,486,176</text:p>
          </table:table-cell>
          <table:table-cell office:value-type="float" office:value="623249" calcext:value-type="float">
            <text:p>623,249</text:p>
          </table:table-cell>
          <table:table-cell table:style-name="ce6" table:formula="of:=[.B775]/[.C775]" office:value-type="float" office:value="21.6385040328986" calcext:value-type="float">
            <text:p>21.64</text:p>
          </table:table-cell>
        </table:table-row>
        <table:table-row table:style-name="ro1">
          <table:table-cell office:value-type="string" calcext:value-type="string">
            <text:p>Ms. Lauryn Hill</text:p>
          </table:table-cell>
          <table:table-cell office:value-type="float" office:value="17332698" calcext:value-type="float">
            <text:p>17,332,698</text:p>
          </table:table-cell>
          <table:table-cell office:value-type="float" office:value="802660" calcext:value-type="float">
            <text:p>802,660</text:p>
          </table:table-cell>
          <table:table-cell table:style-name="ce6" table:formula="of:=[.B776]/[.C776]" office:value-type="float" office:value="21.5940722099021" calcext:value-type="float">
            <text:p>21.59</text:p>
          </table:table-cell>
        </table:table-row>
        <table:table-row table:style-name="ro1">
          <table:table-cell office:value-type="string" calcext:value-type="string">
            <text:p>Macklemore &amp; Ryan Lewis</text:p>
          </table:table-cell>
          <table:table-cell office:value-type="float" office:value="41374239" calcext:value-type="float">
            <text:p>41,374,239</text:p>
          </table:table-cell>
          <table:table-cell office:value-type="float" office:value="1916095" calcext:value-type="float">
            <text:p>1,916,095</text:p>
          </table:table-cell>
          <table:table-cell table:style-name="ce6" table:formula="of:=[.B777]/[.C777]" office:value-type="float" office:value="21.5929998251652" calcext:value-type="float">
            <text:p>21.59</text:p>
          </table:table-cell>
        </table:table-row>
        <table:table-row table:style-name="ro1">
          <table:table-cell office:value-type="string" calcext:value-type="string">
            <text:p>Paul McCartney</text:p>
          </table:table-cell>
          <table:table-cell office:value-type="float" office:value="54688933" calcext:value-type="float">
            <text:p>54,688,933</text:p>
          </table:table-cell>
          <table:table-cell office:value-type="float" office:value="2534019" calcext:value-type="float">
            <text:p>2,534,019</text:p>
          </table:table-cell>
          <table:table-cell table:style-name="ce6" table:formula="of:=[.B778]/[.C778]" office:value-type="float" office:value="21.5818954001529" calcext:value-type="float">
            <text:p>21.58</text:p>
          </table:table-cell>
        </table:table-row>
        <table:table-row table:style-name="ro1">
          <table:table-cell office:value-type="string" calcext:value-type="string">
            <text:p>Empire of the Sun</text:p>
          </table:table-cell>
          <table:table-cell office:value-type="float" office:value="43940189" calcext:value-type="float">
            <text:p>43,940,189</text:p>
          </table:table-cell>
          <table:table-cell office:value-type="float" office:value="2036268" calcext:value-type="float">
            <text:p>2,036,268</text:p>
          </table:table-cell>
          <table:table-cell table:style-name="ce6" table:formula="of:=[.B779]/[.C779]" office:value-type="float" office:value="21.578784816144" calcext:value-type="float">
            <text:p>21.58</text:p>
          </table:table-cell>
        </table:table-row>
        <table:table-row table:style-name="ro1">
          <table:table-cell office:value-type="string" calcext:value-type="string">
            <text:p>La Roux</text:p>
          </table:table-cell>
          <table:table-cell office:value-type="float" office:value="38574496" calcext:value-type="float">
            <text:p>38,574,496</text:p>
          </table:table-cell>
          <table:table-cell office:value-type="float" office:value="1789334" calcext:value-type="float">
            <text:p>1,789,334</text:p>
          </table:table-cell>
          <table:table-cell table:style-name="ce6" table:formula="of:=[.B780]/[.C780]" office:value-type="float" office:value="21.5580187935847" calcext:value-type="float">
            <text:p>21.56</text:p>
          </table:table-cell>
        </table:table-row>
        <table:table-row table:style-name="ro1">
          <table:table-cell office:value-type="string" calcext:value-type="string">
            <text:p>George Harrison</text:p>
          </table:table-cell>
          <table:table-cell office:value-type="float" office:value="40678541" calcext:value-type="float">
            <text:p>40,678,541</text:p>
          </table:table-cell>
          <table:table-cell office:value-type="float" office:value="1887777" calcext:value-type="float">
            <text:p>1,887,777</text:p>
          </table:table-cell>
          <table:table-cell table:style-name="ce6" table:formula="of:=[.B781]/[.C781]" office:value-type="float" office:value="21.5483825684919" calcext:value-type="float">
            <text:p>21.55</text:p>
          </table:table-cell>
        </table:table-row>
        <table:table-row table:style-name="ro1">
          <table:table-cell office:value-type="string" calcext:value-type="string">
            <text:p>George Ezra</text:p>
          </table:table-cell>
          <table:table-cell office:value-type="float" office:value="24098435" calcext:value-type="float">
            <text:p>24,098,435</text:p>
          </table:table-cell>
          <table:table-cell office:value-type="float" office:value="1121148" calcext:value-type="float">
            <text:p>1,121,148</text:p>
          </table:table-cell>
          <table:table-cell table:style-name="ce6" table:formula="of:=[.B782]/[.C782]" office:value-type="float" office:value="21.4944280326951" calcext:value-type="float">
            <text:p>21.49</text:p>
          </table:table-cell>
        </table:table-row>
        <table:table-row table:style-name="ro1">
          <table:table-cell office:value-type="string" calcext:value-type="string">
            <text:p>Milky Chance</text:p>
          </table:table-cell>
          <table:table-cell office:value-type="float" office:value="26995148" calcext:value-type="float">
            <text:p>26,995,148</text:p>
          </table:table-cell>
          <table:table-cell office:value-type="float" office:value="1261336" calcext:value-type="float">
            <text:p>1,261,336</text:p>
          </table:table-cell>
          <table:table-cell table:style-name="ce6" table:formula="of:=[.B783]/[.C783]" office:value-type="float" office:value="21.4020276912734" calcext:value-type="float">
            <text:p>21.40</text:p>
          </table:table-cell>
        </table:table-row>
        <table:table-row table:style-name="ro1">
          <table:table-cell office:value-type="string" calcext:value-type="string">
            <text:p>Arlo Parks</text:p>
          </table:table-cell>
          <table:table-cell office:value-type="float" office:value="12010489" calcext:value-type="float">
            <text:p>12,010,489</text:p>
          </table:table-cell>
          <table:table-cell office:value-type="float" office:value="561334" calcext:value-type="float">
            <text:p>561,334</text:p>
          </table:table-cell>
          <table:table-cell table:style-name="ce6" table:formula="of:=[.B784]/[.C784]" office:value-type="float" office:value="21.396332664688" calcext:value-type="float">
            <text:p>21.40</text:p>
          </table:table-cell>
        </table:table-row>
        <table:table-row table:style-name="ro1">
          <table:table-cell office:value-type="string" calcext:value-type="string">
            <text:p>Surf Curse</text:p>
          </table:table-cell>
          <table:table-cell office:value-type="float" office:value="22677166" calcext:value-type="float">
            <text:p>22,677,166</text:p>
          </table:table-cell>
          <table:table-cell office:value-type="float" office:value="1063852" calcext:value-type="float">
            <text:p>1,063,852</text:p>
          </table:table-cell>
          <table:table-cell table:style-name="ce6" table:formula="of:=[.B785]/[.C785]" office:value-type="float" office:value="21.3160909600208" calcext:value-type="float">
            <text:p>21.32</text:p>
          </table:table-cell>
        </table:table-row>
        <table:table-row table:style-name="ro1">
          <table:table-cell office:value-type="string" calcext:value-type="string">
            <text:p>The Police</text:p>
          </table:table-cell>
          <table:table-cell office:value-type="float" office:value="69785439" calcext:value-type="float">
            <text:p>69,785,439</text:p>
          </table:table-cell>
          <table:table-cell office:value-type="float" office:value="3276875" calcext:value-type="float">
            <text:p>3,276,875</text:p>
          </table:table-cell>
          <table:table-cell table:style-name="ce6" table:formula="of:=[.B786]/[.C786]" office:value-type="float" office:value="21.2963384321953" calcext:value-type="float">
            <text:p>21.30</text:p>
          </table:table-cell>
        </table:table-row>
        <table:table-row table:style-name="ro1">
          <table:table-cell office:value-type="string" calcext:value-type="string">
            <text:p>The Vamps</text:p>
          </table:table-cell>
          <table:table-cell office:value-type="float" office:value="17511886" calcext:value-type="float">
            <text:p>17,511,886</text:p>
          </table:table-cell>
          <table:table-cell office:value-type="float" office:value="825579" calcext:value-type="float">
            <text:p>825,579</text:p>
          </table:table-cell>
          <table:table-cell table:style-name="ce6" table:formula="of:=[.B787]/[.C787]" office:value-type="float" office:value="21.2116417689888" calcext:value-type="float">
            <text:p>21.21</text:p>
          </table:table-cell>
        </table:table-row>
        <table:table-row table:style-name="ro1">
          <table:table-cell office:value-type="string" calcext:value-type="string">
            <text:p>Young the Giant</text:p>
          </table:table-cell>
          <table:table-cell office:value-type="float" office:value="30476844" calcext:value-type="float">
            <text:p>30,476,844</text:p>
          </table:table-cell>
          <table:table-cell office:value-type="float" office:value="1438713" calcext:value-type="float">
            <text:p>1,438,713</text:p>
          </table:table-cell>
          <table:table-cell table:style-name="ce6" table:formula="of:=[.B788]/[.C788]" office:value-type="float" office:value="21.1834076706056" calcext:value-type="float">
            <text:p>21.18</text:p>
          </table:table-cell>
        </table:table-row>
        <table:table-row table:style-name="ro1">
          <table:table-cell office:value-type="string" calcext:value-type="string">
            <text:p>Tom Odell</text:p>
          </table:table-cell>
          <table:table-cell office:value-type="float" office:value="29857974" calcext:value-type="float">
            <text:p>29,857,974</text:p>
          </table:table-cell>
          <table:table-cell office:value-type="float" office:value="1414318" calcext:value-type="float">
            <text:p>1,414,318</text:p>
          </table:table-cell>
          <table:table-cell table:style-name="ce6" table:formula="of:=[.B789]/[.C789]" office:value-type="float" office:value="21.1112168550496" calcext:value-type="float">
            <text:p>21.11</text:p>
          </table:table-cell>
        </table:table-row>
        <table:table-row table:style-name="ro1">
          <table:table-cell office:value-type="string" calcext:value-type="string">
            <text:p>Billie Holiday</text:p>
          </table:table-cell>
          <table:table-cell office:value-type="float" office:value="39439767" calcext:value-type="float">
            <text:p>39,439,767</text:p>
          </table:table-cell>
          <table:table-cell office:value-type="float" office:value="1874712" calcext:value-type="float">
            <text:p>1,874,712</text:p>
          </table:table-cell>
          <table:table-cell table:style-name="ce6" table:formula="of:=[.B790]/[.C790]" office:value-type="float" office:value="21.037773802056" calcext:value-type="float">
            <text:p>21.04</text:p>
          </table:table-cell>
        </table:table-row>
        <table:table-row table:style-name="ro1">
          <table:table-cell office:value-type="string" calcext:value-type="string">
            <text:p>Erik Satie</text:p>
          </table:table-cell>
          <table:table-cell office:value-type="float" office:value="29623595" calcext:value-type="float">
            <text:p>29,623,595</text:p>
          </table:table-cell>
          <table:table-cell office:value-type="float" office:value="1410370" calcext:value-type="float">
            <text:p>1,410,370</text:p>
          </table:table-cell>
          <table:table-cell table:style-name="ce6" table:formula="of:=[.B791]/[.C791]" office:value-type="float" office:value="21.0041301218829" calcext:value-type="float">
            <text:p>21.00</text:p>
          </table:table-cell>
        </table:table-row>
        <table:table-row table:style-name="ro1">
          <table:table-cell office:value-type="string" calcext:value-type="string">
            <text:p>Dean Lewis</text:p>
          </table:table-cell>
          <table:table-cell office:value-type="float" office:value="13955502" calcext:value-type="float">
            <text:p>13,955,502</text:p>
          </table:table-cell>
          <table:table-cell office:value-type="float" office:value="666416" calcext:value-type="float">
            <text:p>666,416</text:p>
          </table:table-cell>
          <table:table-cell table:style-name="ce6" table:formula="of:=[.B792]/[.C792]" office:value-type="float" office:value="20.9411268637008" calcext:value-type="float">
            <text:p>20.94</text:p>
          </table:table-cell>
        </table:table-row>
        <table:table-row table:style-name="ro1">
          <table:table-cell office:value-type="string" calcext:value-type="string">
            <text:p>No Doubt</text:p>
          </table:table-cell>
          <table:table-cell office:value-type="float" office:value="55886735" calcext:value-type="float">
            <text:p>55,886,735</text:p>
          </table:table-cell>
          <table:table-cell office:value-type="float" office:value="2677268" calcext:value-type="float">
            <text:p>2,677,268</text:p>
          </table:table-cell>
          <table:table-cell table:style-name="ce6" table:formula="of:=[.B793]/[.C793]" office:value-type="float" office:value="20.8745388956205" calcext:value-type="float">
            <text:p>20.87</text:p>
          </table:table-cell>
        </table:table-row>
        <table:table-row table:style-name="ro1">
          <table:table-cell office:value-type="string" calcext:value-type="string">
            <text:p>The Cardigans</text:p>
          </table:table-cell>
          <table:table-cell office:value-type="float" office:value="51932626" calcext:value-type="float">
            <text:p>51,932,626</text:p>
          </table:table-cell>
          <table:table-cell office:value-type="float" office:value="2490969" calcext:value-type="float">
            <text:p>2,490,969</text:p>
          </table:table-cell>
          <table:table-cell table:style-name="ce6" table:formula="of:=[.B794]/[.C794]" office:value-type="float" office:value="20.8483630265973" calcext:value-type="float">
            <text:p>20.85</text:p>
          </table:table-cell>
        </table:table-row>
        <table:table-row table:style-name="ro1">
          <table:table-cell office:value-type="string" calcext:value-type="string">
            <text:p>Van Morrison</text:p>
          </table:table-cell>
          <table:table-cell office:value-type="float" office:value="44248169" calcext:value-type="float">
            <text:p>44,248,169</text:p>
          </table:table-cell>
          <table:table-cell office:value-type="float" office:value="2123831" calcext:value-type="float">
            <text:p>2,123,831</text:p>
          </table:table-cell>
          <table:table-cell table:style-name="ce6" table:formula="of:=[.B795]/[.C795]" office:value-type="float" office:value="20.8341289867226" calcext:value-type="float">
            <text:p>20.83</text:p>
          </table:table-cell>
        </table:table-row>
        <table:table-row table:style-name="ro1">
          <table:table-cell office:value-type="string" calcext:value-type="string">
            <text:p>Dr. Dog</text:p>
          </table:table-cell>
          <table:table-cell office:value-type="float" office:value="25176405" calcext:value-type="float">
            <text:p>25,176,405</text:p>
          </table:table-cell>
          <table:table-cell office:value-type="float" office:value="1209441" calcext:value-type="float">
            <text:p>1,209,441</text:p>
          </table:table-cell>
          <table:table-cell table:style-name="ce6" table:formula="of:=[.B796]/[.C796]" office:value-type="float" office:value="20.8165631891097" calcext:value-type="float">
            <text:p>20.82</text:p>
          </table:table-cell>
        </table:table-row>
        <table:table-row table:style-name="ro1">
          <table:table-cell office:value-type="string" calcext:value-type="string">
            <text:p>Lou Reed</text:p>
          </table:table-cell>
          <table:table-cell office:value-type="float" office:value="40469142" calcext:value-type="float">
            <text:p>40,469,142</text:p>
          </table:table-cell>
          <table:table-cell office:value-type="float" office:value="1944093" calcext:value-type="float">
            <text:p>1,944,093</text:p>
          </table:table-cell>
          <table:table-cell table:style-name="ce6" table:formula="of:=[.B797]/[.C797]" office:value-type="float" office:value="20.8164640271839" calcext:value-type="float">
            <text:p>20.82</text:p>
          </table:table-cell>
        </table:table-row>
        <table:table-row table:style-name="ro1">
          <table:table-cell office:value-type="string" calcext:value-type="string">
            <text:p>Hotel Ugly</text:p>
          </table:table-cell>
          <table:table-cell office:value-type="float" office:value="19885030" calcext:value-type="float">
            <text:p>19,885,030</text:p>
          </table:table-cell>
          <table:table-cell office:value-type="float" office:value="955878" calcext:value-type="float">
            <text:p>955,878</text:p>
          </table:table-cell>
          <table:table-cell table:style-name="ce6" table:formula="of:=[.B798]/[.C798]" office:value-type="float" office:value="20.8028953485696" calcext:value-type="float">
            <text:p>20.80</text:p>
          </table:table-cell>
        </table:table-row>
        <table:table-row table:style-name="ro1">
          <table:table-cell office:value-type="string" calcext:value-type="string">
            <text:p>Backstreet Boys</text:p>
          </table:table-cell>
          <table:table-cell office:value-type="float" office:value="46184524" calcext:value-type="float">
            <text:p>46,184,524</text:p>
          </table:table-cell>
          <table:table-cell office:value-type="float" office:value="2224565" calcext:value-type="float">
            <text:p>2,224,565</text:p>
          </table:table-cell>
          <table:table-cell table:style-name="ce6" table:formula="of:=[.B799]/[.C799]" office:value-type="float" office:value="20.7611483593422" calcext:value-type="float">
            <text:p>20.76</text:p>
          </table:table-cell>
        </table:table-row>
        <table:table-row table:style-name="ro1">
          <table:table-cell office:value-type="string" calcext:value-type="string">
            <text:p>Alessia Cara</text:p>
          </table:table-cell>
          <table:table-cell office:value-type="float" office:value="25089884" calcext:value-type="float">
            <text:p>25,089,884</text:p>
          </table:table-cell>
          <table:table-cell office:value-type="float" office:value="1210213" calcext:value-type="float">
            <text:p>1,210,213</text:p>
          </table:table-cell>
          <table:table-cell table:style-name="ce6" table:formula="of:=[.B800]/[.C800]" office:value-type="float" office:value="20.7317918416014" calcext:value-type="float">
            <text:p>20.73</text:p>
          </table:table-cell>
        </table:table-row>
        <table:table-row table:style-name="ro1">
          <table:table-cell office:value-type="string" calcext:value-type="string">
            <text:p>Frankie Cosmos</text:p>
          </table:table-cell>
          <table:table-cell office:value-type="float" office:value="15079585" calcext:value-type="float">
            <text:p>15,079,585</text:p>
          </table:table-cell>
          <table:table-cell office:value-type="float" office:value="730306" calcext:value-type="float">
            <text:p>730,306</text:p>
          </table:table-cell>
          <table:table-cell table:style-name="ce6" table:formula="of:=[.B801]/[.C801]" office:value-type="float" office:value="20.6483104342563" calcext:value-type="float">
            <text:p>20.65</text:p>
          </table:table-cell>
        </table:table-row>
        <table:table-row table:style-name="ro1">
          <table:table-cell office:value-type="string" calcext:value-type="string">
            <text:p>Ludwig van Beethoven</text:p>
          </table:table-cell>
          <table:table-cell office:value-type="float" office:value="50408486" calcext:value-type="float">
            <text:p>50,408,486</text:p>
          </table:table-cell>
          <table:table-cell office:value-type="float" office:value="2444446" calcext:value-type="float">
            <text:p>2,444,446</text:p>
          </table:table-cell>
          <table:table-cell table:style-name="ce6" table:formula="of:=[.B802]/[.C802]" office:value-type="float" office:value="20.6216402407744" calcext:value-type="float">
            <text:p>20.62</text:p>
          </table:table-cell>
        </table:table-row>
        <table:table-row table:style-name="ro1">
          <table:table-cell office:value-type="string" calcext:value-type="string">
            <text:p>Wiz Khalifa</text:p>
          </table:table-cell>
          <table:table-cell office:value-type="float" office:value="63852231" calcext:value-type="float">
            <text:p>63,852,231</text:p>
          </table:table-cell>
          <table:table-cell office:value-type="float" office:value="3098152" calcext:value-type="float">
            <text:p>3,098,152</text:p>
          </table:table-cell>
          <table:table-cell table:style-name="ce6" table:formula="of:=[.B803]/[.C803]" office:value-type="float" office:value="20.6097799591498" calcext:value-type="float">
            <text:p>20.61</text:p>
          </table:table-cell>
        </table:table-row>
        <table:table-row table:style-name="ro1">
          <table:table-cell office:value-type="string" calcext:value-type="string">
            <text:p>Clean Bandit</text:p>
          </table:table-cell>
          <table:table-cell office:value-type="float" office:value="35192858" calcext:value-type="float">
            <text:p>35,192,858</text:p>
          </table:table-cell>
          <table:table-cell office:value-type="float" office:value="1710601" calcext:value-type="float">
            <text:p>1,710,601</text:p>
          </table:table-cell>
          <table:table-cell table:style-name="ce6" table:formula="of:=[.B804]/[.C804]" office:value-type="float" office:value="20.5733879496154" calcext:value-type="float">
            <text:p>20.57</text:p>
          </table:table-cell>
        </table:table-row>
        <table:table-row table:style-name="ro1">
          <table:table-cell office:value-type="string" calcext:value-type="string">
            <text:p>Céline Dion</text:p>
          </table:table-cell>
          <table:table-cell office:value-type="float" office:value="39376541" calcext:value-type="float">
            <text:p>39,376,541</text:p>
          </table:table-cell>
          <table:table-cell office:value-type="float" office:value="1914934" calcext:value-type="float">
            <text:p>1,914,934</text:p>
          </table:table-cell>
          <table:table-cell table:style-name="ce6" table:formula="of:=[.B805]/[.C805]" office:value-type="float" office:value="20.5628710963407" calcext:value-type="float">
            <text:p>20.56</text:p>
          </table:table-cell>
        </table:table-row>
        <table:table-row table:style-name="ro1">
          <table:table-cell office:value-type="string" calcext:value-type="string">
            <text:p>Kodaline</text:p>
          </table:table-cell>
          <table:table-cell office:value-type="float" office:value="23416142" calcext:value-type="float">
            <text:p>23,416,142</text:p>
          </table:table-cell>
          <table:table-cell office:value-type="float" office:value="1139207" calcext:value-type="float">
            <text:p>1,139,207</text:p>
          </table:table-cell>
          <table:table-cell table:style-name="ce6" table:formula="of:=[.B806]/[.C806]" office:value-type="float" office:value="20.5547736276199" calcext:value-type="float">
            <text:p>20.55</text:p>
          </table:table-cell>
        </table:table-row>
        <table:table-row table:style-name="ro1">
          <table:table-cell office:value-type="string" calcext:value-type="string">
            <text:p>ThxSoMch</text:p>
          </table:table-cell>
          <table:table-cell office:value-type="float" office:value="9014329" calcext:value-type="float">
            <text:p>9,014,329</text:p>
          </table:table-cell>
          <table:table-cell office:value-type="float" office:value="439180" calcext:value-type="float">
            <text:p>439,180</text:p>
          </table:table-cell>
          <table:table-cell table:style-name="ce6" table:formula="of:=[.B807]/[.C807]" office:value-type="float" office:value="20.5253631768295" calcext:value-type="float">
            <text:p>20.53</text:p>
          </table:table-cell>
        </table:table-row>
        <table:table-row table:style-name="ro1">
          <table:table-cell office:value-type="string" calcext:value-type="string">
            <text:p>Passenger</text:p>
          </table:table-cell>
          <table:table-cell office:value-type="float" office:value="29915764" calcext:value-type="float">
            <text:p>29,915,764</text:p>
          </table:table-cell>
          <table:table-cell office:value-type="float" office:value="1471667" calcext:value-type="float">
            <text:p>1,471,667</text:p>
          </table:table-cell>
          <table:table-cell table:style-name="ce6" table:formula="of:=[.B808]/[.C808]" office:value-type="float" office:value="20.3278078532712" calcext:value-type="float">
            <text:p>20.33</text:p>
          </table:table-cell>
        </table:table-row>
        <table:table-row table:style-name="ro1">
          <table:table-cell office:value-type="string" calcext:value-type="string">
            <text:p>Patrick Watson</text:p>
          </table:table-cell>
          <table:table-cell office:value-type="float" office:value="21941175" calcext:value-type="float">
            <text:p>21,941,175</text:p>
          </table:table-cell>
          <table:table-cell office:value-type="float" office:value="1080193" calcext:value-type="float">
            <text:p>1,080,193</text:p>
          </table:table-cell>
          <table:table-cell table:style-name="ce6" table:formula="of:=[.B809]/[.C809]" office:value-type="float" office:value="20.31227289938" calcext:value-type="float">
            <text:p>20.31</text:p>
          </table:table-cell>
        </table:table-row>
        <table:table-row table:style-name="ro1">
          <table:table-cell office:value-type="string" calcext:value-type="string">
            <text:p>Nelly Furtado</text:p>
          </table:table-cell>
          <table:table-cell office:value-type="float" office:value="70278170" calcext:value-type="float">
            <text:p>70,278,170</text:p>
          </table:table-cell>
          <table:table-cell office:value-type="float" office:value="3474995" calcext:value-type="float">
            <text:p>3,474,995</text:p>
          </table:table-cell>
          <table:table-cell table:style-name="ce6" table:formula="of:=[.B810]/[.C810]" office:value-type="float" office:value="20.2239629121769" calcext:value-type="float">
            <text:p>20.22</text:p>
          </table:table-cell>
        </table:table-row>
        <table:table-row table:style-name="ro1">
          <table:table-cell office:value-type="string" calcext:value-type="string">
            <text:p>Hailee Steinfeld</text:p>
          </table:table-cell>
          <table:table-cell office:value-type="float" office:value="19374382" calcext:value-type="float">
            <text:p>19,374,382</text:p>
          </table:table-cell>
          <table:table-cell office:value-type="float" office:value="958256" calcext:value-type="float">
            <text:p>958,256</text:p>
          </table:table-cell>
          <table:table-cell table:style-name="ce6" table:formula="of:=[.B811]/[.C811]" office:value-type="float" office:value="20.2183779699788" calcext:value-type="float">
            <text:p>20.22</text:p>
          </table:table-cell>
        </table:table-row>
        <table:table-row table:style-name="ro1">
          <table:table-cell office:value-type="string" calcext:value-type="string">
            <text:p>The Sundays</text:p>
          </table:table-cell>
          <table:table-cell office:value-type="float" office:value="12045654" calcext:value-type="float">
            <text:p>12,045,654</text:p>
          </table:table-cell>
          <table:table-cell office:value-type="float" office:value="595914" calcext:value-type="float">
            <text:p>595,914</text:p>
          </table:table-cell>
          <table:table-cell table:style-name="ce6" table:formula="of:=[.B812]/[.C812]" office:value-type="float" office:value="20.2137456075877" calcext:value-type="float">
            <text:p>20.21</text:p>
          </table:table-cell>
        </table:table-row>
        <table:table-row table:style-name="ro1">
          <table:table-cell office:value-type="string" calcext:value-type="string">
            <text:p>24kgoldn</text:p>
          </table:table-cell>
          <table:table-cell office:value-type="float" office:value="17340143" calcext:value-type="float">
            <text:p>17,340,143</text:p>
          </table:table-cell>
          <table:table-cell office:value-type="float" office:value="858461" calcext:value-type="float">
            <text:p>858,461</text:p>
          </table:table-cell>
          <table:table-cell table:style-name="ce6" table:formula="of:=[.B813]/[.C813]" office:value-type="float" office:value="20.1991039779326" calcext:value-type="float">
            <text:p>20.20</text:p>
          </table:table-cell>
        </table:table-row>
        <table:table-row table:style-name="ro1">
          <table:table-cell office:value-type="string" calcext:value-type="string">
            <text:p>fun.</text:p>
          </table:table-cell>
          <table:table-cell office:value-type="float" office:value="39476946" calcext:value-type="float">
            <text:p>39,476,946</text:p>
          </table:table-cell>
          <table:table-cell office:value-type="float" office:value="1964993" calcext:value-type="float">
            <text:p>1,964,993</text:p>
          </table:table-cell>
          <table:table-cell table:style-name="ce6" table:formula="of:=[.B814]/[.C814]" office:value-type="float" office:value="20.0901204228208" calcext:value-type="float">
            <text:p>20.09</text:p>
          </table:table-cell>
        </table:table-row>
        <table:table-row table:style-name="ro1">
          <table:table-cell office:value-type="string" calcext:value-type="string">
            <text:p>Superheaven</text:p>
          </table:table-cell>
          <table:table-cell office:value-type="float" office:value="6811122" calcext:value-type="float">
            <text:p>6,811,122</text:p>
          </table:table-cell>
          <table:table-cell office:value-type="float" office:value="340738" calcext:value-type="float">
            <text:p>340,738</text:p>
          </table:table-cell>
          <table:table-cell table:style-name="ce6" table:formula="of:=[.B815]/[.C815]" office:value-type="float" office:value="19.9893231749908" calcext:value-type="float">
            <text:p>19.99</text:p>
          </table:table-cell>
        </table:table-row>
        <table:table-row table:style-name="ro1">
          <table:table-cell office:value-type="string" calcext:value-type="string">
            <text:p>Meghan Trainor</text:p>
          </table:table-cell>
          <table:table-cell office:value-type="float" office:value="30075804" calcext:value-type="float">
            <text:p>30,075,804</text:p>
          </table:table-cell>
          <table:table-cell office:value-type="float" office:value="1506844" calcext:value-type="float">
            <text:p>1,506,844</text:p>
          </table:table-cell>
          <table:table-cell table:style-name="ce6" table:formula="of:=[.B816]/[.C816]" office:value-type="float" office:value="19.9594676024857" calcext:value-type="float">
            <text:p>19.96</text:p>
          </table:table-cell>
        </table:table-row>
        <table:table-row table:style-name="ro1">
          <table:table-cell office:value-type="string" calcext:value-type="string">
            <text:p>Dr. Dre</text:p>
          </table:table-cell>
          <table:table-cell office:value-type="float" office:value="65032742" calcext:value-type="float">
            <text:p>65,032,742</text:p>
          </table:table-cell>
          <table:table-cell office:value-type="float" office:value="3270033" calcext:value-type="float">
            <text:p>3,270,033</text:p>
          </table:table-cell>
          <table:table-cell table:style-name="ce6" table:formula="of:=[.B817]/[.C817]" office:value-type="float" office:value="19.8874879855953" calcext:value-type="float">
            <text:p>19.89</text:p>
          </table:table-cell>
        </table:table-row>
        <table:table-row table:style-name="ro1">
          <table:table-cell office:value-type="string" calcext:value-type="string">
            <text:p>Duran Duran</text:p>
          </table:table-cell>
          <table:table-cell office:value-type="float" office:value="44441291" calcext:value-type="float">
            <text:p>44,441,291</text:p>
          </table:table-cell>
          <table:table-cell office:value-type="float" office:value="2235933" calcext:value-type="float">
            <text:p>2,235,933</text:p>
          </table:table-cell>
          <table:table-cell table:style-name="ce6" table:formula="of:=[.B818]/[.C818]" office:value-type="float" office:value="19.8759493240629" calcext:value-type="float">
            <text:p>19.88</text:p>
          </table:table-cell>
        </table:table-row>
        <table:table-row table:style-name="ro1">
          <table:table-cell office:value-type="string" calcext:value-type="string">
            <text:p>Cults</text:p>
          </table:table-cell>
          <table:table-cell office:value-type="float" office:value="32499278" calcext:value-type="float">
            <text:p>32,499,278</text:p>
          </table:table-cell>
          <table:table-cell office:value-type="float" office:value="1635894" calcext:value-type="float">
            <text:p>1,635,894</text:p>
          </table:table-cell>
          <table:table-cell table:style-name="ce6" table:formula="of:=[.B819]/[.C819]" office:value-type="float" office:value="19.8663715375202" calcext:value-type="float">
            <text:p>19.87</text:p>
          </table:table-cell>
        </table:table-row>
        <table:table-row table:style-name="ro1">
          <table:table-cell office:value-type="string" calcext:value-type="string">
            <text:p>Marvin Gaye</text:p>
          </table:table-cell>
          <table:table-cell office:value-type="float" office:value="55956827" calcext:value-type="float">
            <text:p>55,956,827</text:p>
          </table:table-cell>
          <table:table-cell office:value-type="float" office:value="2818313" calcext:value-type="float">
            <text:p>2,818,313</text:p>
          </table:table-cell>
          <table:table-cell table:style-name="ce6" table:formula="of:=[.B820]/[.C820]" office:value-type="float" office:value="19.8547240849402" calcext:value-type="float">
            <text:p>19.85</text:p>
          </table:table-cell>
        </table:table-row>
        <table:table-row table:style-name="ro1">
          <table:table-cell office:value-type="string" calcext:value-type="string">
            <text:p>Mild High Club</text:p>
          </table:table-cell>
          <table:table-cell office:value-type="float" office:value="14771327" calcext:value-type="float">
            <text:p>14,771,327</text:p>
          </table:table-cell>
          <table:table-cell office:value-type="float" office:value="745625" calcext:value-type="float">
            <text:p>745,625</text:p>
          </table:table-cell>
          <table:table-cell table:style-name="ce6" table:formula="of:=[.B821]/[.C821]" office:value-type="float" office:value="19.8106648784577" calcext:value-type="float">
            <text:p>19.81</text:p>
          </table:table-cell>
        </table:table-row>
        <table:table-row table:style-name="ro1">
          <table:table-cell office:value-type="string" calcext:value-type="string">
            <text:p>Strawberry Guy</text:p>
          </table:table-cell>
          <table:table-cell office:value-type="float" office:value="16101811" calcext:value-type="float">
            <text:p>16,101,811</text:p>
          </table:table-cell>
          <table:table-cell office:value-type="float" office:value="813078" calcext:value-type="float">
            <text:p>813,078</text:p>
          </table:table-cell>
          <table:table-cell table:style-name="ce6" table:formula="of:=[.B822]/[.C822]" office:value-type="float" office:value="19.8035256150086" calcext:value-type="float">
            <text:p>19.80</text:p>
          </table:table-cell>
        </table:table-row>
        <table:table-row table:style-name="ro1">
          <table:table-cell office:value-type="string" calcext:value-type="string">
            <text:p>Mobb Deep</text:p>
          </table:table-cell>
          <table:table-cell office:value-type="float" office:value="26204357" calcext:value-type="float">
            <text:p>26,204,357</text:p>
          </table:table-cell>
          <table:table-cell office:value-type="float" office:value="1323645" calcext:value-type="float">
            <text:p>1,323,645</text:p>
          </table:table-cell>
          <table:table-cell table:style-name="ce6" table:formula="of:=[.B823]/[.C823]" office:value-type="float" office:value="19.7971185627566" calcext:value-type="float">
            <text:p>19.80</text:p>
          </table:table-cell>
        </table:table-row>
        <table:table-row table:style-name="ro1">
          <table:table-cell office:value-type="string" calcext:value-type="string">
            <text:p>Cafuné</text:p>
          </table:table-cell>
          <table:table-cell office:value-type="float" office:value="12426687" calcext:value-type="float">
            <text:p>12,426,687</text:p>
          </table:table-cell>
          <table:table-cell office:value-type="float" office:value="630398" calcext:value-type="float">
            <text:p>630,398</text:p>
          </table:table-cell>
          <table:table-cell table:style-name="ce6" table:formula="of:=[.B824]/[.C824]" office:value-type="float" office:value="19.712446739996" calcext:value-type="float">
            <text:p>19.71</text:p>
          </table:table-cell>
        </table:table-row>
        <table:table-row table:style-name="ro1">
          <table:table-cell office:value-type="string" calcext:value-type="string">
            <text:p>Kxllswxtch</text:p>
          </table:table-cell>
          <table:table-cell office:value-type="float" office:value="9658875" calcext:value-type="float">
            <text:p>9,658,875</text:p>
          </table:table-cell>
          <table:table-cell office:value-type="float" office:value="490709" calcext:value-type="float">
            <text:p>490,709</text:p>
          </table:table-cell>
          <table:table-cell table:style-name="ce6" table:formula="of:=[.B825]/[.C825]" office:value-type="float" office:value="19.6835089635609" calcext:value-type="float">
            <text:p>19.68</text:p>
          </table:table-cell>
        </table:table-row>
        <table:table-row table:style-name="ro1">
          <table:table-cell office:value-type="string" calcext:value-type="string">
            <text:p>Selena Gomez &amp; the Scene</text:p>
          </table:table-cell>
          <table:table-cell office:value-type="float" office:value="34543100" calcext:value-type="float">
            <text:p>34,543,100</text:p>
          </table:table-cell>
          <table:table-cell office:value-type="float" office:value="1762905" calcext:value-type="float">
            <text:p>1,762,905</text:p>
          </table:table-cell>
          <table:table-cell table:style-name="ce6" table:formula="of:=[.B826]/[.C826]" office:value-type="float" office:value="19.5944194383702" calcext:value-type="float">
            <text:p>19.59</text:p>
          </table:table-cell>
        </table:table-row>
        <table:table-row table:style-name="ro1">
          <table:table-cell office:value-type="string" calcext:value-type="string">
            <text:p>Tears for Fears</text:p>
          </table:table-cell>
          <table:table-cell office:value-type="float" office:value="53980388" calcext:value-type="float">
            <text:p>53,980,388</text:p>
          </table:table-cell>
          <table:table-cell office:value-type="float" office:value="2756115" calcext:value-type="float">
            <text:p>2,756,115</text:p>
          </table:table-cell>
          <table:table-cell table:style-name="ce6" table:formula="of:=[.B827]/[.C827]" office:value-type="float" office:value="19.5856805684814" calcext:value-type="float">
            <text:p>19.59</text:p>
          </table:table-cell>
        </table:table-row>
        <table:table-row table:style-name="ro1">
          <table:table-cell office:value-type="string" calcext:value-type="string">
            <text:p>Liana Flores</text:p>
          </table:table-cell>
          <table:table-cell office:value-type="float" office:value="11376432" calcext:value-type="float">
            <text:p>11,376,432</text:p>
          </table:table-cell>
          <table:table-cell office:value-type="float" office:value="581640" calcext:value-type="float">
            <text:p>581,640</text:p>
          </table:table-cell>
          <table:table-cell table:style-name="ce6" table:formula="of:=[.B828]/[.C828]" office:value-type="float" office:value="19.5592325149577" calcext:value-type="float">
            <text:p>19.56</text:p>
          </table:table-cell>
        </table:table-row>
        <table:table-row table:style-name="ro1">
          <table:table-cell office:value-type="string" calcext:value-type="string">
            <text:p>Bakar</text:p>
          </table:table-cell>
          <table:table-cell office:value-type="float" office:value="15059341" calcext:value-type="float">
            <text:p>15,059,341</text:p>
          </table:table-cell>
          <table:table-cell office:value-type="float" office:value="770016" calcext:value-type="float">
            <text:p>770,016</text:p>
          </table:table-cell>
          <table:table-cell table:style-name="ce6" table:formula="of:=[.B829]/[.C829]" office:value-type="float" office:value="19.5571793313386" calcext:value-type="float">
            <text:p>19.56</text:p>
          </table:table-cell>
        </table:table-row>
        <table:table-row table:style-name="ro1">
          <table:table-cell office:value-type="string" calcext:value-type="string">
            <text:p>Two Feet</text:p>
          </table:table-cell>
          <table:table-cell office:value-type="float" office:value="14749824" calcext:value-type="float">
            <text:p>14,749,824</text:p>
          </table:table-cell>
          <table:table-cell office:value-type="float" office:value="757385" calcext:value-type="float">
            <text:p>757,385</text:p>
          </table:table-cell>
          <table:table-cell table:style-name="ce6" table:formula="of:=[.B830]/[.C830]" office:value-type="float" office:value="19.4746714022591" calcext:value-type="float">
            <text:p>19.47</text:p>
          </table:table-cell>
        </table:table-row>
        <table:table-row table:style-name="ro1">
          <table:table-cell office:value-type="string" calcext:value-type="string">
            <text:p>Haley Heynderickx</text:p>
          </table:table-cell>
          <table:table-cell office:value-type="float" office:value="8885243" calcext:value-type="float">
            <text:p>8,885,243</text:p>
          </table:table-cell>
          <table:table-cell office:value-type="float" office:value="456791" calcext:value-type="float">
            <text:p>456,791</text:p>
          </table:table-cell>
          <table:table-cell table:style-name="ce6" table:formula="of:=[.B831]/[.C831]" office:value-type="float" office:value="19.4514405931816" calcext:value-type="float">
            <text:p>19.45</text:p>
          </table:table-cell>
        </table:table-row>
        <table:table-row table:style-name="ro1">
          <table:table-cell office:value-type="string" calcext:value-type="string">
            <text:p>Alok</text:p>
          </table:table-cell>
          <table:table-cell office:value-type="float" office:value="15104792" calcext:value-type="float">
            <text:p>15,104,792</text:p>
          </table:table-cell>
          <table:table-cell office:value-type="float" office:value="777776" calcext:value-type="float">
            <text:p>777,776</text:p>
          </table:table-cell>
          <table:table-cell table:style-name="ce6" table:formula="of:=[.B832]/[.C832]" office:value-type="float" office:value="19.4204912468371" calcext:value-type="float">
            <text:p>19.42</text:p>
          </table:table-cell>
        </table:table-row>
        <table:table-row table:style-name="ro1">
          <table:table-cell office:value-type="string" calcext:value-type="string">
            <text:p>Vance Joy</text:p>
          </table:table-cell>
          <table:table-cell office:value-type="float" office:value="33311862" calcext:value-type="float">
            <text:p>33,311,862</text:p>
          </table:table-cell>
          <table:table-cell office:value-type="float" office:value="1715341" calcext:value-type="float">
            <text:p>1,715,341</text:p>
          </table:table-cell>
          <table:table-cell table:style-name="ce6" table:formula="of:=[.B833]/[.C833]" office:value-type="float" office:value="19.4199648932778" calcext:value-type="float">
            <text:p>19.42</text:p>
          </table:table-cell>
        </table:table-row>
        <table:table-row table:style-name="ro1">
          <table:table-cell office:value-type="string" calcext:value-type="string">
            <text:p>Mura Masa</text:p>
          </table:table-cell>
          <table:table-cell office:value-type="float" office:value="16799973" calcext:value-type="float">
            <text:p>16,799,973</text:p>
          </table:table-cell>
          <table:table-cell office:value-type="float" office:value="867213" calcext:value-type="float">
            <text:p>867,213</text:p>
          </table:table-cell>
          <table:table-cell table:style-name="ce6" table:formula="of:=[.B834]/[.C834]" office:value-type="float" office:value="19.3723721853801" calcext:value-type="float">
            <text:p>19.37</text:p>
          </table:table-cell>
        </table:table-row>
        <table:table-row table:style-name="ro1">
          <table:table-cell office:value-type="string" calcext:value-type="string">
            <text:p>Gucci Mane</text:p>
          </table:table-cell>
          <table:table-cell office:value-type="float" office:value="40851720" calcext:value-type="float">
            <text:p>40,851,720</text:p>
          </table:table-cell>
          <table:table-cell office:value-type="float" office:value="2108793" calcext:value-type="float">
            <text:p>2,108,793</text:p>
          </table:table-cell>
          <table:table-cell table:style-name="ce6" table:formula="of:=[.B835]/[.C835]" office:value-type="float" office:value="19.3720863071909" calcext:value-type="float">
            <text:p>19.37</text:p>
          </table:table-cell>
        </table:table-row>
        <table:table-row table:style-name="ro1">
          <table:table-cell office:value-type="string" calcext:value-type="string">
            <text:p>Yot Club</text:p>
          </table:table-cell>
          <table:table-cell office:value-type="float" office:value="16600894" calcext:value-type="float">
            <text:p>16,600,894</text:p>
          </table:table-cell>
          <table:table-cell office:value-type="float" office:value="858875" calcext:value-type="float">
            <text:p>858,875</text:p>
          </table:table-cell>
          <table:table-cell table:style-name="ce6" table:formula="of:=[.B836]/[.C836]" office:value-type="float" office:value="19.3286496870907" calcext:value-type="float">
            <text:p>19.33</text:p>
          </table:table-cell>
        </table:table-row>
        <table:table-row table:style-name="ro1">
          <table:table-cell office:value-type="string" calcext:value-type="string">
            <text:p>Ashe</text:p>
          </table:table-cell>
          <table:table-cell office:value-type="float" office:value="15020168" calcext:value-type="float">
            <text:p>15,020,168</text:p>
          </table:table-cell>
          <table:table-cell office:value-type="float" office:value="777590" calcext:value-type="float">
            <text:p>777,590</text:p>
          </table:table-cell>
          <table:table-cell table:style-name="ce6" table:formula="of:=[.B837]/[.C837]" office:value-type="float" office:value="19.3163080800936" calcext:value-type="float">
            <text:p>19.32</text:p>
          </table:table-cell>
        </table:table-row>
        <table:table-row table:style-name="ro1">
          <table:table-cell office:value-type="string" calcext:value-type="string">
            <text:p>King Geedorah</text:p>
          </table:table-cell>
          <table:table-cell office:value-type="float" office:value="12279955" calcext:value-type="float">
            <text:p>12,279,955</text:p>
          </table:table-cell>
          <table:table-cell office:value-type="float" office:value="635874" calcext:value-type="float">
            <text:p>635,874</text:p>
          </table:table-cell>
          <table:table-cell table:style-name="ce6" table:formula="of:=[.B838]/[.C838]" office:value-type="float" office:value="19.3119312945646" calcext:value-type="float">
            <text:p>19.31</text:p>
          </table:table-cell>
        </table:table-row>
        <table:table-row table:style-name="ro1">
          <table:table-cell office:value-type="string" calcext:value-type="string">
            <text:p>Blondie</text:p>
          </table:table-cell>
          <table:table-cell office:value-type="float" office:value="49495449" calcext:value-type="float">
            <text:p>49,495,449</text:p>
          </table:table-cell>
          <table:table-cell office:value-type="float" office:value="2566473" calcext:value-type="float">
            <text:p>2,566,473</text:p>
          </table:table-cell>
          <table:table-cell table:style-name="ce6" table:formula="of:=[.B839]/[.C839]" office:value-type="float" office:value="19.2853963396459" calcext:value-type="float">
            <text:p>19.29</text:p>
          </table:table-cell>
        </table:table-row>
        <table:table-row table:style-name="ro1">
          <table:table-cell office:value-type="string" calcext:value-type="string">
            <text:p>Supertramp</text:p>
          </table:table-cell>
          <table:table-cell office:value-type="float" office:value="32726910" calcext:value-type="float">
            <text:p>32,726,910</text:p>
          </table:table-cell>
          <table:table-cell office:value-type="float" office:value="1700695" calcext:value-type="float">
            <text:p>1,700,695</text:p>
          </table:table-cell>
          <table:table-cell table:style-name="ce6" table:formula="of:=[.B840]/[.C840]" office:value-type="float" office:value="19.2432564333993" calcext:value-type="float">
            <text:p>19.24</text:p>
          </table:table-cell>
        </table:table-row>
        <table:table-row table:style-name="ro1">
          <table:table-cell office:value-type="string" calcext:value-type="string">
            <text:p>Big Sean</text:p>
          </table:table-cell>
          <table:table-cell office:value-type="float" office:value="43688920" calcext:value-type="float">
            <text:p>43,688,920</text:p>
          </table:table-cell>
          <table:table-cell office:value-type="float" office:value="2283708" calcext:value-type="float">
            <text:p>2,283,708</text:p>
          </table:table-cell>
          <table:table-cell table:style-name="ce6" table:formula="of:=[.B841]/[.C841]" office:value-type="float" office:value="19.1306944670685" calcext:value-type="float">
            <text:p>19.13</text:p>
          </table:table-cell>
        </table:table-row>
        <table:table-row table:style-name="ro1">
          <table:table-cell office:value-type="string" calcext:value-type="string">
            <text:p>Sir Chloe</text:p>
          </table:table-cell>
          <table:table-cell office:value-type="float" office:value="12037377" calcext:value-type="float">
            <text:p>12,037,377</text:p>
          </table:table-cell>
          <table:table-cell office:value-type="float" office:value="630789" calcext:value-type="float">
            <text:p>630,789</text:p>
          </table:table-cell>
          <table:table-cell table:style-name="ce6" table:formula="of:=[.B842]/[.C842]" office:value-type="float" office:value="19.0830483727522" calcext:value-type="float">
            <text:p>19.08</text:p>
          </table:table-cell>
        </table:table-row>
        <table:table-row table:style-name="ro1">
          <table:table-cell office:value-type="string" calcext:value-type="string">
            <text:p>Julia Michaels</text:p>
          </table:table-cell>
          <table:table-cell office:value-type="float" office:value="16583316" calcext:value-type="float">
            <text:p>16,583,316</text:p>
          </table:table-cell>
          <table:table-cell office:value-type="float" office:value="870538" calcext:value-type="float">
            <text:p>870,538</text:p>
          </table:table-cell>
          <table:table-cell table:style-name="ce6" table:formula="of:=[.B843]/[.C843]" office:value-type="float" office:value="19.0495027213057" calcext:value-type="float">
            <text:p>19.05</text:p>
          </table:table-cell>
        </table:table-row>
        <table:table-row table:style-name="ro1">
          <table:table-cell office:value-type="string" calcext:value-type="string">
            <text:p>SUICIDAL-IDOL</text:p>
          </table:table-cell>
          <table:table-cell office:value-type="float" office:value="4434085" calcext:value-type="float">
            <text:p>4,434,085</text:p>
          </table:table-cell>
          <table:table-cell office:value-type="float" office:value="233166" calcext:value-type="float">
            <text:p>233,166</text:p>
          </table:table-cell>
          <table:table-cell table:style-name="ce6" table:formula="of:=[.B844]/[.C844]" office:value-type="float" office:value="19.0168592333359" calcext:value-type="float">
            <text:p>19.02</text:p>
          </table:table-cell>
        </table:table-row>
        <table:table-row table:style-name="ro1">
          <table:table-cell office:value-type="string" calcext:value-type="string">
            <text:p>Quality Control</text:p>
          </table:table-cell>
          <table:table-cell office:value-type="float" office:value="10572555" calcext:value-type="float">
            <text:p>10,572,555</text:p>
          </table:table-cell>
          <table:table-cell office:value-type="float" office:value="557265" calcext:value-type="float">
            <text:p>557,265</text:p>
          </table:table-cell>
          <table:table-cell table:style-name="ce6" table:formula="of:=[.B845]/[.C845]" office:value-type="float" office:value="18.9722214745229" calcext:value-type="float">
            <text:p>18.97</text:p>
          </table:table-cell>
        </table:table-row>
        <table:table-row table:style-name="ro1">
          <table:table-cell office:value-type="string" calcext:value-type="string">
            <text:p>Saint Motel</text:p>
          </table:table-cell>
          <table:table-cell office:value-type="float" office:value="16424718" calcext:value-type="float">
            <text:p>16,424,718</text:p>
          </table:table-cell>
          <table:table-cell office:value-type="float" office:value="866278" calcext:value-type="float">
            <text:p>866,278</text:p>
          </table:table-cell>
          <table:table-cell table:style-name="ce6" table:formula="of:=[.B846]/[.C846]" office:value-type="float" office:value="18.9601005681779" calcext:value-type="float">
            <text:p>18.96</text:p>
          </table:table-cell>
        </table:table-row>
        <table:table-row table:style-name="ro1">
          <table:table-cell office:value-type="string" calcext:value-type="string">
            <text:p>Dove Cameron</text:p>
          </table:table-cell>
          <table:table-cell office:value-type="float" office:value="14368163" calcext:value-type="float">
            <text:p>14,368,163</text:p>
          </table:table-cell>
          <table:table-cell office:value-type="float" office:value="758204" calcext:value-type="float">
            <text:p>758,204</text:p>
          </table:table-cell>
          <table:table-cell table:style-name="ce6" table:formula="of:=[.B847]/[.C847]" office:value-type="float" office:value="18.950260088314" calcext:value-type="float">
            <text:p>18.95</text:p>
          </table:table-cell>
        </table:table-row>
        <table:table-row table:style-name="ro1">
          <table:table-cell office:value-type="string" calcext:value-type="string">
            <text:p>masego</text:p>
          </table:table-cell>
          <table:table-cell office:value-type="float" office:value="12176788" calcext:value-type="float">
            <text:p>12,176,788</text:p>
          </table:table-cell>
          <table:table-cell office:value-type="float" office:value="644065" calcext:value-type="float">
            <text:p>644,065</text:p>
          </table:table-cell>
          <table:table-cell table:style-name="ce6" table:formula="of:=[.B848]/[.C848]" office:value-type="float" office:value="18.9061476714307" calcext:value-type="float">
            <text:p>18.91</text:p>
          </table:table-cell>
        </table:table-row>
        <table:table-row table:style-name="ro1">
          <table:table-cell office:value-type="string" calcext:value-type="string">
            <text:p>50 Cent</text:p>
          </table:table-cell>
          <table:table-cell office:value-type="float" office:value="70808122" calcext:value-type="float">
            <text:p>70,808,122</text:p>
          </table:table-cell>
          <table:table-cell office:value-type="float" office:value="3745587" calcext:value-type="float">
            <text:p>3,745,587</text:p>
          </table:table-cell>
          <table:table-cell table:style-name="ce6" table:formula="of:=[.B849]/[.C849]" office:value-type="float" office:value="18.9044125793901" calcext:value-type="float">
            <text:p>18.90</text:p>
          </table:table-cell>
        </table:table-row>
        <table:table-row table:style-name="ro1">
          <table:table-cell office:value-type="string" calcext:value-type="string">
            <text:p>Vundabar</text:p>
          </table:table-cell>
          <table:table-cell office:value-type="float" office:value="14321900" calcext:value-type="float">
            <text:p>14,321,900</text:p>
          </table:table-cell>
          <table:table-cell office:value-type="float" office:value="758748" calcext:value-type="float">
            <text:p>758,748</text:p>
          </table:table-cell>
          <table:table-cell table:style-name="ce6" table:formula="of:=[.B850]/[.C850]" office:value-type="float" office:value="18.8757004960804" calcext:value-type="float">
            <text:p>18.88</text:p>
          </table:table-cell>
        </table:table-row>
        <table:table-row table:style-name="ro1">
          <table:table-cell office:value-type="string" calcext:value-type="string">
            <text:p>Pitbull</text:p>
          </table:table-cell>
          <table:table-cell office:value-type="float" office:value="60341590" calcext:value-type="float">
            <text:p>60,341,590</text:p>
          </table:table-cell>
          <table:table-cell office:value-type="float" office:value="3199183" calcext:value-type="float">
            <text:p>3,199,183</text:p>
          </table:table-cell>
          <table:table-cell table:style-name="ce6" table:formula="of:=[.B851]/[.C851]" office:value-type="float" office:value="18.8615624676675" calcext:value-type="float">
            <text:p>18.86</text:p>
          </table:table-cell>
        </table:table-row>
        <table:table-row table:style-name="ro1">
          <table:table-cell office:value-type="string" calcext:value-type="string">
            <text:p>Mareux</text:p>
          </table:table-cell>
          <table:table-cell office:value-type="float" office:value="11133306" calcext:value-type="float">
            <text:p>11,133,306</text:p>
          </table:table-cell>
          <table:table-cell office:value-type="float" office:value="591291" calcext:value-type="float">
            <text:p>591,291</text:p>
          </table:table-cell>
          <table:table-cell table:style-name="ce6" table:formula="of:=[.B852]/[.C852]" office:value-type="float" office:value="18.8288101797592" calcext:value-type="float">
            <text:p>18.83</text:p>
          </table:table-cell>
        </table:table-row>
        <table:table-row table:style-name="ro1">
          <table:table-cell office:value-type="string" calcext:value-type="string">
            <text:p>Daddy Yankee</text:p>
          </table:table-cell>
          <table:table-cell office:value-type="float" office:value="28016247" calcext:value-type="float">
            <text:p>28,016,247</text:p>
          </table:table-cell>
          <table:table-cell office:value-type="float" office:value="1489782" calcext:value-type="float">
            <text:p>1,489,782</text:p>
          </table:table-cell>
          <table:table-cell table:style-name="ce6" table:formula="of:=[.B853]/[.C853]" office:value-type="float" office:value="18.8056017591836" calcext:value-type="float">
            <text:p>18.81</text:p>
          </table:table-cell>
        </table:table-row>
        <table:table-row table:style-name="ro1">
          <table:table-cell office:value-type="string" calcext:value-type="string">
            <text:p>Plan B</text:p>
          </table:table-cell>
          <table:table-cell office:value-type="float" office:value="17647673" calcext:value-type="float">
            <text:p>17,647,673</text:p>
          </table:table-cell>
          <table:table-cell office:value-type="float" office:value="939232" calcext:value-type="float">
            <text:p>939,232</text:p>
          </table:table-cell>
          <table:table-cell table:style-name="ce6" table:formula="of:=[.B854]/[.C854]" office:value-type="float" office:value="18.789471610848" calcext:value-type="float">
            <text:p>18.79</text:p>
          </table:table-cell>
        </table:table-row>
        <table:table-row table:style-name="ro1">
          <table:table-cell office:value-type="string" calcext:value-type="string">
            <text:p>Suki Waterhouse</text:p>
          </table:table-cell>
          <table:table-cell office:value-type="float" office:value="14883165" calcext:value-type="float">
            <text:p>14,883,165</text:p>
          </table:table-cell>
          <table:table-cell office:value-type="float" office:value="792634" calcext:value-type="float">
            <text:p>792,634</text:p>
          </table:table-cell>
          <table:table-cell table:style-name="ce6" table:formula="of:=[.B855]/[.C855]" office:value-type="float" office:value="18.7768440415122" calcext:value-type="float">
            <text:p>18.78</text:p>
          </table:table-cell>
        </table:table-row>
        <table:table-row table:style-name="ro1">
          <table:table-cell office:value-type="string" calcext:value-type="string">
            <text:p>The Paper Kites</text:p>
          </table:table-cell>
          <table:table-cell office:value-type="float" office:value="15595190" calcext:value-type="float">
            <text:p>15,595,190</text:p>
          </table:table-cell>
          <table:table-cell office:value-type="float" office:value="833854" calcext:value-type="float">
            <text:p>833,854</text:p>
          </table:table-cell>
          <table:table-cell table:style-name="ce6" table:formula="of:=[.B856]/[.C856]" office:value-type="float" office:value="18.7025426513514" calcext:value-type="float">
            <text:p>18.70</text:p>
          </table:table-cell>
        </table:table-row>
        <table:table-row table:style-name="ro1">
          <table:table-cell office:value-type="string" calcext:value-type="string">
            <text:p>Jessie J</text:p>
          </table:table-cell>
          <table:table-cell office:value-type="float" office:value="42732096" calcext:value-type="float">
            <text:p>42,732,096</text:p>
          </table:table-cell>
          <table:table-cell office:value-type="float" office:value="2287068" calcext:value-type="float">
            <text:p>2,287,068</text:p>
          </table:table-cell>
          <table:table-cell table:style-name="ce6" table:formula="of:=[.B857]/[.C857]" office:value-type="float" office:value="18.6842262669934" calcext:value-type="float">
            <text:p>18.68</text:p>
          </table:table-cell>
        </table:table-row>
        <table:table-row table:style-name="ro1">
          <table:table-cell office:value-type="string" calcext:value-type="string">
            <text:p>Del Water Gap</text:p>
          </table:table-cell>
          <table:table-cell office:value-type="float" office:value="7284945" calcext:value-type="float">
            <text:p>7,284,945</text:p>
          </table:table-cell>
          <table:table-cell office:value-type="float" office:value="390897" calcext:value-type="float">
            <text:p>390,897</text:p>
          </table:table-cell>
          <table:table-cell table:style-name="ce6" table:formula="of:=[.B858]/[.C858]" office:value-type="float" office:value="18.6364822446834" calcext:value-type="float">
            <text:p>18.64</text:p>
          </table:table-cell>
        </table:table-row>
        <table:table-row table:style-name="ro1">
          <table:table-cell office:value-type="string" calcext:value-type="string">
            <text:p>Eagles</text:p>
          </table:table-cell>
          <table:table-cell office:value-type="float" office:value="55646367" calcext:value-type="float">
            <text:p>55,646,367</text:p>
          </table:table-cell>
          <table:table-cell office:value-type="float" office:value="2987049" calcext:value-type="float">
            <text:p>2,987,049</text:p>
          </table:table-cell>
          <table:table-cell table:style-name="ce6" table:formula="of:=[.B859]/[.C859]" office:value-type="float" office:value="18.6292113052046" calcext:value-type="float">
            <text:p>18.63</text:p>
          </table:table-cell>
        </table:table-row>
        <table:table-row table:style-name="ro1">
          <table:table-cell office:value-type="string" calcext:value-type="string">
            <text:p>Thirty Seconds to Mars</text:p>
          </table:table-cell>
          <table:table-cell office:value-type="float" office:value="12007309" calcext:value-type="float">
            <text:p>12,007,309</text:p>
          </table:table-cell>
          <table:table-cell office:value-type="float" office:value="646526" calcext:value-type="float">
            <text:p>646,526</text:p>
          </table:table-cell>
          <table:table-cell table:style-name="ce6" table:formula="of:=[.B860]/[.C860]" office:value-type="float" office:value="18.572043506371" calcext:value-type="float">
            <text:p>18.57</text:p>
          </table:table-cell>
        </table:table-row>
        <table:table-row table:style-name="ro1">
          <table:table-cell office:value-type="string" calcext:value-type="string">
            <text:p>DJ Khaled</text:p>
          </table:table-cell>
          <table:table-cell office:value-type="float" office:value="41644138" calcext:value-type="float">
            <text:p>41,644,138</text:p>
          </table:table-cell>
          <table:table-cell office:value-type="float" office:value="2242941" calcext:value-type="float">
            <text:p>2,242,941</text:p>
          </table:table-cell>
          <table:table-cell table:style-name="ce6" table:formula="of:=[.B861]/[.C861]" office:value-type="float" office:value="18.5667558798916" calcext:value-type="float">
            <text:p>18.57</text:p>
          </table:table-cell>
        </table:table-row>
        <table:table-row table:style-name="ro1">
          <table:table-cell office:value-type="string" calcext:value-type="string">
            <text:p>Galantis</text:p>
          </table:table-cell>
          <table:table-cell office:value-type="float" office:value="20887215" calcext:value-type="float">
            <text:p>20,887,215</text:p>
          </table:table-cell>
          <table:table-cell office:value-type="float" office:value="1125424" calcext:value-type="float">
            <text:p>1,125,424</text:p>
          </table:table-cell>
          <table:table-cell table:style-name="ce6" table:formula="of:=[.B862]/[.C862]" office:value-type="float" office:value="18.5594184947184" calcext:value-type="float">
            <text:p>18.56</text:p>
          </table:table-cell>
        </table:table-row>
        <table:table-row table:style-name="ro1">
          <table:table-cell office:value-type="string" calcext:value-type="string">
            <text:p>K.Flay</text:p>
          </table:table-cell>
          <table:table-cell office:value-type="float" office:value="13540758" calcext:value-type="float">
            <text:p>13,540,758</text:p>
          </table:table-cell>
          <table:table-cell office:value-type="float" office:value="733738" calcext:value-type="float">
            <text:p>733,738</text:p>
          </table:table-cell>
          <table:table-cell table:style-name="ce6" table:formula="of:=[.B863]/[.C863]" office:value-type="float" office:value="18.4544864788249" calcext:value-type="float">
            <text:p>18.45</text:p>
          </table:table-cell>
        </table:table-row>
        <table:table-row table:style-name="ro1">
          <table:table-cell office:value-type="string" calcext:value-type="string">
            <text:p>John Lennon</text:p>
          </table:table-cell>
          <table:table-cell office:value-type="float" office:value="57554099" calcext:value-type="float">
            <text:p>57,554,099</text:p>
          </table:table-cell>
          <table:table-cell office:value-type="float" office:value="3151569" calcext:value-type="float">
            <text:p>3,151,569</text:p>
          </table:table-cell>
          <table:table-cell table:style-name="ce6" table:formula="of:=[.B864]/[.C864]" office:value-type="float" office:value="18.2620463013819" calcext:value-type="float">
            <text:p>18.26</text:p>
          </table:table-cell>
        </table:table-row>
        <table:table-row table:style-name="ro1">
          <table:table-cell office:value-type="string" calcext:value-type="string">
            <text:p>Phil Collins</text:p>
          </table:table-cell>
          <table:table-cell office:value-type="float" office:value="45504602" calcext:value-type="float">
            <text:p>45,504,602</text:p>
          </table:table-cell>
          <table:table-cell office:value-type="float" office:value="2493399" calcext:value-type="float">
            <text:p>2,493,399</text:p>
          </table:table-cell>
          <table:table-cell table:style-name="ce6" table:formula="of:=[.B865]/[.C865]" office:value-type="float" office:value="18.2500281743917" calcext:value-type="float">
            <text:p>18.25</text:p>
          </table:table-cell>
        </table:table-row>
        <table:table-row table:style-name="ro1">
          <table:table-cell office:value-type="string" calcext:value-type="string">
            <text:p>Vansire</text:p>
          </table:table-cell>
          <table:table-cell office:value-type="float" office:value="18345519" calcext:value-type="float">
            <text:p>18,345,519</text:p>
          </table:table-cell>
          <table:table-cell office:value-type="float" office:value="1006068" calcext:value-type="float">
            <text:p>1,006,068</text:p>
          </table:table-cell>
          <table:table-cell table:style-name="ce6" table:formula="of:=[.B866]/[.C866]" office:value-type="float" office:value="18.234869809993" calcext:value-type="float">
            <text:p>18.23</text:p>
          </table:table-cell>
        </table:table-row>
        <table:table-row table:style-name="ro1">
          <table:table-cell office:value-type="string" calcext:value-type="string">
            <text:p>Pyotr Ilyich Tchaikovsky</text:p>
          </table:table-cell>
          <table:table-cell office:value-type="float" office:value="29184115" calcext:value-type="float">
            <text:p>29,184,115</text:p>
          </table:table-cell>
          <table:table-cell office:value-type="float" office:value="1611439" calcext:value-type="float">
            <text:p>1,611,439</text:p>
          </table:table-cell>
          <table:table-cell table:style-name="ce6" table:formula="of:=[.B867]/[.C867]" office:value-type="float" office:value="18.1105924580453" calcext:value-type="float">
            <text:p>18.11</text:p>
          </table:table-cell>
        </table:table-row>
        <table:table-row table:style-name="ro1">
          <table:table-cell office:value-type="string" calcext:value-type="string">
            <text:p>Enrique Iglesias</text:p>
          </table:table-cell>
          <table:table-cell office:value-type="float" office:value="37980016" calcext:value-type="float">
            <text:p>37,980,016</text:p>
          </table:table-cell>
          <table:table-cell office:value-type="float" office:value="2099698" calcext:value-type="float">
            <text:p>2,099,698</text:p>
          </table:table-cell>
          <table:table-cell table:style-name="ce6" table:formula="of:=[.B868]/[.C868]" office:value-type="float" office:value="18.0883231779046" calcext:value-type="float">
            <text:p>18.09</text:p>
          </table:table-cell>
        </table:table-row>
        <table:table-row table:style-name="ro1">
          <table:table-cell office:value-type="string" calcext:value-type="string">
            <text:p>Ella Fitzgerald</text:p>
          </table:table-cell>
          <table:table-cell office:value-type="float" office:value="42358344" calcext:value-type="float">
            <text:p>42,358,344</text:p>
          </table:table-cell>
          <table:table-cell office:value-type="float" office:value="2344122" calcext:value-type="float">
            <text:p>2,344,122</text:p>
          </table:table-cell>
          <table:table-cell table:style-name="ce6" table:formula="of:=[.B869]/[.C869]" office:value-type="float" office:value="18.070025365574" calcext:value-type="float">
            <text:p>18.07</text:p>
          </table:table-cell>
        </table:table-row>
        <table:table-row table:style-name="ro1">
          <table:table-cell office:value-type="string" calcext:value-type="string">
            <text:p>Kavinsky</text:p>
          </table:table-cell>
          <table:table-cell office:value-type="float" office:value="23307583" calcext:value-type="float">
            <text:p>23,307,583</text:p>
          </table:table-cell>
          <table:table-cell office:value-type="float" office:value="1294474" calcext:value-type="float">
            <text:p>1,294,474</text:p>
          </table:table-cell>
          <table:table-cell table:style-name="ce6" table:formula="of:=[.B870]/[.C870]" office:value-type="float" office:value="18.0054470000942" calcext:value-type="float">
            <text:p>18.01</text:p>
          </table:table-cell>
        </table:table-row>
        <table:table-row table:style-name="ro1">
          <table:table-cell office:value-type="string" calcext:value-type="string">
            <text:p>Claude Debussy</text:p>
          </table:table-cell>
          <table:table-cell office:value-type="float" office:value="28966559" calcext:value-type="float">
            <text:p>28,966,559</text:p>
          </table:table-cell>
          <table:table-cell office:value-type="float" office:value="1615170" calcext:value-type="float">
            <text:p>1,615,170</text:p>
          </table:table-cell>
          <table:table-cell table:style-name="ce6" table:formula="of:=[.B871]/[.C871]" office:value-type="float" office:value="17.9340620491961" calcext:value-type="float">
            <text:p>17.93</text:p>
          </table:table-cell>
        </table:table-row>
        <table:table-row table:style-name="ro1">
          <table:table-cell office:value-type="string" calcext:value-type="string">
            <text:p>Counting Crows</text:p>
          </table:table-cell>
          <table:table-cell office:value-type="float" office:value="44051838" calcext:value-type="float">
            <text:p>44,051,838</text:p>
          </table:table-cell>
          <table:table-cell office:value-type="float" office:value="2457983" calcext:value-type="float">
            <text:p>2,457,983</text:p>
          </table:table-cell>
          <table:table-cell table:style-name="ce6" table:formula="of:=[.B872]/[.C872]" office:value-type="float" office:value="17.921945757965" calcext:value-type="float">
            <text:p>17.92</text:p>
          </table:table-cell>
        </table:table-row>
        <table:table-row table:style-name="ro1">
          <table:table-cell office:value-type="string" calcext:value-type="string">
            <text:p>BØRNS</text:p>
          </table:table-cell>
          <table:table-cell office:value-type="float" office:value="21744741" calcext:value-type="float">
            <text:p>21,744,741</text:p>
          </table:table-cell>
          <table:table-cell office:value-type="float" office:value="1214192" calcext:value-type="float">
            <text:p>1,214,192</text:p>
          </table:table-cell>
          <table:table-cell table:style-name="ce6" table:formula="of:=[.B873]/[.C873]" office:value-type="float" office:value="17.9088159039098" calcext:value-type="float">
            <text:p>17.91</text:p>
          </table:table-cell>
        </table:table-row>
        <table:table-row table:style-name="ro1">
          <table:table-cell office:value-type="string" calcext:value-type="string">
            <text:p>DJ Snake</text:p>
          </table:table-cell>
          <table:table-cell office:value-type="float" office:value="29989167" calcext:value-type="float">
            <text:p>29,989,167</text:p>
          </table:table-cell>
          <table:table-cell office:value-type="float" office:value="1675105" calcext:value-type="float">
            <text:p>1,675,105</text:p>
          </table:table-cell>
          <table:table-cell table:style-name="ce6" table:formula="of:=[.B874]/[.C874]" office:value-type="float" office:value="17.9028580297951" calcext:value-type="float">
            <text:p>17.90</text:p>
          </table:table-cell>
        </table:table-row>
        <table:table-row table:style-name="ro1">
          <table:table-cell office:value-type="string" calcext:value-type="string">
            <text:p>Alice Phoebe Lou</text:p>
          </table:table-cell>
          <table:table-cell office:value-type="float" office:value="8016115" calcext:value-type="float">
            <text:p>8,016,115</text:p>
          </table:table-cell>
          <table:table-cell office:value-type="float" office:value="449388" calcext:value-type="float">
            <text:p>449,388</text:p>
          </table:table-cell>
          <table:table-cell table:style-name="ce6" table:formula="of:=[.B875]/[.C875]" office:value-type="float" office:value="17.8378483626621" calcext:value-type="float">
            <text:p>17.84</text:p>
          </table:table-cell>
        </table:table-row>
        <table:table-row table:style-name="ro1">
          <table:table-cell office:value-type="string" calcext:value-type="string">
            <text:p>Noah Cyrus</text:p>
          </table:table-cell>
          <table:table-cell office:value-type="float" office:value="13217482" calcext:value-type="float">
            <text:p>13,217,482</text:p>
          </table:table-cell>
          <table:table-cell office:value-type="float" office:value="743800" calcext:value-type="float">
            <text:p>743,800</text:p>
          </table:table-cell>
          <table:table-cell table:style-name="ce6" table:formula="of:=[.B876]/[.C876]" office:value-type="float" office:value="17.7702097337994" calcext:value-type="float">
            <text:p>17.77</text:p>
          </table:table-cell>
        </table:table-row>
        <table:table-row table:style-name="ro1">
          <table:table-cell office:value-type="string" calcext:value-type="string">
            <text:p>Gotye</text:p>
          </table:table-cell>
          <table:table-cell office:value-type="float" office:value="40053085" calcext:value-type="float">
            <text:p>40,053,085</text:p>
          </table:table-cell>
          <table:table-cell office:value-type="float" office:value="2265194" calcext:value-type="float">
            <text:p>2,265,194</text:p>
          </table:table-cell>
          <table:table-cell table:style-name="ce6" table:formula="of:=[.B877]/[.C877]" office:value-type="float" office:value="17.6819667542824" calcext:value-type="float">
            <text:p>17.68</text:p>
          </table:table-cell>
        </table:table-row>
        <table:table-row table:style-name="ro1">
          <table:table-cell office:value-type="string" calcext:value-type="string">
            <text:p>2 Chainz</text:p>
          </table:table-cell>
          <table:table-cell office:value-type="float" office:value="20602005" calcext:value-type="float">
            <text:p>20,602,005</text:p>
          </table:table-cell>
          <table:table-cell office:value-type="float" office:value="1168943" calcext:value-type="float">
            <text:p>1,168,943</text:p>
          </table:table-cell>
          <table:table-cell table:style-name="ce6" table:formula="of:=[.B878]/[.C878]" office:value-type="float" office:value="17.6244735628683" calcext:value-type="float">
            <text:p>17.62</text:p>
          </table:table-cell>
        </table:table-row>
        <table:table-row table:style-name="ro1">
          <table:table-cell office:value-type="string" calcext:value-type="string">
            <text:p>Otis Redding</text:p>
          </table:table-cell>
          <table:table-cell office:value-type="float" office:value="33947185" calcext:value-type="float">
            <text:p>33,947,185</text:p>
          </table:table-cell>
          <table:table-cell office:value-type="float" office:value="1932170" calcext:value-type="float">
            <text:p>1,932,170</text:p>
          </table:table-cell>
          <table:table-cell table:style-name="ce6" table:formula="of:=[.B879]/[.C879]" office:value-type="float" office:value="17.5694607617342" calcext:value-type="float">
            <text:p>17.57</text:p>
          </table:table-cell>
        </table:table-row>
        <table:table-row table:style-name="ro1">
          <table:table-cell office:value-type="string" calcext:value-type="string">
            <text:p>Slow Pulp</text:p>
          </table:table-cell>
          <table:table-cell office:value-type="float" office:value="8469622" calcext:value-type="float">
            <text:p>8,469,622</text:p>
          </table:table-cell>
          <table:table-cell office:value-type="float" office:value="482508" calcext:value-type="float">
            <text:p>482,508</text:p>
          </table:table-cell>
          <table:table-cell table:style-name="ce6" table:formula="of:=[.B880]/[.C880]" office:value-type="float" office:value="17.5533296857254" calcext:value-type="float">
            <text:p>17.55</text:p>
          </table:table-cell>
        </table:table-row>
        <table:table-row table:style-name="ro1">
          <table:table-cell office:value-type="string" calcext:value-type="string">
            <text:p>Bee Gees</text:p>
          </table:table-cell>
          <table:table-cell office:value-type="float" office:value="44883993" calcext:value-type="float">
            <text:p>44,883,993</text:p>
          </table:table-cell>
          <table:table-cell office:value-type="float" office:value="2571767" calcext:value-type="float">
            <text:p>2,571,767</text:p>
          </table:table-cell>
          <table:table-cell table:style-name="ce6" table:formula="of:=[.B881]/[.C881]" office:value-type="float" office:value="17.4525892120087" calcext:value-type="float">
            <text:p>17.45</text:p>
          </table:table-cell>
        </table:table-row>
        <table:table-row table:style-name="ro1">
          <table:table-cell office:value-type="string" calcext:value-type="string">
            <text:p>Coco &amp; Clair Clair</text:p>
          </table:table-cell>
          <table:table-cell office:value-type="float" office:value="7642979" calcext:value-type="float">
            <text:p>7,642,979</text:p>
          </table:table-cell>
          <table:table-cell office:value-type="float" office:value="437974" calcext:value-type="float">
            <text:p>437,974</text:p>
          </table:table-cell>
          <table:table-cell table:style-name="ce6" table:formula="of:=[.B882]/[.C882]" office:value-type="float" office:value="17.4507596341335" calcext:value-type="float">
            <text:p>17.45</text:p>
          </table:table-cell>
        </table:table-row>
        <table:table-row table:style-name="ro1">
          <table:table-cell office:value-type="string" calcext:value-type="string">
            <text:p>Blue Öyster Cult</text:p>
          </table:table-cell>
          <table:table-cell office:value-type="float" office:value="29012249" calcext:value-type="float">
            <text:p>29,012,249</text:p>
          </table:table-cell>
          <table:table-cell office:value-type="float" office:value="1667456" calcext:value-type="float">
            <text:p>1,667,456</text:p>
          </table:table-cell>
          <table:table-cell table:style-name="ce6" table:formula="of:=[.B883]/[.C883]" office:value-type="float" office:value="17.3991091818915" calcext:value-type="float">
            <text:p>17.40</text:p>
          </table:table-cell>
        </table:table-row>
        <table:table-row table:style-name="ro1">
          <table:table-cell office:value-type="string" calcext:value-type="string">
            <text:p>Rachel Zegler</text:p>
          </table:table-cell>
          <table:table-cell office:value-type="float" office:value="2818320" calcext:value-type="float">
            <text:p>2,818,320</text:p>
          </table:table-cell>
          <table:table-cell office:value-type="float" office:value="162191" calcext:value-type="float">
            <text:p>162,191</text:p>
          </table:table-cell>
          <table:table-cell table:style-name="ce6" table:formula="of:=[.B884]/[.C884]" office:value-type="float" office:value="17.3765498702147" calcext:value-type="float">
            <text:p>17.38</text:p>
          </table:table-cell>
        </table:table-row>
        <table:table-row table:style-name="ro1">
          <table:table-cell office:value-type="string" calcext:value-type="string">
            <text:p>Rio Romeo</text:p>
          </table:table-cell>
          <table:table-cell office:value-type="float" office:value="4635814" calcext:value-type="float">
            <text:p>4,635,814</text:p>
          </table:table-cell>
          <table:table-cell office:value-type="float" office:value="267641" calcext:value-type="float">
            <text:p>267,641</text:p>
          </table:table-cell>
          <table:table-cell table:style-name="ce6" table:formula="of:=[.B885]/[.C885]" office:value-type="float" office:value="17.3210158383805" calcext:value-type="float">
            <text:p>17.32</text:p>
          </table:table-cell>
        </table:table-row>
        <table:table-row table:style-name="ro1">
          <table:table-cell office:value-type="string" calcext:value-type="string">
            <text:p>Peter Bjorn and John</text:p>
          </table:table-cell>
          <table:table-cell office:value-type="float" office:value="28682318" calcext:value-type="float">
            <text:p>28,682,318</text:p>
          </table:table-cell>
          <table:table-cell office:value-type="float" office:value="1656393" calcext:value-type="float">
            <text:p>1,656,393</text:p>
          </table:table-cell>
          <table:table-cell table:style-name="ce6" table:formula="of:=[.B886]/[.C886]" office:value-type="float" office:value="17.3161308940571" calcext:value-type="float">
            <text:p>17.32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5359688" calcext:value-type="float">
            <text:p>5,359,688</text:p>
          </table:table-cell>
          <table:table-cell office:value-type="float" office:value="310445" calcext:value-type="float">
            <text:p>310,445</text:p>
          </table:table-cell>
          <table:table-cell table:style-name="ce6" table:formula="of:=[.B887]/[.C887]" office:value-type="float" office:value="17.2645331701268" calcext:value-type="float">
            <text:p>17.26</text:p>
          </table:table-cell>
        </table:table-row>
        <table:table-row table:style-name="ro1">
          <table:table-cell office:value-type="string" calcext:value-type="string">
            <text:p>The walters</text:p>
          </table:table-cell>
          <table:table-cell office:value-type="float" office:value="17678134" calcext:value-type="float">
            <text:p>17,678,134</text:p>
          </table:table-cell>
          <table:table-cell office:value-type="float" office:value="1025278" calcext:value-type="float">
            <text:p>1,025,278</text:p>
          </table:table-cell>
          <table:table-cell table:style-name="ce6" table:formula="of:=[.B888]/[.C888]" office:value-type="float" office:value="17.2422835562647" calcext:value-type="float">
            <text:p>17.24</text:p>
          </table:table-cell>
        </table:table-row>
        <table:table-row table:style-name="ro1">
          <table:table-cell office:value-type="string" calcext:value-type="string">
            <text:p>Ty Dolla $ign</text:p>
          </table:table-cell>
          <table:table-cell office:value-type="float" office:value="18572921" calcext:value-type="float">
            <text:p>18,572,921</text:p>
          </table:table-cell>
          <table:table-cell office:value-type="float" office:value="1077530" calcext:value-type="float">
            <text:p>1,077,530</text:p>
          </table:table-cell>
          <table:table-cell table:style-name="ce6" table:formula="of:=[.B889]/[.C889]" office:value-type="float" office:value="17.236569747478" calcext:value-type="float">
            <text:p>17.24</text:p>
          </table:table-cell>
        </table:table-row>
        <table:table-row table:style-name="ro1">
          <table:table-cell office:value-type="string" calcext:value-type="string">
            <text:p>Saweetie</text:p>
          </table:table-cell>
          <table:table-cell office:value-type="float" office:value="14426379" calcext:value-type="float">
            <text:p>14,426,379</text:p>
          </table:table-cell>
          <table:table-cell office:value-type="float" office:value="838111" calcext:value-type="float">
            <text:p>838,111</text:p>
          </table:table-cell>
          <table:table-cell table:style-name="ce6" table:formula="of:=[.B890]/[.C890]" office:value-type="float" office:value="17.2129694038141" calcext:value-type="float">
            <text:p>17.21</text:p>
          </table:table-cell>
        </table:table-row>
        <table:table-row table:style-name="ro1">
          <table:table-cell office:value-type="string" calcext:value-type="string">
            <text:p>Jennifer Lopez</text:p>
          </table:table-cell>
          <table:table-cell office:value-type="float" office:value="50373370" calcext:value-type="float">
            <text:p>50,373,370</text:p>
          </table:table-cell>
          <table:table-cell office:value-type="float" office:value="2929573" calcext:value-type="float">
            <text:p>2,929,573</text:p>
          </table:table-cell>
          <table:table-cell table:style-name="ce6" table:formula="of:=[.B891]/[.C891]" office:value-type="float" office:value="17.1947823112788" calcext:value-type="float">
            <text:p>17.19</text:p>
          </table:table-cell>
        </table:table-row>
        <table:table-row table:style-name="ro1">
          <table:table-cell office:value-type="string" calcext:value-type="string">
            <text:p>Lynyrd Skynyrd</text:p>
          </table:table-cell>
          <table:table-cell office:value-type="float" office:value="44690195" calcext:value-type="float">
            <text:p>44,690,195</text:p>
          </table:table-cell>
          <table:table-cell office:value-type="float" office:value="2600632" calcext:value-type="float">
            <text:p>2,600,632</text:p>
          </table:table-cell>
          <table:table-cell table:style-name="ce6" table:formula="of:=[.B892]/[.C892]" office:value-type="float" office:value="17.1843594172493" calcext:value-type="float">
            <text:p>17.18</text:p>
          </table:table-cell>
        </table:table-row>
        <table:table-row table:style-name="ro1">
          <table:table-cell office:value-type="string" calcext:value-type="string">
            <text:p>Sophie Ellis-Bextor</text:p>
          </table:table-cell>
          <table:table-cell office:value-type="float" office:value="20035421" calcext:value-type="float">
            <text:p>20,035,421</text:p>
          </table:table-cell>
          <table:table-cell office:value-type="float" office:value="1166007" calcext:value-type="float">
            <text:p>1,166,007</text:p>
          </table:table-cell>
          <table:table-cell table:style-name="ce6" table:formula="of:=[.B893]/[.C893]" office:value-type="float" office:value="17.1829337216672" calcext:value-type="float">
            <text:p>17.18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37913540" calcext:value-type="float">
            <text:p>37,913,540</text:p>
          </table:table-cell>
          <table:table-cell office:value-type="float" office:value="2210407" calcext:value-type="float">
            <text:p>2,210,407</text:p>
          </table:table-cell>
          <table:table-cell table:style-name="ce6" table:formula="of:=[.B894]/[.C894]" office:value-type="float" office:value="17.1522891485595" calcext:value-type="float">
            <text:p>17.15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office:value-type="float" office:value="42056280" calcext:value-type="float">
            <text:p>42,056,280</text:p>
          </table:table-cell>
          <table:table-cell office:value-type="float" office:value="2453435" calcext:value-type="float">
            <text:p>2,453,435</text:p>
          </table:table-cell>
          <table:table-cell table:style-name="ce6" table:formula="of:=[.B895]/[.C895]" office:value-type="float" office:value="17.1417950750682" calcext:value-type="float">
            <text:p>17.14</text:p>
          </table:table-cell>
        </table:table-row>
        <table:table-row table:style-name="ro1">
          <table:table-cell office:value-type="string" calcext:value-type="string">
            <text:p>Grouplove</text:p>
          </table:table-cell>
          <table:table-cell office:value-type="float" office:value="28410921" calcext:value-type="float">
            <text:p>28,410,921</text:p>
          </table:table-cell>
          <table:table-cell office:value-type="float" office:value="1662009" calcext:value-type="float">
            <text:p>1,662,009</text:p>
          </table:table-cell>
          <table:table-cell table:style-name="ce6" table:formula="of:=[.B896]/[.C896]" office:value-type="float" office:value="17.0943243989653" calcext:value-type="float">
            <text:p>17.09</text:p>
          </table:table-cell>
        </table:table-row>
        <table:table-row table:style-name="ro1">
          <table:table-cell office:value-type="string" calcext:value-type="string">
            <text:p>Lost Frequencies</text:p>
          </table:table-cell>
          <table:table-cell office:value-type="float" office:value="15183424" calcext:value-type="float">
            <text:p>15,183,424</text:p>
          </table:table-cell>
          <table:table-cell office:value-type="float" office:value="889101" calcext:value-type="float">
            <text:p>889,101</text:p>
          </table:table-cell>
          <table:table-cell table:style-name="ce6" table:formula="of:=[.B897]/[.C897]" office:value-type="float" office:value="17.0772769347914" calcext:value-type="float">
            <text:p>17.08</text:p>
          </table:table-cell>
        </table:table-row>
        <table:table-row table:style-name="ro1">
          <table:table-cell office:value-type="string" calcext:value-type="string">
            <text:p>David Kushner</text:p>
          </table:table-cell>
          <table:table-cell office:value-type="float" office:value="9133858" calcext:value-type="float">
            <text:p>9,133,858</text:p>
          </table:table-cell>
          <table:table-cell office:value-type="float" office:value="535083" calcext:value-type="float">
            <text:p>535,083</text:p>
          </table:table-cell>
          <table:table-cell table:style-name="ce6" table:formula="of:=[.B898]/[.C898]" office:value-type="float" office:value="17.0699835352646" calcext:value-type="float">
            <text:p>17.07</text:p>
          </table:table-cell>
        </table:table-row>
        <table:table-row table:style-name="ro1">
          <table:table-cell office:value-type="string" calcext:value-type="string">
            <text:p>Aaliyah</text:p>
          </table:table-cell>
          <table:table-cell office:value-type="float" office:value="26916162" calcext:value-type="float">
            <text:p>26,916,162</text:p>
          </table:table-cell>
          <table:table-cell office:value-type="float" office:value="1577556" calcext:value-type="float">
            <text:p>1,577,556</text:p>
          </table:table-cell>
          <table:table-cell table:style-name="ce6" table:formula="of:=[.B899]/[.C899]" office:value-type="float" office:value="17.061937579395" calcext:value-type="float">
            <text:p>17.06</text:p>
          </table:table-cell>
        </table:table-row>
        <table:table-row table:style-name="ro1">
          <table:table-cell office:value-type="string" calcext:value-type="string">
            <text:p>Walk the Moon</text:p>
          </table:table-cell>
          <table:table-cell office:value-type="float" office:value="22746171" calcext:value-type="float">
            <text:p>22,746,171</text:p>
          </table:table-cell>
          <table:table-cell office:value-type="float" office:value="1338388" calcext:value-type="float">
            <text:p>1,338,388</text:p>
          </table:table-cell>
          <table:table-cell table:style-name="ce6" table:formula="of:=[.B900]/[.C900]" office:value-type="float" office:value="16.9951994488893" calcext:value-type="float">
            <text:p>17.00</text:p>
          </table:table-cell>
        </table:table-row>
        <table:table-row table:style-name="ro1">
          <table:table-cell office:value-type="string" calcext:value-type="string">
            <text:p>The Verve</text:p>
          </table:table-cell>
          <table:table-cell office:value-type="float" office:value="43271584" calcext:value-type="float">
            <text:p>43,271,584</text:p>
          </table:table-cell>
          <table:table-cell office:value-type="float" office:value="2550364" calcext:value-type="float">
            <text:p>2,550,364</text:p>
          </table:table-cell>
          <table:table-cell table:style-name="ce6" table:formula="of:=[.B901]/[.C901]" office:value-type="float" office:value="16.9668266961108" calcext:value-type="float">
            <text:p>16.97</text:p>
          </table:table-cell>
        </table:table-row>
        <table:table-row table:style-name="ro1">
          <table:table-cell office:value-type="string" calcext:value-type="string">
            <text:p>Le Tigre</text:p>
          </table:table-cell>
          <table:table-cell office:value-type="float" office:value="19337032" calcext:value-type="float">
            <text:p>19,337,032</text:p>
          </table:table-cell>
          <table:table-cell office:value-type="float" office:value="1140207" calcext:value-type="float">
            <text:p>1,140,207</text:p>
          </table:table-cell>
          <table:table-cell table:style-name="ce6" table:formula="of:=[.B902]/[.C902]" office:value-type="float" office:value="16.9592293329194" calcext:value-type="float">
            <text:p>16.96</text:p>
          </table:table-cell>
        </table:table-row>
        <table:table-row table:style-name="ro1">
          <table:table-cell office:value-type="string" calcext:value-type="string">
            <text:p>INXS</text:p>
          </table:table-cell>
          <table:table-cell office:value-type="float" office:value="27376398" calcext:value-type="float">
            <text:p>27,376,398</text:p>
          </table:table-cell>
          <table:table-cell office:value-type="float" office:value="1615821" calcext:value-type="float">
            <text:p>1,615,821</text:p>
          </table:table-cell>
          <table:table-cell table:style-name="ce6" table:formula="of:=[.B903]/[.C903]" office:value-type="float" office:value="16.9427170460094" calcext:value-type="float">
            <text:p>16.94</text:p>
          </table:table-cell>
        </table:table-row>
        <table:table-row table:style-name="ro1">
          <table:table-cell office:value-type="string" calcext:value-type="string">
            <text:p>Whitney Houston</text:p>
          </table:table-cell>
          <table:table-cell office:value-type="float" office:value="41551304" calcext:value-type="float">
            <text:p>41,551,304</text:p>
          </table:table-cell>
          <table:table-cell office:value-type="float" office:value="2453018" calcext:value-type="float">
            <text:p>2,453,018</text:p>
          </table:table-cell>
          <table:table-cell table:style-name="ce6" table:formula="of:=[.B904]/[.C904]" office:value-type="float" office:value="16.9388500206684" calcext:value-type="float">
            <text:p>16.94</text:p>
          </table:table-cell>
        </table:table-row>
        <table:table-row table:style-name="ro1">
          <table:table-cell office:value-type="string" calcext:value-type="string">
            <text:p>Swedish House Mafia</text:p>
          </table:table-cell>
          <table:table-cell office:value-type="float" office:value="34857028" calcext:value-type="float">
            <text:p>34,857,028</text:p>
          </table:table-cell>
          <table:table-cell office:value-type="float" office:value="2058294" calcext:value-type="float">
            <text:p>2,058,294</text:p>
          </table:table-cell>
          <table:table-cell table:style-name="ce6" table:formula="of:=[.B905]/[.C905]" office:value-type="float" office:value="16.9349121165392" calcext:value-type="float">
            <text:p>16.93</text:p>
          </table:table-cell>
        </table:table-row>
        <table:table-row table:style-name="ro1">
          <table:table-cell office:value-type="string" calcext:value-type="string">
            <text:p>Snoop Dogg</text:p>
          </table:table-cell>
          <table:table-cell office:value-type="float" office:value="59729794" calcext:value-type="float">
            <text:p>59,729,794</text:p>
          </table:table-cell>
          <table:table-cell office:value-type="float" office:value="3528394" calcext:value-type="float">
            <text:p>3,528,394</text:p>
          </table:table-cell>
          <table:table-cell table:style-name="ce6" table:formula="of:=[.B906]/[.C906]" office:value-type="float" office:value="16.928323197466" calcext:value-type="float">
            <text:p>16.93</text:p>
          </table:table-cell>
        </table:table-row>
        <table:table-row table:style-name="ro1">
          <table:table-cell office:value-type="string" calcext:value-type="string">
            <text:p>a-ha</text:p>
          </table:table-cell>
          <table:table-cell office:value-type="float" office:value="42262416" calcext:value-type="float">
            <text:p>42,262,416</text:p>
          </table:table-cell>
          <table:table-cell office:value-type="float" office:value="2513148" calcext:value-type="float">
            <text:p>2,513,148</text:p>
          </table:table-cell>
          <table:table-cell table:style-name="ce6" table:formula="of:=[.B907]/[.C907]" office:value-type="float" office:value="16.8165249320772" calcext:value-type="float">
            <text:p>16.82</text:p>
          </table:table-cell>
        </table:table-row>
        <table:table-row table:style-name="ro1">
          <table:table-cell office:value-type="string" calcext:value-type="string">
            <text:p>Joy Again</text:p>
          </table:table-cell>
          <table:table-cell office:value-type="float" office:value="11624662" calcext:value-type="float">
            <text:p>11,624,662</text:p>
          </table:table-cell>
          <table:table-cell office:value-type="float" office:value="692156" calcext:value-type="float">
            <text:p>692,156</text:p>
          </table:table-cell>
          <table:table-cell table:style-name="ce6" table:formula="of:=[.B908]/[.C908]" office:value-type="float" office:value="16.794858384526" calcext:value-type="float">
            <text:p>16.79</text:p>
          </table:table-cell>
        </table:table-row>
        <table:table-row table:style-name="ro1">
          <table:table-cell office:value-type="string" calcext:value-type="string">
            <text:p>EKKSTACY</text:p>
          </table:table-cell>
          <table:table-cell office:value-type="float" office:value="8581767" calcext:value-type="float">
            <text:p>8,581,767</text:p>
          </table:table-cell>
          <table:table-cell office:value-type="float" office:value="511248" calcext:value-type="float">
            <text:p>511,248</text:p>
          </table:table-cell>
          <table:table-cell table:style-name="ce6" table:formula="of:=[.B909]/[.C909]" office:value-type="float" office:value="16.7859179889212" calcext:value-type="float">
            <text:p>16.79</text:p>
          </table:table-cell>
        </table:table-row>
        <table:table-row table:style-name="ro1">
          <table:table-cell office:value-type="string" calcext:value-type="string">
            <text:p>Becky G</text:p>
          </table:table-cell>
          <table:table-cell office:value-type="float" office:value="16115924" calcext:value-type="float">
            <text:p>16,115,924</text:p>
          </table:table-cell>
          <table:table-cell office:value-type="float" office:value="961069" calcext:value-type="float">
            <text:p>961,069</text:p>
          </table:table-cell>
          <table:table-cell table:style-name="ce6" table:formula="of:=[.B910]/[.C910]" office:value-type="float" office:value="16.7687481335887" calcext:value-type="float">
            <text:p>16.77</text:p>
          </table:table-cell>
        </table:table-row>
        <table:table-row table:style-name="ro1">
          <table:table-cell office:value-type="string" calcext:value-type="string">
            <text:p>Cascada</text:p>
          </table:table-cell>
          <table:table-cell office:value-type="float" office:value="27054359" calcext:value-type="float">
            <text:p>27,054,359</text:p>
          </table:table-cell>
          <table:table-cell office:value-type="float" office:value="1616004" calcext:value-type="float">
            <text:p>1,616,004</text:p>
          </table:table-cell>
          <table:table-cell table:style-name="ce6" table:formula="of:=[.B911]/[.C911]" office:value-type="float" office:value="16.7415173477293" calcext:value-type="float">
            <text:p>16.74</text:p>
          </table:table-cell>
        </table:table-row>
        <table:table-row table:style-name="ro1">
          <table:table-cell office:value-type="string" calcext:value-type="string">
            <text:p>John Legend</text:p>
          </table:table-cell>
          <table:table-cell office:value-type="float" office:value="42953559" calcext:value-type="float">
            <text:p>42,953,559</text:p>
          </table:table-cell>
          <table:table-cell office:value-type="float" office:value="2566011" calcext:value-type="float">
            <text:p>2,566,011</text:p>
          </table:table-cell>
          <table:table-cell table:style-name="ce6" table:formula="of:=[.B912]/[.C912]" office:value-type="float" office:value="16.7394290203744" calcext:value-type="float">
            <text:p>16.74</text:p>
          </table:table-cell>
        </table:table-row>
        <table:table-row table:style-name="ro1">
          <table:table-cell office:value-type="string" calcext:value-type="string">
            <text:p>Ice Cube</text:p>
          </table:table-cell>
          <table:table-cell office:value-type="float" office:value="40468282" calcext:value-type="float">
            <text:p>40,468,282</text:p>
          </table:table-cell>
          <table:table-cell office:value-type="float" office:value="2417714" calcext:value-type="float">
            <text:p>2,417,714</text:p>
          </table:table-cell>
          <table:table-cell table:style-name="ce6" table:formula="of:=[.B913]/[.C913]" office:value-type="float" office:value="16.738241992229" calcext:value-type="float">
            <text:p>16.74</text:p>
          </table:table-cell>
        </table:table-row>
        <table:table-row table:style-name="ro1">
          <table:table-cell office:value-type="string" calcext:value-type="string">
            <text:p>Seafret</text:p>
          </table:table-cell>
          <table:table-cell office:value-type="float" office:value="11977809" calcext:value-type="float">
            <text:p>11,977,809</text:p>
          </table:table-cell>
          <table:table-cell office:value-type="float" office:value="716735" calcext:value-type="float">
            <text:p>716,735</text:p>
          </table:table-cell>
          <table:table-cell table:style-name="ce6" table:formula="of:=[.B914]/[.C914]" office:value-type="float" office:value="16.7116284261268" calcext:value-type="float">
            <text:p>16.71</text:p>
          </table:table-cell>
        </table:table-row>
        <table:table-row table:style-name="ro1">
          <table:table-cell office:value-type="string" calcext:value-type="string">
            <text:p>Lenny Kravitz</text:p>
          </table:table-cell>
          <table:table-cell office:value-type="float" office:value="37793385" calcext:value-type="float">
            <text:p>37,793,385</text:p>
          </table:table-cell>
          <table:table-cell office:value-type="float" office:value="2266033" calcext:value-type="float">
            <text:p>2,266,033</text:p>
          </table:table-cell>
          <table:table-cell table:style-name="ce6" table:formula="of:=[.B915]/[.C915]" office:value-type="float" office:value="16.6782147479759" calcext:value-type="float">
            <text:p>16.68</text:p>
          </table:table-cell>
        </table:table-row>
        <table:table-row table:style-name="ro1">
          <table:table-cell office:value-type="string" calcext:value-type="string">
            <text:p>Modern Talking</text:p>
          </table:table-cell>
          <table:table-cell office:value-type="float" office:value="13091332" calcext:value-type="float">
            <text:p>13,091,332</text:p>
          </table:table-cell>
          <table:table-cell office:value-type="float" office:value="786526" calcext:value-type="float">
            <text:p>786,526</text:p>
          </table:table-cell>
          <table:table-cell table:style-name="ce6" table:formula="of:=[.B916]/[.C916]" office:value-type="float" office:value="16.6444999911001" calcext:value-type="float">
            <text:p>16.64</text:p>
          </table:table-cell>
        </table:table-row>
        <table:table-row table:style-name="ro1">
          <table:table-cell office:value-type="string" calcext:value-type="string">
            <text:p>Gesaffelstein</text:p>
          </table:table-cell>
          <table:table-cell office:value-type="float" office:value="16041626" calcext:value-type="float">
            <text:p>16,041,626</text:p>
          </table:table-cell>
          <table:table-cell office:value-type="float" office:value="965599" calcext:value-type="float">
            <text:p>965,599</text:p>
          </table:table-cell>
          <table:table-cell table:style-name="ce6" table:formula="of:=[.B917]/[.C917]" office:value-type="float" office:value="16.6131344377946" calcext:value-type="float">
            <text:p>16.61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office:value-type="float" office:value="11815380" calcext:value-type="float">
            <text:p>11,815,380</text:p>
          </table:table-cell>
          <table:table-cell office:value-type="float" office:value="711818" calcext:value-type="float">
            <text:p>711,818</text:p>
          </table:table-cell>
          <table:table-cell table:style-name="ce6" table:formula="of:=[.B918]/[.C918]" office:value-type="float" office:value="16.5988778030339" calcext:value-type="float">
            <text:p>16.60</text:p>
          </table:table-cell>
        </table:table-row>
        <table:table-row table:style-name="ro1">
          <table:table-cell office:value-type="string" calcext:value-type="string">
            <text:p>SYML</text:p>
          </table:table-cell>
          <table:table-cell office:value-type="float" office:value="13411648" calcext:value-type="float">
            <text:p>13,411,648</text:p>
          </table:table-cell>
          <table:table-cell office:value-type="float" office:value="808040" calcext:value-type="float">
            <text:p>808,040</text:p>
          </table:table-cell>
          <table:table-cell table:style-name="ce6" table:formula="of:=[.B919]/[.C919]" office:value-type="float" office:value="16.5977525865056" calcext:value-type="float">
            <text:p>16.60</text:p>
          </table:table-cell>
        </table:table-row>
        <table:table-row table:style-name="ro1">
          <table:table-cell office:value-type="string" calcext:value-type="string">
            <text:p>Aretha Franklin</text:p>
          </table:table-cell>
          <table:table-cell office:value-type="float" office:value="38815713" calcext:value-type="float">
            <text:p>38,815,713</text:p>
          </table:table-cell>
          <table:table-cell office:value-type="float" office:value="2346623" calcext:value-type="float">
            <text:p>2,346,623</text:p>
          </table:table-cell>
          <table:table-cell table:style-name="ce6" table:formula="of:=[.B920]/[.C920]" office:value-type="float" office:value="16.5410945857089" calcext:value-type="float">
            <text:p>16.54</text:p>
          </table:table-cell>
        </table:table-row>
        <table:table-row table:style-name="ro1">
          <table:table-cell office:value-type="string" calcext:value-type="string">
            <text:p>Isabel LaRosa</text:p>
          </table:table-cell>
          <table:table-cell office:value-type="float" office:value="7799976" calcext:value-type="float">
            <text:p>7,799,976</text:p>
          </table:table-cell>
          <table:table-cell office:value-type="float" office:value="473472" calcext:value-type="float">
            <text:p>473,472</text:p>
          </table:table-cell>
          <table:table-cell table:style-name="ce6" table:formula="of:=[.B921]/[.C921]" office:value-type="float" office:value="16.473996350365" calcext:value-type="float">
            <text:p>16.47</text:p>
          </table:table-cell>
        </table:table-row>
        <table:table-row table:style-name="ro1">
          <table:table-cell office:value-type="string" calcext:value-type="string">
            <text:p>Jay Rock</text:p>
          </table:table-cell>
          <table:table-cell office:value-type="float" office:value="16251382" calcext:value-type="float">
            <text:p>16,251,382</text:p>
          </table:table-cell>
          <table:table-cell office:value-type="float" office:value="988988" calcext:value-type="float">
            <text:p>988,988</text:p>
          </table:table-cell>
          <table:table-cell table:style-name="ce6" table:formula="of:=[.B922]/[.C922]" office:value-type="float" office:value="16.4323348716061" calcext:value-type="float">
            <text:p>16.43</text:p>
          </table:table-cell>
        </table:table-row>
        <table:table-row table:style-name="ro1">
          <table:table-cell office:value-type="string" calcext:value-type="string">
            <text:p>Gwen Stefani</text:p>
          </table:table-cell>
          <table:table-cell office:value-type="float" office:value="53600214" calcext:value-type="float">
            <text:p>53,600,214</text:p>
          </table:table-cell>
          <table:table-cell office:value-type="float" office:value="3271453" calcext:value-type="float">
            <text:p>3,271,453</text:p>
          </table:table-cell>
          <table:table-cell table:style-name="ce6" table:formula="of:=[.B923]/[.C923]" office:value-type="float" office:value="16.3842225457618" calcext:value-type="float">
            <text:p>16.38</text:p>
          </table:table-cell>
        </table:table-row>
        <table:table-row table:style-name="ro1">
          <table:table-cell office:value-type="string" calcext:value-type="string">
            <text:p>Toto</text:p>
          </table:table-cell>
          <table:table-cell office:value-type="float" office:value="36508108" calcext:value-type="float">
            <text:p>36,508,108</text:p>
          </table:table-cell>
          <table:table-cell office:value-type="float" office:value="2229815" calcext:value-type="float">
            <text:p>2,229,815</text:p>
          </table:table-cell>
          <table:table-cell table:style-name="ce6" table:formula="of:=[.B924]/[.C924]" office:value-type="float" office:value="16.3727071528356" calcext:value-type="float">
            <text:p>16.37</text:p>
          </table:table-cell>
        </table:table-row>
        <table:table-row table:style-name="ro1">
          <table:table-cell office:value-type="string" calcext:value-type="string">
            <text:p>Kaleo</text:p>
          </table:table-cell>
          <table:table-cell office:value-type="float" office:value="13215233" calcext:value-type="float">
            <text:p>13,215,233</text:p>
          </table:table-cell>
          <table:table-cell office:value-type="float" office:value="808971" calcext:value-type="float">
            <text:p>808,971</text:p>
          </table:table-cell>
          <table:table-cell table:style-name="ce6" table:formula="of:=[.B925]/[.C925]" office:value-type="float" office:value="16.3358550553728" calcext:value-type="float">
            <text:p>16.34</text:p>
          </table:table-cell>
        </table:table-row>
        <table:table-row table:style-name="ro1">
          <table:table-cell office:value-type="string" calcext:value-type="string">
            <text:p>The Zombies</text:p>
          </table:table-cell>
          <table:table-cell office:value-type="float" office:value="22439284" calcext:value-type="float">
            <text:p>22,439,284</text:p>
          </table:table-cell>
          <table:table-cell office:value-type="float" office:value="1379455" calcext:value-type="float">
            <text:p>1,379,455</text:p>
          </table:table-cell>
          <table:table-cell table:style-name="ce6" table:formula="of:=[.B926]/[.C926]" office:value-type="float" office:value="16.2667749219801" calcext:value-type="float">
            <text:p>16.27</text:p>
          </table:table-cell>
        </table:table-row>
        <table:table-row table:style-name="ro1">
          <table:table-cell office:value-type="string" calcext:value-type="string">
            <text:p>Mark Ronson</text:p>
          </table:table-cell>
          <table:table-cell office:value-type="float" office:value="36144265" calcext:value-type="float">
            <text:p>36,144,265</text:p>
          </table:table-cell>
          <table:table-cell office:value-type="float" office:value="2231179" calcext:value-type="float">
            <text:p>2,231,179</text:p>
          </table:table-cell>
          <table:table-cell table:style-name="ce6" table:formula="of:=[.B927]/[.C927]" office:value-type="float" office:value="16.1996258480382" calcext:value-type="float">
            <text:p>16.20</text:p>
          </table:table-cell>
        </table:table-row>
        <table:table-row table:style-name="ro1">
          <table:table-cell office:value-type="string" calcext:value-type="string">
            <text:p>Bryan Adams</text:p>
          </table:table-cell>
          <table:table-cell office:value-type="float" office:value="38255789" calcext:value-type="float">
            <text:p>38,255,789</text:p>
          </table:table-cell>
          <table:table-cell office:value-type="float" office:value="2368807" calcext:value-type="float">
            <text:p>2,368,807</text:p>
          </table:table-cell>
          <table:table-cell table:style-name="ce6" table:formula="of:=[.B928]/[.C928]" office:value-type="float" office:value="16.1498125427694" calcext:value-type="float">
            <text:p>16.15</text:p>
          </table:table-cell>
        </table:table-row>
        <table:table-row table:style-name="ro1">
          <table:table-cell office:value-type="string" calcext:value-type="string">
            <text:p>Tracy Chapman</text:p>
          </table:table-cell>
          <table:table-cell office:value-type="float" office:value="25697542" calcext:value-type="float">
            <text:p>25,697,542</text:p>
          </table:table-cell>
          <table:table-cell office:value-type="float" office:value="1591849" calcext:value-type="float">
            <text:p>1,591,849</text:p>
          </table:table-cell>
          <table:table-cell table:style-name="ce6" table:formula="of:=[.B929]/[.C929]" office:value-type="float" office:value="16.1432032812157" calcext:value-type="float">
            <text:p>16.14</text:p>
          </table:table-cell>
        </table:table-row>
        <table:table-row table:style-name="ro1">
          <table:table-cell office:value-type="string" calcext:value-type="string">
            <text:p>Stan Getz</text:p>
          </table:table-cell>
          <table:table-cell office:value-type="float" office:value="18426550" calcext:value-type="float">
            <text:p>18,426,550</text:p>
          </table:table-cell>
          <table:table-cell office:value-type="float" office:value="1143072" calcext:value-type="float">
            <text:p>1,143,072</text:p>
          </table:table-cell>
          <table:table-cell table:style-name="ce6" table:formula="of:=[.B930]/[.C930]" office:value-type="float" office:value="16.1202006522774" calcext:value-type="float">
            <text:p>16.12</text:p>
          </table:table-cell>
        </table:table-row>
        <table:table-row table:style-name="ro1">
          <table:table-cell office:value-type="string" calcext:value-type="string">
            <text:p>alex_g_offline</text:p>
          </table:table-cell>
          <table:table-cell office:value-type="float" office:value="3682751" calcext:value-type="float">
            <text:p>3,682,751</text:p>
          </table:table-cell>
          <table:table-cell office:value-type="float" office:value="228700" calcext:value-type="float">
            <text:p>228,700</text:p>
          </table:table-cell>
          <table:table-cell table:style-name="ce6" table:formula="of:=[.B931]/[.C931]" office:value-type="float" office:value="16.1029777000437" calcext:value-type="float">
            <text:p>16.10</text:p>
          </table:table-cell>
        </table:table-row>
        <table:table-row table:style-name="ro1">
          <table:table-cell office:value-type="string" calcext:value-type="string">
            <text:p>Nick Jonas</text:p>
          </table:table-cell>
          <table:table-cell office:value-type="float" office:value="15428549" calcext:value-type="float">
            <text:p>15,428,549</text:p>
          </table:table-cell>
          <table:table-cell office:value-type="float" office:value="961951" calcext:value-type="float">
            <text:p>961,951</text:p>
          </table:table-cell>
          <table:table-cell table:style-name="ce6" table:formula="of:=[.B932]/[.C932]" office:value-type="float" office:value="16.0388096690996" calcext:value-type="float">
            <text:p>16.04</text:p>
          </table:table-cell>
        </table:table-row>
        <table:table-row table:style-name="ro1">
          <table:table-cell office:value-type="string" calcext:value-type="string">
            <text:p>Dream, Ivory</text:p>
          </table:table-cell>
          <table:table-cell office:value-type="float" office:value="7622738" calcext:value-type="float">
            <text:p>7,622,738</text:p>
          </table:table-cell>
          <table:table-cell office:value-type="float" office:value="476622" calcext:value-type="float">
            <text:p>476,622</text:p>
          </table:table-cell>
          <table:table-cell table:style-name="ce6" table:formula="of:=[.B933]/[.C933]" office:value-type="float" office:value="15.9932567107687" calcext:value-type="float">
            <text:p>15.99</text:p>
          </table:table-cell>
        </table:table-row>
        <table:table-row table:style-name="ro1">
          <table:table-cell office:value-type="string" calcext:value-type="string">
            <text:p>The Game</text:p>
          </table:table-cell>
          <table:table-cell office:value-type="float" office:value="43234337" calcext:value-type="float">
            <text:p>43,234,337</text:p>
          </table:table-cell>
          <table:table-cell office:value-type="float" office:value="2704873" calcext:value-type="float">
            <text:p>2,704,873</text:p>
          </table:table-cell>
          <table:table-cell table:style-name="ce6" table:formula="of:=[.B934]/[.C934]" office:value-type="float" office:value="15.9838694829665" calcext:value-type="float">
            <text:p>15.98</text:p>
          </table:table-cell>
        </table:table-row>
        <table:table-row table:style-name="ro1">
          <table:table-cell office:value-type="string" calcext:value-type="string">
            <text:p>Wisp</text:p>
          </table:table-cell>
          <table:table-cell office:value-type="float" office:value="4981057" calcext:value-type="float">
            <text:p>4,981,057</text:p>
          </table:table-cell>
          <table:table-cell office:value-type="float" office:value="311976" calcext:value-type="float">
            <text:p>311,976</text:p>
          </table:table-cell>
          <table:table-cell table:style-name="ce6" table:formula="of:=[.B935]/[.C935]" office:value-type="float" office:value="15.966154447778" calcext:value-type="float">
            <text:p>15.97</text:p>
          </table:table-cell>
        </table:table-row>
        <table:table-row table:style-name="ro1">
          <table:table-cell office:value-type="string" calcext:value-type="string">
            <text:p>Meduza</text:p>
          </table:table-cell>
          <table:table-cell office:value-type="float" office:value="11636444" calcext:value-type="float">
            <text:p>11,636,444</text:p>
          </table:table-cell>
          <table:table-cell office:value-type="float" office:value="729872" calcext:value-type="float">
            <text:p>729,872</text:p>
          </table:table-cell>
          <table:table-cell table:style-name="ce6" table:formula="of:=[.B936]/[.C936]" office:value-type="float" office:value="15.9431297542583" calcext:value-type="float">
            <text:p>15.94</text:p>
          </table:table-cell>
        </table:table-row>
        <table:table-row table:style-name="ro1">
          <table:table-cell office:value-type="string" calcext:value-type="string">
            <text:p>Usher</text:p>
          </table:table-cell>
          <table:table-cell office:value-type="float" office:value="60166216" calcext:value-type="float">
            <text:p>60,166,216</text:p>
          </table:table-cell>
          <table:table-cell office:value-type="float" office:value="3774667" calcext:value-type="float">
            <text:p>3,774,667</text:p>
          </table:table-cell>
          <table:table-cell table:style-name="ce6" table:formula="of:=[.B937]/[.C937]" office:value-type="float" office:value="15.9394765154118" calcext:value-type="float">
            <text:p>15.94</text:p>
          </table:table-cell>
        </table:table-row>
        <table:table-row table:style-name="ro1">
          <table:table-cell office:value-type="string" calcext:value-type="string">
            <text:p>Vince Guaraldi Trio</text:p>
          </table:table-cell>
          <table:table-cell office:value-type="float" office:value="14339012" calcext:value-type="float">
            <text:p>14,339,012</text:p>
          </table:table-cell>
          <table:table-cell office:value-type="float" office:value="901519" calcext:value-type="float">
            <text:p>901,519</text:p>
          </table:table-cell>
          <table:table-cell table:style-name="ce6" table:formula="of:=[.B938]/[.C938]" office:value-type="float" office:value="15.9053907904326" calcext:value-type="float">
            <text:p>15.91</text:p>
          </table:table-cell>
        </table:table-row>
        <table:table-row table:style-name="ro1">
          <table:table-cell office:value-type="string" calcext:value-type="string">
            <text:p>no vacation</text:p>
          </table:table-cell>
          <table:table-cell office:value-type="float" office:value="9760725" calcext:value-type="float">
            <text:p>9,760,725</text:p>
          </table:table-cell>
          <table:table-cell office:value-type="float" office:value="614737" calcext:value-type="float">
            <text:p>614,737</text:p>
          </table:table-cell>
          <table:table-cell table:style-name="ce6" table:formula="of:=[.B939]/[.C939]" office:value-type="float" office:value="15.8778876169809" calcext:value-type="float">
            <text:p>15.88</text:p>
          </table:table-cell>
        </table:table-row>
        <table:table-row table:style-name="ro1">
          <table:table-cell office:value-type="string" calcext:value-type="string">
            <text:p>Sam Cooke</text:p>
          </table:table-cell>
          <table:table-cell office:value-type="float" office:value="23197680" calcext:value-type="float">
            <text:p>23,197,680</text:p>
          </table:table-cell>
          <table:table-cell office:value-type="float" office:value="1462310" calcext:value-type="float">
            <text:p>1,462,310</text:p>
          </table:table-cell>
          <table:table-cell table:style-name="ce6" table:formula="of:=[.B940]/[.C940]" office:value-type="float" office:value="15.8637224665085" calcext:value-type="float">
            <text:p>15.86</text:p>
          </table:table-cell>
        </table:table-row>
        <table:table-row table:style-name="ro1">
          <table:table-cell office:value-type="string" calcext:value-type="string">
            <text:p>Cher</text:p>
          </table:table-cell>
          <table:table-cell office:value-type="float" office:value="25848229" calcext:value-type="float">
            <text:p>25,848,229</text:p>
          </table:table-cell>
          <table:table-cell office:value-type="float" office:value="1636822" calcext:value-type="float">
            <text:p>1,636,822</text:p>
          </table:table-cell>
          <table:table-cell table:style-name="ce6" table:formula="of:=[.B941]/[.C941]" office:value-type="float" office:value="15.7917165091867" calcext:value-type="float">
            <text:p>15.79</text:p>
          </table:table-cell>
        </table:table-row>
        <table:table-row table:style-name="ro1">
          <table:table-cell office:value-type="string" calcext:value-type="string">
            <text:p>George Michael</text:p>
          </table:table-cell>
          <table:table-cell office:value-type="float" office:value="36876664" calcext:value-type="float">
            <text:p>36,876,664</text:p>
          </table:table-cell>
          <table:table-cell office:value-type="float" office:value="2341534" calcext:value-type="float">
            <text:p>2,341,534</text:p>
          </table:table-cell>
          <table:table-cell table:style-name="ce6" table:formula="of:=[.B942]/[.C942]" office:value-type="float" office:value="15.7489338185993" calcext:value-type="float">
            <text:p>15.75</text:p>
          </table:table-cell>
        </table:table-row>
        <table:table-row table:style-name="ro1">
          <table:table-cell office:value-type="string" calcext:value-type="string">
            <text:p>Stephen Sanchez</text:p>
          </table:table-cell>
          <table:table-cell office:value-type="float" office:value="14080038" calcext:value-type="float">
            <text:p>14,080,038</text:p>
          </table:table-cell>
          <table:table-cell office:value-type="float" office:value="896747" calcext:value-type="float">
            <text:p>896,747</text:p>
          </table:table-cell>
          <table:table-cell table:style-name="ce6" table:formula="of:=[.B943]/[.C943]" office:value-type="float" office:value="15.7012379188333" calcext:value-type="float">
            <text:p>15.70</text:p>
          </table:table-cell>
        </table:table-row>
        <table:table-row table:style-name="ro1">
          <table:table-cell office:value-type="string" calcext:value-type="string">
            <text:p>Hoobastank</text:p>
          </table:table-cell>
          <table:table-cell office:value-type="float" office:value="35215929" calcext:value-type="float">
            <text:p>35,215,929</text:p>
          </table:table-cell>
          <table:table-cell office:value-type="float" office:value="2243428" calcext:value-type="float">
            <text:p>2,243,428</text:p>
          </table:table-cell>
          <table:table-cell table:style-name="ce6" table:formula="of:=[.B944]/[.C944]" office:value-type="float" office:value="15.6973742861371" calcext:value-type="float">
            <text:p>15.70</text:p>
          </table:table-cell>
        </table:table-row>
        <table:table-row table:style-name="ro1">
          <table:table-cell office:value-type="string" calcext:value-type="string">
            <text:p>Bridgit Mendler</text:p>
          </table:table-cell>
          <table:table-cell office:value-type="float" office:value="9934647" calcext:value-type="float">
            <text:p>9,934,647</text:p>
          </table:table-cell>
          <table:table-cell office:value-type="float" office:value="632991" calcext:value-type="float">
            <text:p>632,991</text:p>
          </table:table-cell>
          <table:table-cell table:style-name="ce6" table:formula="of:=[.B945]/[.C945]" office:value-type="float" office:value="15.6947681720593" calcext:value-type="float">
            <text:p>15.69</text:p>
          </table:table-cell>
        </table:table-row>
        <table:table-row table:style-name="ro1">
          <table:table-cell office:value-type="string" calcext:value-type="string">
            <text:p>Billy Idol</text:p>
          </table:table-cell>
          <table:table-cell office:value-type="float" office:value="31981064" calcext:value-type="float">
            <text:p>31,981,064</text:p>
          </table:table-cell>
          <table:table-cell office:value-type="float" office:value="2042022" calcext:value-type="float">
            <text:p>2,042,022</text:p>
          </table:table-cell>
          <table:table-cell table:style-name="ce6" table:formula="of:=[.B946]/[.C946]" office:value-type="float" office:value="15.6614688774166" calcext:value-type="float">
            <text:p>15.66</text:p>
          </table:table-cell>
        </table:table-row>
        <table:table-row table:style-name="ro1">
          <table:table-cell office:value-type="string" calcext:value-type="string">
            <text:p>Timbaland</text:p>
          </table:table-cell>
          <table:table-cell office:value-type="float" office:value="42255969" calcext:value-type="float">
            <text:p>42,255,969</text:p>
          </table:table-cell>
          <table:table-cell office:value-type="float" office:value="2700299" calcext:value-type="float">
            <text:p>2,700,299</text:p>
          </table:table-cell>
          <table:table-cell table:style-name="ce6" table:formula="of:=[.B947]/[.C947]" office:value-type="float" office:value="15.6486259484598" calcext:value-type="float">
            <text:p>15.65</text:p>
          </table:table-cell>
        </table:table-row>
        <table:table-row table:style-name="ro1">
          <table:table-cell office:value-type="string" calcext:value-type="string">
            <text:p>BigXthaPlug</text:p>
          </table:table-cell>
          <table:table-cell office:value-type="float" office:value="3114535" calcext:value-type="float">
            <text:p>3,114,535</text:p>
          </table:table-cell>
          <table:table-cell office:value-type="float" office:value="199660" calcext:value-type="float">
            <text:p>199,660</text:p>
          </table:table-cell>
          <table:table-cell table:style-name="ce6" table:formula="of:=[.B948]/[.C948]" office:value-type="float" office:value="15.5991936291696" calcext:value-type="float">
            <text:p>15.60</text:p>
          </table:table-cell>
        </table:table-row>
        <table:table-row table:style-name="ro1">
          <table:table-cell office:value-type="string" calcext:value-type="string">
            <text:p>Fetty Wap</text:p>
          </table:table-cell>
          <table:table-cell office:value-type="float" office:value="15159438" calcext:value-type="float">
            <text:p>15,159,438</text:p>
          </table:table-cell>
          <table:table-cell office:value-type="float" office:value="971838" calcext:value-type="float">
            <text:p>971,838</text:p>
          </table:table-cell>
          <table:table-cell table:style-name="ce6" table:formula="of:=[.B949]/[.C949]" office:value-type="float" office:value="15.5987294178659" calcext:value-type="float">
            <text:p>15.60</text:p>
          </table:table-cell>
        </table:table-row>
        <table:table-row table:style-name="ro1">
          <table:table-cell office:value-type="string" calcext:value-type="string">
            <text:p>Gnarls Barkley</text:p>
          </table:table-cell>
          <table:table-cell office:value-type="float" office:value="33981298" calcext:value-type="float">
            <text:p>33,981,298</text:p>
          </table:table-cell>
          <table:table-cell office:value-type="float" office:value="2178942" calcext:value-type="float">
            <text:p>2,178,942</text:p>
          </table:table-cell>
          <table:table-cell table:style-name="ce6" table:formula="of:=[.B950]/[.C950]" office:value-type="float" office:value="15.5953201140737" calcext:value-type="float">
            <text:p>15.60</text:p>
          </table:table-cell>
        </table:table-row>
        <table:table-row table:style-name="ro1">
          <table:table-cell office:value-type="string" calcext:value-type="string">
            <text:p>Daryl Hall &amp; John Oates</text:p>
          </table:table-cell>
          <table:table-cell office:value-type="float" office:value="16986260" calcext:value-type="float">
            <text:p>16,986,260</text:p>
          </table:table-cell>
          <table:table-cell office:value-type="float" office:value="1094102" calcext:value-type="float">
            <text:p>1,094,102</text:p>
          </table:table-cell>
          <table:table-cell table:style-name="ce6" table:formula="of:=[.B951]/[.C951]" office:value-type="float" office:value="15.5252983725466" calcext:value-type="float">
            <text:p>15.53</text:p>
          </table:table-cell>
        </table:table-row>
        <table:table-row table:style-name="ro1">
          <table:table-cell office:value-type="string" calcext:value-type="string">
            <text:p>The Rare Occasions</text:p>
          </table:table-cell>
          <table:table-cell office:value-type="float" office:value="8957131" calcext:value-type="float">
            <text:p>8,957,131</text:p>
          </table:table-cell>
          <table:table-cell office:value-type="float" office:value="577368" calcext:value-type="float">
            <text:p>577,368</text:p>
          </table:table-cell>
          <table:table-cell table:style-name="ce6" table:formula="of:=[.B952]/[.C952]" office:value-type="float" office:value="15.5137295451081" calcext:value-type="float">
            <text:p>15.51</text:p>
          </table:table-cell>
        </table:table-row>
        <table:table-row table:style-name="ro1">
          <table:table-cell office:value-type="string" calcext:value-type="string">
            <text:p>Yusuf / Cat Stevens</text:p>
          </table:table-cell>
          <table:table-cell office:value-type="float" office:value="10414587" calcext:value-type="float">
            <text:p>10,414,587</text:p>
          </table:table-cell>
          <table:table-cell office:value-type="float" office:value="672400" calcext:value-type="float">
            <text:p>672,400</text:p>
          </table:table-cell>
          <table:table-cell table:style-name="ce6" table:formula="of:=[.B953]/[.C953]" office:value-type="float" office:value="15.4886778703153" calcext:value-type="float">
            <text:p>15.49</text:p>
          </table:table-cell>
        </table:table-row>
        <table:table-row table:style-name="ro1">
          <table:table-cell office:value-type="string" calcext:value-type="string">
            <text:p>Flo Rida</text:p>
          </table:table-cell>
          <table:table-cell office:value-type="float" office:value="48914402" calcext:value-type="float">
            <text:p>48,914,402</text:p>
          </table:table-cell>
          <table:table-cell office:value-type="float" office:value="3163074" calcext:value-type="float">
            <text:p>3,163,074</text:p>
          </table:table-cell>
          <table:table-cell table:style-name="ce6" table:formula="of:=[.B954]/[.C954]" office:value-type="float" office:value="15.4641978025174" calcext:value-type="float">
            <text:p>15.46</text:p>
          </table:table-cell>
        </table:table-row>
        <table:table-row table:style-name="ro1">
          <table:table-cell office:value-type="string" calcext:value-type="string">
            <text:p>Rema</text:p>
          </table:table-cell>
          <table:table-cell office:value-type="float" office:value="9919627" calcext:value-type="float">
            <text:p>9,919,627</text:p>
          </table:table-cell>
          <table:table-cell office:value-type="float" office:value="641961" calcext:value-type="float">
            <text:p>641,961</text:p>
          </table:table-cell>
          <table:table-cell table:style-name="ce6" table:formula="of:=[.B955]/[.C955]" office:value-type="float" office:value="15.4520710759688" calcext:value-type="float">
            <text:p>15.45</text:p>
          </table:table-cell>
        </table:table-row>
        <table:table-row table:style-name="ro1">
          <table:table-cell office:value-type="string" calcext:value-type="string">
            <text:p>Diplo</text:p>
          </table:table-cell>
          <table:table-cell office:value-type="float" office:value="22829361" calcext:value-type="float">
            <text:p>22,829,361</text:p>
          </table:table-cell>
          <table:table-cell office:value-type="float" office:value="1481894" calcext:value-type="float">
            <text:p>1,481,894</text:p>
          </table:table-cell>
          <table:table-cell table:style-name="ce6" table:formula="of:=[.B956]/[.C956]" office:value-type="float" office:value="15.4055290054484" calcext:value-type="float">
            <text:p>15.41</text:p>
          </table:table-cell>
        </table:table-row>
        <table:table-row table:style-name="ro1">
          <table:table-cell office:value-type="string" calcext:value-type="string">
            <text:p>Gym Class Heroes</text:p>
          </table:table-cell>
          <table:table-cell office:value-type="float" office:value="31411700" calcext:value-type="float">
            <text:p>31,411,700</text:p>
          </table:table-cell>
          <table:table-cell office:value-type="float" office:value="2047135" calcext:value-type="float">
            <text:p>2,047,135</text:p>
          </table:table-cell>
          <table:table-cell table:style-name="ce6" table:formula="of:=[.B957]/[.C957]" office:value-type="float" office:value="15.3442249778349" calcext:value-type="float">
            <text:p>15.34</text:p>
          </table:table-cell>
        </table:table-row>
        <table:table-row table:style-name="ro1">
          <table:table-cell office:value-type="string" calcext:value-type="string">
            <text:p>Alesso</text:p>
          </table:table-cell>
          <table:table-cell office:value-type="float" office:value="17274125" calcext:value-type="float">
            <text:p>17,274,125</text:p>
          </table:table-cell>
          <table:table-cell office:value-type="float" office:value="1126203" calcext:value-type="float">
            <text:p>1,126,203</text:p>
          </table:table-cell>
          <table:table-cell table:style-name="ce6" table:formula="of:=[.B958]/[.C958]" office:value-type="float" office:value="15.3383759411048" calcext:value-type="float">
            <text:p>15.34</text:p>
          </table:table-cell>
        </table:table-row>
        <table:table-row table:style-name="ro1">
          <table:table-cell office:value-type="string" calcext:value-type="string">
            <text:p>Carpenters</text:p>
          </table:table-cell>
          <table:table-cell office:value-type="float" office:value="20212229" calcext:value-type="float">
            <text:p>20,212,229</text:p>
          </table:table-cell>
          <table:table-cell office:value-type="float" office:value="1318208" calcext:value-type="float">
            <text:p>1,318,208</text:p>
          </table:table-cell>
          <table:table-cell table:style-name="ce6" table:formula="of:=[.B959]/[.C959]" office:value-type="float" office:value="15.333110556149" calcext:value-type="float">
            <text:p>15.33</text:p>
          </table:table-cell>
        </table:table-row>
        <table:table-row table:style-name="ro1">
          <table:table-cell office:value-type="string" calcext:value-type="string">
            <text:p>Beach Weather</text:p>
          </table:table-cell>
          <table:table-cell office:value-type="float" office:value="10486836" calcext:value-type="float">
            <text:p>10,486,836</text:p>
          </table:table-cell>
          <table:table-cell office:value-type="float" office:value="685142" calcext:value-type="float">
            <text:p>685,142</text:p>
          </table:table-cell>
          <table:table-cell table:style-name="ce6" table:formula="of:=[.B960]/[.C960]" office:value-type="float" office:value="15.3060766965096" calcext:value-type="float">
            <text:p>15.31</text:p>
          </table:table-cell>
        </table:table-row>
        <table:table-row table:style-name="ro1">
          <table:table-cell office:value-type="string" calcext:value-type="string">
            <text:p>Jordana</text:p>
          </table:table-cell>
          <table:table-cell office:value-type="float" office:value="6066818" calcext:value-type="float">
            <text:p>6,066,818</text:p>
          </table:table-cell>
          <table:table-cell office:value-type="float" office:value="397325" calcext:value-type="float">
            <text:p>397,325</text:p>
          </table:table-cell>
          <table:table-cell table:style-name="ce6" table:formula="of:=[.B961]/[.C961]" office:value-type="float" office:value="15.2691574907192" calcext:value-type="float">
            <text:p>15.27</text:p>
          </table:table-cell>
        </table:table-row>
        <table:table-row table:style-name="ro1">
          <table:table-cell office:value-type="string" calcext:value-type="string">
            <text:p>Ray Charles</text:p>
          </table:table-cell>
          <table:table-cell office:value-type="float" office:value="33180829" calcext:value-type="float">
            <text:p>33,180,829</text:p>
          </table:table-cell>
          <table:table-cell office:value-type="float" office:value="2181164" calcext:value-type="float">
            <text:p>2,181,164</text:p>
          </table:table-cell>
          <table:table-cell table:style-name="ce6" table:formula="of:=[.B962]/[.C962]" office:value-type="float" office:value="15.2124411552731" calcext:value-type="float">
            <text:p>15.21</text:p>
          </table:table-cell>
        </table:table-row>
        <table:table-row table:style-name="ro1">
          <table:table-cell office:value-type="string" calcext:value-type="string">
            <text:p>The Pussycat Dolls</text:p>
          </table:table-cell>
          <table:table-cell office:value-type="float" office:value="41146940" calcext:value-type="float">
            <text:p>41,146,940</text:p>
          </table:table-cell>
          <table:table-cell office:value-type="float" office:value="2711930" calcext:value-type="float">
            <text:p>2,711,930</text:p>
          </table:table-cell>
          <table:table-cell table:style-name="ce6" table:formula="of:=[.B963]/[.C963]" office:value-type="float" office:value="15.1725671385323" calcext:value-type="float">
            <text:p>15.17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float" office:value="12308747" calcext:value-type="float">
            <text:p>12,308,747</text:p>
          </table:table-cell>
          <table:table-cell office:value-type="float" office:value="811606" calcext:value-type="float">
            <text:p>811,606</text:p>
          </table:table-cell>
          <table:table-cell table:style-name="ce6" table:formula="of:=[.B964]/[.C964]" office:value-type="float" office:value="15.1659142490322" calcext:value-type="float">
            <text:p>15.17</text:p>
          </table:table-cell>
        </table:table-row>
        <table:table-row table:style-name="ro1">
          <table:table-cell office:value-type="string" calcext:value-type="string">
            <text:p>WHATEVER, DAD</text:p>
          </table:table-cell>
          <table:table-cell office:value-type="float" office:value="5754237" calcext:value-type="float">
            <text:p>5,754,237</text:p>
          </table:table-cell>
          <table:table-cell office:value-type="float" office:value="380192" calcext:value-type="float">
            <text:p>380,192</text:p>
          </table:table-cell>
          <table:table-cell table:style-name="ce6" table:formula="of:=[.B965]/[.C965]" office:value-type="float" office:value="15.1350817481693" calcext:value-type="float">
            <text:p>15.14</text:p>
          </table:table-cell>
        </table:table-row>
        <table:table-row table:style-name="ro1">
          <table:table-cell office:value-type="string" calcext:value-type="string">
            <text:p>Free Nationals</text:p>
          </table:table-cell>
          <table:table-cell office:value-type="float" office:value="9044385" calcext:value-type="float">
            <text:p>9,044,385</text:p>
          </table:table-cell>
          <table:table-cell office:value-type="float" office:value="601275" calcext:value-type="float">
            <text:p>601,275</text:p>
          </table:table-cell>
          <table:table-cell table:style-name="ce6" table:formula="of:=[.B966]/[.C966]" office:value-type="float" office:value="15.0420107272047" calcext:value-type="float">
            <text:p>15.04</text:p>
          </table:table-cell>
        </table:table-row>
        <table:table-row table:style-name="ro1">
          <table:table-cell office:value-type="string" calcext:value-type="string">
            <text:p>Tom Petty</text:p>
          </table:table-cell>
          <table:table-cell office:value-type="float" office:value="22746110" calcext:value-type="float">
            <text:p>22,746,110</text:p>
          </table:table-cell>
          <table:table-cell office:value-type="float" office:value="1518823" calcext:value-type="float">
            <text:p>1,518,823</text:p>
          </table:table-cell>
          <table:table-cell table:style-name="ce6" table:formula="of:=[.B967]/[.C967]" office:value-type="float" office:value="14.9761427105068" calcext:value-type="float">
            <text:p>14.98</text:p>
          </table:table-cell>
        </table:table-row>
        <table:table-row table:style-name="ro1">
          <table:table-cell office:value-type="string" calcext:value-type="string">
            <text:p>Ne-Yo</text:p>
          </table:table-cell>
          <table:table-cell office:value-type="float" office:value="38516899" calcext:value-type="float">
            <text:p>38,516,899</text:p>
          </table:table-cell>
          <table:table-cell office:value-type="float" office:value="2572851" calcext:value-type="float">
            <text:p>2,572,851</text:p>
          </table:table-cell>
          <table:table-cell table:style-name="ce6" table:formula="of:=[.B968]/[.C968]" office:value-type="float" office:value="14.9705128668547" calcext:value-type="float">
            <text:p>14.97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8846617" calcext:value-type="float">
            <text:p>38,846,617</text:p>
          </table:table-cell>
          <table:table-cell office:value-type="float" office:value="2604000" calcext:value-type="float">
            <text:p>2,604,000</text:p>
          </table:table-cell>
          <table:table-cell table:style-name="ce6" table:formula="of:=[.B969]/[.C969]" office:value-type="float" office:value="14.9180556835637" calcext:value-type="float">
            <text:p>14.92</text:p>
          </table:table-cell>
        </table:table-row>
        <table:table-row table:style-name="ro1">
          <table:table-cell office:value-type="string" calcext:value-type="string">
            <text:p>Earth, Wind &amp; Fire</text:p>
          </table:table-cell>
          <table:table-cell office:value-type="float" office:value="32841568" calcext:value-type="float">
            <text:p>32,841,568</text:p>
          </table:table-cell>
          <table:table-cell office:value-type="float" office:value="2204056" calcext:value-type="float">
            <text:p>2,204,056</text:p>
          </table:table-cell>
          <table:table-cell table:style-name="ce6" table:formula="of:=[.B970]/[.C970]" office:value-type="float" office:value="14.9005143244999" calcext:value-type="float">
            <text:p>14.90</text:p>
          </table:table-cell>
        </table:table-row>
        <table:table-row table:style-name="ro1">
          <table:table-cell office:value-type="string" calcext:value-type="string">
            <text:p>Pharrell Williams</text:p>
          </table:table-cell>
          <table:table-cell office:value-type="float" office:value="33789543" calcext:value-type="float">
            <text:p>33,789,543</text:p>
          </table:table-cell>
          <table:table-cell office:value-type="float" office:value="2273542" calcext:value-type="float">
            <text:p>2,273,542</text:p>
          </table:table-cell>
          <table:table-cell table:style-name="ce6" table:formula="of:=[.B971]/[.C971]" office:value-type="float" office:value="14.8620711647289" calcext:value-type="float">
            <text:p>14.86</text:p>
          </table:table-cell>
        </table:table-row>
        <table:table-row table:style-name="ro1">
          <table:table-cell office:value-type="string" calcext:value-type="string">
            <text:p>Sexyy Red</text:p>
          </table:table-cell>
          <table:table-cell office:value-type="float" office:value="4330367" calcext:value-type="float">
            <text:p>4,330,367</text:p>
          </table:table-cell>
          <table:table-cell office:value-type="float" office:value="291817" calcext:value-type="float">
            <text:p>291,817</text:p>
          </table:table-cell>
          <table:table-cell table:style-name="ce6" table:formula="of:=[.B972]/[.C972]" office:value-type="float" office:value="14.839323959879" calcext:value-type="float">
            <text:p>14.84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34501422" calcext:value-type="float">
            <text:p>34,501,422</text:p>
          </table:table-cell>
          <table:table-cell office:value-type="float" office:value="2325691" calcext:value-type="float">
            <text:p>2,325,691</text:p>
          </table:table-cell>
          <table:table-cell table:style-name="ce6" table:formula="of:=[.B973]/[.C973]" office:value-type="float" office:value="14.8349122905837" calcext:value-type="float">
            <text:p>14.83</text:p>
          </table:table-cell>
        </table:table-row>
        <table:table-row table:style-name="ro1">
          <table:table-cell office:value-type="string" calcext:value-type="string">
            <text:p>Destiny's Child</text:p>
          </table:table-cell>
          <table:table-cell office:value-type="float" office:value="38918531" calcext:value-type="float">
            <text:p>38,918,531</text:p>
          </table:table-cell>
          <table:table-cell office:value-type="float" office:value="2635059" calcext:value-type="float">
            <text:p>2,635,059</text:p>
          </table:table-cell>
          <table:table-cell table:style-name="ce6" table:formula="of:=[.B974]/[.C974]" office:value-type="float" office:value="14.76951028421" calcext:value-type="float">
            <text:p>14.77</text:p>
          </table:table-cell>
        </table:table-row>
        <table:table-row table:style-name="ro1">
          <table:table-cell office:value-type="string" calcext:value-type="string">
            <text:p>Neon Trees</text:p>
          </table:table-cell>
          <table:table-cell office:value-type="float" office:value="21962323" calcext:value-type="float">
            <text:p>21,962,323</text:p>
          </table:table-cell>
          <table:table-cell office:value-type="float" office:value="1488849" calcext:value-type="float">
            <text:p>1,488,849</text:p>
          </table:table-cell>
          <table:table-cell table:style-name="ce6" table:formula="of:=[.B975]/[.C975]" office:value-type="float" office:value="14.7512091555289" calcext:value-type="float">
            <text:p>14.75</text:p>
          </table:table-cell>
        </table:table-row>
        <table:table-row table:style-name="ro1">
          <table:table-cell office:value-type="string" calcext:value-type="string">
            <text:p>Al Green</text:p>
          </table:table-cell>
          <table:table-cell office:value-type="float" office:value="25722326" calcext:value-type="float">
            <text:p>25,722,326</text:p>
          </table:table-cell>
          <table:table-cell office:value-type="float" office:value="1746844" calcext:value-type="float">
            <text:p>1,746,844</text:p>
          </table:table-cell>
          <table:table-cell table:style-name="ce6" table:formula="of:=[.B976]/[.C976]" office:value-type="float" office:value="14.7250275353724" calcext:value-type="float">
            <text:p>14.73</text:p>
          </table:table-cell>
        </table:table-row>
        <table:table-row table:style-name="ro1">
          <table:table-cell office:value-type="string" calcext:value-type="string">
            <text:p>Britney Manson</text:p>
          </table:table-cell>
          <table:table-cell office:value-type="float" office:value="2282938" calcext:value-type="float">
            <text:p>2,282,938</text:p>
          </table:table-cell>
          <table:table-cell office:value-type="float" office:value="155242" calcext:value-type="float">
            <text:p>155,242</text:p>
          </table:table-cell>
          <table:table-cell table:style-name="ce6" table:formula="of:=[.B977]/[.C977]" office:value-type="float" office:value="14.7056724340063" calcext:value-type="float">
            <text:p>14.71</text:p>
          </table:table-cell>
        </table:table-row>
        <table:table-row table:style-name="ro1">
          <table:table-cell office:value-type="string" calcext:value-type="string">
            <text:p>Plain White T's</text:p>
          </table:table-cell>
          <table:table-cell office:value-type="float" office:value="29484738" calcext:value-type="float">
            <text:p>29,484,738</text:p>
          </table:table-cell>
          <table:table-cell office:value-type="float" office:value="2006296" calcext:value-type="float">
            <text:p>2,006,296</text:p>
          </table:table-cell>
          <table:table-cell table:style-name="ce6" table:formula="of:=[.B978]/[.C978]" office:value-type="float" office:value="14.6961056593843" calcext:value-type="float">
            <text:p>14.70</text:p>
          </table:table-cell>
        </table:table-row>
        <table:table-row table:style-name="ro1">
          <table:table-cell office:value-type="string" calcext:value-type="string">
            <text:p>Louis Armstrong</text:p>
          </table:table-cell>
          <table:table-cell office:value-type="float" office:value="35164923" calcext:value-type="float">
            <text:p>35,164,923</text:p>
          </table:table-cell>
          <table:table-cell office:value-type="float" office:value="2403238" calcext:value-type="float">
            <text:p>2,403,238</text:p>
          </table:table-cell>
          <table:table-cell table:style-name="ce6" table:formula="of:=[.B979]/[.C979]" office:value-type="float" office:value="14.6323098253273" calcext:value-type="float">
            <text:p>14.63</text:p>
          </table:table-cell>
        </table:table-row>
        <table:table-row table:style-name="ro1">
          <table:table-cell office:value-type="string" calcext:value-type="string">
            <text:p>The Wanted</text:p>
          </table:table-cell>
          <table:table-cell office:value-type="float" office:value="18172379" calcext:value-type="float">
            <text:p>18,172,379</text:p>
          </table:table-cell>
          <table:table-cell office:value-type="float" office:value="1245965" calcext:value-type="float">
            <text:p>1,245,965</text:p>
          </table:table-cell>
          <table:table-cell table:style-name="ce6" table:formula="of:=[.B980]/[.C980]" office:value-type="float" office:value="14.5849835268246" calcext:value-type="float">
            <text:p>14.58</text:p>
          </table:table-cell>
        </table:table-row>
        <table:table-row table:style-name="ro1">
          <table:table-cell office:value-type="string" calcext:value-type="string">
            <text:p>Spice Girls</text:p>
          </table:table-cell>
          <table:table-cell office:value-type="float" office:value="28132588" calcext:value-type="float">
            <text:p>28,132,588</text:p>
          </table:table-cell>
          <table:table-cell office:value-type="float" office:value="1935696" calcext:value-type="float">
            <text:p>1,935,696</text:p>
          </table:table-cell>
          <table:table-cell table:style-name="ce6" table:formula="of:=[.B981]/[.C981]" office:value-type="float" office:value="14.5335775865632" calcext:value-type="float">
            <text:p>14.53</text:p>
          </table:table-cell>
        </table:table-row>
        <table:table-row table:style-name="ro1">
          <table:table-cell office:value-type="string" calcext:value-type="string">
            <text:p>Don Omar</text:p>
          </table:table-cell>
          <table:table-cell office:value-type="float" office:value="16595387" calcext:value-type="float">
            <text:p>16,595,387</text:p>
          </table:table-cell>
          <table:table-cell office:value-type="float" office:value="1147381" calcext:value-type="float">
            <text:p>1,147,381</text:p>
          </table:table-cell>
          <table:table-cell table:style-name="ce6" table:formula="of:=[.B982]/[.C982]" office:value-type="float" office:value="14.4637108336289" calcext:value-type="float">
            <text:p>14.46</text:p>
          </table:table-cell>
        </table:table-row>
        <table:table-row table:style-name="ro1">
          <table:table-cell office:value-type="string" calcext:value-type="string">
            <text:p>Doechii</text:p>
          </table:table-cell>
          <table:table-cell office:value-type="float" office:value="7328760" calcext:value-type="float">
            <text:p>7,328,760</text:p>
          </table:table-cell>
          <table:table-cell office:value-type="float" office:value="508352" calcext:value-type="float">
            <text:p>508,352</text:p>
          </table:table-cell>
          <table:table-cell table:style-name="ce6" table:formula="of:=[.B983]/[.C983]" office:value-type="float" office:value="14.4167033866297" calcext:value-type="float">
            <text:p>14.42</text:p>
          </table:table-cell>
        </table:table-row>
        <table:table-row table:style-name="ro1">
          <table:table-cell office:value-type="string" calcext:value-type="string">
            <text:p>Thee Sacred Souls</text:p>
          </table:table-cell>
          <table:table-cell office:value-type="float" office:value="4970002" calcext:value-type="float">
            <text:p>4,970,002</text:p>
          </table:table-cell>
          <table:table-cell office:value-type="float" office:value="346484" calcext:value-type="float">
            <text:p>346,484</text:p>
          </table:table-cell>
          <table:table-cell table:style-name="ce6" table:formula="of:=[.B984]/[.C984]" office:value-type="float" office:value="14.3441024693781" calcext:value-type="float">
            <text:p>14.34</text:p>
          </table:table-cell>
        </table:table-row>
        <table:table-row table:style-name="ro1">
          <table:table-cell office:value-type="string" calcext:value-type="string">
            <text:p>Zeph</text:p>
          </table:table-cell>
          <table:table-cell office:value-type="float" office:value="7611188" calcext:value-type="float">
            <text:p>7,611,188</text:p>
          </table:table-cell>
          <table:table-cell office:value-type="float" office:value="534104" calcext:value-type="float">
            <text:p>534,104</text:p>
          </table:table-cell>
          <table:table-cell table:style-name="ce6" table:formula="of:=[.B985]/[.C985]" office:value-type="float" office:value="14.2503856926741" calcext:value-type="float">
            <text:p>14.25</text:p>
          </table:table-cell>
        </table:table-row>
        <table:table-row table:style-name="ro1">
          <table:table-cell office:value-type="string" calcext:value-type="string">
            <text:p>ruth b.</text:p>
          </table:table-cell>
          <table:table-cell office:value-type="float" office:value="11104091" calcext:value-type="float">
            <text:p>11,104,091</text:p>
          </table:table-cell>
          <table:table-cell office:value-type="float" office:value="779697" calcext:value-type="float">
            <text:p>779,697</text:p>
          </table:table-cell>
          <table:table-cell table:style-name="ce6" table:formula="of:=[.B986]/[.C986]" office:value-type="float" office:value="14.241546395587" calcext:value-type="float">
            <text:p>14.24</text:p>
          </table:table-cell>
        </table:table-row>
        <table:table-row table:style-name="ro1">
          <table:table-cell office:value-type="string" calcext:value-type="string">
            <text:p>blue smiley</text:p>
          </table:table-cell>
          <table:table-cell office:value-type="float" office:value="5196162" calcext:value-type="float">
            <text:p>5,196,162</text:p>
          </table:table-cell>
          <table:table-cell office:value-type="float" office:value="365738" calcext:value-type="float">
            <text:p>365,738</text:p>
          </table:table-cell>
          <table:table-cell table:style-name="ce6" table:formula="of:=[.B987]/[.C987]" office:value-type="float" office:value="14.2073342119222" calcext:value-type="float">
            <text:p>14.21</text:p>
          </table:table-cell>
        </table:table-row>
        <table:table-row table:style-name="ro1">
          <table:table-cell office:value-type="string" calcext:value-type="string">
            <text:p>Dolly Parton</text:p>
          </table:table-cell>
          <table:table-cell office:value-type="float" office:value="23600867" calcext:value-type="float">
            <text:p>23,600,867</text:p>
          </table:table-cell>
          <table:table-cell office:value-type="float" office:value="1661947" calcext:value-type="float">
            <text:p>1,661,947</text:p>
          </table:table-cell>
          <table:table-cell table:style-name="ce6" table:formula="of:=[.B988]/[.C988]" office:value-type="float" office:value="14.2007338380827" calcext:value-type="float">
            <text:p>14.20</text:p>
          </table:table-cell>
        </table:table-row>
        <table:table-row table:style-name="ro1">
          <table:table-cell office:value-type="string" calcext:value-type="string">
            <text:p>Fitz and the Tantrums</text:p>
          </table:table-cell>
          <table:table-cell office:value-type="float" office:value="17638170" calcext:value-type="float">
            <text:p>17,638,170</text:p>
          </table:table-cell>
          <table:table-cell office:value-type="float" office:value="1244813" calcext:value-type="float">
            <text:p>1,244,813</text:p>
          </table:table-cell>
          <table:table-cell table:style-name="ce6" table:formula="of:=[.B989]/[.C989]" office:value-type="float" office:value="14.1693330644844" calcext:value-type="float">
            <text:p>14.17</text:p>
          </table:table-cell>
        </table:table-row>
        <table:table-row table:style-name="ro1">
          <table:table-cell office:value-type="string" calcext:value-type="string">
            <text:p>mikeeysmind</text:p>
          </table:table-cell>
          <table:table-cell office:value-type="float" office:value="3439231" calcext:value-type="float">
            <text:p>3,439,231</text:p>
          </table:table-cell>
          <table:table-cell office:value-type="float" office:value="243209" calcext:value-type="float">
            <text:p>243,209</text:p>
          </table:table-cell>
          <table:table-cell table:style-name="ce6" table:formula="of:=[.B990]/[.C990]" office:value-type="float" office:value="14.1410515235867" calcext:value-type="float">
            <text:p>14.14</text:p>
          </table:table-cell>
        </table:table-row>
        <table:table-row table:style-name="ro1">
          <table:table-cell office:value-type="string" calcext:value-type="string">
            <text:p>Jason Derulo</text:p>
          </table:table-cell>
          <table:table-cell office:value-type="float" office:value="15885658" calcext:value-type="float">
            <text:p>15,885,658</text:p>
          </table:table-cell>
          <table:table-cell office:value-type="float" office:value="1127611" calcext:value-type="float">
            <text:p>1,127,611</text:p>
          </table:table-cell>
          <table:table-cell table:style-name="ce6" table:formula="of:=[.B991]/[.C991]" office:value-type="float" office:value="14.0878884650824" calcext:value-type="float">
            <text:p>14.09</text:p>
          </table:table-cell>
        </table:table-row>
        <table:table-row table:style-name="ro1">
          <table:table-cell office:value-type="string" calcext:value-type="string">
            <text:p>B.o.B</text:p>
          </table:table-cell>
          <table:table-cell office:value-type="float" office:value="34221370" calcext:value-type="float">
            <text:p>34,221,370</text:p>
          </table:table-cell>
          <table:table-cell office:value-type="float" office:value="2430188" calcext:value-type="float">
            <text:p>2,430,188</text:p>
          </table:table-cell>
          <table:table-cell table:style-name="ce6" table:formula="of:=[.B992]/[.C992]" office:value-type="float" office:value="14.0817788582612" calcext:value-type="float">
            <text:p>14.08</text:p>
          </table:table-cell>
        </table:table-row>
        <table:table-row table:style-name="ro1">
          <table:table-cell office:value-type="string" calcext:value-type="string">
            <text:p>Michael Cera</text:p>
          </table:table-cell>
          <table:table-cell office:value-type="float" office:value="5112515" calcext:value-type="float">
            <text:p>5,112,515</text:p>
          </table:table-cell>
          <table:table-cell office:value-type="float" office:value="363209" calcext:value-type="float">
            <text:p>363,209</text:p>
          </table:table-cell>
          <table:table-cell table:style-name="ce6" table:formula="of:=[.B993]/[.C993]" office:value-type="float" office:value="14.0759590208392" calcext:value-type="float">
            <text:p>14.08</text:p>
          </table:table-cell>
        </table:table-row>
        <table:table-row table:style-name="ro1">
          <table:table-cell office:value-type="string" calcext:value-type="string">
            <text:p>Capital Cities</text:p>
          </table:table-cell>
          <table:table-cell office:value-type="float" office:value="18315706" calcext:value-type="float">
            <text:p>18,315,706</text:p>
          </table:table-cell>
          <table:table-cell office:value-type="float" office:value="1306093" calcext:value-type="float">
            <text:p>1,306,093</text:p>
          </table:table-cell>
          <table:table-cell table:style-name="ce6" table:formula="of:=[.B994]/[.C994]" office:value-type="float" office:value="14.0232785873594" calcext:value-type="float">
            <text:p>14.02</text:p>
          </table:table-cell>
        </table:table-row>
        <table:table-row table:style-name="ro1">
          <table:table-cell office:value-type="string" calcext:value-type="string">
            <text:p>Ciara</text:p>
          </table:table-cell>
          <table:table-cell office:value-type="float" office:value="31280002" calcext:value-type="float">
            <text:p>31,280,002</text:p>
          </table:table-cell>
          <table:table-cell office:value-type="float" office:value="2243619" calcext:value-type="float">
            <text:p>2,243,619</text:p>
          </table:table-cell>
          <table:table-cell table:style-name="ce6" table:formula="of:=[.B995]/[.C995]" office:value-type="float" office:value="13.9417619479956" calcext:value-type="float">
            <text:p>13.94</text:p>
          </table:table-cell>
        </table:table-row>
        <table:table-row table:style-name="ro1">
          <table:table-cell office:value-type="string" calcext:value-type="string">
            <text:p>*NSYNC</text:p>
          </table:table-cell>
          <table:table-cell office:value-type="float" office:value="20841376" calcext:value-type="float">
            <text:p>20,841,376</text:p>
          </table:table-cell>
          <table:table-cell office:value-type="float" office:value="1505573" calcext:value-type="float">
            <text:p>1,505,573</text:p>
          </table:table-cell>
          <table:table-cell table:style-name="ce6" table:formula="of:=[.B996]/[.C996]" office:value-type="float" office:value="13.8428199761818" calcext:value-type="float">
            <text:p>13.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19301383" calcext:value-type="float">
            <text:p>19,301,383</text:p>
          </table:table-cell>
          <table:table-cell office:value-type="float" office:value="1395205" calcext:value-type="float">
            <text:p>1,395,205</text:p>
          </table:table-cell>
          <table:table-cell table:style-name="ce6" table:formula="of:=[.B997]/[.C997]" office:value-type="float" office:value="13.8340838801466" calcext:value-type="float">
            <text:p>13.83</text:p>
          </table:table-cell>
        </table:table-row>
        <table:table-row table:style-name="ro1">
          <table:table-cell office:value-type="string" calcext:value-type="string">
            <text:p>Jawny</text:p>
          </table:table-cell>
          <table:table-cell office:value-type="float" office:value="8405365" calcext:value-type="float">
            <text:p>8,405,365</text:p>
          </table:table-cell>
          <table:table-cell office:value-type="float" office:value="610989" calcext:value-type="float">
            <text:p>610,989</text:p>
          </table:table-cell>
          <table:table-cell table:style-name="ce6" table:formula="of:=[.B998]/[.C998]" office:value-type="float" office:value="13.7569825316004" calcext:value-type="float">
            <text:p>13.76</text:p>
          </table:table-cell>
        </table:table-row>
        <table:table-row table:style-name="ro1">
          <table:table-cell office:value-type="string" calcext:value-type="string">
            <text:p>Miki Matsubara</text:p>
          </table:table-cell>
          <table:table-cell office:value-type="float" office:value="7104733" calcext:value-type="float">
            <text:p>7,104,733</text:p>
          </table:table-cell>
          <table:table-cell office:value-type="float" office:value="516589" calcext:value-type="float">
            <text:p>516,589</text:p>
          </table:table-cell>
          <table:table-cell table:style-name="ce6" table:formula="of:=[.B999]/[.C999]" office:value-type="float" office:value="13.7531635400676" calcext:value-type="float">
            <text:p>13.75</text:p>
          </table:table-cell>
        </table:table-row>
        <table:table-row table:style-name="ro1">
          <table:table-cell office:value-type="string" calcext:value-type="string">
            <text:p>French Montana</text:p>
          </table:table-cell>
          <table:table-cell office:value-type="float" office:value="17954329" calcext:value-type="float">
            <text:p>17,954,329</text:p>
          </table:table-cell>
          <table:table-cell office:value-type="float" office:value="1314492" calcext:value-type="float">
            <text:p>1,314,492</text:p>
          </table:table-cell>
          <table:table-cell table:style-name="ce6" table:formula="of:=[.B1000]/[.C1000]" office:value-type="float" office:value="13.6587586687481" calcext:value-type="float">
            <text:p>13.66</text:p>
          </table:table-cell>
        </table:table-row>
        <table:table-row table:style-name="ro1">
          <table:table-cell office:value-type="string" calcext:value-type="string">
            <text:p>Nat King Cole</text:p>
          </table:table-cell>
          <table:table-cell office:value-type="float" office:value="31559279" calcext:value-type="float">
            <text:p>31,559,279</text:p>
          </table:table-cell>
          <table:table-cell office:value-type="float" office:value="2316538" calcext:value-type="float">
            <text:p>2,316,538</text:p>
          </table:table-cell>
          <table:table-cell table:style-name="ce6" table:formula="of:=[.B1001]/[.C1001]" office:value-type="float" office:value="13.6234670011888" calcext:value-type="float">
            <text:p>13.62</text:p>
          </table:table-cell>
        </table:table-row>
        <table:table-row table:style-name="ro1">
          <table:table-cell office:value-type="string" calcext:value-type="string">
            <text:p>Chris Isaak</text:p>
          </table:table-cell>
          <table:table-cell office:value-type="float" office:value="17411036" calcext:value-type="float">
            <text:p>17,411,036</text:p>
          </table:table-cell>
          <table:table-cell office:value-type="float" office:value="1278090" calcext:value-type="float">
            <text:p>1,278,090</text:p>
          </table:table-cell>
          <table:table-cell table:style-name="ce6" table:formula="of:=[.B1002]/[.C1002]" office:value-type="float" office:value="13.6226994969055" calcext:value-type="float">
            <text:p>13.62</text:p>
          </table:table-cell>
        </table:table-row>
        <table:table-row table:style-name="ro1">
          <table:table-cell office:value-type="string" calcext:value-type="string">
            <text:p>The Goo Goo Dolls</text:p>
          </table:table-cell>
          <table:table-cell office:value-type="float" office:value="11947111" calcext:value-type="float">
            <text:p>11,947,111</text:p>
          </table:table-cell>
          <table:table-cell office:value-type="float" office:value="878972" calcext:value-type="float">
            <text:p>878,972</text:p>
          </table:table-cell>
          <table:table-cell table:style-name="ce6" table:formula="of:=[.B1003]/[.C1003]" office:value-type="float" office:value="13.5921405915092" calcext:value-type="float">
            <text:p>13.59</text:p>
          </table:table-cell>
        </table:table-row>
        <table:table-row table:style-name="ro1">
          <table:table-cell office:value-type="string" calcext:value-type="string">
            <text:p>Ryan Gosling</text:p>
          </table:table-cell>
          <table:table-cell office:value-type="float" office:value="9775825" calcext:value-type="float">
            <text:p>9,775,825</text:p>
          </table:table-cell>
          <table:table-cell office:value-type="float" office:value="720594" calcext:value-type="float">
            <text:p>720,594</text:p>
          </table:table-cell>
          <table:table-cell table:style-name="ce6" table:formula="of:=[.B1004]/[.C1004]" office:value-type="float" office:value="13.5663424896682" calcext:value-type="float">
            <text:p>13.57</text:p>
          </table:table-cell>
        </table:table-row>
        <table:table-row table:style-name="ro1">
          <table:table-cell office:value-type="string" calcext:value-type="string">
            <text:p>Icona Pop</text:p>
          </table:table-cell>
          <table:table-cell office:value-type="float" office:value="18006747" calcext:value-type="float">
            <text:p>18,006,747</text:p>
          </table:table-cell>
          <table:table-cell office:value-type="float" office:value="1341079" calcext:value-type="float">
            <text:p>1,341,079</text:p>
          </table:table-cell>
          <table:table-cell table:style-name="ce6" table:formula="of:=[.B1005]/[.C1005]" office:value-type="float" office:value="13.4270591068833" calcext:value-type="float">
            <text:p>13.43</text:p>
          </table:table-cell>
        </table:table-row>
        <table:table-row table:style-name="ro1">
          <table:table-cell office:value-type="string" calcext:value-type="string">
            <text:p>The Mamas &amp; the Papas</text:p>
          </table:table-cell>
          <table:table-cell office:value-type="float" office:value="26154280" calcext:value-type="float">
            <text:p>26,154,280</text:p>
          </table:table-cell>
          <table:table-cell office:value-type="float" office:value="1955476" calcext:value-type="float">
            <text:p>1,955,476</text:p>
          </table:table-cell>
          <table:table-cell table:style-name="ce6" table:formula="of:=[.B1006]/[.C1006]" office:value-type="float" office:value="13.3748918421909" calcext:value-type="float">
            <text:p>13.37</text:p>
          </table:table-cell>
        </table:table-row>
        <table:table-row table:style-name="ro1">
          <table:table-cell office:value-type="string" calcext:value-type="string">
            <text:p>Jim Croce</text:p>
          </table:table-cell>
          <table:table-cell office:value-type="float" office:value="13012635" calcext:value-type="float">
            <text:p>13,012,635</text:p>
          </table:table-cell>
          <table:table-cell office:value-type="float" office:value="977870" calcext:value-type="float">
            <text:p>977,870</text:p>
          </table:table-cell>
          <table:table-cell table:style-name="ce6" table:formula="of:=[.B1007]/[.C1007]" office:value-type="float" office:value="13.3071216010308" calcext:value-type="float">
            <text:p>13.31</text:p>
          </table:table-cell>
        </table:table-row>
        <table:table-row table:style-name="ro1">
          <table:table-cell office:value-type="string" calcext:value-type="string">
            <text:p>Sean Paul</text:p>
          </table:table-cell>
          <table:table-cell office:value-type="float" office:value="29441857" calcext:value-type="float">
            <text:p>29,441,857</text:p>
          </table:table-cell>
          <table:table-cell office:value-type="float" office:value="2216033" calcext:value-type="float">
            <text:p>2,216,033</text:p>
          </table:table-cell>
          <table:table-cell table:style-name="ce6" table:formula="of:=[.B1008]/[.C1008]" office:value-type="float" office:value="13.2858387036655" calcext:value-type="float">
            <text:p>13.29</text:p>
          </table:table-cell>
        </table:table-row>
        <table:table-row table:style-name="ro1">
          <table:table-cell office:value-type="string" calcext:value-type="string">
            <text:p>Bill Withers</text:p>
          </table:table-cell>
          <table:table-cell office:value-type="float" office:value="25614207" calcext:value-type="float">
            <text:p>25,614,207</text:p>
          </table:table-cell>
          <table:table-cell office:value-type="float" office:value="1940118" calcext:value-type="float">
            <text:p>1,940,118</text:p>
          </table:table-cell>
          <table:table-cell table:style-name="ce6" table:formula="of:=[.B1009]/[.C1009]" office:value-type="float" office:value="13.2023964521746" calcext:value-type="float">
            <text:p>13.20</text:p>
          </table:table-cell>
        </table:table-row>
        <table:table-row table:style-name="ro1">
          <table:table-cell office:value-type="string" calcext:value-type="string">
            <text:p>Akon</text:p>
          </table:table-cell>
          <table:table-cell office:value-type="float" office:value="37033413" calcext:value-type="float">
            <text:p>37,033,413</text:p>
          </table:table-cell>
          <table:table-cell office:value-type="float" office:value="2807450" calcext:value-type="float">
            <text:p>2,807,450</text:p>
          </table:table-cell>
          <table:table-cell table:style-name="ce6" table:formula="of:=[.B1010]/[.C1010]" office:value-type="float" office:value="13.1911211241518" calcext:value-type="float">
            <text:p>13.19</text:p>
          </table:table-cell>
        </table:table-row>
        <table:table-row table:style-name="ro1">
          <table:table-cell office:value-type="string" calcext:value-type="string">
            <text:p>Dean Martin</text:p>
          </table:table-cell>
          <table:table-cell office:value-type="float" office:value="28785643" calcext:value-type="float">
            <text:p>28,785,643</text:p>
          </table:table-cell>
          <table:table-cell office:value-type="float" office:value="2182717" calcext:value-type="float">
            <text:p>2,182,717</text:p>
          </table:table-cell>
          <table:table-cell table:style-name="ce6" table:formula="of:=[.B1011]/[.C1011]" office:value-type="float" office:value="13.1879868072682" calcext:value-type="float">
            <text:p>13.19</text:p>
          </table:table-cell>
        </table:table-row>
        <table:table-row table:style-name="ro1">
          <table:table-cell office:value-type="string" calcext:value-type="string">
            <text:p>Elley Duhé</text:p>
          </table:table-cell>
          <table:table-cell office:value-type="float" office:value="7063723" calcext:value-type="float">
            <text:p>7,063,723</text:p>
          </table:table-cell>
          <table:table-cell office:value-type="float" office:value="538971" calcext:value-type="float">
            <text:p>538,971</text:p>
          </table:table-cell>
          <table:table-cell table:style-name="ce6" table:formula="of:=[.B1012]/[.C1012]" office:value-type="float" office:value="13.1059426202894" calcext:value-type="float">
            <text:p>13.11</text:p>
          </table:table-cell>
        </table:table-row>
        <table:table-row table:style-name="ro1">
          <table:table-cell office:value-type="string" calcext:value-type="string">
            <text:p>Macabre Plaza</text:p>
          </table:table-cell>
          <table:table-cell office:value-type="float" office:value="7344634" calcext:value-type="float">
            <text:p>7,344,634</text:p>
          </table:table-cell>
          <table:table-cell office:value-type="float" office:value="562997" calcext:value-type="float">
            <text:p>562,997</text:p>
          </table:table-cell>
          <table:table-cell table:style-name="ce6" table:formula="of:=[.B1013]/[.C1013]" office:value-type="float" office:value="13.045600598227" calcext:value-type="float">
            <text:p>13.05</text:p>
          </table:table-cell>
        </table:table-row>
        <table:table-row table:style-name="ro1">
          <table:table-cell office:value-type="string" calcext:value-type="string">
            <text:p>Simple Minds</text:p>
          </table:table-cell>
          <table:table-cell office:value-type="float" office:value="20720974" calcext:value-type="float">
            <text:p>20,720,974</text:p>
          </table:table-cell>
          <table:table-cell office:value-type="float" office:value="1596730" calcext:value-type="float">
            <text:p>1,596,730</text:p>
          </table:table-cell>
          <table:table-cell table:style-name="ce6" table:formula="of:=[.B1014]/[.C1014]" office:value-type="float" office:value="12.9771307609928" calcext:value-type="float">
            <text:p>12.98</text:p>
          </table:table-cell>
        </table:table-row>
        <table:table-row table:style-name="ro1">
          <table:table-cell office:value-type="string" calcext:value-type="string">
            <text:p>Mary J. Blige</text:p>
          </table:table-cell>
          <table:table-cell office:value-type="float" office:value="23923407" calcext:value-type="float">
            <text:p>23,923,407</text:p>
          </table:table-cell>
          <table:table-cell office:value-type="float" office:value="1843641" calcext:value-type="float">
            <text:p>1,843,641</text:p>
          </table:table-cell>
          <table:table-cell table:style-name="ce6" table:formula="of:=[.B1015]/[.C1015]" office:value-type="float" office:value="12.9761743202717" calcext:value-type="float">
            <text:p>12.98</text:p>
          </table:table-cell>
        </table:table-row>
        <table:table-row table:style-name="ro1">
          <table:table-cell office:value-type="string" calcext:value-type="string">
            <text:p>LMFAO</text:p>
          </table:table-cell>
          <table:table-cell office:value-type="float" office:value="24344897" calcext:value-type="float">
            <text:p>24,344,897</text:p>
          </table:table-cell>
          <table:table-cell office:value-type="float" office:value="1878499" calcext:value-type="float">
            <text:p>1,878,499</text:p>
          </table:table-cell>
          <table:table-cell table:style-name="ce6" table:formula="of:=[.B1016]/[.C1016]" office:value-type="float" office:value="12.9597604257442" calcext:value-type="float">
            <text:p>12.96</text:p>
          </table:table-cell>
        </table:table-row>
        <table:table-row table:style-name="ro1">
          <table:table-cell office:value-type="string" calcext:value-type="string">
            <text:p>Fergie</text:p>
          </table:table-cell>
          <table:table-cell office:value-type="float" office:value="33949931" calcext:value-type="float">
            <text:p>33,949,931</text:p>
          </table:table-cell>
          <table:table-cell office:value-type="float" office:value="2641075" calcext:value-type="float">
            <text:p>2,641,075</text:p>
          </table:table-cell>
          <table:table-cell table:style-name="ce6" table:formula="of:=[.B1017]/[.C1017]" office:value-type="float" office:value="12.8545879992049" calcext:value-type="float">
            <text:p>12.85</text:p>
          </table:table-cell>
        </table:table-row>
        <table:table-row table:style-name="ro1">
          <table:table-cell office:value-type="string" calcext:value-type="string">
            <text:p>Corinne Bailey Rae</text:p>
          </table:table-cell>
          <table:table-cell office:value-type="float" office:value="20978671" calcext:value-type="float">
            <text:p>20,978,671</text:p>
          </table:table-cell>
          <table:table-cell office:value-type="float" office:value="1642504" calcext:value-type="float">
            <text:p>1,642,504</text:p>
          </table:table-cell>
          <table:table-cell table:style-name="ce6" table:formula="of:=[.B1018]/[.C1018]" office:value-type="float" office:value="12.7723713306025" calcext:value-type="float">
            <text:p>12.7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0056148" calcext:value-type="float">
            <text:p>20,056,148</text:p>
          </table:table-cell>
          <table:table-cell office:value-type="float" office:value="1586136" calcext:value-type="float">
            <text:p>1,586,136</text:p>
          </table:table-cell>
          <table:table-cell table:style-name="ce6" table:formula="of:=[.B1019]/[.C1019]" office:value-type="float" office:value="12.6446584656045" calcext:value-type="float">
            <text:p>12.64</text:p>
          </table:table-cell>
        </table:table-row>
        <table:table-row table:style-name="ro1">
          <table:table-cell office:value-type="string" calcext:value-type="string">
            <text:p>Etta James</text:p>
          </table:table-cell>
          <table:table-cell office:value-type="float" office:value="20941136" calcext:value-type="float">
            <text:p>20,941,136</text:p>
          </table:table-cell>
          <table:table-cell office:value-type="float" office:value="1657108" calcext:value-type="float">
            <text:p>1,657,108</text:p>
          </table:table-cell>
          <table:table-cell table:style-name="ce6" table:formula="of:=[.B1020]/[.C1020]" office:value-type="float" office:value="12.63715822988" calcext:value-type="float">
            <text:p>12.64</text:p>
          </table:table-cell>
        </table:table-row>
        <table:table-row table:style-name="ro1">
          <table:table-cell office:value-type="string" calcext:value-type="string">
            <text:p>New West</text:p>
          </table:table-cell>
          <table:table-cell office:value-type="float" office:value="5621792" calcext:value-type="float">
            <text:p>5,621,792</text:p>
          </table:table-cell>
          <table:table-cell office:value-type="float" office:value="446897" calcext:value-type="float">
            <text:p>446,897</text:p>
          </table:table-cell>
          <table:table-cell table:style-name="ce6" table:formula="of:=[.B1021]/[.C1021]" office:value-type="float" office:value="12.5796145420533" calcext:value-type="float">
            <text:p>12.58</text:p>
          </table:table-cell>
        </table:table-row>
        <table:table-row table:style-name="ro1">
          <table:table-cell office:value-type="string" calcext:value-type="string">
            <text:p>Orion Sun</text:p>
          </table:table-cell>
          <table:table-cell office:value-type="float" office:value="8067692" calcext:value-type="float">
            <text:p>8,067,692</text:p>
          </table:table-cell>
          <table:table-cell office:value-type="float" office:value="641669" calcext:value-type="float">
            <text:p>641,669</text:p>
          </table:table-cell>
          <table:table-cell table:style-name="ce6" table:formula="of:=[.B1022]/[.C1022]" office:value-type="float" office:value="12.5729807735764" calcext:value-type="float">
            <text:p>12.57</text:p>
          </table:table-cell>
        </table:table-row>
        <table:table-row table:style-name="ro1">
          <table:table-cell office:value-type="string" calcext:value-type="string">
            <text:p>DNCE</text:p>
          </table:table-cell>
          <table:table-cell office:value-type="float" office:value="12265205" calcext:value-type="float">
            <text:p>12,265,205</text:p>
          </table:table-cell>
          <table:table-cell office:value-type="float" office:value="980527" calcext:value-type="float">
            <text:p>980,527</text:p>
          </table:table-cell>
          <table:table-cell table:style-name="ce6" table:formula="of:=[.B1023]/[.C1023]" office:value-type="float" office:value="12.5087886412103" calcext:value-type="float">
            <text:p>12.51</text:p>
          </table:table-cell>
        </table:table-row>
        <table:table-row table:style-name="ro1">
          <table:table-cell office:value-type="string" calcext:value-type="string">
            <text:p>Foreigner</text:p>
          </table:table-cell>
          <table:table-cell office:value-type="float" office:value="22227920" calcext:value-type="float">
            <text:p>22,227,920</text:p>
          </table:table-cell>
          <table:table-cell office:value-type="float" office:value="1786606" calcext:value-type="float">
            <text:p>1,786,606</text:p>
          </table:table-cell>
          <table:table-cell table:style-name="ce6" table:formula="of:=[.B1024]/[.C1024]" office:value-type="float" office:value="12.4414224512847" calcext:value-type="float">
            <text:p>12.44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20788576" calcext:value-type="float">
            <text:p>20,788,576</text:p>
          </table:table-cell>
          <table:table-cell office:value-type="float" office:value="1678151" calcext:value-type="float">
            <text:p>1,678,151</text:p>
          </table:table-cell>
          <table:table-cell table:style-name="ce6" table:formula="of:=[.B1025]/[.C1025]" office:value-type="float" office:value="12.3877863195863" calcext:value-type="float">
            <text:p>12.39</text:p>
          </table:table-cell>
        </table:table-row>
        <table:table-row table:style-name="ro1">
          <table:table-cell office:value-type="string" calcext:value-type="string">
            <text:p>Cass McCombs</text:p>
          </table:table-cell>
          <table:table-cell office:value-type="float" office:value="9137621" calcext:value-type="float">
            <text:p>9,137,621</text:p>
          </table:table-cell>
          <table:table-cell office:value-type="float" office:value="742860" calcext:value-type="float">
            <text:p>742,860</text:p>
          </table:table-cell>
          <table:table-cell table:style-name="ce6" table:formula="of:=[.B1026]/[.C1026]" office:value-type="float" office:value="12.3005963438602" calcext:value-type="float">
            <text:p>12.30</text:p>
          </table:table-cell>
        </table:table-row>
        <table:table-row table:style-name="ro1">
          <table:table-cell office:value-type="string" calcext:value-type="string">
            <text:p>Bing Crosby</text:p>
          </table:table-cell>
          <table:table-cell office:value-type="float" office:value="19902651" calcext:value-type="float">
            <text:p>19,902,651</text:p>
          </table:table-cell>
          <table:table-cell office:value-type="float" office:value="1621801" calcext:value-type="float">
            <text:p>1,621,801</text:p>
          </table:table-cell>
          <table:table-cell table:style-name="ce6" table:formula="of:=[.B1027]/[.C1027]" office:value-type="float" office:value="12.2719439684647" calcext:value-type="float">
            <text:p>12.27</text:p>
          </table:table-cell>
        </table:table-row>
        <table:table-row table:style-name="ro1">
          <table:table-cell office:value-type="string" calcext:value-type="string">
            <text:p>John Denver</text:p>
          </table:table-cell>
          <table:table-cell office:value-type="float" office:value="16078213" calcext:value-type="float">
            <text:p>16,078,213</text:p>
          </table:table-cell>
          <table:table-cell office:value-type="float" office:value="1324846" calcext:value-type="float">
            <text:p>1,324,846</text:p>
          </table:table-cell>
          <table:table-cell table:style-name="ce6" table:formula="of:=[.B1028]/[.C1028]" office:value-type="float" office:value="12.1359108907752" calcext:value-type="float">
            <text:p>12.14</text:p>
          </table:table-cell>
        </table:table-row>
        <table:table-row table:style-name="ro1">
          <table:table-cell office:value-type="string" calcext:value-type="string">
            <text:p>Chuck Berry</text:p>
          </table:table-cell>
          <table:table-cell office:value-type="float" office:value="24485253" calcext:value-type="float">
            <text:p>24,485,253</text:p>
          </table:table-cell>
          <table:table-cell office:value-type="float" office:value="2023273" calcext:value-type="float">
            <text:p>2,023,273</text:p>
          </table:table-cell>
          <table:table-cell table:style-name="ce6" table:formula="of:=[.B1029]/[.C1029]" office:value-type="float" office:value="12.1018038593902" calcext:value-type="float">
            <text:p>12.10</text:p>
          </table:table-cell>
        </table:table-row>
        <table:table-row table:style-name="ro1">
          <table:table-cell office:value-type="string" calcext:value-type="string">
            <text:p>Chance Peña</text:p>
          </table:table-cell>
          <table:table-cell office:value-type="float" office:value="4421539" calcext:value-type="float">
            <text:p>4,421,539</text:p>
          </table:table-cell>
          <table:table-cell office:value-type="float" office:value="367468" calcext:value-type="float">
            <text:p>367,468</text:p>
          </table:table-cell>
          <table:table-cell table:style-name="ce6" table:formula="of:=[.B1030]/[.C1030]" office:value-type="float" office:value="12.0324463626765" calcext:value-type="float">
            <text:p>12.03</text:p>
          </table:table-cell>
        </table:table-row>
        <table:table-row table:style-name="ro1">
          <table:table-cell office:value-type="string" calcext:value-type="string">
            <text:p>Tyga</text:p>
          </table:table-cell>
          <table:table-cell office:value-type="float" office:value="27887496" calcext:value-type="float">
            <text:p>27,887,496</text:p>
          </table:table-cell>
          <table:table-cell office:value-type="float" office:value="2331059" calcext:value-type="float">
            <text:p>2,331,059</text:p>
          </table:table-cell>
          <table:table-cell table:style-name="ce6" table:formula="of:=[.B1031]/[.C1031]" office:value-type="float" office:value="11.96344494069" calcext:value-type="float">
            <text:p>11.96</text:p>
          </table:table-cell>
        </table:table-row>
        <table:table-row table:style-name="ro1">
          <table:table-cell office:value-type="string" calcext:value-type="string">
            <text:p>Fugees</text:p>
          </table:table-cell>
          <table:table-cell office:value-type="float" office:value="21286545" calcext:value-type="float">
            <text:p>21,286,545</text:p>
          </table:table-cell>
          <table:table-cell office:value-type="float" office:value="1791245" calcext:value-type="float">
            <text:p>1,791,245</text:p>
          </table:table-cell>
          <table:table-cell table:style-name="ce6" table:formula="of:=[.B1032]/[.C1032]" office:value-type="float" office:value="11.8836591309397" calcext:value-type="float">
            <text:p>11.88</text:p>
          </table:table-cell>
        </table:table-row>
        <table:table-row table:style-name="ro1">
          <table:table-cell office:value-type="string" calcext:value-type="string">
            <text:p>PEGGY GOU</text:p>
          </table:table-cell>
          <table:table-cell office:value-type="float" office:value="5751912" calcext:value-type="float">
            <text:p>5,751,912</text:p>
          </table:table-cell>
          <table:table-cell office:value-type="float" office:value="487659" calcext:value-type="float">
            <text:p>487,659</text:p>
          </table:table-cell>
          <table:table-cell table:style-name="ce6" table:formula="of:=[.B1033]/[.C1033]" office:value-type="float" office:value="11.7949468788641" calcext:value-type="float">
            <text:p>11.79</text:p>
          </table:table-cell>
        </table:table-row>
        <table:table-row table:style-name="ro1">
          <table:table-cell office:value-type="string" calcext:value-type="string">
            <text:p>Paperboy Fabe</text:p>
          </table:table-cell>
          <table:table-cell office:value-type="float" office:value="3401535" calcext:value-type="float">
            <text:p>3,401,535</text:p>
          </table:table-cell>
          <table:table-cell office:value-type="float" office:value="288962" calcext:value-type="float">
            <text:p>288,962</text:p>
          </table:table-cell>
          <table:table-cell table:style-name="ce6" table:formula="of:=[.B1034]/[.C1034]" office:value-type="float" office:value="11.771565119289" calcext:value-type="float">
            <text:p>11.77</text:p>
          </table:table-cell>
        </table:table-row>
        <table:table-row table:style-name="ro1">
          <table:table-cell office:value-type="string" calcext:value-type="string">
            <text:p>Jeremih</text:p>
          </table:table-cell>
          <table:table-cell office:value-type="float" office:value="18807266" calcext:value-type="float">
            <text:p>18,807,266</text:p>
          </table:table-cell>
          <table:table-cell office:value-type="float" office:value="1600771" calcext:value-type="float">
            <text:p>1,600,771</text:p>
          </table:table-cell>
          <table:table-cell table:style-name="ce6" table:formula="of:=[.B1035]/[.C1035]" office:value-type="float" office:value="11.7488797585663" calcext:value-type="float">
            <text:p>11.75</text:p>
          </table:table-cell>
        </table:table-row>
        <table:table-row table:style-name="ro1">
          <table:table-cell office:value-type="string" calcext:value-type="string">
            <text:p>Natasha Bedingfield</text:p>
          </table:table-cell>
          <table:table-cell office:value-type="float" office:value="22786938" calcext:value-type="float">
            <text:p>22,786,938</text:p>
          </table:table-cell>
          <table:table-cell office:value-type="float" office:value="1941963" calcext:value-type="float">
            <text:p>1,941,963</text:p>
          </table:table-cell>
          <table:table-cell table:style-name="ce6" table:formula="of:=[.B1036]/[.C1036]" office:value-type="float" office:value="11.7339712445603" calcext:value-type="float">
            <text:p>11.73</text:p>
          </table:table-cell>
        </table:table-row>
        <table:table-row table:style-name="ro1">
          <table:table-cell office:value-type="string" calcext:value-type="string">
            <text:p>Mike Posner</text:p>
          </table:table-cell>
          <table:table-cell office:value-type="float" office:value="21616530" calcext:value-type="float">
            <text:p>21,616,530</text:p>
          </table:table-cell>
          <table:table-cell office:value-type="float" office:value="1844501" calcext:value-type="float">
            <text:p>1,844,501</text:p>
          </table:table-cell>
          <table:table-cell table:style-name="ce6" table:formula="of:=[.B1037]/[.C1037]" office:value-type="float" office:value="11.7194460724066" calcext:value-type="float">
            <text:p>11.72</text:p>
          </table:table-cell>
        </table:table-row>
        <table:table-row table:style-name="ro1">
          <table:table-cell office:value-type="string" calcext:value-type="string">
            <text:p>Cyndi Lauper</text:p>
          </table:table-cell>
          <table:table-cell office:value-type="float" office:value="26031735" calcext:value-type="float">
            <text:p>26,031,735</text:p>
          </table:table-cell>
          <table:table-cell office:value-type="float" office:value="2223130" calcext:value-type="float">
            <text:p>2,223,130</text:p>
          </table:table-cell>
          <table:table-cell table:style-name="ce6" table:formula="of:=[.B1038]/[.C1038]" office:value-type="float" office:value="11.7094974203038" calcext:value-type="float">
            <text:p>11.71</text:p>
          </table:table-cell>
        </table:table-row>
        <table:table-row table:style-name="ro1">
          <table:table-cell office:value-type="string" calcext:value-type="string">
            <text:p>Dusty Springfield</text:p>
          </table:table-cell>
          <table:table-cell office:value-type="float" office:value="18004510" calcext:value-type="float">
            <text:p>18,004,510</text:p>
          </table:table-cell>
          <table:table-cell office:value-type="float" office:value="1549245" calcext:value-type="float">
            <text:p>1,549,245</text:p>
          </table:table-cell>
          <table:table-cell table:style-name="ce6" table:formula="of:=[.B1039]/[.C1039]" office:value-type="float" office:value="11.6214736855694" calcext:value-type="float">
            <text:p>11.62</text:p>
          </table:table-cell>
        </table:table-row>
        <table:table-row table:style-name="ro1">
          <table:table-cell office:value-type="string" calcext:value-type="string">
            <text:p>Boney M.</text:p>
          </table:table-cell>
          <table:table-cell office:value-type="float" office:value="17533425" calcext:value-type="float">
            <text:p>17,533,425</text:p>
          </table:table-cell>
          <table:table-cell office:value-type="float" office:value="1512877" calcext:value-type="float">
            <text:p>1,512,877</text:p>
          </table:table-cell>
          <table:table-cell table:style-name="ce6" table:formula="of:=[.B1040]/[.C1040]" office:value-type="float" office:value="11.5894583631055" calcext:value-type="float">
            <text:p>11.59</text:p>
          </table:table-cell>
        </table:table-row>
        <table:table-row table:style-name="ro1">
          <table:table-cell office:value-type="string" calcext:value-type="string">
            <text:p>Richy Mitch &amp; The Coal Miners</text:p>
          </table:table-cell>
          <table:table-cell office:value-type="float" office:value="6131545" calcext:value-type="float">
            <text:p>6,131,545</text:p>
          </table:table-cell>
          <table:table-cell office:value-type="float" office:value="536658" calcext:value-type="float">
            <text:p>536,658</text:p>
          </table:table-cell>
          <table:table-cell table:style-name="ce6" table:formula="of:=[.B1041]/[.C1041]" office:value-type="float" office:value="11.4254236403818" calcext:value-type="float">
            <text:p>11.43</text:p>
          </table:table-cell>
        </table:table-row>
        <table:table-row table:style-name="ro1">
          <table:table-cell office:value-type="string" calcext:value-type="string">
            <text:p>Pity Party (Girls Club)</text:p>
          </table:table-cell>
          <table:table-cell office:value-type="float" office:value="5107251" calcext:value-type="float">
            <text:p>5,107,251</text:p>
          </table:table-cell>
          <table:table-cell office:value-type="float" office:value="452279" calcext:value-type="float">
            <text:p>452,279</text:p>
          </table:table-cell>
          <table:table-cell table:style-name="ce6" table:formula="of:=[.B1042]/[.C1042]" office:value-type="float" office:value="11.29225765512" calcext:value-type="float">
            <text:p>11.29</text:p>
          </table:table-cell>
        </table:table-row>
        <table:table-row table:style-name="ro1">
          <table:table-cell office:value-type="string" calcext:value-type="string">
            <text:p>Kenya Grace</text:p>
          </table:table-cell>
          <table:table-cell office:value-type="float" office:value="5626261" calcext:value-type="float">
            <text:p>5,626,261</text:p>
          </table:table-cell>
          <table:table-cell office:value-type="float" office:value="511130" calcext:value-type="float">
            <text:p>511,130</text:p>
          </table:table-cell>
          <table:table-cell table:style-name="ce6" table:formula="of:=[.B1043]/[.C1043]" office:value-type="float" office:value="11.0074951577876" calcext:value-type="float">
            <text:p>11.01</text:p>
          </table:table-cell>
        </table:table-row>
        <table:table-row table:style-name="ro1">
          <table:table-cell office:value-type="string" calcext:value-type="string">
            <text:p>TLC</text:p>
          </table:table-cell>
          <table:table-cell office:value-type="float" office:value="20226110" calcext:value-type="float">
            <text:p>20,226,110</text:p>
          </table:table-cell>
          <table:table-cell office:value-type="float" office:value="1843841" calcext:value-type="float">
            <text:p>1,843,841</text:p>
          </table:table-cell>
          <table:table-cell table:style-name="ce6" table:formula="of:=[.B1044]/[.C1044]" office:value-type="float" office:value="10.96955214685" calcext:value-type="float">
            <text:p>10.97</text:p>
          </table:table-cell>
        </table:table-row>
        <table:table-row table:style-name="ro1">
          <table:table-cell office:value-type="string" calcext:value-type="string">
            <text:p>Eurythmics</text:p>
          </table:table-cell>
          <table:table-cell office:value-type="float" office:value="23467525" calcext:value-type="float">
            <text:p>23,467,525</text:p>
          </table:table-cell>
          <table:table-cell office:value-type="float" office:value="2143274" calcext:value-type="float">
            <text:p>2,143,274</text:p>
          </table:table-cell>
          <table:table-cell table:style-name="ce6" table:formula="of:=[.B1045]/[.C1045]" office:value-type="float" office:value="10.9493816469569" calcext:value-type="float">
            <text:p>10.95</text:p>
          </table:table-cell>
        </table:table-row>
        <table:table-row table:style-name="ro1">
          <table:table-cell office:value-type="string" calcext:value-type="string">
            <text:p>will.i.am</text:p>
          </table:table-cell>
          <table:table-cell office:value-type="float" office:value="20193507" calcext:value-type="float">
            <text:p>20,193,507</text:p>
          </table:table-cell>
          <table:table-cell office:value-type="float" office:value="1846047" calcext:value-type="float">
            <text:p>1,846,047</text:p>
          </table:table-cell>
          <table:table-cell table:style-name="ce6" table:formula="of:=[.B1046]/[.C1046]" office:value-type="float" office:value="10.9387827070492" calcext:value-type="float">
            <text:p>10.94</text:p>
          </table:table-cell>
        </table:table-row>
        <table:table-row table:style-name="ro1">
          <table:table-cell office:value-type="string" calcext:value-type="string">
            <text:p>Men at Work</text:p>
          </table:table-cell>
          <table:table-cell office:value-type="float" office:value="14462597" calcext:value-type="float">
            <text:p>14,462,597</text:p>
          </table:table-cell>
          <table:table-cell office:value-type="float" office:value="1326459" calcext:value-type="float">
            <text:p>1,326,459</text:p>
          </table:table-cell>
          <table:table-cell table:style-name="ce6" table:formula="of:=[.B1047]/[.C1047]" office:value-type="float" office:value="10.9031617260692" calcext:value-type="float">
            <text:p>10.90</text:p>
          </table:table-cell>
        </table:table-row>
        <table:table-row table:style-name="ro1">
          <table:table-cell office:value-type="string" calcext:value-type="string">
            <text:p>Far East Movement</text:p>
          </table:table-cell>
          <table:table-cell office:value-type="float" office:value="17529753" calcext:value-type="float">
            <text:p>17,529,753</text:p>
          </table:table-cell>
          <table:table-cell office:value-type="float" office:value="1615805" calcext:value-type="float">
            <text:p>1,615,805</text:p>
          </table:table-cell>
          <table:table-cell table:style-name="ce6" table:formula="of:=[.B1048]/[.C1048]" office:value-type="float" office:value="10.8489285526409" calcext:value-type="float">
            <text:p>10.85</text:p>
          </table:table-cell>
        </table:table-row>
        <table:table-row table:style-name="ro1">
          <table:table-cell office:value-type="string" calcext:value-type="string">
            <text:p>Wham!</text:p>
          </table:table-cell>
          <table:table-cell office:value-type="float" office:value="25784260" calcext:value-type="float">
            <text:p>25,784,260</text:p>
          </table:table-cell>
          <table:table-cell office:value-type="float" office:value="2386319" calcext:value-type="float">
            <text:p>2,386,319</text:p>
          </table:table-cell>
          <table:table-cell table:style-name="ce6" table:formula="of:=[.B1049]/[.C1049]" office:value-type="float" office:value="10.8050348675093" calcext:value-type="float">
            <text:p>10.81</text:p>
          </table:table-cell>
        </table:table-row>
        <table:table-row table:style-name="ro1">
          <table:table-cell office:value-type="string" calcext:value-type="string">
            <text:p>The Animals</text:p>
          </table:table-cell>
          <table:table-cell office:value-type="float" office:value="19977034" calcext:value-type="float">
            <text:p>19,977,034</text:p>
          </table:table-cell>
          <table:table-cell office:value-type="float" office:value="1885573" calcext:value-type="float">
            <text:p>1,885,573</text:p>
          </table:table-cell>
          <table:table-cell table:style-name="ce6" table:formula="of:=[.B1050]/[.C1050]" office:value-type="float" office:value="10.5946754646996" calcext:value-type="float">
            <text:p>10.59</text:p>
          </table:table-cell>
        </table:table-row>
        <table:table-row table:style-name="ro1">
          <table:table-cell office:value-type="string" calcext:value-type="string">
            <text:p>Smash Mouth</text:p>
          </table:table-cell>
          <table:table-cell office:value-type="float" office:value="19074354" calcext:value-type="float">
            <text:p>19,074,354</text:p>
          </table:table-cell>
          <table:table-cell office:value-type="float" office:value="1804091" calcext:value-type="float">
            <text:p>1,804,091</text:p>
          </table:table-cell>
          <table:table-cell table:style-name="ce6" table:formula="of:=[.B1051]/[.C1051]" office:value-type="float" office:value="10.5728336320064" calcext:value-type="float">
            <text:p>10.57</text:p>
          </table:table-cell>
        </table:table-row>
        <table:table-row table:style-name="ro1">
          <table:table-cell office:value-type="string" calcext:value-type="string">
            <text:p>Taio Cruz</text:p>
          </table:table-cell>
          <table:table-cell office:value-type="float" office:value="23250452" calcext:value-type="float">
            <text:p>23,250,452</text:p>
          </table:table-cell>
          <table:table-cell office:value-type="float" office:value="2205240" calcext:value-type="float">
            <text:p>2,205,240</text:p>
          </table:table-cell>
          <table:table-cell table:style-name="ce6" table:formula="of:=[.B1052]/[.C1052]" office:value-type="float" office:value="10.5432751083782" calcext:value-type="float">
            <text:p>10.54</text:p>
          </table:table-cell>
        </table:table-row>
        <table:table-row table:style-name="ro1">
          <table:table-cell office:value-type="string" calcext:value-type="string">
            <text:p>Keyshia Cole</text:p>
          </table:table-cell>
          <table:table-cell office:value-type="float" office:value="11701882" calcext:value-type="float">
            <text:p>11,701,882</text:p>
          </table:table-cell>
          <table:table-cell office:value-type="float" office:value="1112579" calcext:value-type="float">
            <text:p>1,112,579</text:p>
          </table:table-cell>
          <table:table-cell table:style-name="ce6" table:formula="of:=[.B1053]/[.C1053]" office:value-type="float" office:value="10.5177987360898" calcext:value-type="float">
            <text:p>10.52</text:p>
          </table:table-cell>
        </table:table-row>
        <table:table-row table:style-name="ro1">
          <table:table-cell office:value-type="string" calcext:value-type="string">
            <text:p>The Jackson 5</text:p>
          </table:table-cell>
          <table:table-cell office:value-type="float" office:value="23989173" calcext:value-type="float">
            <text:p>23,989,173</text:p>
          </table:table-cell>
          <table:table-cell office:value-type="float" office:value="2286567" calcext:value-type="float">
            <text:p>2,286,567</text:p>
          </table:table-cell>
          <table:table-cell table:style-name="ce6" table:formula="of:=[.B1054]/[.C1054]" office:value-type="float" office:value="10.4913492585172" calcext:value-type="float">
            <text:p>10.49</text:p>
          </table:table-cell>
        </table:table-row>
        <table:table-row table:style-name="ro1">
          <table:table-cell office:value-type="string" calcext:value-type="string">
            <text:p>Sixpence None the Richer</text:p>
          </table:table-cell>
          <table:table-cell office:value-type="float" office:value="15214725" calcext:value-type="float">
            <text:p>15,214,725</text:p>
          </table:table-cell>
          <table:table-cell office:value-type="float" office:value="1454945" calcext:value-type="float">
            <text:p>1,454,945</text:p>
          </table:table-cell>
          <table:table-cell table:style-name="ce6" table:formula="of:=[.B1055]/[.C1055]" office:value-type="float" office:value="10.4572509613765" calcext:value-type="float">
            <text:p>10.46</text:p>
          </table:table-cell>
        </table:table-row>
        <table:table-row table:style-name="ro1">
          <table:table-cell office:value-type="string" calcext:value-type="string">
            <text:p>The Temptations</text:p>
          </table:table-cell>
          <table:table-cell office:value-type="float" office:value="18544881" calcext:value-type="float">
            <text:p>18,544,881</text:p>
          </table:table-cell>
          <table:table-cell office:value-type="float" office:value="1804959" calcext:value-type="float">
            <text:p>1,804,959</text:p>
          </table:table-cell>
          <table:table-cell table:style-name="ce6" table:formula="of:=[.B1056]/[.C1056]" office:value-type="float" office:value="10.274405679021" calcext:value-type="float">
            <text:p>10.27</text:p>
          </table:table-cell>
        </table:table-row>
        <table:table-row table:style-name="ro1">
          <table:table-cell office:value-type="string" calcext:value-type="string">
            <text:p>Nelly</text:p>
          </table:table-cell>
          <table:table-cell office:value-type="float" office:value="27301199" calcext:value-type="float">
            <text:p>27,301,199</text:p>
          </table:table-cell>
          <table:table-cell office:value-type="float" office:value="2673639" calcext:value-type="float">
            <text:p>2,673,639</text:p>
          </table:table-cell>
          <table:table-cell table:style-name="ce6" table:formula="of:=[.B1057]/[.C1057]" office:value-type="float" office:value="10.2112510327684" calcext:value-type="float">
            <text:p>10.21</text:p>
          </table:table-cell>
        </table:table-row>
        <table:table-row table:style-name="ro1">
          <table:table-cell office:value-type="string" calcext:value-type="string">
            <text:p>The Last Dinner Party</text:p>
          </table:table-cell>
          <table:table-cell office:value-type="float" office:value="1693616" calcext:value-type="float">
            <text:p>1,693,616</text:p>
          </table:table-cell>
          <table:table-cell office:value-type="float" office:value="165993" calcext:value-type="float">
            <text:p>165,993</text:p>
          </table:table-cell>
          <table:table-cell table:style-name="ce6" table:formula="of:=[.B1058]/[.C1058]" office:value-type="float" office:value="10.2029362683969" calcext:value-type="float">
            <text:p>10.20</text:p>
          </table:table-cell>
        </table:table-row>
        <table:table-row table:style-name="ro1">
          <table:table-cell office:value-type="string" calcext:value-type="string">
            <text:p>T-Pain</text:p>
          </table:table-cell>
          <table:table-cell office:value-type="float" office:value="17399750" calcext:value-type="float">
            <text:p>17,399,750</text:p>
          </table:table-cell>
          <table:table-cell office:value-type="float" office:value="1776279" calcext:value-type="float">
            <text:p>1,776,279</text:p>
          </table:table-cell>
          <table:table-cell table:style-name="ce6" table:formula="of:=[.B1059]/[.C1059]" office:value-type="float" office:value="9.79561769294126" calcext:value-type="float">
            <text:p>9.80</text:p>
          </table:table-cell>
        </table:table-row>
        <table:table-row table:style-name="ro1">
          <table:table-cell office:value-type="string" calcext:value-type="string">
            <text:p>Tyla</text:p>
          </table:table-cell>
          <table:table-cell office:value-type="float" office:value="4410447" calcext:value-type="float">
            <text:p>4,410,447</text:p>
          </table:table-cell>
          <table:table-cell office:value-type="float" office:value="457980" calcext:value-type="float">
            <text:p>457,980</text:p>
          </table:table-cell>
          <table:table-cell table:style-name="ce6" table:formula="of:=[.B1060]/[.C1060]" office:value-type="float" office:value="9.63021747674571" calcext:value-type="float">
            <text:p>9.63</text:p>
          </table:table-cell>
        </table:table-row>
        <table:table-row table:style-name="ro1">
          <table:table-cell office:value-type="string" calcext:value-type="string">
            <text:p>Kool &amp; The Gang</text:p>
          </table:table-cell>
          <table:table-cell office:value-type="float" office:value="15410319" calcext:value-type="float">
            <text:p>15,410,319</text:p>
          </table:table-cell>
          <table:table-cell office:value-type="float" office:value="1612952" calcext:value-type="float">
            <text:p>1,612,952</text:p>
          </table:table-cell>
          <table:table-cell table:style-name="ce6" table:formula="of:=[.B1061]/[.C1061]" office:value-type="float" office:value="9.55410886374796" calcext:value-type="float">
            <text:p>9.55</text:p>
          </table:table-cell>
        </table:table-row>
        <table:table-row table:style-name="ro1">
          <table:table-cell office:value-type="string" calcext:value-type="string">
            <text:p>Bonnie Tyler</text:p>
          </table:table-cell>
          <table:table-cell office:value-type="float" office:value="13702830" calcext:value-type="float">
            <text:p>13,702,830</text:p>
          </table:table-cell>
          <table:table-cell office:value-type="float" office:value="1467809" calcext:value-type="float">
            <text:p>1,467,809</text:p>
          </table:table-cell>
          <table:table-cell table:style-name="ce6" table:formula="of:=[.B1062]/[.C1062]" office:value-type="float" office:value="9.33556750231127" calcext:value-type="float">
            <text:p>9.34</text:p>
          </table:table-cell>
        </table:table-row>
        <table:table-row table:style-name="ro1">
          <table:table-cell office:value-type="string" calcext:value-type="string">
            <text:p>Estelle</text:p>
          </table:table-cell>
          <table:table-cell office:value-type="float" office:value="14058522" calcext:value-type="float">
            <text:p>14,058,522</text:p>
          </table:table-cell>
          <table:table-cell office:value-type="float" office:value="1515651" calcext:value-type="float">
            <text:p>1,515,651</text:p>
          </table:table-cell>
          <table:table-cell table:style-name="ce6" table:formula="of:=[.B1063]/[.C1063]" office:value-type="float" office:value="9.27556673666959" calcext:value-type="float">
            <text:p>9.28</text:p>
          </table:table-cell>
        </table:table-row>
        <table:table-row table:style-name="ro1">
          <table:table-cell office:value-type="string" calcext:value-type="string">
            <text:p>4batz</text:p>
          </table:table-cell>
          <table:table-cell office:value-type="float" office:value="941535" calcext:value-type="float">
            <text:p>941,535</text:p>
          </table:table-cell>
          <table:table-cell office:value-type="float" office:value="101643" calcext:value-type="float">
            <text:p>101,643</text:p>
          </table:table-cell>
          <table:table-cell table:style-name="ce6" table:formula="of:=[.B1064]/[.C1064]" office:value-type="float" office:value="9.26315634131224" calcext:value-type="float">
            <text:p>9.26</text:p>
          </table:table-cell>
        </table:table-row>
        <table:table-row table:style-name="ro1">
          <table:table-cell office:value-type="string" calcext:value-type="string">
            <text:p>Modjo</text:p>
          </table:table-cell>
          <table:table-cell office:value-type="float" office:value="8405513" calcext:value-type="float">
            <text:p>8,405,513</text:p>
          </table:table-cell>
          <table:table-cell office:value-type="float" office:value="912766" calcext:value-type="float">
            <text:p>912,766</text:p>
          </table:table-cell>
          <table:table-cell table:style-name="ce6" table:formula="of:=[.B1065]/[.C1065]" office:value-type="float" office:value="9.20883665693069" calcext:value-type="float">
            <text:p>9.21</text:p>
          </table:table-cell>
        </table:table-row>
        <table:table-row table:style-name="ro1">
          <table:table-cell office:value-type="string" calcext:value-type="string">
            <text:p>juju&lt;3</text:p>
          </table:table-cell>
          <table:table-cell office:value-type="float" office:value="2195054" calcext:value-type="float">
            <text:p>2,195,054</text:p>
          </table:table-cell>
          <table:table-cell office:value-type="float" office:value="239216" calcext:value-type="float">
            <text:p>239,216</text:p>
          </table:table-cell>
          <table:table-cell table:style-name="ce6" table:formula="of:=[.B1066]/[.C1066]" office:value-type="float" office:value="9.17603337569393" calcext:value-type="float">
            <text:p>9.18</text:p>
          </table:table-cell>
        </table:table-row>
        <table:table-row table:style-name="ro1">
          <table:table-cell office:value-type="string" calcext:value-type="string">
            <text:p>Soft Cell</text:p>
          </table:table-cell>
          <table:table-cell office:value-type="float" office:value="14455817" calcext:value-type="float">
            <text:p>14,455,817</text:p>
          </table:table-cell>
          <table:table-cell office:value-type="float" office:value="1583528" calcext:value-type="float">
            <text:p>1,583,528</text:p>
          </table:table-cell>
          <table:table-cell table:style-name="ce6" table:formula="of:=[.B1067]/[.C1067]" office:value-type="float" office:value="9.12886731399761" calcext:value-type="float">
            <text:p>9.13</text:p>
          </table:table-cell>
        </table:table-row>
        <table:table-row table:style-name="ro1">
          <table:table-cell office:value-type="string" calcext:value-type="string">
            <text:p>cassö</text:p>
          </table:table-cell>
          <table:table-cell office:value-type="float" office:value="2354989" calcext:value-type="float">
            <text:p>2,354,989</text:p>
          </table:table-cell>
          <table:table-cell office:value-type="float" office:value="259954" calcext:value-type="float">
            <text:p>259,954</text:p>
          </table:table-cell>
          <table:table-cell table:style-name="ce6" table:formula="of:=[.B1068]/[.C1068]" office:value-type="float" office:value="9.05925279087839" calcext:value-type="float">
            <text:p>9.06</text:p>
          </table:table-cell>
        </table:table-row>
        <table:table-row table:style-name="ro1">
          <table:table-cell office:value-type="string" calcext:value-type="string">
            <text:p>Twista</text:p>
          </table:table-cell>
          <table:table-cell office:value-type="float" office:value="10568038" calcext:value-type="float">
            <text:p>10,568,038</text:p>
          </table:table-cell>
          <table:table-cell office:value-type="float" office:value="1192062" calcext:value-type="float">
            <text:p>1,192,062</text:p>
          </table:table-cell>
          <table:table-cell table:style-name="ce6" table:formula="of:=[.B1069]/[.C1069]" office:value-type="float" office:value="8.86534257446341" calcext:value-type="float">
            <text:p>8.87</text:p>
          </table:table-cell>
        </table:table-row>
        <table:table-row table:style-name="ro1">
          <table:table-cell office:value-type="string" calcext:value-type="string">
            <text:p>Carly Simon</text:p>
          </table:table-cell>
          <table:table-cell office:value-type="float" office:value="8783120" calcext:value-type="float">
            <text:p>8,783,120</text:p>
          </table:table-cell>
          <table:table-cell office:value-type="float" office:value="991980" calcext:value-type="float">
            <text:p>991,980</text:p>
          </table:table-cell>
          <table:table-cell table:style-name="ce6" table:formula="of:=[.B1070]/[.C1070]" office:value-type="float" office:value="8.8541301235912" calcext:value-type="float">
            <text:p>8.85</text:p>
          </table:table-cell>
        </table:table-row>
        <table:table-row table:style-name="ro1">
          <table:table-cell office:value-type="string" calcext:value-type="string">
            <text:p>Lesley Gore</text:p>
          </table:table-cell>
          <table:table-cell office:value-type="float" office:value="5558036" calcext:value-type="float">
            <text:p>5,558,036</text:p>
          </table:table-cell>
          <table:table-cell office:value-type="float" office:value="638128" calcext:value-type="float">
            <text:p>638,128</text:p>
          </table:table-cell>
          <table:table-cell table:style-name="ce6" table:formula="of:=[.B1071]/[.C1071]" office:value-type="float" office:value="8.70990773011057" calcext:value-type="float">
            <text:p>8.71</text:p>
          </table:table-cell>
        </table:table-row>
        <table:table-row table:style-name="ro1">
          <table:table-cell office:value-type="string" calcext:value-type="string">
            <text:p>Grover Washington, Jr.</text:p>
          </table:table-cell>
          <table:table-cell office:value-type="float" office:value="7243594" calcext:value-type="float">
            <text:p>7,243,594</text:p>
          </table:table-cell>
          <table:table-cell office:value-type="float" office:value="835569" calcext:value-type="float">
            <text:p>835,569</text:p>
          </table:table-cell>
          <table:table-cell table:style-name="ce6" table:formula="of:=[.B1072]/[.C1072]" office:value-type="float" office:value="8.66905545801723" calcext:value-type="float">
            <text:p>8.67</text:p>
          </table:table-cell>
        </table:table-row>
        <table:table-row table:style-name="ro1">
          <table:table-cell office:value-type="string" calcext:value-type="string">
            <text:p>Shaggy</text:p>
          </table:table-cell>
          <table:table-cell office:value-type="float" office:value="13333879" calcext:value-type="float">
            <text:p>13,333,879</text:p>
          </table:table-cell>
          <table:table-cell office:value-type="float" office:value="1571506" calcext:value-type="float">
            <text:p>1,571,506</text:p>
          </table:table-cell>
          <table:table-cell table:style-name="ce6" table:formula="of:=[.B1073]/[.C1073]" office:value-type="float" office:value="8.48477765913716" calcext:value-type="float">
            <text:p>8.48</text:p>
          </table:table-cell>
        </table:table-row>
        <table:table-row table:style-name="ro1">
          <table:table-cell office:value-type="string" calcext:value-type="string">
            <text:p>Soulja Boy</text:p>
          </table:table-cell>
          <table:table-cell office:value-type="float" office:value="15476264" calcext:value-type="float">
            <text:p>15,476,264</text:p>
          </table:table-cell>
          <table:table-cell office:value-type="float" office:value="1846529" calcext:value-type="float">
            <text:p>1,846,529</text:p>
          </table:table-cell>
          <table:table-cell table:style-name="ce6" table:formula="of:=[.B1074]/[.C1074]" office:value-type="float" office:value="8.38127318877743" calcext:value-type="float">
            <text:p>8.38</text:p>
          </table:table-cell>
        </table:table-row>
        <table:table-row table:style-name="ro1">
          <table:table-cell office:value-type="string" calcext:value-type="string">
            <text:p>Andy Williams</text:p>
          </table:table-cell>
          <table:table-cell office:value-type="float" office:value="11881753" calcext:value-type="float">
            <text:p>11,881,753</text:p>
          </table:table-cell>
          <table:table-cell office:value-type="float" office:value="1430793" calcext:value-type="float">
            <text:p>1,430,793</text:p>
          </table:table-cell>
          <table:table-cell table:style-name="ce6" table:formula="of:=[.B1075]/[.C1075]" office:value-type="float" office:value="8.30431306275611" calcext:value-type="float">
            <text:p>8.30</text:p>
          </table:table-cell>
        </table:table-row>
        <table:table-row table:style-name="ro1">
          <table:table-cell office:value-type="string" calcext:value-type="string">
            <text:p>Aliyah's Interlude</text:p>
          </table:table-cell>
          <table:table-cell office:value-type="float" office:value="1808929" calcext:value-type="float">
            <text:p>1,808,929</text:p>
          </table:table-cell>
          <table:table-cell office:value-type="float" office:value="219286" calcext:value-type="float">
            <text:p>219,286</text:p>
          </table:table-cell>
          <table:table-cell table:style-name="ce6" table:formula="of:=[.B1076]/[.C1076]" office:value-type="float" office:value="8.24917687403665" calcext:value-type="float">
            <text:p>8.25</text:p>
          </table:table-cell>
        </table:table-row>
        <table:table-row table:style-name="ro1">
          <table:table-cell office:value-type="string" calcext:value-type="string">
            <text:p>Wheatus</text:p>
          </table:table-cell>
          <table:table-cell office:value-type="float" office:value="9037435" calcext:value-type="float">
            <text:p>9,037,435</text:p>
          </table:table-cell>
          <table:table-cell office:value-type="float" office:value="1100966" calcext:value-type="float">
            <text:p>1,100,966</text:p>
          </table:table-cell>
          <table:table-cell table:style-name="ce6" table:formula="of:=[.B1077]/[.C1077]" office:value-type="float" office:value="8.20864132044041" calcext:value-type="float">
            <text:p>8.21</text:p>
          </table:table-cell>
        </table:table-row>
        <table:table-row table:style-name="ro1">
          <table:table-cell office:value-type="string" calcext:value-type="string">
            <text:p>Sean Kingston</text:p>
          </table:table-cell>
          <table:table-cell office:value-type="float" office:value="16180208" calcext:value-type="float">
            <text:p>16,180,208</text:p>
          </table:table-cell>
          <table:table-cell office:value-type="float" office:value="1971145" calcext:value-type="float">
            <text:p>1,971,145</text:p>
          </table:table-cell>
          <table:table-cell table:style-name="ce6" table:formula="of:=[.B1078]/[.C1078]" office:value-type="float" office:value="8.20853260414632" calcext:value-type="float">
            <text:p>8.21</text:p>
          </table:table-cell>
        </table:table-row>
        <table:table-row table:style-name="ro1">
          <table:table-cell office:value-type="string" calcext:value-type="string">
            <text:p>noturgf</text:p>
          </table:table-cell>
          <table:table-cell office:value-type="float" office:value="2183135" calcext:value-type="float">
            <text:p>2,183,135</text:p>
          </table:table-cell>
          <table:table-cell office:value-type="float" office:value="268722" calcext:value-type="float">
            <text:p>268,722</text:p>
          </table:table-cell>
          <table:table-cell table:style-name="ce6" table:formula="of:=[.B1079]/[.C1079]" office:value-type="float" office:value="8.12413944522592" calcext:value-type="float">
            <text:p>8.12</text:p>
          </table:table-cell>
        </table:table-row>
        <table:table-row table:style-name="ro1">
          <table:table-cell office:value-type="string" calcext:value-type="string">
            <text:p>Frankie Valli</text:p>
          </table:table-cell>
          <table:table-cell office:value-type="float" office:value="6448778" calcext:value-type="float">
            <text:p>6,448,778</text:p>
          </table:table-cell>
          <table:table-cell office:value-type="float" office:value="836712" calcext:value-type="float">
            <text:p>836,712</text:p>
          </table:table-cell>
          <table:table-cell table:style-name="ce6" table:formula="of:=[.B1080]/[.C1080]" office:value-type="float" office:value="7.70728518295423" calcext:value-type="float">
            <text:p>7.71</text:p>
          </table:table-cell>
        </table:table-row>
        <table:table-row table:style-name="ro1">
          <table:table-cell office:value-type="string" calcext:value-type="string">
            <text:p>The Ronettes</text:p>
          </table:table-cell>
          <table:table-cell office:value-type="float" office:value="10906313" calcext:value-type="float">
            <text:p>10,906,313</text:p>
          </table:table-cell>
          <table:table-cell office:value-type="float" office:value="1421842" calcext:value-type="float">
            <text:p>1,421,842</text:p>
          </table:table-cell>
          <table:table-cell table:style-name="ce6" table:formula="of:=[.B1081]/[.C1081]" office:value-type="float" office:value="7.67055200226185" calcext:value-type="float">
            <text:p>7.67</text:p>
          </table:table-cell>
        </table:table-row>
        <table:table-row table:style-name="ro1">
          <table:table-cell office:value-type="string" calcext:value-type="string">
            <text:p>Coolio</text:p>
          </table:table-cell>
          <table:table-cell office:value-type="float" office:value="11528097" calcext:value-type="float">
            <text:p>11,528,097</text:p>
          </table:table-cell>
          <table:table-cell office:value-type="float" office:value="1530899" calcext:value-type="float">
            <text:p>1,530,899</text:p>
          </table:table-cell>
          <table:table-cell table:style-name="ce6" table:formula="of:=[.B1082]/[.C1082]" office:value-type="float" office:value="7.53027926728021" calcext:value-type="float">
            <text:p>7.53</text:p>
          </table:table-cell>
        </table:table-row>
        <table:table-row table:style-name="ro1">
          <table:table-cell office:value-type="string" calcext:value-type="string">
            <text:p>Teddy Swims</text:p>
          </table:table-cell>
          <table:table-cell office:value-type="float" office:value="1525859" calcext:value-type="float">
            <text:p>1,525,859</text:p>
          </table:table-cell>
          <table:table-cell office:value-type="float" office:value="203046" calcext:value-type="float">
            <text:p>203,046</text:p>
          </table:table-cell>
          <table:table-cell table:style-name="ce6" table:formula="of:=[.B1083]/[.C1083]" office:value-type="float" office:value="7.51484392699191" calcext:value-type="float">
            <text:p>7.51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2573395" calcext:value-type="float">
            <text:p>2,573,395</text:p>
          </table:table-cell>
          <table:table-cell office:value-type="float" office:value="347693" calcext:value-type="float">
            <text:p>347,693</text:p>
          </table:table-cell>
          <table:table-cell table:style-name="ce6" table:formula="of:=[.B1084]/[.C1084]" office:value-type="float" office:value="7.40134256369844" calcext:value-type="float">
            <text:p>7.40</text:p>
          </table:table-cell>
        </table:table-row>
        <table:table-row table:style-name="ro1">
          <table:table-cell office:value-type="string" calcext:value-type="string">
            <text:p>Perry Como</text:p>
          </table:table-cell>
          <table:table-cell office:value-type="float" office:value="8521705" calcext:value-type="float">
            <text:p>8,521,705</text:p>
          </table:table-cell>
          <table:table-cell office:value-type="float" office:value="1168645" calcext:value-type="float">
            <text:p>1,168,645</text:p>
          </table:table-cell>
          <table:table-cell table:style-name="ce6" table:formula="of:=[.B1085]/[.C1085]" office:value-type="float" office:value="7.29195350170497" calcext:value-type="float">
            <text:p>7.29</text:p>
          </table:table-cell>
        </table:table-row>
        <table:table-row table:style-name="ro1">
          <table:table-cell office:value-type="string" calcext:value-type="string">
            <text:p>¥$</text:p>
          </table:table-cell>
          <table:table-cell office:value-type="float" office:value="1761562" calcext:value-type="float">
            <text:p>1,761,562</text:p>
          </table:table-cell>
          <table:table-cell office:value-type="float" office:value="249568" calcext:value-type="float">
            <text:p>249,568</text:p>
          </table:table-cell>
          <table:table-cell table:style-name="ce6" table:formula="of:=[.B1086]/[.C1086]" office:value-type="float" office:value="7.05844499294781" calcext:value-type="float">
            <text:p>7.06</text:p>
          </table:table-cell>
        </table:table-row>
        <table:table-row table:style-name="ro1">
          <table:table-cell office:value-type="string" calcext:value-type="string">
            <text:p>Brenda Lee</text:p>
          </table:table-cell>
          <table:table-cell office:value-type="float" office:value="10730064" calcext:value-type="float">
            <text:p>10,730,064</text:p>
          </table:table-cell>
          <table:table-cell office:value-type="float" office:value="1563269" calcext:value-type="float">
            <text:p>1,563,269</text:p>
          </table:table-cell>
          <table:table-cell table:style-name="ce6" table:formula="of:=[.B1087]/[.C1087]" office:value-type="float" office:value="6.86386284126404" calcext:value-type="float">
            <text:p>6.86</text:p>
          </table:table-cell>
        </table:table-row>
        <table:table-row table:style-name="ro1">
          <table:table-cell office:value-type="string" calcext:value-type="string">
            <text:p>Ben E. King</text:p>
          </table:table-cell>
          <table:table-cell office:value-type="float" office:value="8327890" calcext:value-type="float">
            <text:p>8,327,890</text:p>
          </table:table-cell>
          <table:table-cell office:value-type="float" office:value="1247187" calcext:value-type="float">
            <text:p>1,247,187</text:p>
          </table:table-cell>
          <table:table-cell table:style-name="ce6" table:formula="of:=[.B1088]/[.C1088]" office:value-type="float" office:value="6.67733868297216" calcext:value-type="float">
            <text:p>6.68</text:p>
          </table:table-cell>
        </table:table-row>
        <table:table-row table:style-name="ro1">
          <table:table-cell office:value-type="string" calcext:value-type="string">
            <text:p>José Feliciano</text:p>
          </table:table-cell>
          <table:table-cell office:value-type="float" office:value="5683680" calcext:value-type="float">
            <text:p>5,683,680</text:p>
          </table:table-cell>
          <table:table-cell office:value-type="float" office:value="1062133" calcext:value-type="float">
            <text:p>1,062,133</text:p>
          </table:table-cell>
          <table:table-cell table:style-name="ce6" table:formula="of:=[.B1089]/[.C1089]" office:value-type="float" office:value="5.35119424780136" calcext:value-type="float">
            <text:p>5.35</text:p>
          </table:table-cell>
        </table:table-row>
        <table:table-row table:style-name="ro1">
          <table:table-cell office:value-type="string" calcext:value-type="string">
            <text:p>Bobby Helms</text:p>
          </table:table-cell>
          <table:table-cell office:value-type="float" office:value="5408391" calcext:value-type="float">
            <text:p>5,408,391</text:p>
          </table:table-cell>
          <table:table-cell office:value-type="float" office:value="1216332" calcext:value-type="float">
            <text:p>1,216,332</text:p>
          </table:table-cell>
          <table:table-cell table:style-name="ce6" table:formula="of:=[.B1090]/[.C1090]" office:value-type="float" office:value="4.44647596215507" calcext:value-type="float">
            <text:p>4.45</text:p>
          </table:table-cell>
        </table:table-row>
        <table:table-row table:style-name="ro2" table:number-rows-repeated="1047485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artists.D1:artists.D1048576">
            <calcext:data-bar calcext:gradient="false"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artists.A1:artists.D10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6T18:09:58.459154074</dc:date>
    <meta:editing-duration>PT5H2M31S</meta:editing-duration>
    <meta:editing-cycles>1</meta:editing-cycles>
    <meta:document-statistic meta:table-count="1" meta:cell-count="4360" meta:object-count="0"/>
    <meta:generator>LibreOffice/7.5.2.2$MacOSX_X86_64 LibreOffice_project/53bb9681a964705cf672590721dbc85eb4d0c3a2</meta:generator>
  </office:meta>
</office:document-meta>
</file>